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44.19pt"/>
    </style:style>
    <style:style style:name="co13" style:family="table-column">
      <style:table-column-properties fo:break-before="auto" style:column-width="40.34pt"/>
    </style:style>
    <style:style style:name="co14" style:family="table-column">
      <style:table-column-properties fo:break-before="auto" style:column-width="45.75pt"/>
    </style:style>
    <style:style style:name="co15" style:family="table-column">
      <style:table-column-properties fo:break-before="auto" style:column-width="38.04pt"/>
    </style:style>
    <style:style style:name="co16" style:family="table-column">
      <style:table-column-properties fo:break-before="auto" style:column-width="41.16pt"/>
    </style:style>
    <style:style style:name="co17" style:family="table-column">
      <style:table-column-properties fo:break-before="auto" style:column-width="32.66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31.1pt"/>
    </style:style>
    <style:style style:name="co20" style:family="table-column">
      <style:table-column-properties fo:break-before="auto" style:column-width="39.6pt"/>
    </style:style>
    <style:style style:name="co21" style:family="table-column">
      <style:table-column-properties fo:break-before="auto" style:column-width="31.86pt"/>
    </style:style>
    <style:style style:name="co22" style:family="table-column">
      <style:table-column-properties fo:break-before="auto" style:column-width="36.51pt"/>
    </style:style>
    <style:style style:name="co23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BUNTU64_INDIRECT_oxt_upblktap_enc" table:style-name="ta1">
        <table:shapes>
          <draw:frame draw:z-index="0" draw:style-name="gr1" draw:text-style-name="P1" svg:width="452.83pt" svg:height="255.26pt" svg:x="781.43pt" svg:y="2355.93pt">
            <loext:p draw:notify-on-update-of-ranges="UBUNTU64_INDIRECT_oxt_upblktap_enc.A188:UBUNTU64_INDIRECT_oxt_upblktap_enc.A204 UBUNTU64_INDIRECT_oxt_upblktap_enc.B187:UBUNTU64_INDIRECT_oxt_upblktap_enc.B187 UBUNTU64_INDIRECT_oxt_upblktap_enc.B188:UBUNTU64_INDIRECT_oxt_upblktap_enc.B204 UBUNTU64_INDIRECT_oxt_upblktap_enc.C187:UBUNTU64_INDIRECT_oxt_upblktap_enc.C187 UBUNTU64_INDIRECT_oxt_upblktap_enc.C188:UBUNTU64_INDIRECT_oxt_upblktap_enc.C204 UBUNTU64_INDIRECT_oxt_upblktap_enc.D187:UBUNTU64_INDIRECT_oxt_upblktap_enc.D187 UBUNTU64_INDIRECT_oxt_upblktap_enc.D188:UBUNTU64_INDIRECT_oxt_upblktap_enc.D204 UBUNTU64_INDIRECT_oxt_upblktap_enc.E187:UBUNTU64_INDIRECT_oxt_upblktap_enc.E187 UBUNTU64_INDIRECT_oxt_upblktap_enc.E188:UBUNTU64_INDIRECT_oxt_upblktap_enc.E204 UBUNTU64_INDIRECT_oxt_upblktap_enc.F187:UBUNTU64_INDIRECT_oxt_upblktap_enc.F187 UBUNTU64_INDIRECT_oxt_upblktap_enc.F188:UBUNTU64_INDIRECT_oxt_upblktap_enc.F204 UBUNTU64_INDIRECT_oxt_upblktap_enc.G187:UBUNTU64_INDIRECT_oxt_upblktap_enc.G187 UBUNTU64_INDIRECT_oxt_upblktap_enc.G188:UBUNTU64_INDIRECT_oxt_upblktap_enc.G204 UBUNTU64_INDIRECT_oxt_upblktap_enc.H187:UBUNTU64_INDIRECT_oxt_upblktap_enc.H187 UBUNTU64_INDIRECT_oxt_upblktap_enc.H188:UBUNTU64_INDIRECT_oxt_upblktap_enc.H204 UBUNTU64_INDIRECT_oxt_upblktap_enc.I187:UBUNTU64_INDIRECT_oxt_upblktap_enc.I187 UBUNTU64_INDIRECT_oxt_upblktap_enc.I188:UBUNTU64_INDIRECT_oxt_upblktap_enc.I204 UBUNTU64_INDIRECT_oxt_upblktap_enc.J187:UBUNTU64_INDIRECT_oxt_upblktap_enc.J187 UBUNTU64_INDIRECT_oxt_upblktap_enc.J188:UBUNTU64_INDIRECT_oxt_upblktap_enc.J204 UBUNTU64_INDIRECT_oxt_upblktap_enc.K187:UBUNTU64_INDIRECT_oxt_upblktap_enc.K187 UBUNTU64_INDIRECT_oxt_upblktap_enc.K188:UBUNTU64_INDIRECT_oxt_upblktap_enc.K204 UBUNTU64_INDIRECT_oxt_upblktap_enc.L187:UBUNTU64_INDIRECT_oxt_upblktap_enc.L187 UBUNTU64_INDIRECT_oxt_upblktap_enc.L188:UBUNTU64_INDIRECT_oxt_upblktap_enc.L204 UBUNTU64_INDIRECT_oxt_upblktap_enc.M187:UBUNTU64_INDIRECT_oxt_upblktap_enc.M187 UBUNTU64_INDIRECT_oxt_upblktap_enc.M188:UBUNTU64_INDIRECT_oxt_upblktap_enc.M204 UBUNTU64_INDIRECT_oxt_upblktap_enc.N187:UBUNTU64_INDIRECT_oxt_upblktap_enc.N187 UBUNTU64_INDIRECT_oxt_upblktap_enc.N188:UBUNTU64_INDIRECT_oxt_upblktap_enc.N2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2.83pt" svg:height="255.23pt" svg:x="782.19pt" svg:y="2876.23pt">
            <loext:p draw:notify-on-update-of-ranges="UBUNTU64_INDIRECT_oxt_upblktap_enc.A228:UBUNTU64_INDIRECT_oxt_upblktap_enc.A244 UBUNTU64_INDIRECT_oxt_upblktap_enc.B227:UBUNTU64_INDIRECT_oxt_upblktap_enc.B227 UBUNTU64_INDIRECT_oxt_upblktap_enc.B228:UBUNTU64_INDIRECT_oxt_upblktap_enc.B244 UBUNTU64_INDIRECT_oxt_upblktap_enc.C227:UBUNTU64_INDIRECT_oxt_upblktap_enc.C227 UBUNTU64_INDIRECT_oxt_upblktap_enc.C228:UBUNTU64_INDIRECT_oxt_upblktap_enc.C244 UBUNTU64_INDIRECT_oxt_upblktap_enc.D227:UBUNTU64_INDIRECT_oxt_upblktap_enc.D227 UBUNTU64_INDIRECT_oxt_upblktap_enc.D228:UBUNTU64_INDIRECT_oxt_upblktap_enc.D244 UBUNTU64_INDIRECT_oxt_upblktap_enc.E227:UBUNTU64_INDIRECT_oxt_upblktap_enc.E227 UBUNTU64_INDIRECT_oxt_upblktap_enc.E228:UBUNTU64_INDIRECT_oxt_upblktap_enc.E244 UBUNTU64_INDIRECT_oxt_upblktap_enc.F227:UBUNTU64_INDIRECT_oxt_upblktap_enc.F227 UBUNTU64_INDIRECT_oxt_upblktap_enc.F228:UBUNTU64_INDIRECT_oxt_upblktap_enc.F244 UBUNTU64_INDIRECT_oxt_upblktap_enc.G227:UBUNTU64_INDIRECT_oxt_upblktap_enc.G227 UBUNTU64_INDIRECT_oxt_upblktap_enc.G228:UBUNTU64_INDIRECT_oxt_upblktap_enc.G244 UBUNTU64_INDIRECT_oxt_upblktap_enc.H227:UBUNTU64_INDIRECT_oxt_upblktap_enc.H227 UBUNTU64_INDIRECT_oxt_upblktap_enc.H228:UBUNTU64_INDIRECT_oxt_upblktap_enc.H244 UBUNTU64_INDIRECT_oxt_upblktap_enc.I227:UBUNTU64_INDIRECT_oxt_upblktap_enc.I227 UBUNTU64_INDIRECT_oxt_upblktap_enc.I228:UBUNTU64_INDIRECT_oxt_upblktap_enc.I244 UBUNTU64_INDIRECT_oxt_upblktap_enc.J227:UBUNTU64_INDIRECT_oxt_upblktap_enc.J227 UBUNTU64_INDIRECT_oxt_upblktap_enc.J228:UBUNTU64_INDIRECT_oxt_upblktap_enc.J244 UBUNTU64_INDIRECT_oxt_upblktap_enc.K227:UBUNTU64_INDIRECT_oxt_upblktap_enc.K227 UBUNTU64_INDIRECT_oxt_upblktap_enc.K228:UBUNTU64_INDIRECT_oxt_upblktap_enc.K244 UBUNTU64_INDIRECT_oxt_upblktap_enc.L227:UBUNTU64_INDIRECT_oxt_upblktap_enc.L227 UBUNTU64_INDIRECT_oxt_upblktap_enc.L228:UBUNTU64_INDIRECT_oxt_upblktap_enc.L244 UBUNTU64_INDIRECT_oxt_upblktap_enc.M227:UBUNTU64_INDIRECT_oxt_upblktap_enc.M227 UBUNTU64_INDIRECT_oxt_upblktap_enc.M228:UBUNTU64_INDIRECT_oxt_upblktap_enc.M244 UBUNTU64_INDIRECT_oxt_upblktap_enc.N227:UBUNTU64_INDIRECT_oxt_upblktap_enc.N227 UBUNTU64_INDIRECT_oxt_upblktap_enc.N228:UBUNTU64_INDIRECT_oxt_upblktap_enc.N2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number-columns-repeated="5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15" table:default-cell-style-name="Default"/>
        <table:table-column table:style-name="co8" table:number-columns-repeated="3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9" table:default-cell-style-name="Default"/>
        <table:table-column table:style-name="co18" table:number-columns-repeated="4" table:default-cell-style-name="Default"/>
        <table:table-column table:style-name="co21" table:default-cell-style-name="Default"/>
        <table:table-column table:style-name="co18" table:number-columns-repeated="3" table:default-cell-style-name="Default"/>
        <table:table-column table:style-name="co22" table:default-cell-style-name="Default"/>
        <table:table-column table:style-name="co18" table:number-columns-repeated="3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/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7" calcext:value-type="float">
            <text:p>3.487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Compiled</text:p>
          </table:table-cell>
          <table:table-cell office:value-type="string" calcext:value-type="string">
            <text:p>f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Build:</text:p>
          </table:table-cell>
          <table:table-cell office:value-type="string" calcext:value-type="string">
            <text:p>linux-AMD64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/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Feb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3:52:28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./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98622" calcext:value-type="float">
            <text:p>998622</text:p>
          </table:table-cell>
          <table:table-cell/>
          <table:table-cell office:value-type="float" office:value="1933893" calcext:value-type="float">
            <text:p>1933893</text:p>
          </table:table-cell>
          <table:table-cell/>
          <table:table-cell office:value-type="float" office:value="3057153" calcext:value-type="float">
            <text:p>3057153</text:p>
          </table:table-cell>
          <table:table-cell/>
          <table:table-cell office:value-type="float" office:value="4018152" calcext:value-type="float">
            <text:p>4018152</text:p>
          </table:table-cell>
          <table:table-cell/>
          <table:table-cell office:value-type="float" office:value="2467108" calcext:value-type="float">
            <text:p>2467108</text:p>
          </table:table-cell>
          <table:table-cell/>
          <table:table-cell office:value-type="float" office:value="1484662" calcext:value-type="float">
            <text:p>1484662</text:p>
          </table:table-cell>
          <table:table-cell/>
          <table:table-cell office:value-type="float" office:value="2278628" calcext:value-type="float">
            <text:p>2278628</text:p>
          </table:table-cell>
          <table:table-cell table:number-columns-repeated="2"/>
          <table:table-cell office:value-type="float" office:value="2133730" calcext:value-type="float">
            <text:p>2133730</text:p>
          </table:table-cell>
          <table:table-cell table:number-columns-repeated="2"/>
          <table:table-cell office:value-type="float" office:value="3057153" calcext:value-type="float">
            <text:p>3057153</text:p>
          </table:table-cell>
          <table:table-cell/>
          <table:table-cell office:value-type="float" office:value="1828508" calcext:value-type="float">
            <text:p>1828508</text:p>
          </table:table-cell>
          <table:table-cell/>
          <table:table-cell office:value-type="float" office:value="1734015" calcext:value-type="float">
            <text:p>1734015</text:p>
          </table:table-cell>
          <table:table-cell/>
          <table:table-cell office:value-type="float" office:value="3791156" calcext:value-type="float">
            <text:p>3791156</text:p>
          </table:table-cell>
          <table:table-cell/>
          <table:table-cell office:value-type="float" office:value="4564786" calcext:value-type="float">
            <text:p>4564786</text:p>
          </table:table-cell>
          <table:table-cell table:number-columns-repeated="29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105556" calcext:value-type="float">
            <text:p>1105556</text:p>
          </table:table-cell>
          <table:table-cell/>
          <table:table-cell office:value-type="float" office:value="2222043" calcext:value-type="float">
            <text:p>2222043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5283570" calcext:value-type="float">
            <text:p>5283570</text:p>
          </table:table-cell>
          <table:table-cell/>
          <table:table-cell office:value-type="float" office:value="4897948" calcext:value-type="float">
            <text:p>4897948</text:p>
          </table:table-cell>
          <table:table-cell/>
          <table:table-cell office:value-type="float" office:value="2358717" calcext:value-type="float">
            <text:p>2358717</text:p>
          </table:table-cell>
          <table:table-cell/>
          <table:table-cell office:value-type="float" office:value="3203069" calcext:value-type="float">
            <text:p>3203069</text:p>
          </table:table-cell>
          <table:table-cell table:number-columns-repeated="2"/>
          <table:table-cell office:value-type="float" office:value="2772930" calcext:value-type="float">
            <text:p>2772930</text:p>
          </table:table-cell>
          <table:table-cell table:number-columns-repeated="2"/>
          <table:table-cell office:value-type="float" office:value="5283570" calcext:value-type="float">
            <text:p>5283570</text:p>
          </table:table-cell>
          <table:table-cell/>
          <table:table-cell office:value-type="float" office:value="1879725" calcext:value-type="float">
            <text:p>1879725</text:p>
          </table:table-cell>
          <table:table-cell/>
          <table:table-cell office:value-type="float" office:value="2052169" calcext:value-type="float">
            <text:p>2052169</text:p>
          </table:table-cell>
          <table:table-cell/>
          <table:table-cell office:value-type="float" office:value="4274062" calcext:value-type="float">
            <text:p>4274062</text:p>
          </table:table-cell>
          <table:table-cell/>
          <table:table-cell office:value-type="float" office:value="5389653" calcext:value-type="float">
            <text:p>5389653</text:p>
          </table:table-cell>
          <table:table-cell table:number-columns-repeated="30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163036" calcext:value-type="float">
            <text:p>1163036</text:p>
          </table:table-cell>
          <table:table-cell/>
          <table:table-cell office:value-type="float" office:value="2298136" calcext:value-type="float">
            <text:p>2298136</text:p>
          </table:table-cell>
          <table:table-cell/>
          <table:table-cell office:value-type="float" office:value="7100397" calcext:value-type="float">
            <text:p>7100397</text:p>
          </table:table-cell>
          <table:table-cell/>
          <table:table-cell office:value-type="float" office:value="5860307" calcext:value-type="float">
            <text:p>5860307</text:p>
          </table:table-cell>
          <table:table-cell/>
          <table:table-cell office:value-type="float" office:value="4018152" calcext:value-type="float">
            <text:p>4018152</text:p>
          </table:table-cell>
          <table:table-cell/>
          <table:table-cell office:value-type="float" office:value="2662899" calcext:value-type="float">
            <text:p>2662899</text:p>
          </table:table-cell>
          <table:table-cell/>
          <table:table-cell office:value-type="float" office:value="4018152" calcext:value-type="float">
            <text:p>4018152</text:p>
          </table:table-cell>
          <table:table-cell table:number-columns-repeated="2"/>
          <table:table-cell office:value-type="float" office:value="3406295" calcext:value-type="float">
            <text:p>3406295</text:p>
          </table:table-cell>
          <table:table-cell table:number-columns-repeated="2"/>
          <table:table-cell office:value-type="float" office:value="5735102" calcext:value-type="float">
            <text:p>5735102</text:p>
          </table:table-cell>
          <table:table-cell/>
          <table:table-cell office:value-type="float" office:value="2561267" calcext:value-type="float">
            <text:p>2561267</text:p>
          </table:table-cell>
          <table:table-cell/>
          <table:table-cell office:value-type="float" office:value="2801873" calcext:value-type="float">
            <text:p>2801873</text:p>
          </table:table-cell>
          <table:table-cell/>
          <table:table-cell office:value-type="float" office:value="3958892" calcext:value-type="float">
            <text:p>3958892</text:p>
          </table:table-cell>
          <table:table-cell/>
          <table:table-cell office:value-type="float" office:value="6421025" calcext:value-type="float">
            <text:p>6421025</text:p>
          </table:table-cell>
          <table:table-cell table:number-columns-repeated="31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210227" calcext:value-type="float">
            <text:p>1210227</text:p>
          </table:table-cell>
          <table:table-cell/>
          <table:table-cell office:value-type="float" office:value="2379626" calcext:value-type="float">
            <text:p>2379626</text:p>
          </table:table-cell>
          <table:table-cell/>
          <table:table-cell office:value-type="float" office:value="7940539" calcext:value-type="float">
            <text:p>7940539</text:p>
          </table:table-cell>
          <table:table-cell/>
          <table:table-cell office:value-type="float" office:value="8182586" calcext:value-type="float">
            <text:p>8182586</text:p>
          </table:table-cell>
          <table:table-cell/>
          <table:table-cell office:value-type="float" office:value="8182586" calcext:value-type="float">
            <text:p>8182586</text:p>
          </table:table-cell>
          <table:table-cell/>
          <table:table-cell office:value-type="float" office:value="2923952" calcext:value-type="float">
            <text:p>2923952</text:p>
          </table:table-cell>
          <table:table-cell/>
          <table:table-cell office:value-type="float" office:value="5283570" calcext:value-type="float">
            <text:p>5283570</text:p>
          </table:table-cell>
          <table:table-cell table:number-columns-repeated="2"/>
          <table:table-cell office:value-type="float" office:value="3406295" calcext:value-type="float">
            <text:p>3406295</text:p>
          </table:table-cell>
          <table:table-cell table:number-columns-repeated="2"/>
          <table:table-cell office:value-type="float" office:value="6421025" calcext:value-type="float">
            <text:p>6421025</text:p>
          </table:table-cell>
          <table:table-cell/>
          <table:table-cell office:value-type="float" office:value="2923952" calcext:value-type="float">
            <text:p>2923952</text:p>
          </table:table-cell>
          <table:table-cell/>
          <table:table-cell office:value-type="float" office:value="3363612" calcext:value-type="float">
            <text:p>3363612</text:p>
          </table:table-cell>
          <table:table-cell/>
          <table:table-cell office:value-type="float" office:value="4897948" calcext:value-type="float">
            <text:p>4897948</text:p>
          </table:table-cell>
          <table:table-cell/>
          <table:table-cell office:value-type="float" office:value="5735102" calcext:value-type="float">
            <text:p>5735102</text:p>
          </table:table-cell>
          <table:table-cell table:number-columns-repeated="31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183548" calcext:value-type="float">
            <text:p>1183548</text:p>
          </table:table-cell>
          <table:table-cell/>
          <table:table-cell office:value-type="float" office:value="2801873" calcext:value-type="float">
            <text:p>2801873</text:p>
          </table:table-cell>
          <table:table-cell/>
          <table:table-cell office:value-type="float" office:value="6421025" calcext:value-type="float">
            <text:p>6421025</text:p>
          </table:table-cell>
          <table:table-cell office:value-type="float" office:value="10821524" calcext:value-type="float">
            <text:p>10821524</text:p>
          </table:table-cell>
          <table:table-cell/>
          <table:table-cell office:value-type="float" office:value="9318832" calcext:value-type="float">
            <text:p>9318832</text:p>
          </table:table-cell>
          <table:table-cell/>
          <table:table-cell office:value-type="float" office:value="2892445" calcext:value-type="float">
            <text:p>2892445</text:p>
          </table:table-cell>
          <table:table-cell/>
          <table:table-cell office:value-type="float" office:value="4564786" calcext:value-type="float">
            <text:p>4564786</text:p>
          </table:table-cell>
          <table:table-cell table:number-columns-repeated="2"/>
          <table:table-cell office:value-type="float" office:value="3057153" calcext:value-type="float">
            <text:p>3057153</text:p>
          </table:table-cell>
          <table:table-cell table:number-columns-repeated="2"/>
          <table:table-cell office:value-type="float" office:value="5735102" calcext:value-type="float">
            <text:p>5735102</text:p>
          </table:table-cell>
          <table:table-cell/>
          <table:table-cell office:value-type="float" office:value="3203069" calcext:value-type="float">
            <text:p>3203069</text:p>
          </table:table-cell>
          <table:table-cell/>
          <table:table-cell office:value-type="float" office:value="3203069" calcext:value-type="float">
            <text:p>3203069</text:p>
          </table:table-cell>
          <table:table-cell/>
          <table:table-cell office:value-type="float" office:value="4897948" calcext:value-type="float">
            <text:p>4897948</text:p>
          </table:table-cell>
          <table:table-cell/>
          <table:table-cell office:value-type="float" office:value="7940539" calcext:value-type="float">
            <text:p>7940539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121270" calcext:value-type="float">
            <text:p>1121270</text:p>
          </table:table-cell>
          <table:table-cell/>
          <table:table-cell office:value-type="float" office:value="2132084" calcext:value-type="float">
            <text:p>2132084</text:p>
          </table:table-cell>
          <table:table-cell/>
          <table:table-cell office:value-type="float" office:value="4267461" calcext:value-type="float">
            <text:p>4267461</text:p>
          </table:table-cell>
          <table:table-cell/>
          <table:table-cell office:value-type="float" office:value="3657016" calcext:value-type="float">
            <text:p>3657016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1727352" calcext:value-type="float">
            <text:p>1727352</text:p>
          </table:table-cell>
          <table:table-cell/>
          <table:table-cell office:value-type="float" office:value="2608629" calcext:value-type="float">
            <text:p>2608629</text:p>
          </table:table-cell>
          <table:table-cell table:number-columns-repeated="2"/>
          <table:table-cell office:value-type="float" office:value="2166499" calcext:value-type="float">
            <text:p>2166499</text:p>
          </table:table-cell>
          <table:table-cell table:number-columns-repeated="2"/>
          <table:table-cell office:value-type="float" office:value="2784517" calcext:value-type="float">
            <text:p>2784517</text:p>
          </table:table-cell>
          <table:table-cell/>
          <table:table-cell office:value-type="float" office:value="1878447" calcext:value-type="float">
            <text:p>1878447</text:p>
          </table:table-cell>
          <table:table-cell/>
          <table:table-cell office:value-type="float" office:value="1827299" calcext:value-type="float">
            <text:p>1827299</text:p>
          </table:table-cell>
          <table:table-cell/>
          <table:table-cell office:value-type="float" office:value="4267461" calcext:value-type="float">
            <text:p>4267461</text:p>
          </table:table-cell>
          <table:table-cell/>
          <table:table-cell office:value-type="float" office:value="2132084" calcext:value-type="float">
            <text:p>2132084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254941" calcext:value-type="float">
            <text:p>1254941</text:p>
          </table:table-cell>
          <table:table-cell/>
          <table:table-cell office:value-type="float" office:value="2608629" calcext:value-type="float">
            <text:p>2608629</text:p>
          </table:table-cell>
          <table:table-cell/>
          <table:table-cell office:value-type="float" office:value="6045455" calcext:value-type="float">
            <text:p>6045455</text:p>
          </table:table-cell>
          <table:table-cell/>
          <table:table-cell office:value-type="float" office:value="5545860" calcext:value-type="float">
            <text:p>5545860</text:p>
          </table:table-cell>
          <table:table-cell/>
          <table:table-cell office:value-type="float" office:value="4934216" calcext:value-type="float">
            <text:p>4934216</text:p>
          </table:table-cell>
          <table:table-cell/>
          <table:table-cell office:value-type="float" office:value="2377579" calcext:value-type="float">
            <text:p>2377579</text:p>
          </table:table-cell>
          <table:table-cell/>
          <table:table-cell office:value-type="float" office:value="3536566" calcext:value-type="float">
            <text:p>3536566</text:p>
          </table:table-cell>
          <table:table-cell table:number-columns-repeated="2"/>
          <table:table-cell office:value-type="float" office:value="2905056" calcext:value-type="float">
            <text:p>2905056</text:p>
          </table:table-cell>
          <table:table-cell table:number-columns-repeated="2"/>
          <table:table-cell office:value-type="float" office:value="5122535" calcext:value-type="float">
            <text:p>5122535</text:p>
          </table:table-cell>
          <table:table-cell/>
          <table:table-cell office:value-type="float" office:value="2202044" calcext:value-type="float">
            <text:p>2202044</text:p>
          </table:table-cell>
          <table:table-cell/>
          <table:table-cell office:value-type="float" office:value="2211113" calcext:value-type="float">
            <text:p>2211113</text:p>
          </table:table-cell>
          <table:table-cell/>
          <table:table-cell office:value-type="float" office:value="5603747" calcext:value-type="float">
            <text:p>5603747</text:p>
          </table:table-cell>
          <table:table-cell/>
          <table:table-cell office:value-type="float" office:value="6727225" calcext:value-type="float">
            <text:p>6727225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332828" calcext:value-type="float">
            <text:p>1332828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6406138" calcext:value-type="float">
            <text:p>6406138</text:p>
          </table:table-cell>
          <table:table-cell/>
          <table:table-cell office:value-type="float" office:value="6406138" calcext:value-type="float">
            <text:p>6406138</text:p>
          </table:table-cell>
          <table:table-cell/>
          <table:table-cell office:value-type="float" office:value="2905056" calcext:value-type="float">
            <text:p>2905056</text:p>
          </table:table-cell>
          <table:table-cell/>
          <table:table-cell office:value-type="float" office:value="5122535" calcext:value-type="float">
            <text:p>5122535</text:p>
          </table:table-cell>
          <table:table-cell table:number-columns-repeated="2"/>
          <table:table-cell office:value-type="float" office:value="3560017" calcext:value-type="float">
            <text:p>3560017</text:p>
          </table:table-cell>
          <table:table-cell table:number-columns-repeated="2"/>
          <table:table-cell office:value-type="float" office:value="5603747" calcext:value-type="float">
            <text:p>5603747</text:p>
          </table:table-cell>
          <table:table-cell/>
          <table:table-cell office:value-type="float" office:value="2453642" calcext:value-type="float">
            <text:p>2453642</text:p>
          </table:table-cell>
          <table:table-cell/>
          <table:table-cell office:value-type="float" office:value="2621367" calcext:value-type="float">
            <text:p>2621367</text:p>
          </table:table-cell>
          <table:table-cell/>
          <table:table-cell office:value-type="float" office:value="7176872" calcext:value-type="float">
            <text:p>7176872</text:p>
          </table:table-cell>
          <table:table-cell/>
          <table:table-cell office:value-type="float" office:value="8548124" calcext:value-type="float">
            <text:p>8548124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349580" calcext:value-type="float">
            <text:p>1349580</text:p>
          </table:table-cell>
          <table:table-cell/>
          <table:table-cell office:value-type="float" office:value="2770150" calcext:value-type="float">
            <text:p>2770150</text:p>
          </table:table-cell>
          <table:table-cell/>
          <table:table-cell office:value-type="float" office:value="8036304" calcext:value-type="float">
            <text:p>8036304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8036304" calcext:value-type="float">
            <text:p>8036304</text:p>
          </table:table-cell>
          <table:table-cell/>
          <table:table-cell office:value-type="float" office:value="3053774" calcext:value-type="float">
            <text:p>3053774</text:p>
          </table:table-cell>
          <table:table-cell/>
          <table:table-cell office:value-type="float" office:value="5784891" calcext:value-type="float">
            <text:p>5784891</text:p>
          </table:table-cell>
          <table:table-cell table:number-columns-repeated="2"/>
          <table:table-cell office:value-type="float" office:value="3199360" calcext:value-type="float">
            <text:p>3199360</text:p>
          </table:table-cell>
          <table:table-cell table:number-columns-repeated="2"/>
          <table:table-cell office:value-type="float" office:value="6812590" calcext:value-type="float">
            <text:p>6812590</text:p>
          </table:table-cell>
          <table:table-cell/>
          <table:table-cell office:value-type="float" office:value="3124872" calcext:value-type="float">
            <text:p>3124872</text:p>
          </table:table-cell>
          <table:table-cell/>
          <table:table-cell office:value-type="float" office:value="3124872" calcext:value-type="float">
            <text:p>3124872</text:p>
          </table:table-cell>
          <table:table-cell/>
          <table:table-cell office:value-type="float" office:value="7176872" calcext:value-type="float">
            <text:p>7176872</text:p>
          </table:table-cell>
          <table:table-cell/>
          <table:table-cell office:value-type="float" office:value="9795896" calcext:value-type="float">
            <text:p>9795896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391557" calcext:value-type="float">
            <text:p>1391557</text:p>
          </table:table-cell>
          <table:table-cell/>
          <table:table-cell office:value-type="float" office:value="3036502" calcext:value-type="float">
            <text:p>3036502</text:p>
          </table:table-cell>
          <table:table-cell/>
          <table:table-cell office:value-type="float" office:value="8548124" calcext:value-type="float">
            <text:p>8548124</text:p>
          </table:table-cell>
          <table:table-cell/>
          <table:table-cell office:value-type="float" office:value="9795896" calcext:value-type="float">
            <text:p>9795896</text:p>
          </table:table-cell>
          <table:table-cell/>
          <table:table-cell office:value-type="float" office:value="9129573" calcext:value-type="float">
            <text:p>9129573</text:p>
          </table:table-cell>
          <table:table-cell/>
          <table:table-cell office:value-type="float" office:value="3199360" calcext:value-type="float">
            <text:p>3199360</text:p>
          </table:table-cell>
          <table:table-cell/>
          <table:table-cell office:value-type="float" office:value="5122535" calcext:value-type="float">
            <text:p>5122535</text:p>
          </table:table-cell>
          <table:table-cell table:number-columns-repeated="2"/>
          <table:table-cell office:value-type="float" office:value="3359523" calcext:value-type="float">
            <text:p>3359523</text:p>
          </table:table-cell>
          <table:table-cell table:number-columns-repeated="2"/>
          <table:table-cell office:value-type="float" office:value="7582312" calcext:value-type="float">
            <text:p>7582312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4759253" calcext:value-type="float">
            <text:p>4759253</text:p>
          </table:table-cell>
          <table:table-cell/>
          <table:table-cell office:value-type="float" office:value="7176872" calcext:value-type="float">
            <text:p>7176872</text:p>
          </table:table-cell>
          <table:table-cell office:value-type="float" office:value="11720614" calcext:value-type="float">
            <text:p>11720614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363288" calcext:value-type="float">
            <text:p>1363288</text:p>
          </table:table-cell>
          <table:table-cell/>
          <table:table-cell office:value-type="float" office:value="3124872" calcext:value-type="float">
            <text:p>3124872</text:p>
          </table:table-cell>
          <table:table-cell/>
          <table:table-cell office:value-type="float" office:value="8036304" calcext:value-type="float">
            <text:p>8036304</text:p>
          </table:table-cell>
          <table:table-cell office:value-type="float" office:value="11720614" calcext:value-type="float">
            <text:p>11720614</text:p>
          </table:table-cell>
          <table:table-cell/>
          <table:table-cell office:value-type="float" office:value="9795896" calcext:value-type="float">
            <text:p>9795896</text:p>
          </table:table-cell>
          <table:table-cell/>
          <table:table-cell office:value-type="float" office:value="3359523" calcext:value-type="float">
            <text:p>3359523</text:p>
          </table:table-cell>
          <table:table-cell/>
          <table:table-cell office:value-type="float" office:value="7082197" calcext:value-type="float">
            <text:p>7082197</text:p>
          </table:table-cell>
          <table:table-cell table:number-columns-repeated="2"/>
          <table:table-cell office:value-type="float" office:value="3359523" calcext:value-type="float">
            <text:p>3359523</text:p>
          </table:table-cell>
          <table:table-cell table:number-columns-repeated="2"/>
          <table:table-cell office:value-type="float" office:value="7176872" calcext:value-type="float">
            <text:p>7176872</text:p>
          </table:table-cell>
          <table:table-cell/>
          <table:table-cell office:value-type="float" office:value="3124872" calcext:value-type="float">
            <text:p>3124872</text:p>
          </table:table-cell>
          <table:table-cell/>
          <table:table-cell office:value-type="float" office:value="3124872" calcext:value-type="float">
            <text:p>3124872</text:p>
          </table:table-cell>
          <table:table-cell/>
          <table:table-cell office:value-type="float" office:value="6114306" calcext:value-type="float">
            <text:p>6114306</text:p>
          </table:table-cell>
          <table:table-cell/>
          <table:table-cell office:value-type="float" office:value="9129573" calcext:value-type="float">
            <text:p>9129573</text:p>
          </table:table-cell>
          <table:table-cell table:number-columns-repeated="3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152323" calcext:value-type="float">
            <text:p>1152323</text:p>
          </table:table-cell>
          <table:table-cell/>
          <table:table-cell office:value-type="float" office:value="2205688" calcext:value-type="float">
            <text:p>2205688</text:p>
          </table:table-cell>
          <table:table-cell/>
          <table:table-cell office:value-type="float" office:value="4264168" calcext:value-type="float">
            <text:p>4264168</text:p>
          </table:table-cell>
          <table:table-cell/>
          <table:table-cell office:value-type="float" office:value="3756894" calcext:value-type="float">
            <text:p>3756894</text:p>
          </table:table-cell>
          <table:table-cell/>
          <table:table-cell office:value-type="float" office:value="2639446" calcext:value-type="float">
            <text:p>2639446</text:p>
          </table:table-cell>
          <table:table-cell/>
          <table:table-cell office:value-type="float" office:value="1729594" calcext:value-type="float">
            <text:p>1729594</text:p>
          </table:table-cell>
          <table:table-cell/>
          <table:table-cell office:value-type="float" office:value="2613746" calcext:value-type="float">
            <text:p>2613746</text:p>
          </table:table-cell>
          <table:table-cell table:number-columns-repeated="2"/>
          <table:table-cell office:value-type="float" office:value="2187712" calcext:value-type="float">
            <text:p>2187712</text:p>
          </table:table-cell>
          <table:table-cell table:number-columns-repeated="2"/>
          <table:table-cell office:value-type="float" office:value="2812272" calcext:value-type="float">
            <text:p>2812272</text:p>
          </table:table-cell>
          <table:table-cell/>
          <table:table-cell office:value-type="float" office:value="1842366" calcext:value-type="float">
            <text:p>1842366</text:p>
          </table:table-cell>
          <table:table-cell/>
          <table:table-cell office:value-type="float" office:value="1775350" calcext:value-type="float">
            <text:p>1775350</text:p>
          </table:table-cell>
          <table:table-cell/>
          <table:table-cell office:value-type="float" office:value="3454704" calcext:value-type="float">
            <text:p>3454704</text:p>
          </table:table-cell>
          <table:table-cell/>
          <table:table-cell office:value-type="float" office:value="3823789" calcext:value-type="float">
            <text:p>3823789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325925" calcext:value-type="float">
            <text:p>1325925</text:p>
          </table:table-cell>
          <table:table-cell/>
          <table:table-cell office:value-type="float" office:value="2665657" calcext:value-type="float">
            <text:p>2665657</text:p>
          </table:table-cell>
          <table:table-cell/>
          <table:table-cell office:value-type="float" office:value="6073004" calcext:value-type="float">
            <text:p>6073004</text:p>
          </table:table-cell>
          <table:table-cell/>
          <table:table-cell office:value-type="float" office:value="4998665" calcext:value-type="float">
            <text:p>4998665</text:p>
          </table:table-cell>
          <table:table-cell/>
          <table:table-cell office:value-type="float" office:value="4734192" calcext:value-type="float">
            <text:p>4734192</text:p>
          </table:table-cell>
          <table:table-cell/>
          <table:table-cell office:value-type="float" office:value="2419396" calcext:value-type="float">
            <text:p>2419396</text:p>
          </table:table-cell>
          <table:table-cell/>
          <table:table-cell office:value-type="float" office:value="4264168" calcext:value-type="float">
            <text:p>4264168</text:p>
          </table:table-cell>
          <table:table-cell table:number-columns-repeated="2"/>
          <table:table-cell office:value-type="float" office:value="3078337" calcext:value-type="float">
            <text:p>3078337</text:p>
          </table:table-cell>
          <table:table-cell table:number-columns-repeated="2"/>
          <table:table-cell office:value-type="float" office:value="4496299" calcext:value-type="float">
            <text:p>4496299</text:p>
          </table:table-cell>
          <table:table-cell/>
          <table:table-cell office:value-type="float" office:value="2148318" calcext:value-type="float">
            <text:p>2148318</text:p>
          </table:table-cell>
          <table:table-cell/>
          <table:table-cell office:value-type="float" office:value="2325094" calcext:value-type="float">
            <text:p>2325094</text:p>
          </table:table-cell>
          <table:table-cell/>
          <table:table-cell office:value-type="float" office:value="5242734" calcext:value-type="float">
            <text:p>5242734</text:p>
          </table:table-cell>
          <table:table-cell/>
          <table:table-cell office:value-type="float" office:value="5938650" calcext:value-type="float">
            <text:p>5938650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455317" calcext:value-type="float">
            <text:p>1455317</text:p>
          </table:table-cell>
          <table:table-cell/>
          <table:table-cell office:value-type="float" office:value="3114048" calcext:value-type="float">
            <text:p>3114048</text:p>
          </table:table-cell>
          <table:table-cell/>
          <table:table-cell office:value-type="float" office:value="8024634" calcext:value-type="float">
            <text:p>8024634</text:p>
          </table:table-cell>
          <table:table-cell/>
          <table:table-cell office:value-type="float" office:value="5810112" calcext:value-type="float">
            <text:p>5810112</text:p>
          </table:table-cell>
          <table:table-cell/>
          <table:table-cell office:value-type="float" office:value="6107548" calcext:value-type="float">
            <text:p>6107548</text:p>
          </table:table-cell>
          <table:table-cell/>
          <table:table-cell office:value-type="float" office:value="2754556" calcext:value-type="float">
            <text:p>2754556</text:p>
          </table:table-cell>
          <table:table-cell/>
          <table:table-cell office:value-type="float" office:value="5971678" calcext:value-type="float">
            <text:p>5971678</text:p>
          </table:table-cell>
          <table:table-cell table:number-columns-repeated="2"/>
          <table:table-cell office:value-type="float" office:value="3717869" calcext:value-type="float">
            <text:p>3717869</text:p>
          </table:table-cell>
          <table:table-cell table:number-columns-repeated="2"/>
          <table:table-cell office:value-type="float" office:value="7314033" calcext:value-type="float">
            <text:p>7314033</text:p>
          </table:table-cell>
          <table:table-cell/>
          <table:table-cell office:value-type="float" office:value="2639446" calcext:value-type="float">
            <text:p>2639446</text:p>
          </table:table-cell>
          <table:table-cell/>
          <table:table-cell office:value-type="float" office:value="2665657" calcext:value-type="float">
            <text:p>2665657</text:p>
          </table:table-cell>
          <table:table-cell/>
          <table:table-cell office:value-type="float" office:value="7965107" calcext:value-type="float">
            <text:p>7965107</text:p>
          </table:table-cell>
          <table:table-cell/>
          <table:table-cell office:value-type="float" office:value="8534922" calcext:value-type="float">
            <text:p>8534922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471270" calcext:value-type="float">
            <text:p>1471270</text:p>
          </table:table-cell>
          <table:table-cell/>
          <table:table-cell office:value-type="float" office:value="3368013" calcext:value-type="float">
            <text:p>3368013</text:p>
          </table:table-cell>
          <table:table-cell/>
          <table:table-cell office:value-type="float" office:value="9518507" calcext:value-type="float">
            <text:p>9518507</text:p>
          </table:table-cell>
          <table:table-cell/>
          <table:table-cell office:value-type="float" office:value="7314033" calcext:value-type="float">
            <text:p>7314033</text:p>
          </table:table-cell>
          <table:table-cell/>
          <table:table-cell office:value-type="float" office:value="8534922" calcext:value-type="float">
            <text:p>8534922</text:p>
          </table:table-cell>
          <table:table-cell/>
          <table:table-cell office:value-type="float" office:value="3236056" calcext:value-type="float">
            <text:p>3236056</text:p>
          </table:table-cell>
          <table:table-cell/>
          <table:table-cell office:value-type="float" office:value="6398720" calcext:value-type="float">
            <text:p>6398720</text:p>
          </table:table-cell>
          <table:table-cell table:number-columns-repeated="2"/>
          <table:table-cell office:value-type="float" office:value="3935921" calcext:value-type="float">
            <text:p>3935921</text:p>
          </table:table-cell>
          <table:table-cell table:number-columns-repeated="2"/>
          <table:table-cell office:value-type="float" office:value="9518507" calcext:value-type="float">
            <text:p>9518507</text:p>
          </table:table-cell>
          <table:table-cell/>
          <table:table-cell office:value-type="float" office:value="2975955" calcext:value-type="float">
            <text:p>2975955</text:p>
          </table:table-cell>
          <table:table-cell/>
          <table:table-cell office:value-type="float" office:value="2943325" calcext:value-type="float">
            <text:p>2943325</text:p>
          </table:table-cell>
          <table:table-cell/>
          <table:table-cell office:value-type="float" office:value="9434868" calcext:value-type="float">
            <text:p>9434868</text:p>
          </table:table-cell>
          <table:table-cell office:value-type="float" office:value="10245071" calcext:value-type="float">
            <text:p>10245071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14860" calcext:value-type="float">
            <text:p>1514860</text:p>
          </table:table-cell>
          <table:table-cell/>
          <table:table-cell office:value-type="float" office:value="3465855" calcext:value-type="float">
            <text:p>3465855</text:p>
          </table:table-cell>
          <table:table-cell/>
          <table:table-cell office:value-type="float" office:value="8815202" calcext:value-type="float">
            <text:p>8815202</text:p>
          </table:table-cell>
          <table:table-cell/>
          <table:table-cell office:value-type="float" office:value="7735574" calcext:value-type="float">
            <text:p>7735574</text:p>
          </table:table-cell>
          <table:table-cell/>
          <table:table-cell office:value-type="float" office:value="9518507" calcext:value-type="float">
            <text:p>9518507</text:p>
          </table:table-cell>
          <table:table-cell/>
          <table:table-cell office:value-type="float" office:value="3410808" calcext:value-type="float">
            <text:p>3410808</text:p>
          </table:table-cell>
          <table:table-cell/>
          <table:table-cell office:value-type="float" office:value="7120034" calcext:value-type="float">
            <text:p>7120034</text:p>
          </table:table-cell>
          <table:table-cell table:number-columns-repeated="2"/>
          <table:table-cell office:value-type="float" office:value="4070199" calcext:value-type="float">
            <text:p>4070199</text:p>
          </table:table-cell>
          <table:table-cell table:number-columns-repeated="2"/>
          <table:table-cell office:value-type="float" office:value="8534922" calcext:value-type="float">
            <text:p>8534922</text:p>
          </table:table-cell>
          <table:table-cell/>
          <table:table-cell office:value-type="float" office:value="3410808" calcext:value-type="float">
            <text:p>3410808</text:p>
          </table:table-cell>
          <table:table-cell/>
          <table:table-cell office:value-type="float" office:value="3545976" calcext:value-type="float">
            <text:p>3545976</text:p>
          </table:table-cell>
          <table:table-cell/>
          <table:table-cell office:value-type="float" office:value="8271916" calcext:value-type="float">
            <text:p>8271916</text:p>
          </table:table-cell>
          <table:table-cell office:value-type="float" office:value="10245071" calcext:value-type="float">
            <text:p>10245071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43163" calcext:value-type="float">
            <text:p>1543163</text:p>
          </table:table-cell>
          <table:table-cell/>
          <table:table-cell office:value-type="float" office:value="3410808" calcext:value-type="float">
            <text:p>3410808</text:p>
          </table:table-cell>
          <table:table-cell/>
          <table:table-cell office:value-type="float" office:value="8815202" calcext:value-type="float">
            <text:p>8815202</text:p>
          </table:table-cell>
          <table:table-cell/>
          <table:table-cell office:value-type="float" office:value="9434868" calcext:value-type="float">
            <text:p>9434868</text:p>
          </table:table-cell>
          <table:table-cell office:value-type="float" office:value="10245071" calcext:value-type="float">
            <text:p>10245071</text:p>
          </table:table-cell>
          <table:table-cell/>
          <table:table-cell office:value-type="float" office:value="3410808" calcext:value-type="float">
            <text:p>3410808</text:p>
          </table:table-cell>
          <table:table-cell/>
          <table:table-cell office:value-type="float" office:value="8815202" calcext:value-type="float">
            <text:p>8815202</text:p>
          </table:table-cell>
          <table:table-cell table:number-columns-repeated="2"/>
          <table:table-cell office:value-type="float" office:value="2509882" calcext:value-type="float">
            <text:p>2509882</text:p>
          </table:table-cell>
          <table:table-cell table:number-columns-repeated="2"/>
          <table:table-cell office:value-type="float" office:value="8888172" calcext:value-type="float">
            <text:p>8888172</text:p>
          </table:table-cell>
          <table:table-cell/>
          <table:table-cell office:value-type="float" office:value="2783115" calcext:value-type="float">
            <text:p>2783115</text:p>
          </table:table-cell>
          <table:table-cell/>
          <table:table-cell office:value-type="float" office:value="5217259" calcext:value-type="float">
            <text:p>5217259</text:p>
          </table:table-cell>
          <table:table-cell/>
          <table:table-cell office:value-type="float" office:value="9868433" calcext:value-type="float">
            <text:p>9868433</text:p>
          </table:table-cell>
          <table:table-cell office:value-type="float" office:value="10651598" calcext:value-type="float">
            <text:p>10651598</text:p>
          </table:table-cell>
          <table:table-cell table:number-columns-repeated="35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463250" calcext:value-type="float">
            <text:p>1463250</text:p>
          </table:table-cell>
          <table:table-cell/>
          <table:table-cell office:value-type="float" office:value="3197509" calcext:value-type="float">
            <text:p>3197509</text:p>
          </table:table-cell>
          <table:table-cell/>
          <table:table-cell office:value-type="float" office:value="7571923" calcext:value-type="float">
            <text:p>7571923</text:p>
          </table:table-cell>
          <table:table-cell office:value-type="float" office:value="10245071" calcext:value-type="float">
            <text:p>10245071</text:p>
          </table:table-cell>
          <table:table-cell office:value-type="float" office:value="10651598" calcext:value-type="float">
            <text:p>10651598</text:p>
          </table:table-cell>
          <table:table-cell/>
          <table:table-cell office:value-type="float" office:value="3368013" calcext:value-type="float">
            <text:p>3368013</text:p>
          </table:table-cell>
          <table:table-cell/>
          <table:table-cell office:value-type="float" office:value="7965107" calcext:value-type="float">
            <text:p>7965107</text:p>
          </table:table-cell>
          <table:table-cell table:number-columns-repeated="2"/>
          <table:table-cell office:value-type="float" office:value="2463808" calcext:value-type="float">
            <text:p>2463808</text:p>
          </table:table-cell>
          <table:table-cell table:number-columns-repeated="2"/>
          <table:table-cell office:value-type="float" office:value="6073004" calcext:value-type="float">
            <text:p>6073004</text:p>
          </table:table-cell>
          <table:table-cell/>
          <table:table-cell office:value-type="float" office:value="3245838" calcext:value-type="float">
            <text:p>3245838</text:p>
          </table:table-cell>
          <table:table-cell/>
          <table:table-cell office:value-type="float" office:value="3326279" calcext:value-type="float">
            <text:p>3326279</text:p>
          </table:table-cell>
          <table:table-cell/>
          <table:table-cell office:value-type="float" office:value="9868433" calcext:value-type="float">
            <text:p>9868433</text:p>
          </table:table-cell>
          <table:table-cell office:value-type="float" office:value="10245071" calcext:value-type="float">
            <text:p>10245071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218910" calcext:value-type="float">
            <text:p>1218910</text:p>
          </table:table-cell>
          <table:table-cell/>
          <table:table-cell office:value-type="float" office:value="2244430" calcext:value-type="float">
            <text:p>2244430</text:p>
          </table:table-cell>
          <table:table-cell/>
          <table:table-cell office:value-type="float" office:value="3415178" calcext:value-type="float">
            <text:p>3415178</text:p>
          </table:table-cell>
          <table:table-cell/>
          <table:table-cell office:value-type="float" office:value="3822466" calcext:value-type="float">
            <text:p>3822466</text:p>
          </table:table-cell>
          <table:table-cell/>
          <table:table-cell office:value-type="float" office:value="2991733" calcext:value-type="float">
            <text:p>2991733</text:p>
          </table:table-cell>
          <table:table-cell/>
          <table:table-cell office:value-type="float" office:value="1821745" calcext:value-type="float">
            <text:p>1821745</text:p>
          </table:table-cell>
          <table:table-cell/>
          <table:table-cell office:value-type="float" office:value="2926501" calcext:value-type="float">
            <text:p>2926501</text:p>
          </table:table-cell>
          <table:table-cell table:number-columns-repeated="2"/>
          <table:table-cell office:value-type="float" office:value="2256220" calcext:value-type="float">
            <text:p>2256220</text:p>
          </table:table-cell>
          <table:table-cell table:number-columns-repeated="2"/>
          <table:table-cell office:value-type="float" office:value="3012719" calcext:value-type="float">
            <text:p>3012719</text:p>
          </table:table-cell>
          <table:table-cell table:number-columns-repeated="2"/>
          <table:table-cell office:value-type="float" office:value="482060" calcext:value-type="float">
            <text:p>482060</text:p>
          </table:table-cell>
          <table:table-cell/>
          <table:table-cell office:value-type="float" office:value="1848401" calcext:value-type="float">
            <text:p>1848401</text:p>
          </table:table-cell>
          <table:table-cell/>
          <table:table-cell office:value-type="float" office:value="4237291" calcext:value-type="float">
            <text:p>4237291</text:p>
          </table:table-cell>
          <table:table-cell/>
          <table:table-cell office:value-type="float" office:value="4340054" calcext:value-type="float">
            <text:p>4340054</text:p>
          </table:table-cell>
          <table:table-cell table:number-columns-repeated="30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347393" calcext:value-type="float">
            <text:p>1347393</text:p>
          </table:table-cell>
          <table:table-cell/>
          <table:table-cell office:value-type="float" office:value="2782414" calcext:value-type="float">
            <text:p>2782414</text:p>
          </table:table-cell>
          <table:table-cell/>
          <table:table-cell office:value-type="float" office:value="6104175" calcext:value-type="float">
            <text:p>6104175</text:p>
          </table:table-cell>
          <table:table-cell/>
          <table:table-cell office:value-type="float" office:value="5384786" calcext:value-type="float">
            <text:p>5384786</text:p>
          </table:table-cell>
          <table:table-cell/>
          <table:table-cell office:value-type="float" office:value="4838792" calcext:value-type="float">
            <text:p>4838792</text:p>
          </table:table-cell>
          <table:table-cell/>
          <table:table-cell office:value-type="float" office:value="2381315" calcext:value-type="float">
            <text:p>2381315</text:p>
          </table:table-cell>
          <table:table-cell/>
          <table:table-cell office:value-type="float" office:value="4457157" calcext:value-type="float">
            <text:p>4457157</text:p>
          </table:table-cell>
          <table:table-cell table:number-columns-repeated="2"/>
          <table:table-cell office:value-type="float" office:value="3158966" calcext:value-type="float">
            <text:p>3158966</text:p>
          </table:table-cell>
          <table:table-cell table:number-columns-repeated="2"/>
          <table:table-cell office:value-type="float" office:value="4871723" calcext:value-type="float">
            <text:p>4871723</text:p>
          </table:table-cell>
          <table:table-cell/>
          <table:table-cell office:value-type="float" office:value="2263354" calcext:value-type="float">
            <text:p>2263354</text:p>
          </table:table-cell>
          <table:table-cell/>
          <table:table-cell office:value-type="float" office:value="2265742" calcext:value-type="float">
            <text:p>2265742</text:p>
          </table:table-cell>
          <table:table-cell/>
          <table:table-cell office:value-type="float" office:value="5870558" calcext:value-type="float">
            <text:p>5870558</text:p>
          </table:table-cell>
          <table:table-cell/>
          <table:table-cell office:value-type="float" office:value="6909408" calcext:value-type="float">
            <text:p>6909408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437592" calcext:value-type="float">
            <text:p>1437592</text:p>
          </table:table-cell>
          <table:table-cell/>
          <table:table-cell office:value-type="float" office:value="3029721" calcext:value-type="float">
            <text:p>3029721</text:p>
          </table:table-cell>
          <table:table-cell/>
          <table:table-cell office:value-type="float" office:value="7871843" calcext:value-type="float">
            <text:p>7871843</text:p>
          </table:table-cell>
          <table:table-cell/>
          <table:table-cell office:value-type="float" office:value="5886650" calcext:value-type="float">
            <text:p>5886650</text:p>
          </table:table-cell>
          <table:table-cell/>
          <table:table-cell office:value-type="float" office:value="6018636" calcext:value-type="float">
            <text:p>6018636</text:p>
          </table:table-cell>
          <table:table-cell/>
          <table:table-cell office:value-type="float" office:value="2811557" calcext:value-type="float">
            <text:p>2811557</text:p>
          </table:table-cell>
          <table:table-cell/>
          <table:table-cell office:value-type="float" office:value="6319739" calcext:value-type="float">
            <text:p>6319739</text:p>
          </table:table-cell>
          <table:table-cell table:number-columns-repeated="2"/>
          <table:table-cell office:value-type="float" office:value="3710197" calcext:value-type="float">
            <text:p>3710197</text:p>
          </table:table-cell>
          <table:table-cell table:number-columns-repeated="2"/>
          <table:table-cell office:value-type="float" office:value="6736026" calcext:value-type="float">
            <text:p>6736026</text:p>
          </table:table-cell>
          <table:table-cell/>
          <table:table-cell office:value-type="float" office:value="2339802" calcext:value-type="float">
            <text:p>2339802</text:p>
          </table:table-cell>
          <table:table-cell/>
          <table:table-cell office:value-type="float" office:value="2427068" calcext:value-type="float">
            <text:p>2427068</text:p>
          </table:table-cell>
          <table:table-cell/>
          <table:table-cell office:value-type="float" office:value="6571132" calcext:value-type="float">
            <text:p>6571132</text:p>
          </table:table-cell>
          <table:table-cell/>
          <table:table-cell office:value-type="float" office:value="8394979" calcext:value-type="float">
            <text:p>8394979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422357" calcext:value-type="float">
            <text:p>1422357</text:p>
          </table:table-cell>
          <table:table-cell/>
          <table:table-cell office:value-type="float" office:value="3220553" calcext:value-type="float">
            <text:p>3220553</text:p>
          </table:table-cell>
          <table:table-cell/>
          <table:table-cell office:value-type="float" office:value="8528336" calcext:value-type="float">
            <text:p>8528336</text:p>
          </table:table-cell>
          <table:table-cell/>
          <table:table-cell office:value-type="float" office:value="4784885" calcext:value-type="float">
            <text:p>4784885</text:p>
          </table:table-cell>
          <table:table-cell/>
          <table:table-cell office:value-type="float" office:value="8234036" calcext:value-type="float">
            <text:p>8234036</text:p>
          </table:table-cell>
          <table:table-cell/>
          <table:table-cell office:value-type="float" office:value="3201349" calcext:value-type="float">
            <text:p>3201349</text:p>
          </table:table-cell>
          <table:table-cell/>
          <table:table-cell office:value-type="float" office:value="7115451" calcext:value-type="float">
            <text:p>7115451</text:p>
          </table:table-cell>
          <table:table-cell table:number-columns-repeated="2"/>
          <table:table-cell office:value-type="float" office:value="4123387" calcext:value-type="float">
            <text:p>4123387</text:p>
          </table:table-cell>
          <table:table-cell table:number-columns-repeated="2"/>
          <table:table-cell office:value-type="float" office:value="8844453" calcext:value-type="float">
            <text:p>8844453</text:p>
          </table:table-cell>
          <table:table-cell/>
          <table:table-cell office:value-type="float" office:value="2681653" calcext:value-type="float">
            <text:p>2681653</text:p>
          </table:table-cell>
          <table:table-cell/>
          <table:table-cell office:value-type="float" office:value="2486072" calcext:value-type="float">
            <text:p>2486072</text:p>
          </table:table-cell>
          <table:table-cell/>
          <table:table-cell office:value-type="float" office:value="7647578" calcext:value-type="float">
            <text:p>7647578</text:p>
          </table:table-cell>
          <table:table-cell/>
          <table:table-cell office:value-type="float" office:value="8265729" calcext:value-type="float">
            <text:p>8265729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399189" calcext:value-type="float">
            <text:p>1399189</text:p>
          </table:table-cell>
          <table:table-cell/>
          <table:table-cell office:value-type="float" office:value="3284589" calcext:value-type="float">
            <text:p>3284589</text:p>
          </table:table-cell>
          <table:table-cell/>
          <table:table-cell office:value-type="float" office:value="8665997" calcext:value-type="float">
            <text:p>8665997</text:p>
          </table:table-cell>
          <table:table-cell/>
          <table:table-cell office:value-type="float" office:value="7871843" calcext:value-type="float">
            <text:p>7871843</text:p>
          </table:table-cell>
          <table:table-cell/>
          <table:table-cell office:value-type="float" office:value="9681823" calcext:value-type="float">
            <text:p>9681823</text:p>
          </table:table-cell>
          <table:table-cell/>
          <table:table-cell office:value-type="float" office:value="3196584" calcext:value-type="float">
            <text:p>3196584</text:p>
          </table:table-cell>
          <table:table-cell/>
          <table:table-cell office:value-type="float" office:value="7758090" calcext:value-type="float">
            <text:p>7758090</text:p>
          </table:table-cell>
          <table:table-cell table:number-columns-repeated="2"/>
          <table:table-cell office:value-type="float" office:value="4305250" calcext:value-type="float">
            <text:p>4305250</text:p>
          </table:table-cell>
          <table:table-cell/>
          <table:table-cell office:value-type="float" office:value="10235583" calcext:value-type="float">
            <text:p>10235583</text:p>
          </table:table-cell>
          <table:table-cell/>
          <table:table-cell office:value-type="float" office:value="3046915" calcext:value-type="float">
            <text:p>3046915</text:p>
          </table:table-cell>
          <table:table-cell/>
          <table:table-cell office:value-type="float" office:value="2958758" calcext:value-type="float">
            <text:p>2958758</text:p>
          </table:table-cell>
          <table:table-cell/>
          <table:table-cell office:value-type="float" office:value="7647578" calcext:value-type="float">
            <text:p>7647578</text:p>
          </table:table-cell>
          <table:table-cell/>
          <table:table-cell office:value-type="float" office:value="9468384" calcext:value-type="float">
            <text:p>9468384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18938" calcext:value-type="float">
            <text:p>1518938</text:p>
          </table:table-cell>
          <table:table-cell/>
          <table:table-cell office:value-type="float" office:value="3196584" calcext:value-type="float">
            <text:p>3196584</text:p>
          </table:table-cell>
          <table:table-cell/>
          <table:table-cell office:value-type="float" office:value="8528336" calcext:value-type="float">
            <text:p>8528336</text:p>
          </table:table-cell>
          <table:table-cell/>
          <table:table-cell office:value-type="float" office:value="8140399" calcext:value-type="float">
            <text:p>8140399</text:p>
          </table:table-cell>
          <table:table-cell/>
          <table:table-cell office:value-type="float" office:value="9638369" calcext:value-type="float">
            <text:p>9638369</text:p>
          </table:table-cell>
          <table:table-cell/>
          <table:table-cell office:value-type="float" office:value="3372274" calcext:value-type="float">
            <text:p>3372274</text:p>
          </table:table-cell>
          <table:table-cell/>
          <table:table-cell office:value-type="float" office:value="8265729" calcext:value-type="float">
            <text:p>8265729</text:p>
          </table:table-cell>
          <table:table-cell table:number-columns-repeated="2"/>
          <table:table-cell office:value-type="float" office:value="4099771" calcext:value-type="float">
            <text:p>4099771</text:p>
          </table:table-cell>
          <table:table-cell table:number-columns-repeated="2"/>
          <table:table-cell office:value-type="float" office:value="7513788" calcext:value-type="float">
            <text:p>7513788</text:p>
          </table:table-cell>
          <table:table-cell/>
          <table:table-cell office:value-type="float" office:value="3604335" calcext:value-type="float">
            <text:p>3604335</text:p>
          </table:table-cell>
          <table:table-cell/>
          <table:table-cell office:value-type="float" office:value="3604335" calcext:value-type="float">
            <text:p>3604335</text:p>
          </table:table-cell>
          <table:table-cell/>
          <table:table-cell office:value-type="float" office:value="9859630" calcext:value-type="float">
            <text:p>9859630</text:p>
          </table:table-cell>
          <table:table-cell office:value-type="float" office:value="10485468" calcext:value-type="float">
            <text:p>10485468</text:p>
          </table:table-cell>
          <table:table-cell table:number-columns-repeated="3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14652" calcext:value-type="float">
            <text:p>1514652</text:p>
          </table:table-cell>
          <table:table-cell/>
          <table:table-cell office:value-type="float" office:value="3299730" calcext:value-type="float">
            <text:p>3299730</text:p>
          </table:table-cell>
          <table:table-cell/>
          <table:table-cell office:value-type="float" office:value="8109658" calcext:value-type="float">
            <text:p>8109658</text:p>
          </table:table-cell>
          <table:table-cell/>
          <table:table-cell office:value-type="float" office:value="8265729" calcext:value-type="float">
            <text:p>8265729</text:p>
          </table:table-cell>
          <table:table-cell/>
          <table:table-cell office:value-type="float" office:value="9859630" calcext:value-type="float">
            <text:p>9859630</text:p>
          </table:table-cell>
          <table:table-cell/>
          <table:table-cell office:value-type="float" office:value="3239989" calcext:value-type="float">
            <text:p>3239989</text:p>
          </table:table-cell>
          <table:table-cell/>
          <table:table-cell office:value-type="float" office:value="7410080" calcext:value-type="float">
            <text:p>7410080</text:p>
          </table:table-cell>
          <table:table-cell table:number-columns-repeated="2"/>
          <table:table-cell office:value-type="float" office:value="3877684" calcext:value-type="float">
            <text:p>3877684</text:p>
          </table:table-cell>
          <table:table-cell table:number-columns-repeated="2"/>
          <table:table-cell office:value-type="float" office:value="9304292" calcext:value-type="float">
            <text:p>9304292</text:p>
          </table:table-cell>
          <table:table-cell/>
          <table:table-cell office:value-type="float" office:value="2879414" calcext:value-type="float">
            <text:p>2879414</text:p>
          </table:table-cell>
          <table:table-cell/>
          <table:table-cell office:value-type="float" office:value="5079126" calcext:value-type="float">
            <text:p>5079126</text:p>
          </table:table-cell>
          <table:table-cell/>
          <table:table-cell office:value-type="float" office:value="8665997" calcext:value-type="float">
            <text:p>8665997</text:p>
          </table:table-cell>
          <table:table-cell/>
          <table:table-cell office:value-type="float" office:value="7758090" calcext:value-type="float">
            <text:p>7758090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28669" calcext:value-type="float">
            <text:p>1528669</text:p>
          </table:table-cell>
          <table:table-cell/>
          <table:table-cell office:value-type="float" office:value="3388236" calcext:value-type="float">
            <text:p>3388236</text:p>
          </table:table-cell>
          <table:table-cell/>
          <table:table-cell office:value-type="float" office:value="7309196" calcext:value-type="float">
            <text:p>7309196</text:p>
          </table:table-cell>
          <table:table-cell office:value-type="float" office:value="10235583" calcext:value-type="float">
            <text:p>10235583</text:p>
          </table:table-cell>
          <table:table-cell office:value-type="float" office:value="10284602" calcext:value-type="float">
            <text:p>10284602</text:p>
          </table:table-cell>
          <table:table-cell/>
          <table:table-cell office:value-type="float" office:value="3366987" calcext:value-type="float">
            <text:p>3366987</text:p>
          </table:table-cell>
          <table:table-cell/>
          <table:table-cell office:value-type="float" office:value="9510316" calcext:value-type="float">
            <text:p>9510316</text:p>
          </table:table-cell>
          <table:table-cell table:number-columns-repeated="2"/>
          <table:table-cell office:value-type="float" office:value="3437042" calcext:value-type="float">
            <text:p>3437042</text:p>
          </table:table-cell>
          <table:table-cell table:number-columns-repeated="2"/>
          <table:table-cell office:value-type="float" office:value="8701110" calcext:value-type="float">
            <text:p>8701110</text:p>
          </table:table-cell>
          <table:table-cell/>
          <table:table-cell office:value-type="float" office:value="3393590" calcext:value-type="float">
            <text:p>3393590</text:p>
          </table:table-cell>
          <table:table-cell/>
          <table:table-cell office:value-type="float" office:value="3437042" calcext:value-type="float">
            <text:p>3437042</text:p>
          </table:table-cell>
          <table:table-cell/>
          <table:table-cell office:value-type="float" office:value="7022379" calcext:value-type="float">
            <text:p>7022379</text:p>
          </table:table-cell>
          <table:table-cell/>
          <table:table-cell office:value-type="float" office:value="9304292" calcext:value-type="float">
            <text:p>9304292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244266" calcext:value-type="float">
            <text:p>1244266</text:p>
          </table:table-cell>
          <table:table-cell/>
          <table:table-cell office:value-type="float" office:value="2231377" calcext:value-type="float">
            <text:p>2231377</text:p>
          </table:table-cell>
          <table:table-cell/>
          <table:table-cell office:value-type="float" office:value="3483896" calcext:value-type="float">
            <text:p>3483896</text:p>
          </table:table-cell>
          <table:table-cell/>
          <table:table-cell office:value-type="float" office:value="3849207" calcext:value-type="float">
            <text:p>3849207</text:p>
          </table:table-cell>
          <table:table-cell/>
          <table:table-cell office:value-type="float" office:value="2966535" calcext:value-type="float">
            <text:p>2966535</text:p>
          </table:table-cell>
          <table:table-cell/>
          <table:table-cell office:value-type="float" office:value="1818510" calcext:value-type="float">
            <text:p>1818510</text:p>
          </table:table-cell>
          <table:table-cell/>
          <table:table-cell office:value-type="float" office:value="2606476" calcext:value-type="float">
            <text:p>2606476</text:p>
          </table:table-cell>
          <table:table-cell table:number-columns-repeated="2"/>
          <table:table-cell office:value-type="float" office:value="2245375" calcext:value-type="float">
            <text:p>2245375</text:p>
          </table:table-cell>
          <table:table-cell table:number-columns-repeated="2"/>
          <table:table-cell office:value-type="float" office:value="3020783" calcext:value-type="float">
            <text:p>3020783</text:p>
          </table:table-cell>
          <table:table-cell/>
          <table:table-cell office:value-type="float" office:value="1903117" calcext:value-type="float">
            <text:p>1903117</text:p>
          </table:table-cell>
          <table:table-cell/>
          <table:table-cell office:value-type="float" office:value="1865101" calcext:value-type="float">
            <text:p>1865101</text:p>
          </table:table-cell>
          <table:table-cell/>
          <table:table-cell office:value-type="float" office:value="4215688" calcext:value-type="float">
            <text:p>4215688</text:p>
          </table:table-cell>
          <table:table-cell/>
          <table:table-cell office:value-type="float" office:value="4531485" calcext:value-type="float">
            <text:p>4531485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400926" calcext:value-type="float">
            <text:p>1400926</text:p>
          </table:table-cell>
          <table:table-cell/>
          <table:table-cell office:value-type="float" office:value="2829721" calcext:value-type="float">
            <text:p>2829721</text:p>
          </table:table-cell>
          <table:table-cell/>
          <table:table-cell office:value-type="float" office:value="6280976" calcext:value-type="float">
            <text:p>6280976</text:p>
          </table:table-cell>
          <table:table-cell/>
          <table:table-cell office:value-type="float" office:value="4949226" calcext:value-type="float">
            <text:p>4949226</text:p>
          </table:table-cell>
          <table:table-cell/>
          <table:table-cell office:value-type="float" office:value="4898425" calcext:value-type="float">
            <text:p>4898425</text:p>
          </table:table-cell>
          <table:table-cell/>
          <table:table-cell office:value-type="float" office:value="2409105" calcext:value-type="float">
            <text:p>2409105</text:p>
          </table:table-cell>
          <table:table-cell/>
          <table:table-cell office:value-type="float" office:value="4570058" calcext:value-type="float">
            <text:p>4570058</text:p>
          </table:table-cell>
          <table:table-cell table:number-columns-repeated="2"/>
          <table:table-cell office:value-type="float" office:value="3170172" calcext:value-type="float">
            <text:p>3170172</text:p>
          </table:table-cell>
          <table:table-cell table:number-columns-repeated="2"/>
          <table:table-cell office:value-type="float" office:value="4943530" calcext:value-type="float">
            <text:p>4943530</text:p>
          </table:table-cell>
          <table:table-cell/>
          <table:table-cell office:value-type="float" office:value="2265510" calcext:value-type="float">
            <text:p>2265510</text:p>
          </table:table-cell>
          <table:table-cell/>
          <table:table-cell office:value-type="float" office:value="2222141" calcext:value-type="float">
            <text:p>2222141</text:p>
          </table:table-cell>
          <table:table-cell/>
          <table:table-cell office:value-type="float" office:value="6441107" calcext:value-type="float">
            <text:p>6441107</text:p>
          </table:table-cell>
          <table:table-cell/>
          <table:table-cell office:value-type="float" office:value="6244448" calcext:value-type="float">
            <text:p>6244448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389145" calcext:value-type="float">
            <text:p>1389145</text:p>
          </table:table-cell>
          <table:table-cell/>
          <table:table-cell office:value-type="float" office:value="3046495" calcext:value-type="float">
            <text:p>3046495</text:p>
          </table:table-cell>
          <table:table-cell/>
          <table:table-cell office:value-type="float" office:value="7269678" calcext:value-type="float">
            <text:p>7269678</text:p>
          </table:table-cell>
          <table:table-cell/>
          <table:table-cell office:value-type="float" office:value="6172653" calcext:value-type="float">
            <text:p>6172653</text:p>
          </table:table-cell>
          <table:table-cell/>
          <table:table-cell office:value-type="float" office:value="6479979" calcext:value-type="float">
            <text:p>6479979</text:p>
          </table:table-cell>
          <table:table-cell/>
          <table:table-cell office:value-type="float" office:value="2837198" calcext:value-type="float">
            <text:p>2837198</text:p>
          </table:table-cell>
          <table:table-cell/>
          <table:table-cell office:value-type="float" office:value="5885083" calcext:value-type="float">
            <text:p>5885083</text:p>
          </table:table-cell>
          <table:table-cell table:number-columns-repeated="2"/>
          <table:table-cell office:value-type="float" office:value="3778101" calcext:value-type="float">
            <text:p>3778101</text:p>
          </table:table-cell>
          <table:table-cell table:number-columns-repeated="2"/>
          <table:table-cell office:value-type="float" office:value="6559147" calcext:value-type="float">
            <text:p>6559147</text:p>
          </table:table-cell>
          <table:table-cell/>
          <table:table-cell office:value-type="float" office:value="2541692" calcext:value-type="float">
            <text:p>2541692</text:p>
          </table:table-cell>
          <table:table-cell/>
          <table:table-cell office:value-type="float" office:value="2503178" calcext:value-type="float">
            <text:p>2503178</text:p>
          </table:table-cell>
          <table:table-cell/>
          <table:table-cell office:value-type="float" office:value="7537599" calcext:value-type="float">
            <text:p>7537599</text:p>
          </table:table-cell>
          <table:table-cell/>
          <table:table-cell office:value-type="float" office:value="8000971" calcext:value-type="float">
            <text:p>8000971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23683" calcext:value-type="float">
            <text:p>1523683</text:p>
          </table:table-cell>
          <table:table-cell/>
          <table:table-cell office:value-type="float" office:value="3140041" calcext:value-type="float">
            <text:p>3140041</text:p>
          </table:table-cell>
          <table:table-cell/>
          <table:table-cell office:value-type="float" office:value="8474583" calcext:value-type="float">
            <text:p>8474583</text:p>
          </table:table-cell>
          <table:table-cell/>
          <table:table-cell office:value-type="float" office:value="6963241" calcext:value-type="float">
            <text:p>6963241</text:p>
          </table:table-cell>
          <table:table-cell/>
          <table:table-cell office:value-type="float" office:value="8137402" calcext:value-type="float">
            <text:p>8137402</text:p>
          </table:table-cell>
          <table:table-cell/>
          <table:table-cell office:value-type="float" office:value="3241960" calcext:value-type="float">
            <text:p>3241960</text:p>
          </table:table-cell>
          <table:table-cell/>
          <table:table-cell office:value-type="float" office:value="7755368" calcext:value-type="float">
            <text:p>7755368</text:p>
          </table:table-cell>
          <table:table-cell table:number-columns-repeated="2"/>
          <table:table-cell office:value-type="float" office:value="4178773" calcext:value-type="float">
            <text:p>4178773</text:p>
          </table:table-cell>
          <table:table-cell table:number-columns-repeated="2"/>
          <table:table-cell office:value-type="float" office:value="7699755" calcext:value-type="float">
            <text:p>7699755</text:p>
          </table:table-cell>
          <table:table-cell/>
          <table:table-cell office:value-type="float" office:value="2612819" calcext:value-type="float">
            <text:p>2612819</text:p>
          </table:table-cell>
          <table:table-cell/>
          <table:table-cell office:value-type="float" office:value="2604895" calcext:value-type="float">
            <text:p>2604895</text:p>
          </table:table-cell>
          <table:table-cell/>
          <table:table-cell office:value-type="float" office:value="7941793" calcext:value-type="float">
            <text:p>7941793</text:p>
          </table:table-cell>
          <table:table-cell/>
          <table:table-cell office:value-type="float" office:value="9142007" calcext:value-type="float">
            <text:p>9142007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54004" calcext:value-type="float">
            <text:p>1554004</text:p>
          </table:table-cell>
          <table:table-cell/>
          <table:table-cell office:value-type="float" office:value="3345496" calcext:value-type="float">
            <text:p>3345496</text:p>
          </table:table-cell>
          <table:table-cell/>
          <table:table-cell office:value-type="float" office:value="9320560" calcext:value-type="float">
            <text:p>9320560</text:p>
          </table:table-cell>
          <table:table-cell/>
          <table:table-cell office:value-type="float" office:value="7160597" calcext:value-type="float">
            <text:p>7160597</text:p>
          </table:table-cell>
          <table:table-cell/>
          <table:table-cell office:value-type="float" office:value="9320560" calcext:value-type="float">
            <text:p>9320560</text:p>
          </table:table-cell>
          <table:table-cell/>
          <table:table-cell office:value-type="float" office:value="3304314" calcext:value-type="float">
            <text:p>3304314</text:p>
          </table:table-cell>
          <table:table-cell/>
          <table:table-cell office:value-type="float" office:value="8000971" calcext:value-type="float">
            <text:p>8000971</text:p>
          </table:table-cell>
          <table:table-cell table:number-columns-repeated="2"/>
          <table:table-cell office:value-type="float" office:value="3908759" calcext:value-type="float">
            <text:p>3908759</text:p>
          </table:table-cell>
          <table:table-cell/>
          <table:table-cell office:value-type="float" office:value="11773301" calcext:value-type="float">
            <text:p>11773301</text:p>
          </table:table-cell>
          <table:table-cell/>
          <table:table-cell office:value-type="float" office:value="2859868" calcext:value-type="float">
            <text:p>2859868</text:p>
          </table:table-cell>
          <table:table-cell/>
          <table:table-cell office:value-type="float" office:value="2796556" calcext:value-type="float">
            <text:p>2796556</text:p>
          </table:table-cell>
          <table:table-cell/>
          <table:table-cell office:value-type="float" office:value="9743447" calcext:value-type="float">
            <text:p>9743447</text:p>
          </table:table-cell>
          <table:table-cell office:value-type="float" office:value="10557785" calcext:value-type="float">
            <text:p>10557785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56257" calcext:value-type="float">
            <text:p>1556257</text:p>
          </table:table-cell>
          <table:table-cell/>
          <table:table-cell office:value-type="float" office:value="3411938" calcext:value-type="float">
            <text:p>3411938</text:p>
          </table:table-cell>
          <table:table-cell/>
          <table:table-cell office:value-type="float" office:value="8895850" calcext:value-type="float">
            <text:p>8895850</text:p>
          </table:table-cell>
          <table:table-cell/>
          <table:table-cell office:value-type="float" office:value="7319232" calcext:value-type="float">
            <text:p>7319232</text:p>
          </table:table-cell>
          <table:table-cell/>
          <table:table-cell office:value-type="float" office:value="9485232" calcext:value-type="float">
            <text:p>9485232</text:p>
          </table:table-cell>
          <table:table-cell/>
          <table:table-cell office:value-type="float" office:value="3369115" calcext:value-type="float">
            <text:p>3369115</text:p>
          </table:table-cell>
          <table:table-cell/>
          <table:table-cell office:value-type="float" office:value="8750850" calcext:value-type="float">
            <text:p>8750850</text:p>
          </table:table-cell>
          <table:table-cell table:number-columns-repeated="2"/>
          <table:table-cell office:value-type="float" office:value="3984917" calcext:value-type="float">
            <text:p>3984917</text:p>
          </table:table-cell>
          <table:table-cell/>
          <table:table-cell office:value-type="float" office:value="11368190" calcext:value-type="float">
            <text:p>11368190</text:p>
          </table:table-cell>
          <table:table-cell/>
          <table:table-cell office:value-type="float" office:value="3057339" calcext:value-type="float">
            <text:p>3057339</text:p>
          </table:table-cell>
          <table:table-cell/>
          <table:table-cell office:value-type="float" office:value="2950233" calcext:value-type="float">
            <text:p>2950233</text:p>
          </table:table-cell>
          <table:table-cell/>
          <table:table-cell office:value-type="float" office:value="8680108" calcext:value-type="float">
            <text:p>8680108</text:p>
          </table:table-cell>
          <table:table-cell office:value-type="float" office:value="10329265" calcext:value-type="float">
            <text:p>1032926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68189" calcext:value-type="float">
            <text:p>1568189</text:p>
          </table:table-cell>
          <table:table-cell/>
          <table:table-cell office:value-type="float" office:value="3403826" calcext:value-type="float">
            <text:p>3403826</text:p>
          </table:table-cell>
          <table:table-cell/>
          <table:table-cell office:value-type="float" office:value="8840915" calcext:value-type="float">
            <text:p>8840915</text:p>
          </table:table-cell>
          <table:table-cell/>
          <table:table-cell office:value-type="float" office:value="8000971" calcext:value-type="float">
            <text:p>8000971</text:p>
          </table:table-cell>
          <table:table-cell office:value-type="float" office:value="10039528" calcext:value-type="float">
            <text:p>10039528</text:p>
          </table:table-cell>
          <table:table-cell/>
          <table:table-cell office:value-type="float" office:value="3401130" calcext:value-type="float">
            <text:p>3401130</text:p>
          </table:table-cell>
          <table:table-cell/>
          <table:table-cell office:value-type="float" office:value="8988941" calcext:value-type="float">
            <text:p>8988941</text:p>
          </table:table-cell>
          <table:table-cell table:number-columns-repeated="2"/>
          <table:table-cell office:value-type="float" office:value="3818408" calcext:value-type="float">
            <text:p>3818408</text:p>
          </table:table-cell>
          <table:table-cell table:number-columns-repeated="2"/>
          <table:table-cell office:value-type="float" office:value="9064828" calcext:value-type="float">
            <text:p>9064828</text:p>
          </table:table-cell>
          <table:table-cell/>
          <table:table-cell office:value-type="float" office:value="3567824" calcext:value-type="float">
            <text:p>3567824</text:p>
          </table:table-cell>
          <table:table-cell/>
          <table:table-cell office:value-type="float" office:value="3618930" calcext:value-type="float">
            <text:p>3618930</text:p>
          </table:table-cell>
          <table:table-cell/>
          <table:table-cell office:value-type="float" office:value="8457895" calcext:value-type="float">
            <text:p>8457895</text:p>
          </table:table-cell>
          <table:table-cell office:value-type="float" office:value="10454984" calcext:value-type="float">
            <text:p>10454984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460472" calcext:value-type="float">
            <text:p>1460472</text:p>
          </table:table-cell>
          <table:table-cell/>
          <table:table-cell office:value-type="float" office:value="3390391" calcext:value-type="float">
            <text:p>3390391</text:p>
          </table:table-cell>
          <table:table-cell/>
          <table:table-cell office:value-type="float" office:value="8000971" calcext:value-type="float">
            <text:p>8000971</text:p>
          </table:table-cell>
          <table:table-cell/>
          <table:table-cell office:value-type="float" office:value="7869040" calcext:value-type="float">
            <text:p>7869040</text:p>
          </table:table-cell>
          <table:table-cell/>
          <table:table-cell office:value-type="float" office:value="9765601" calcext:value-type="float">
            <text:p>9765601</text:p>
          </table:table-cell>
          <table:table-cell/>
          <table:table-cell office:value-type="float" office:value="3355952" calcext:value-type="float">
            <text:p>3355952</text:p>
          </table:table-cell>
          <table:table-cell/>
          <table:table-cell office:value-type="float" office:value="9402175" calcext:value-type="float">
            <text:p>9402175</text:p>
          </table:table-cell>
          <table:table-cell table:number-columns-repeated="2"/>
          <table:table-cell office:value-type="float" office:value="3553066" calcext:value-type="float">
            <text:p>3553066</text:p>
          </table:table-cell>
          <table:table-cell table:number-columns-repeated="2"/>
          <table:table-cell office:value-type="float" office:value="9220512" calcext:value-type="float">
            <text:p>9220512</text:p>
          </table:table-cell>
          <table:table-cell table:number-columns-repeated="2"/>
          <table:table-cell office:value-type="float" office:value="890369" calcext:value-type="float">
            <text:p>890369</text:p>
          </table:table-cell>
          <table:table-cell/>
          <table:table-cell office:value-type="float" office:value="5226256" calcext:value-type="float">
            <text:p>5226256</text:p>
          </table:table-cell>
          <table:table-cell/>
          <table:table-cell office:value-type="float" office:value="9300377" calcext:value-type="float">
            <text:p>9300377</text:p>
          </table:table-cell>
          <table:table-cell office:value-type="float" office:value="10039528" calcext:value-type="float">
            <text:p>10039528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535119" calcext:value-type="float">
            <text:p>1535119</text:p>
          </table:table-cell>
          <table:table-cell/>
          <table:table-cell office:value-type="float" office:value="2744728" calcext:value-type="float">
            <text:p>2744728</text:p>
          </table:table-cell>
          <table:table-cell/>
          <table:table-cell office:value-type="float" office:value="7269678" calcext:value-type="float">
            <text:p>7269678</text:p>
          </table:table-cell>
          <table:table-cell office:value-type="float" office:value="10557785" calcext:value-type="float">
            <text:p>10557785</text:p>
          </table:table-cell>
          <table:table-cell office:value-type="float" office:value="10429596" calcext:value-type="float">
            <text:p>10429596</text:p>
          </table:table-cell>
          <table:table-cell/>
          <table:table-cell office:value-type="float" office:value="3355952" calcext:value-type="float">
            <text:p>3355952</text:p>
          </table:table-cell>
          <table:table-cell/>
          <table:table-cell office:value-type="float" office:value="9220512" calcext:value-type="float">
            <text:p>9220512</text:p>
          </table:table-cell>
          <table:table-cell table:number-columns-repeated="2"/>
          <table:table-cell office:value-type="float" office:value="3324778" calcext:value-type="float">
            <text:p>3324778</text:p>
          </table:table-cell>
          <table:table-cell table:number-columns-repeated="2"/>
          <table:table-cell office:value-type="float" office:value="9300377" calcext:value-type="float">
            <text:p>9300377</text:p>
          </table:table-cell>
          <table:table-cell/>
          <table:table-cell office:value-type="float" office:value="3379719" calcext:value-type="float">
            <text:p>3379719</text:p>
          </table:table-cell>
          <table:table-cell/>
          <table:table-cell office:value-type="float" office:value="3335105" calcext:value-type="float">
            <text:p>3335105</text:p>
          </table:table-cell>
          <table:table-cell/>
          <table:table-cell office:value-type="float" office:value="9064828" calcext:value-type="float">
            <text:p>9064828</text:p>
          </table:table-cell>
          <table:table-cell office:value-type="float" office:value="10255274" calcext:value-type="float">
            <text:p>10255274</text:p>
          </table:table-cell>
          <table:table-cell table:number-columns-repeated="38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241893" calcext:value-type="float">
            <text:p>1241893</text:p>
          </table:table-cell>
          <table:table-cell/>
          <table:table-cell office:value-type="float" office:value="1215360" calcext:value-type="float">
            <text:p>1215360</text:p>
          </table:table-cell>
          <table:table-cell/>
          <table:table-cell office:value-type="float" office:value="4031308" calcext:value-type="float">
            <text:p>4031308</text:p>
          </table:table-cell>
          <table:table-cell/>
          <table:table-cell office:value-type="float" office:value="3828288" calcext:value-type="float">
            <text:p>3828288</text:p>
          </table:table-cell>
          <table:table-cell/>
          <table:table-cell office:value-type="float" office:value="2976615" calcext:value-type="float">
            <text:p>2976615</text:p>
          </table:table-cell>
          <table:table-cell/>
          <table:table-cell office:value-type="float" office:value="1863404" calcext:value-type="float">
            <text:p>1863404</text:p>
          </table:table-cell>
          <table:table-cell/>
          <table:table-cell office:value-type="float" office:value="2879817" calcext:value-type="float">
            <text:p>2879817</text:p>
          </table:table-cell>
          <table:table-cell table:number-columns-repeated="2"/>
          <table:table-cell office:value-type="float" office:value="2248199" calcext:value-type="float">
            <text:p>2248199</text:p>
          </table:table-cell>
          <table:table-cell table:number-columns-repeated="2"/>
          <table:table-cell office:value-type="float" office:value="2909075" calcext:value-type="float">
            <text:p>2909075</text:p>
          </table:table-cell>
          <table:table-cell/>
          <table:table-cell office:value-type="float" office:value="1810768" calcext:value-type="float">
            <text:p>1810768</text:p>
          </table:table-cell>
          <table:table-cell/>
          <table:table-cell office:value-type="float" office:value="1794877" calcext:value-type="float">
            <text:p>1794877</text:p>
          </table:table-cell>
          <table:table-cell/>
          <table:table-cell office:value-type="float" office:value="3946119" calcext:value-type="float">
            <text:p>3946119</text:p>
          </table:table-cell>
          <table:table-cell/>
          <table:table-cell office:value-type="float" office:value="4338776" calcext:value-type="float">
            <text:p>4338776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413328" calcext:value-type="float">
            <text:p>1413328</text:p>
          </table:table-cell>
          <table:table-cell/>
          <table:table-cell office:value-type="float" office:value="2537792" calcext:value-type="float">
            <text:p>2537792</text:p>
          </table:table-cell>
          <table:table-cell/>
          <table:table-cell office:value-type="float" office:value="5009275" calcext:value-type="float">
            <text:p>5009275</text:p>
          </table:table-cell>
          <table:table-cell/>
          <table:table-cell office:value-type="float" office:value="4842658" calcext:value-type="float">
            <text:p>4842658</text:p>
          </table:table-cell>
          <table:table-cell/>
          <table:table-cell office:value-type="float" office:value="4697018" calcext:value-type="float">
            <text:p>4697018</text:p>
          </table:table-cell>
          <table:table-cell/>
          <table:table-cell office:value-type="float" office:value="2367804" calcext:value-type="float">
            <text:p>2367804</text:p>
          </table:table-cell>
          <table:table-cell/>
          <table:table-cell office:value-type="float" office:value="4509611" calcext:value-type="float">
            <text:p>4509611</text:p>
          </table:table-cell>
          <table:table-cell table:number-columns-repeated="2"/>
          <table:table-cell office:value-type="float" office:value="3043048" calcext:value-type="float">
            <text:p>3043048</text:p>
          </table:table-cell>
          <table:table-cell table:number-columns-repeated="2"/>
          <table:table-cell office:value-type="float" office:value="4900677" calcext:value-type="float">
            <text:p>4900677</text:p>
          </table:table-cell>
          <table:table-cell/>
          <table:table-cell office:value-type="float" office:value="2228370" calcext:value-type="float">
            <text:p>2228370</text:p>
          </table:table-cell>
          <table:table-cell/>
          <table:table-cell office:value-type="float" office:value="2180847" calcext:value-type="float">
            <text:p>2180847</text:p>
          </table:table-cell>
          <table:table-cell/>
          <table:table-cell office:value-type="float" office:value="5535444" calcext:value-type="float">
            <text:p>5535444</text:p>
          </table:table-cell>
          <table:table-cell/>
          <table:table-cell office:value-type="float" office:value="6092991" calcext:value-type="float">
            <text:p>6092991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451540" calcext:value-type="float">
            <text:p>1451540</text:p>
          </table:table-cell>
          <table:table-cell/>
          <table:table-cell office:value-type="float" office:value="3020577" calcext:value-type="float">
            <text:p>3020577</text:p>
          </table:table-cell>
          <table:table-cell/>
          <table:table-cell office:value-type="float" office:value="6479029" calcext:value-type="float">
            <text:p>6479029</text:p>
          </table:table-cell>
          <table:table-cell/>
          <table:table-cell office:value-type="float" office:value="5933071" calcext:value-type="float">
            <text:p>5933071</text:p>
          </table:table-cell>
          <table:table-cell/>
          <table:table-cell office:value-type="float" office:value="6378005" calcext:value-type="float">
            <text:p>6378005</text:p>
          </table:table-cell>
          <table:table-cell/>
          <table:table-cell office:value-type="float" office:value="2937929" calcext:value-type="float">
            <text:p>2937929</text:p>
          </table:table-cell>
          <table:table-cell/>
          <table:table-cell office:value-type="float" office:value="5644567" calcext:value-type="float">
            <text:p>5644567</text:p>
          </table:table-cell>
          <table:table-cell table:number-columns-repeated="2"/>
          <table:table-cell office:value-type="float" office:value="3857514" calcext:value-type="float">
            <text:p>3857514</text:p>
          </table:table-cell>
          <table:table-cell table:number-columns-repeated="2"/>
          <table:table-cell office:value-type="float" office:value="6629029" calcext:value-type="float">
            <text:p>6629029</text:p>
          </table:table-cell>
          <table:table-cell/>
          <table:table-cell office:value-type="float" office:value="2602375" calcext:value-type="float">
            <text:p>2602375</text:p>
          </table:table-cell>
          <table:table-cell/>
          <table:table-cell office:value-type="float" office:value="2510351" calcext:value-type="float">
            <text:p>2510351</text:p>
          </table:table-cell>
          <table:table-cell/>
          <table:table-cell office:value-type="float" office:value="7609754" calcext:value-type="float">
            <text:p>7609754</text:p>
          </table:table-cell>
          <table:table-cell/>
          <table:table-cell office:value-type="float" office:value="8325147" calcext:value-type="float">
            <text:p>8325147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51424" calcext:value-type="float">
            <text:p>1551424</text:p>
          </table:table-cell>
          <table:table-cell/>
          <table:table-cell office:value-type="float" office:value="3346546" calcext:value-type="float">
            <text:p>3346546</text:p>
          </table:table-cell>
          <table:table-cell/>
          <table:table-cell office:value-type="float" office:value="8292998" calcext:value-type="float">
            <text:p>8292998</text:p>
          </table:table-cell>
          <table:table-cell/>
          <table:table-cell office:value-type="float" office:value="7013303" calcext:value-type="float">
            <text:p>7013303</text:p>
          </table:table-cell>
          <table:table-cell/>
          <table:table-cell office:value-type="float" office:value="8431376" calcext:value-type="float">
            <text:p>8431376</text:p>
          </table:table-cell>
          <table:table-cell/>
          <table:table-cell office:value-type="float" office:value="3266376" calcext:value-type="float">
            <text:p>3266376</text:p>
          </table:table-cell>
          <table:table-cell/>
          <table:table-cell office:value-type="float" office:value="7874853" calcext:value-type="float">
            <text:p>7874853</text:p>
          </table:table-cell>
          <table:table-cell table:number-columns-repeated="2"/>
          <table:table-cell office:value-type="float" office:value="4349761" calcext:value-type="float">
            <text:p>4349761</text:p>
          </table:table-cell>
          <table:table-cell table:number-columns-repeated="2"/>
          <table:table-cell office:value-type="float" office:value="8722466" calcext:value-type="float">
            <text:p>8722466</text:p>
          </table:table-cell>
          <table:table-cell/>
          <table:table-cell office:value-type="float" office:value="2550602" calcext:value-type="float">
            <text:p>2550602</text:p>
          </table:table-cell>
          <table:table-cell/>
          <table:table-cell office:value-type="float" office:value="2509617" calcext:value-type="float">
            <text:p>2509617</text:p>
          </table:table-cell>
          <table:table-cell/>
          <table:table-cell office:value-type="float" office:value="8903279" calcext:value-type="float">
            <text:p>8903279</text:p>
          </table:table-cell>
          <table:table-cell/>
          <table:table-cell office:value-type="float" office:value="8912516" calcext:value-type="float">
            <text:p>8912516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92555" calcext:value-type="float">
            <text:p>1592555</text:p>
          </table:table-cell>
          <table:table-cell/>
          <table:table-cell office:value-type="float" office:value="3470953" calcext:value-type="float">
            <text:p>3470953</text:p>
          </table:table-cell>
          <table:table-cell/>
          <table:table-cell office:value-type="float" office:value="9140117" calcext:value-type="float">
            <text:p>9140117</text:p>
          </table:table-cell>
          <table:table-cell/>
          <table:table-cell office:value-type="float" office:value="7477273" calcext:value-type="float">
            <text:p>7477273</text:p>
          </table:table-cell>
          <table:table-cell/>
          <table:table-cell office:value-type="float" office:value="9308497" calcext:value-type="float">
            <text:p>9308497</text:p>
          </table:table-cell>
          <table:table-cell/>
          <table:table-cell office:value-type="float" office:value="1482862" calcext:value-type="float">
            <text:p>1482862</text:p>
          </table:table-cell>
          <table:table-cell/>
          <table:table-cell office:value-type="float" office:value="7529708" calcext:value-type="float">
            <text:p>7529708</text:p>
          </table:table-cell>
          <table:table-cell table:number-columns-repeated="2"/>
          <table:table-cell office:value-type="float" office:value="4611288" calcext:value-type="float">
            <text:p>4611288</text:p>
          </table:table-cell>
          <table:table-cell table:number-columns-repeated="2"/>
          <table:table-cell office:value-type="float" office:value="9349021" calcext:value-type="float">
            <text:p>9349021</text:p>
          </table:table-cell>
          <table:table-cell/>
          <table:table-cell office:value-type="float" office:value="2771120" calcext:value-type="float">
            <text:p>2771120</text:p>
          </table:table-cell>
          <table:table-cell/>
          <table:table-cell office:value-type="float" office:value="2771120" calcext:value-type="float">
            <text:p>2771120</text:p>
          </table:table-cell>
          <table:table-cell/>
          <table:table-cell office:value-type="float" office:value="9308497" calcext:value-type="float">
            <text:p>9308497</text:p>
          </table:table-cell>
          <table:table-cell office:value-type="float" office:value="10339282" calcext:value-type="float">
            <text:p>10339282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68420" calcext:value-type="float">
            <text:p>1568420</text:p>
          </table:table-cell>
          <table:table-cell/>
          <table:table-cell office:value-type="float" office:value="3304067" calcext:value-type="float">
            <text:p>3304067</text:p>
          </table:table-cell>
          <table:table-cell/>
          <table:table-cell office:value-type="float" office:value="7789164" calcext:value-type="float">
            <text:p>7789164</text:p>
          </table:table-cell>
          <table:table-cell/>
          <table:table-cell office:value-type="float" office:value="6359119" calcext:value-type="float">
            <text:p>6359119</text:p>
          </table:table-cell>
          <table:table-cell/>
          <table:table-cell office:value-type="float" office:value="9664580" calcext:value-type="float">
            <text:p>9664580</text:p>
          </table:table-cell>
          <table:table-cell/>
          <table:table-cell office:value-type="float" office:value="3555722" calcext:value-type="float">
            <text:p>3555722</text:p>
          </table:table-cell>
          <table:table-cell/>
          <table:table-cell office:value-type="float" office:value="8190205" calcext:value-type="float">
            <text:p>8190205</text:p>
          </table:table-cell>
          <table:table-cell table:number-columns-repeated="2"/>
          <table:table-cell office:value-type="float" office:value="4347560" calcext:value-type="float">
            <text:p>4347560</text:p>
          </table:table-cell>
          <table:table-cell/>
          <table:table-cell office:value-type="float" office:value="12050878" calcext:value-type="float">
            <text:p>12050878</text:p>
          </table:table-cell>
          <table:table-cell/>
          <table:table-cell office:value-type="float" office:value="2756005" calcext:value-type="float">
            <text:p>2756005</text:p>
          </table:table-cell>
          <table:table-cell/>
          <table:table-cell office:value-type="float" office:value="2701402" calcext:value-type="float">
            <text:p>2701402</text:p>
          </table:table-cell>
          <table:table-cell/>
          <table:table-cell office:value-type="float" office:value="9697312" calcext:value-type="float">
            <text:p>9697312</text:p>
          </table:table-cell>
          <table:table-cell/>
          <table:table-cell office:value-type="float" office:value="9567698" calcext:value-type="float">
            <text:p>9567698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601164" calcext:value-type="float">
            <text:p>1601164</text:p>
          </table:table-cell>
          <table:table-cell/>
          <table:table-cell office:value-type="float" office:value="3436240" calcext:value-type="float">
            <text:p>3436240</text:p>
          </table:table-cell>
          <table:table-cell/>
          <table:table-cell office:value-type="float" office:value="8977721" calcext:value-type="float">
            <text:p>8977721</text:p>
          </table:table-cell>
          <table:table-cell/>
          <table:table-cell office:value-type="float" office:value="7643611" calcext:value-type="float">
            <text:p>7643611</text:p>
          </table:table-cell>
          <table:table-cell/>
          <table:table-cell office:value-type="float" office:value="8793903" calcext:value-type="float">
            <text:p>8793903</text:p>
          </table:table-cell>
          <table:table-cell/>
          <table:table-cell office:value-type="float" office:value="3447273" calcext:value-type="float">
            <text:p>3447273</text:p>
          </table:table-cell>
          <table:table-cell/>
          <table:table-cell office:value-type="float" office:value="2043857" calcext:value-type="float">
            <text:p>2043857</text:p>
          </table:table-cell>
          <table:table-cell table:number-columns-repeated="2"/>
          <table:table-cell office:value-type="float" office:value="4432815" calcext:value-type="float">
            <text:p>4432815</text:p>
          </table:table-cell>
          <table:table-cell/>
          <table:table-cell office:value-type="float" office:value="11072275" calcext:value-type="float">
            <text:p>11072275</text:p>
          </table:table-cell>
          <table:table-cell/>
          <table:table-cell office:value-type="float" office:value="3024831" calcext:value-type="float">
            <text:p>3024831</text:p>
          </table:table-cell>
          <table:table-cell/>
          <table:table-cell office:value-type="float" office:value="3033377" calcext:value-type="float">
            <text:p>3033377</text:p>
          </table:table-cell>
          <table:table-cell/>
          <table:table-cell office:value-type="float" office:value="7817519" calcext:value-type="float">
            <text:p>7817519</text:p>
          </table:table-cell>
          <table:table-cell/>
          <table:table-cell office:value-type="float" office:value="9990553" calcext:value-type="float">
            <text:p>9990553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83746" calcext:value-type="float">
            <text:p>1583746</text:p>
          </table:table-cell>
          <table:table-cell/>
          <table:table-cell office:value-type="float" office:value="3390131" calcext:value-type="float">
            <text:p>3390131</text:p>
          </table:table-cell>
          <table:table-cell/>
          <table:table-cell office:value-type="float" office:value="8325147" calcext:value-type="float">
            <text:p>8325147</text:p>
          </table:table-cell>
          <table:table-cell/>
          <table:table-cell office:value-type="float" office:value="7789164" calcext:value-type="float">
            <text:p>7789164</text:p>
          </table:table-cell>
          <table:table-cell/>
          <table:table-cell office:value-type="float" office:value="8793903" calcext:value-type="float">
            <text:p>8793903</text:p>
          </table:table-cell>
          <table:table-cell/>
          <table:table-cell office:value-type="float" office:value="3407614" calcext:value-type="float">
            <text:p>3407614</text:p>
          </table:table-cell>
          <table:table-cell/>
          <table:table-cell office:value-type="float" office:value="6967792" calcext:value-type="float">
            <text:p>6967792</text:p>
          </table:table-cell>
          <table:table-cell table:number-columns-repeated="2"/>
          <table:table-cell office:value-type="float" office:value="4170264" calcext:value-type="float">
            <text:p>4170264</text:p>
          </table:table-cell>
          <table:table-cell table:number-columns-repeated="2"/>
          <table:table-cell office:value-type="float" office:value="9990553" calcext:value-type="float">
            <text:p>9990553</text:p>
          </table:table-cell>
          <table:table-cell/>
          <table:table-cell office:value-type="float" office:value="3598924" calcext:value-type="float">
            <text:p>3598924</text:p>
          </table:table-cell>
          <table:table-cell/>
          <table:table-cell office:value-type="float" office:value="3604966" calcext:value-type="float">
            <text:p>3604966</text:p>
          </table:table-cell>
          <table:table-cell/>
          <table:table-cell office:value-type="float" office:value="9024882" calcext:value-type="float">
            <text:p>9024882</text:p>
          </table:table-cell>
          <table:table-cell/>
          <table:table-cell office:value-type="float" office:value="9472740" calcext:value-type="float">
            <text:p>9472740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539744" calcext:value-type="float">
            <text:p>1539744</text:p>
          </table:table-cell>
          <table:table-cell/>
          <table:table-cell office:value-type="float" office:value="3209024" calcext:value-type="float">
            <text:p>3209024</text:p>
          </table:table-cell>
          <table:table-cell/>
          <table:table-cell office:value-type="float" office:value="7933034" calcext:value-type="float">
            <text:p>7933034</text:p>
          </table:table-cell>
          <table:table-cell/>
          <table:table-cell office:value-type="float" office:value="8261095" calcext:value-type="float">
            <text:p>8261095</text:p>
          </table:table-cell>
          <table:table-cell/>
          <table:table-cell office:value-type="float" office:value="9990553" calcext:value-type="float">
            <text:p>9990553</text:p>
          </table:table-cell>
          <table:table-cell/>
          <table:table-cell office:value-type="float" office:value="3423913" calcext:value-type="float">
            <text:p>3423913</text:p>
          </table:table-cell>
          <table:table-cell/>
          <table:table-cell office:value-type="float" office:value="8977721" calcext:value-type="float">
            <text:p>8977721</text:p>
          </table:table-cell>
          <table:table-cell table:number-columns-repeated="2"/>
          <table:table-cell office:value-type="float" office:value="3871422" calcext:value-type="float">
            <text:p>3871422</text:p>
          </table:table-cell>
          <table:table-cell table:number-columns-repeated="2"/>
          <table:table-cell office:value-type="float" office:value="9483197" calcext:value-type="float">
            <text:p>9483197</text:p>
          </table:table-cell>
          <table:table-cell/>
          <table:table-cell office:value-type="float" office:value="2921939" calcext:value-type="float">
            <text:p>2921939</text:p>
          </table:table-cell>
          <table:table-cell/>
          <table:table-cell office:value-type="float" office:value="5277002" calcext:value-type="float">
            <text:p>5277002</text:p>
          </table:table-cell>
          <table:table-cell/>
          <table:table-cell office:value-type="float" office:value="7999524" calcext:value-type="float">
            <text:p>7999524</text:p>
          </table:table-cell>
          <table:table-cell office:value-type="float" office:value="10143926" calcext:value-type="float">
            <text:p>10143926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576769" calcext:value-type="float">
            <text:p>1576769</text:p>
          </table:table-cell>
          <table:table-cell/>
          <table:table-cell office:value-type="float" office:value="3272598" calcext:value-type="float">
            <text:p>3272598</text:p>
          </table:table-cell>
          <table:table-cell/>
          <table:table-cell office:value-type="float" office:value="7013303" calcext:value-type="float">
            <text:p>7013303</text:p>
          </table:table-cell>
          <table:table-cell office:value-type="float" office:value="10339282" calcext:value-type="float">
            <text:p>10339282</text:p>
          </table:table-cell>
          <table:table-cell office:value-type="float" office:value="10351742" calcext:value-type="float">
            <text:p>10351742</text:p>
          </table:table-cell>
          <table:table-cell/>
          <table:table-cell office:value-type="float" office:value="3519302" calcext:value-type="float">
            <text:p>3519302</text:p>
          </table:table-cell>
          <table:table-cell/>
          <table:table-cell office:value-type="float" office:value="7761014" calcext:value-type="float">
            <text:p>7761014</text:p>
          </table:table-cell>
          <table:table-cell table:number-columns-repeated="2"/>
          <table:table-cell office:value-type="float" office:value="3536690" calcext:value-type="float">
            <text:p>3536690</text:p>
          </table:table-cell>
          <table:table-cell table:number-columns-repeated="2"/>
          <table:table-cell office:value-type="float" office:value="7911115" calcext:value-type="float">
            <text:p>7911115</text:p>
          </table:table-cell>
          <table:table-cell/>
          <table:table-cell office:value-type="float" office:value="3384788" calcext:value-type="float">
            <text:p>3384788</text:p>
          </table:table-cell>
          <table:table-cell/>
          <table:table-cell office:value-type="float" office:value="3261415" calcext:value-type="float">
            <text:p>3261415</text:p>
          </table:table-cell>
          <table:table-cell/>
          <table:table-cell office:value-type="float" office:value="8128206" calcext:value-type="float">
            <text:p>8128206</text:p>
          </table:table-cell>
          <table:table-cell/>
          <table:table-cell office:value-type="float" office:value="9179186" calcext:value-type="float">
            <text:p>9179186</text:p>
          </table:table-cell>
          <table:table-cell table:number-columns-repeated="37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243493" calcext:value-type="float">
            <text:p>1243493</text:p>
          </table:table-cell>
          <table:table-cell/>
          <table:table-cell office:value-type="float" office:value="2287049" calcext:value-type="float">
            <text:p>2287049</text:p>
          </table:table-cell>
          <table:table-cell/>
          <table:table-cell office:value-type="float" office:value="3996428" calcext:value-type="float">
            <text:p>3996428</text:p>
          </table:table-cell>
          <table:table-cell/>
          <table:table-cell office:value-type="float" office:value="3377339" calcext:value-type="float">
            <text:p>3377339</text:p>
          </table:table-cell>
          <table:table-cell/>
          <table:table-cell office:value-type="float" office:value="2782703" calcext:value-type="float">
            <text:p>2782703</text:p>
          </table:table-cell>
          <table:table-cell/>
          <table:table-cell office:value-type="float" office:value="1842581" calcext:value-type="float">
            <text:p>1842581</text:p>
          </table:table-cell>
          <table:table-cell/>
          <table:table-cell office:value-type="float" office:value="2758132" calcext:value-type="float">
            <text:p>2758132</text:p>
          </table:table-cell>
          <table:table-cell table:number-columns-repeated="2"/>
          <table:table-cell office:value-type="float" office:value="1581385" calcext:value-type="float">
            <text:p>1581385</text:p>
          </table:table-cell>
          <table:table-cell table:number-columns-repeated="2"/>
          <table:table-cell office:value-type="float" office:value="2769246" calcext:value-type="float">
            <text:p>2769246</text:p>
          </table:table-cell>
          <table:table-cell/>
          <table:table-cell office:value-type="float" office:value="1894391" calcext:value-type="float">
            <text:p>1894391</text:p>
          </table:table-cell>
          <table:table-cell/>
          <table:table-cell office:value-type="float" office:value="1872096" calcext:value-type="float">
            <text:p>1872096</text:p>
          </table:table-cell>
          <table:table-cell/>
          <table:table-cell office:value-type="float" office:value="3912691" calcext:value-type="float">
            <text:p>3912691</text:p>
          </table:table-cell>
          <table:table-cell/>
          <table:table-cell office:value-type="float" office:value="4180214" calcext:value-type="float">
            <text:p>4180214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409479" calcext:value-type="float">
            <text:p>1409479</text:p>
          </table:table-cell>
          <table:table-cell/>
          <table:table-cell office:value-type="float" office:value="2745350" calcext:value-type="float">
            <text:p>2745350</text:p>
          </table:table-cell>
          <table:table-cell/>
          <table:table-cell office:value-type="float" office:value="5535098" calcext:value-type="float">
            <text:p>5535098</text:p>
          </table:table-cell>
          <table:table-cell/>
          <table:table-cell office:value-type="float" office:value="4906002" calcext:value-type="float">
            <text:p>4906002</text:p>
          </table:table-cell>
          <table:table-cell/>
          <table:table-cell office:value-type="float" office:value="4617244" calcext:value-type="float">
            <text:p>4617244</text:p>
          </table:table-cell>
          <table:table-cell/>
          <table:table-cell office:value-type="float" office:value="2429346" calcext:value-type="float">
            <text:p>2429346</text:p>
          </table:table-cell>
          <table:table-cell/>
          <table:table-cell office:value-type="float" office:value="4487004" calcext:value-type="float">
            <text:p>4487004</text:p>
          </table:table-cell>
          <table:table-cell table:number-columns-repeated="2"/>
          <table:table-cell office:value-type="float" office:value="3162828" calcext:value-type="float">
            <text:p>3162828</text:p>
          </table:table-cell>
          <table:table-cell table:number-columns-repeated="2"/>
          <table:table-cell office:value-type="float" office:value="4515307" calcext:value-type="float">
            <text:p>4515307</text:p>
          </table:table-cell>
          <table:table-cell/>
          <table:table-cell office:value-type="float" office:value="1589579" calcext:value-type="float">
            <text:p>1589579</text:p>
          </table:table-cell>
          <table:table-cell/>
          <table:table-cell office:value-type="float" office:value="2251973" calcext:value-type="float">
            <text:p>2251973</text:p>
          </table:table-cell>
          <table:table-cell/>
          <table:table-cell office:value-type="float" office:value="5696610" calcext:value-type="float">
            <text:p>5696610</text:p>
          </table:table-cell>
          <table:table-cell/>
          <table:table-cell office:value-type="float" office:value="5971855" calcext:value-type="float">
            <text:p>5971855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493797" calcext:value-type="float">
            <text:p>1493797</text:p>
          </table:table-cell>
          <table:table-cell/>
          <table:table-cell office:value-type="float" office:value="3129412" calcext:value-type="float">
            <text:p>3129412</text:p>
          </table:table-cell>
          <table:table-cell/>
          <table:table-cell office:value-type="float" office:value="6672297" calcext:value-type="float">
            <text:p>6672297</text:p>
          </table:table-cell>
          <table:table-cell/>
          <table:table-cell office:value-type="float" office:value="5625724" calcext:value-type="float">
            <text:p>5625724</text:p>
          </table:table-cell>
          <table:table-cell/>
          <table:table-cell office:value-type="float" office:value="6151473" calcext:value-type="float">
            <text:p>6151473</text:p>
          </table:table-cell>
          <table:table-cell/>
          <table:table-cell office:value-type="float" office:value="2900630" calcext:value-type="float">
            <text:p>2900630</text:p>
          </table:table-cell>
          <table:table-cell/>
          <table:table-cell office:value-type="float" office:value="5649775" calcext:value-type="float">
            <text:p>5649775</text:p>
          </table:table-cell>
          <table:table-cell table:number-columns-repeated="2"/>
          <table:table-cell office:value-type="float" office:value="3901141" calcext:value-type="float">
            <text:p>3901141</text:p>
          </table:table-cell>
          <table:table-cell table:number-columns-repeated="2"/>
          <table:table-cell office:value-type="float" office:value="6263611" calcext:value-type="float">
            <text:p>6263611</text:p>
          </table:table-cell>
          <table:table-cell/>
          <table:table-cell office:value-type="float" office:value="2500779" calcext:value-type="float">
            <text:p>2500779</text:p>
          </table:table-cell>
          <table:table-cell/>
          <table:table-cell office:value-type="float" office:value="2429346" calcext:value-type="float">
            <text:p>2429346</text:p>
          </table:table-cell>
          <table:table-cell/>
          <table:table-cell office:value-type="float" office:value="6706156" calcext:value-type="float">
            <text:p>6706156</text:p>
          </table:table-cell>
          <table:table-cell/>
          <table:table-cell office:value-type="float" office:value="6680080" calcext:value-type="float">
            <text:p>6680080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53782" calcext:value-type="float">
            <text:p>1553782</text:p>
          </table:table-cell>
          <table:table-cell/>
          <table:table-cell office:value-type="float" office:value="3230631" calcext:value-type="float">
            <text:p>3230631</text:p>
          </table:table-cell>
          <table:table-cell/>
          <table:table-cell office:value-type="float" office:value="7656576" calcext:value-type="float">
            <text:p>7656576</text:p>
          </table:table-cell>
          <table:table-cell/>
          <table:table-cell office:value-type="float" office:value="5826043" calcext:value-type="float">
            <text:p>5826043</text:p>
          </table:table-cell>
          <table:table-cell/>
          <table:table-cell office:value-type="float" office:value="7683972" calcext:value-type="float">
            <text:p>7683972</text:p>
          </table:table-cell>
          <table:table-cell/>
          <table:table-cell office:value-type="float" office:value="3266876" calcext:value-type="float">
            <text:p>3266876</text:p>
          </table:table-cell>
          <table:table-cell/>
          <table:table-cell office:value-type="float" office:value="6836927" calcext:value-type="float">
            <text:p>6836927</text:p>
          </table:table-cell>
          <table:table-cell table:number-columns-repeated="2"/>
          <table:table-cell office:value-type="float" office:value="4408705" calcext:value-type="float">
            <text:p>4408705</text:p>
          </table:table-cell>
          <table:table-cell table:number-columns-repeated="2"/>
          <table:table-cell office:value-type="float" office:value="7392988" calcext:value-type="float">
            <text:p>7392988</text:p>
          </table:table-cell>
          <table:table-cell/>
          <table:table-cell office:value-type="float" office:value="2612190" calcext:value-type="float">
            <text:p>2612190</text:p>
          </table:table-cell>
          <table:table-cell/>
          <table:table-cell office:value-type="float" office:value="2582349" calcext:value-type="float">
            <text:p>2582349</text:p>
          </table:table-cell>
          <table:table-cell/>
          <table:table-cell office:value-type="float" office:value="7301864" calcext:value-type="float">
            <text:p>7301864</text:p>
          </table:table-cell>
          <table:table-cell/>
          <table:table-cell office:value-type="float" office:value="7921350" calcext:value-type="float">
            <text:p>7921350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207146" calcext:value-type="float">
            <text:p>1207146</text:p>
          </table:table-cell>
          <table:table-cell/>
          <table:table-cell office:value-type="float" office:value="3442303" calcext:value-type="float">
            <text:p>3442303</text:p>
          </table:table-cell>
          <table:table-cell/>
          <table:table-cell office:value-type="float" office:value="7612471" calcext:value-type="float">
            <text:p>7612471</text:p>
          </table:table-cell>
          <table:table-cell/>
          <table:table-cell office:value-type="float" office:value="5971855" calcext:value-type="float">
            <text:p>5971855</text:p>
          </table:table-cell>
          <table:table-cell/>
          <table:table-cell office:value-type="float" office:value="8173861" calcext:value-type="float">
            <text:p>8173861</text:p>
          </table:table-cell>
          <table:table-cell/>
          <table:table-cell office:value-type="float" office:value="3491981" calcext:value-type="float">
            <text:p>3491981</text:p>
          </table:table-cell>
          <table:table-cell/>
          <table:table-cell office:value-type="float" office:value="7656576" calcext:value-type="float">
            <text:p>7656576</text:p>
          </table:table-cell>
          <table:table-cell table:number-columns-repeated="2"/>
          <table:table-cell office:value-type="float" office:value="4713521" calcext:value-type="float">
            <text:p>4713521</text:p>
          </table:table-cell>
          <table:table-cell table:number-columns-repeated="2"/>
          <table:table-cell office:value-type="float" office:value="8447153" calcext:value-type="float">
            <text:p>8447153</text:p>
          </table:table-cell>
          <table:table-cell/>
          <table:table-cell office:value-type="float" office:value="2752828" calcext:value-type="float">
            <text:p>2752828</text:p>
          </table:table-cell>
          <table:table-cell/>
          <table:table-cell office:value-type="float" office:value="2625764" calcext:value-type="float">
            <text:p>2625764</text:p>
          </table:table-cell>
          <table:table-cell/>
          <table:table-cell office:value-type="float" office:value="7774379" calcext:value-type="float">
            <text:p>7774379</text:p>
          </table:table-cell>
          <table:table-cell/>
          <table:table-cell office:value-type="float" office:value="8811067" calcext:value-type="float">
            <text:p>8811067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84448" calcext:value-type="float">
            <text:p>1584448</text:p>
          </table:table-cell>
          <table:table-cell/>
          <table:table-cell office:value-type="float" office:value="3382659" calcext:value-type="float">
            <text:p>3382659</text:p>
          </table:table-cell>
          <table:table-cell/>
          <table:table-cell office:value-type="float" office:value="7434579" calcext:value-type="float">
            <text:p>7434579</text:p>
          </table:table-cell>
          <table:table-cell/>
          <table:table-cell office:value-type="float" office:value="6522830" calcext:value-type="float">
            <text:p>6522830</text:p>
          </table:table-cell>
          <table:table-cell/>
          <table:table-cell office:value-type="float" office:value="8734909" calcext:value-type="float">
            <text:p>8734909</text:p>
          </table:table-cell>
          <table:table-cell/>
          <table:table-cell office:value-type="float" office:value="3571100" calcext:value-type="float">
            <text:p>3571100</text:p>
          </table:table-cell>
          <table:table-cell/>
          <table:table-cell office:value-type="float" office:value="7831080" calcext:value-type="float">
            <text:p>7831080</text:p>
          </table:table-cell>
          <table:table-cell table:number-columns-repeated="2"/>
          <table:table-cell office:value-type="float" office:value="4638436" calcext:value-type="float">
            <text:p>4638436</text:p>
          </table:table-cell>
          <table:table-cell table:number-columns-repeated="2"/>
          <table:table-cell office:value-type="float" office:value="8962759" calcext:value-type="float">
            <text:p>8962759</text:p>
          </table:table-cell>
          <table:table-cell/>
          <table:table-cell office:value-type="float" office:value="2794017" calcext:value-type="float">
            <text:p>2794017</text:p>
          </table:table-cell>
          <table:table-cell/>
          <table:table-cell office:value-type="float" office:value="2730948" calcext:value-type="float">
            <text:p>2730948</text:p>
          </table:table-cell>
          <table:table-cell/>
          <table:table-cell office:value-type="float" office:value="3114661" calcext:value-type="float">
            <text:p>3114661</text:p>
          </table:table-cell>
          <table:table-cell/>
          <table:table-cell office:value-type="float" office:value="8603675" calcext:value-type="float">
            <text:p>8603675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61549" calcext:value-type="float">
            <text:p>1561549</text:p>
          </table:table-cell>
          <table:table-cell/>
          <table:table-cell office:value-type="float" office:value="3424463" calcext:value-type="float">
            <text:p>3424463</text:p>
          </table:table-cell>
          <table:table-cell/>
          <table:table-cell office:value-type="float" office:value="7845385" calcext:value-type="float">
            <text:p>7845385</text:p>
          </table:table-cell>
          <table:table-cell/>
          <table:table-cell office:value-type="float" office:value="6680080" calcext:value-type="float">
            <text:p>6680080</text:p>
          </table:table-cell>
          <table:table-cell/>
          <table:table-cell office:value-type="float" office:value="8660056" calcext:value-type="float">
            <text:p>8660056</text:p>
          </table:table-cell>
          <table:table-cell/>
          <table:table-cell office:value-type="float" office:value="3477139" calcext:value-type="float">
            <text:p>3477139</text:p>
          </table:table-cell>
          <table:table-cell/>
          <table:table-cell office:value-type="float" office:value="3210107" calcext:value-type="float">
            <text:p>3210107</text:p>
          </table:table-cell>
          <table:table-cell table:number-columns-repeated="2"/>
          <table:table-cell office:value-type="float" office:value="4571782" calcext:value-type="float">
            <text:p>4571782</text:p>
          </table:table-cell>
          <table:table-cell/>
          <table:table-cell office:value-type="float" office:value="10957907" calcext:value-type="float">
            <text:p>10957907</text:p>
          </table:table-cell>
          <table:table-cell/>
          <table:table-cell office:value-type="float" office:value="2856263" calcext:value-type="float">
            <text:p>2856263</text:p>
          </table:table-cell>
          <table:table-cell/>
          <table:table-cell office:value-type="float" office:value="2900630" calcext:value-type="float">
            <text:p>2900630</text:p>
          </table:table-cell>
          <table:table-cell/>
          <table:table-cell office:value-type="float" office:value="8047509" calcext:value-type="float">
            <text:p>8047509</text:p>
          </table:table-cell>
          <table:table-cell/>
          <table:table-cell office:value-type="float" office:value="8793028" calcext:value-type="float">
            <text:p>8793028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97413" calcext:value-type="float">
            <text:p>1597413</text:p>
          </table:table-cell>
          <table:table-cell/>
          <table:table-cell office:value-type="float" office:value="3346419" calcext:value-type="float">
            <text:p>3346419</text:p>
          </table:table-cell>
          <table:table-cell/>
          <table:table-cell office:value-type="float" office:value="7625987" calcext:value-type="float">
            <text:p>7625987</text:p>
          </table:table-cell>
          <table:table-cell/>
          <table:table-cell office:value-type="float" office:value="6761583" calcext:value-type="float">
            <text:p>6761583</text:p>
          </table:table-cell>
          <table:table-cell/>
          <table:table-cell office:value-type="float" office:value="8677553" calcext:value-type="float">
            <text:p>8677553</text:p>
          </table:table-cell>
          <table:table-cell/>
          <table:table-cell office:value-type="float" office:value="3543113" calcext:value-type="float">
            <text:p>3543113</text:p>
          </table:table-cell>
          <table:table-cell/>
          <table:table-cell office:value-type="float" office:value="8240513" calcext:value-type="float">
            <text:p>8240513</text:p>
          </table:table-cell>
          <table:table-cell table:number-columns-repeated="2"/>
          <table:table-cell office:value-type="float" office:value="4404184" calcext:value-type="float">
            <text:p>4404184</text:p>
          </table:table-cell>
          <table:table-cell/>
          <table:table-cell office:value-type="float" office:value="10476771" calcext:value-type="float">
            <text:p>10476771</text:p>
          </table:table-cell>
          <table:table-cell/>
          <table:table-cell office:value-type="float" office:value="3100608" calcext:value-type="float">
            <text:p>3100608</text:p>
          </table:table-cell>
          <table:table-cell/>
          <table:table-cell office:value-type="float" office:value="3081698" calcext:value-type="float">
            <text:p>3081698</text:p>
          </table:table-cell>
          <table:table-cell/>
          <table:table-cell office:value-type="float" office:value="7642951" calcext:value-type="float">
            <text:p>7642951</text:p>
          </table:table-cell>
          <table:table-cell/>
          <table:table-cell office:value-type="float" office:value="8360824" calcext:value-type="float">
            <text:p>8360824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547902" calcext:value-type="float">
            <text:p>1547902</text:p>
          </table:table-cell>
          <table:table-cell/>
          <table:table-cell office:value-type="float" office:value="3311586" calcext:value-type="float">
            <text:p>3311586</text:p>
          </table:table-cell>
          <table:table-cell/>
          <table:table-cell office:value-type="float" office:value="2981164" calcext:value-type="float">
            <text:p>2981164</text:p>
          </table:table-cell>
          <table:table-cell/>
          <table:table-cell office:value-type="float" office:value="6281934" calcext:value-type="float">
            <text:p>6281934</text:p>
          </table:table-cell>
          <table:table-cell/>
          <table:table-cell office:value-type="float" office:value="7277121" calcext:value-type="float">
            <text:p>7277121</text:p>
          </table:table-cell>
          <table:table-cell/>
          <table:table-cell office:value-type="float" office:value="3253266" calcext:value-type="float">
            <text:p>3253266</text:p>
          </table:table-cell>
          <table:table-cell/>
          <table:table-cell office:value-type="float" office:value="5761565" calcext:value-type="float">
            <text:p>5761565</text:p>
          </table:table-cell>
          <table:table-cell table:number-columns-repeated="2"/>
          <table:table-cell office:value-type="float" office:value="4158963" calcext:value-type="float">
            <text:p>4158963</text:p>
          </table:table-cell>
          <table:table-cell table:number-columns-repeated="2"/>
          <table:table-cell office:value-type="float" office:value="9368423" calcext:value-type="float">
            <text:p>9368423</text:p>
          </table:table-cell>
          <table:table-cell/>
          <table:table-cell office:value-type="float" office:value="3522048" calcext:value-type="float">
            <text:p>3522048</text:p>
          </table:table-cell>
          <table:table-cell/>
          <table:table-cell office:value-type="float" office:value="3319264" calcext:value-type="float">
            <text:p>3319264</text:p>
          </table:table-cell>
          <table:table-cell/>
          <table:table-cell office:value-type="float" office:value="7612471" calcext:value-type="float">
            <text:p>7612471</text:p>
          </table:table-cell>
          <table:table-cell/>
          <table:table-cell office:value-type="float" office:value="8328399" calcext:value-type="float">
            <text:p>8328399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559848" calcext:value-type="float">
            <text:p>1559848</text:p>
          </table:table-cell>
          <table:table-cell/>
          <table:table-cell office:value-type="float" office:value="3230631" calcext:value-type="float">
            <text:p>3230631</text:p>
          </table:table-cell>
          <table:table-cell/>
          <table:table-cell office:value-type="float" office:value="6615769" calcext:value-type="float">
            <text:p>6615769</text:p>
          </table:table-cell>
          <table:table-cell/>
          <table:table-cell office:value-type="float" office:value="7197849" calcext:value-type="float">
            <text:p>7197849</text:p>
          </table:table-cell>
          <table:table-cell/>
          <table:table-cell office:value-type="float" office:value="8162211" calcext:value-type="float">
            <text:p>8162211</text:p>
          </table:table-cell>
          <table:table-cell/>
          <table:table-cell office:value-type="float" office:value="2102591" calcext:value-type="float">
            <text:p>2102591</text:p>
          </table:table-cell>
          <table:table-cell/>
          <table:table-cell office:value-type="float" office:value="7123239" calcext:value-type="float">
            <text:p>7123239</text:p>
          </table:table-cell>
          <table:table-cell table:number-columns-repeated="2"/>
          <table:table-cell office:value-type="float" office:value="3950479" calcext:value-type="float">
            <text:p>3950479</text:p>
          </table:table-cell>
          <table:table-cell table:number-columns-repeated="2"/>
          <table:table-cell office:value-type="float" office:value="8681938" calcext:value-type="float">
            <text:p>8681938</text:p>
          </table:table-cell>
          <table:table-cell/>
          <table:table-cell office:value-type="float" office:value="3013586" calcext:value-type="float">
            <text:p>3013586</text:p>
          </table:table-cell>
          <table:table-cell/>
          <table:table-cell office:value-type="float" office:value="5113352" calcext:value-type="float">
            <text:p>5113352</text:p>
          </table:table-cell>
          <table:table-cell/>
          <table:table-cell office:value-type="float" office:value="6649056" calcext:value-type="float">
            <text:p>6649056</text:p>
          </table:table-cell>
          <table:table-cell/>
          <table:table-cell office:value-type="float" office:value="7760332" calcext:value-type="float">
            <text:p>7760332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539855" calcext:value-type="float">
            <text:p>1539855</text:p>
          </table:table-cell>
          <table:table-cell/>
          <table:table-cell office:value-type="float" office:value="3105653" calcext:value-type="float">
            <text:p>3105653</text:p>
          </table:table-cell>
          <table:table-cell/>
          <table:table-cell office:value-type="float" office:value="5461198" calcext:value-type="float">
            <text:p>5461198</text:p>
          </table:table-cell>
          <table:table-cell/>
          <table:table-cell office:value-type="float" office:value="7612471" calcext:value-type="float">
            <text:p>7612471</text:p>
          </table:table-cell>
          <table:table-cell/>
          <table:table-cell office:value-type="float" office:value="7476641" calcext:value-type="float">
            <text:p>7476641</text:p>
          </table:table-cell>
          <table:table-cell/>
          <table:table-cell office:value-type="float" office:value="3387995" calcext:value-type="float">
            <text:p>3387995</text:p>
          </table:table-cell>
          <table:table-cell/>
          <table:table-cell office:value-type="float" office:value="6015769" calcext:value-type="float">
            <text:p>6015769</text:p>
          </table:table-cell>
          <table:table-cell table:number-columns-repeated="2"/>
          <table:table-cell office:value-type="float" office:value="3365430" calcext:value-type="float">
            <text:p>3365430</text:p>
          </table:table-cell>
          <table:table-cell table:number-columns-repeated="2"/>
          <table:table-cell office:value-type="float" office:value="6149271" calcext:value-type="float">
            <text:p>6149271</text:p>
          </table:table-cell>
          <table:table-cell/>
          <table:table-cell office:value-type="float" office:value="3205315" calcext:value-type="float">
            <text:p>3205315</text:p>
          </table:table-cell>
          <table:table-cell/>
          <table:table-cell office:value-type="float" office:value="3022599" calcext:value-type="float">
            <text:p>3022599</text:p>
          </table:table-cell>
          <table:table-cell/>
          <table:table-cell office:value-type="float" office:value="5843879" calcext:value-type="float">
            <text:p>5843879</text:p>
          </table:table-cell>
          <table:table-cell/>
          <table:table-cell office:value-type="float" office:value="6339889" calcext:value-type="float">
            <text:p>6339889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255480" calcext:value-type="float">
            <text:p>1255480</text:p>
          </table:table-cell>
          <table:table-cell/>
          <table:table-cell office:value-type="float" office:value="2251207" calcext:value-type="float">
            <text:p>2251207</text:p>
          </table:table-cell>
          <table:table-cell/>
          <table:table-cell office:value-type="float" office:value="3723903" calcext:value-type="float">
            <text:p>3723903</text:p>
          </table:table-cell>
          <table:table-cell/>
          <table:table-cell office:value-type="float" office:value="3297857" calcext:value-type="float">
            <text:p>3297857</text:p>
          </table:table-cell>
          <table:table-cell/>
          <table:table-cell office:value-type="float" office:value="2572066" calcext:value-type="float">
            <text:p>2572066</text:p>
          </table:table-cell>
          <table:table-cell/>
          <table:table-cell office:value-type="float" office:value="1528335" calcext:value-type="float">
            <text:p>1528335</text:p>
          </table:table-cell>
          <table:table-cell/>
          <table:table-cell office:value-type="float" office:value="2548978" calcext:value-type="float">
            <text:p>2548978</text:p>
          </table:table-cell>
          <table:table-cell table:number-columns-repeated="2"/>
          <table:table-cell office:value-type="float" office:value="2238156" calcext:value-type="float">
            <text:p>2238156</text:p>
          </table:table-cell>
          <table:table-cell table:number-columns-repeated="2"/>
          <table:table-cell office:value-type="float" office:value="2606405" calcext:value-type="float">
            <text:p>2606405</text:p>
          </table:table-cell>
          <table:table-cell/>
          <table:table-cell office:value-type="float" office:value="1572326" calcext:value-type="float">
            <text:p>1572326</text:p>
          </table:table-cell>
          <table:table-cell/>
          <table:table-cell office:value-type="float" office:value="1840095" calcext:value-type="float">
            <text:p>1840095</text:p>
          </table:table-cell>
          <table:table-cell/>
          <table:table-cell office:value-type="float" office:value="3581823" calcext:value-type="float">
            <text:p>3581823</text:p>
          </table:table-cell>
          <table:table-cell/>
          <table:table-cell office:value-type="float" office:value="3597574" calcext:value-type="float">
            <text:p>3597574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379864" calcext:value-type="float">
            <text:p>1379864</text:p>
          </table:table-cell>
          <table:table-cell/>
          <table:table-cell office:value-type="float" office:value="2174143" calcext:value-type="float">
            <text:p>2174143</text:p>
          </table:table-cell>
          <table:table-cell/>
          <table:table-cell office:value-type="float" office:value="4488649" calcext:value-type="float">
            <text:p>4488649</text:p>
          </table:table-cell>
          <table:table-cell/>
          <table:table-cell office:value-type="float" office:value="4231596" calcext:value-type="float">
            <text:p>4231596</text:p>
          </table:table-cell>
          <table:table-cell/>
          <table:table-cell office:value-type="float" office:value="3787530" calcext:value-type="float">
            <text:p>3787530</text:p>
          </table:table-cell>
          <table:table-cell/>
          <table:table-cell office:value-type="float" office:value="2391772" calcext:value-type="float">
            <text:p>2391772</text:p>
          </table:table-cell>
          <table:table-cell/>
          <table:table-cell office:value-type="float" office:value="3698649" calcext:value-type="float">
            <text:p>3698649</text:p>
          </table:table-cell>
          <table:table-cell table:number-columns-repeated="2"/>
          <table:table-cell office:value-type="float" office:value="3164228" calcext:value-type="float">
            <text:p>3164228</text:p>
          </table:table-cell>
          <table:table-cell table:number-columns-repeated="2"/>
          <table:table-cell office:value-type="float" office:value="3705430" calcext:value-type="float">
            <text:p>3705430</text:p>
          </table:table-cell>
          <table:table-cell/>
          <table:table-cell office:value-type="float" office:value="2131655" calcext:value-type="float">
            <text:p>2131655</text:p>
          </table:table-cell>
          <table:table-cell/>
          <table:table-cell office:value-type="float" office:value="2123356" calcext:value-type="float">
            <text:p>2123356</text:p>
          </table:table-cell>
          <table:table-cell/>
          <table:table-cell office:value-type="float" office:value="4947544" calcext:value-type="float">
            <text:p>4947544</text:p>
          </table:table-cell>
          <table:table-cell/>
          <table:table-cell office:value-type="float" office:value="5022761" calcext:value-type="float">
            <text:p>5022761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279606" calcext:value-type="float">
            <text:p>1279606</text:p>
          </table:table-cell>
          <table:table-cell/>
          <table:table-cell office:value-type="float" office:value="3018564" calcext:value-type="float">
            <text:p>3018564</text:p>
          </table:table-cell>
          <table:table-cell/>
          <table:table-cell office:value-type="float" office:value="5765244" calcext:value-type="float">
            <text:p>5765244</text:p>
          </table:table-cell>
          <table:table-cell/>
          <table:table-cell office:value-type="float" office:value="3344727" calcext:value-type="float">
            <text:p>3344727</text:p>
          </table:table-cell>
          <table:table-cell/>
          <table:table-cell office:value-type="float" office:value="4801658" calcext:value-type="float">
            <text:p>4801658</text:p>
          </table:table-cell>
          <table:table-cell/>
          <table:table-cell office:value-type="float" office:value="2773002" calcext:value-type="float">
            <text:p>2773002</text:p>
          </table:table-cell>
          <table:table-cell/>
          <table:table-cell office:value-type="float" office:value="4743326" calcext:value-type="float">
            <text:p>4743326</text:p>
          </table:table-cell>
          <table:table-cell table:number-columns-repeated="2"/>
          <table:table-cell office:value-type="float" office:value="3879035" calcext:value-type="float">
            <text:p>3879035</text:p>
          </table:table-cell>
          <table:table-cell table:number-columns-repeated="2"/>
          <table:table-cell office:value-type="float" office:value="5139206" calcext:value-type="float">
            <text:p>5139206</text:p>
          </table:table-cell>
          <table:table-cell/>
          <table:table-cell office:value-type="float" office:value="2481599" calcext:value-type="float">
            <text:p>2481599</text:p>
          </table:table-cell>
          <table:table-cell/>
          <table:table-cell office:value-type="float" office:value="2412935" calcext:value-type="float">
            <text:p>2412935</text:p>
          </table:table-cell>
          <table:table-cell/>
          <table:table-cell office:value-type="float" office:value="5661696" calcext:value-type="float">
            <text:p>5661696</text:p>
          </table:table-cell>
          <table:table-cell/>
          <table:table-cell office:value-type="float" office:value="6233844" calcext:value-type="float">
            <text:p>6233844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30377" calcext:value-type="float">
            <text:p>1530377</text:p>
          </table:table-cell>
          <table:table-cell/>
          <table:table-cell office:value-type="float" office:value="3255981" calcext:value-type="float">
            <text:p>3255981</text:p>
          </table:table-cell>
          <table:table-cell/>
          <table:table-cell office:value-type="float" office:value="6585093" calcext:value-type="float">
            <text:p>6585093</text:p>
          </table:table-cell>
          <table:table-cell/>
          <table:table-cell office:value-type="float" office:value="5508305" calcext:value-type="float">
            <text:p>5508305</text:p>
          </table:table-cell>
          <table:table-cell/>
          <table:table-cell office:value-type="float" office:value="6356080" calcext:value-type="float">
            <text:p>6356080</text:p>
          </table:table-cell>
          <table:table-cell/>
          <table:table-cell office:value-type="float" office:value="3081920" calcext:value-type="float">
            <text:p>3081920</text:p>
          </table:table-cell>
          <table:table-cell/>
          <table:table-cell office:value-type="float" office:value="6229323" calcext:value-type="float">
            <text:p>6229323</text:p>
          </table:table-cell>
          <table:table-cell table:number-columns-repeated="2"/>
          <table:table-cell office:value-type="float" office:value="4437634" calcext:value-type="float">
            <text:p>4437634</text:p>
          </table:table-cell>
          <table:table-cell table:number-columns-repeated="2"/>
          <table:table-cell office:value-type="float" office:value="6301295" calcext:value-type="float">
            <text:p>6301295</text:p>
          </table:table-cell>
          <table:table-cell/>
          <table:table-cell office:value-type="float" office:value="2012777" calcext:value-type="float">
            <text:p>2012777</text:p>
          </table:table-cell>
          <table:table-cell/>
          <table:table-cell office:value-type="float" office:value="2447483" calcext:value-type="float">
            <text:p>2447483</text:p>
          </table:table-cell>
          <table:table-cell/>
          <table:table-cell office:value-type="float" office:value="6670750" calcext:value-type="float">
            <text:p>6670750</text:p>
          </table:table-cell>
          <table:table-cell/>
          <table:table-cell office:value-type="float" office:value="4118487" calcext:value-type="float">
            <text:p>4118487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31468" calcext:value-type="float">
            <text:p>1531468</text:p>
          </table:table-cell>
          <table:table-cell/>
          <table:table-cell office:value-type="float" office:value="2997498" calcext:value-type="float">
            <text:p>2997498</text:p>
          </table:table-cell>
          <table:table-cell/>
          <table:table-cell office:value-type="float" office:value="6485654" calcext:value-type="float">
            <text:p>6485654</text:p>
          </table:table-cell>
          <table:table-cell/>
          <table:table-cell office:value-type="float" office:value="5539386" calcext:value-type="float">
            <text:p>5539386</text:p>
          </table:table-cell>
          <table:table-cell/>
          <table:table-cell office:value-type="float" office:value="6810914" calcext:value-type="float">
            <text:p>6810914</text:p>
          </table:table-cell>
          <table:table-cell/>
          <table:table-cell office:value-type="float" office:value="3202568" calcext:value-type="float">
            <text:p>3202568</text:p>
          </table:table-cell>
          <table:table-cell/>
          <table:table-cell office:value-type="float" office:value="6872214" calcext:value-type="float">
            <text:p>6872214</text:p>
          </table:table-cell>
          <table:table-cell table:number-columns-repeated="2"/>
          <table:table-cell office:value-type="float" office:value="4743981" calcext:value-type="float">
            <text:p>4743981</text:p>
          </table:table-cell>
          <table:table-cell table:number-columns-repeated="2"/>
          <table:table-cell office:value-type="float" office:value="4200556" calcext:value-type="float">
            <text:p>4200556</text:p>
          </table:table-cell>
          <table:table-cell/>
          <table:table-cell office:value-type="float" office:value="2654531" calcext:value-type="float">
            <text:p>2654531</text:p>
          </table:table-cell>
          <table:table-cell/>
          <table:table-cell office:value-type="float" office:value="2587562" calcext:value-type="float">
            <text:p>2587562</text:p>
          </table:table-cell>
          <table:table-cell/>
          <table:table-cell office:value-type="float" office:value="4122934" calcext:value-type="float">
            <text:p>4122934</text:p>
          </table:table-cell>
          <table:table-cell/>
          <table:table-cell office:value-type="float" office:value="6989645" calcext:value-type="float">
            <text:p>6989645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45382" calcext:value-type="float">
            <text:p>1545382</text:p>
          </table:table-cell>
          <table:table-cell/>
          <table:table-cell office:value-type="float" office:value="3339526" calcext:value-type="float">
            <text:p>3339526</text:p>
          </table:table-cell>
          <table:table-cell/>
          <table:table-cell office:value-type="float" office:value="6715075" calcext:value-type="float">
            <text:p>6715075</text:p>
          </table:table-cell>
          <table:table-cell/>
          <table:table-cell office:value-type="float" office:value="5797345" calcext:value-type="float">
            <text:p>5797345</text:p>
          </table:table-cell>
          <table:table-cell/>
          <table:table-cell office:value-type="float" office:value="7161552" calcext:value-type="float">
            <text:p>7161552</text:p>
          </table:table-cell>
          <table:table-cell/>
          <table:table-cell office:value-type="float" office:value="3386595" calcext:value-type="float">
            <text:p>3386595</text:p>
          </table:table-cell>
          <table:table-cell/>
          <table:table-cell office:value-type="float" office:value="6558696" calcext:value-type="float">
            <text:p>6558696</text:p>
          </table:table-cell>
          <table:table-cell table:number-columns-repeated="2"/>
          <table:table-cell office:value-type="float" office:value="4553488" calcext:value-type="float">
            <text:p>4553488</text:p>
          </table:table-cell>
          <table:table-cell table:number-columns-repeated="2"/>
          <table:table-cell office:value-type="float" office:value="6965556" calcext:value-type="float">
            <text:p>6965556</text:p>
          </table:table-cell>
          <table:table-cell/>
          <table:table-cell office:value-type="float" office:value="2632364" calcext:value-type="float">
            <text:p>2632364</text:p>
          </table:table-cell>
          <table:table-cell/>
          <table:table-cell office:value-type="float" office:value="2101152" calcext:value-type="float">
            <text:p>2101152</text:p>
          </table:table-cell>
          <table:table-cell/>
          <table:table-cell office:value-type="float" office:value="6763986" calcext:value-type="float">
            <text:p>6763986</text:p>
          </table:table-cell>
          <table:table-cell/>
          <table:table-cell office:value-type="float" office:value="7099404" calcext:value-type="float">
            <text:p>7099404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62459" calcext:value-type="float">
            <text:p>1562459</text:p>
          </table:table-cell>
          <table:table-cell/>
          <table:table-cell office:value-type="float" office:value="3284616" calcext:value-type="float">
            <text:p>3284616</text:p>
          </table:table-cell>
          <table:table-cell/>
          <table:table-cell office:value-type="float" office:value="6913698" calcext:value-type="float">
            <text:p>6913698</text:p>
          </table:table-cell>
          <table:table-cell/>
          <table:table-cell office:value-type="float" office:value="5669170" calcext:value-type="float">
            <text:p>5669170</text:p>
          </table:table-cell>
          <table:table-cell/>
          <table:table-cell office:value-type="float" office:value="7130343" calcext:value-type="float">
            <text:p>7130343</text:p>
          </table:table-cell>
          <table:table-cell/>
          <table:table-cell office:value-type="float" office:value="2568029" calcext:value-type="float">
            <text:p>2568029</text:p>
          </table:table-cell>
          <table:table-cell/>
          <table:table-cell office:value-type="float" office:value="6883228" calcext:value-type="float">
            <text:p>6883228</text:p>
          </table:table-cell>
          <table:table-cell table:number-columns-repeated="2"/>
          <table:table-cell office:value-type="float" office:value="4551075" calcext:value-type="float">
            <text:p>4551075</text:p>
          </table:table-cell>
          <table:table-cell table:number-columns-repeated="2"/>
          <table:table-cell office:value-type="float" office:value="7825383" calcext:value-type="float">
            <text:p>7825383</text:p>
          </table:table-cell>
          <table:table-cell/>
          <table:table-cell office:value-type="float" office:value="2793973" calcext:value-type="float">
            <text:p>2793973</text:p>
          </table:table-cell>
          <table:table-cell/>
          <table:table-cell office:value-type="float" office:value="2695556" calcext:value-type="float">
            <text:p>2695556</text:p>
          </table:table-cell>
          <table:table-cell/>
          <table:table-cell office:value-type="float" office:value="7049878" calcext:value-type="float">
            <text:p>7049878</text:p>
          </table:table-cell>
          <table:table-cell/>
          <table:table-cell office:value-type="float" office:value="7267586" calcext:value-type="float">
            <text:p>7267586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52364" calcext:value-type="float">
            <text:p>1552364</text:p>
          </table:table-cell>
          <table:table-cell/>
          <table:table-cell office:value-type="float" office:value="3282106" calcext:value-type="float">
            <text:p>3282106</text:p>
          </table:table-cell>
          <table:table-cell/>
          <table:table-cell office:value-type="float" office:value="6720329" calcext:value-type="float">
            <text:p>6720329</text:p>
          </table:table-cell>
          <table:table-cell/>
          <table:table-cell office:value-type="float" office:value="5693594" calcext:value-type="float">
            <text:p>5693594</text:p>
          </table:table-cell>
          <table:table-cell/>
          <table:table-cell office:value-type="float" office:value="7275280" calcext:value-type="float">
            <text:p>7275280</text:p>
          </table:table-cell>
          <table:table-cell/>
          <table:table-cell office:value-type="float" office:value="2537870" calcext:value-type="float">
            <text:p>2537870</text:p>
          </table:table-cell>
          <table:table-cell/>
          <table:table-cell office:value-type="float" office:value="6866721" calcext:value-type="float">
            <text:p>6866721</text:p>
          </table:table-cell>
          <table:table-cell table:number-columns-repeated="2"/>
          <table:table-cell office:value-type="float" office:value="4392252" calcext:value-type="float">
            <text:p>4392252</text:p>
          </table:table-cell>
          <table:table-cell/>
          <table:table-cell office:value-type="float" office:value="10175219" calcext:value-type="float">
            <text:p>10175219</text:p>
          </table:table-cell>
          <table:table-cell/>
          <table:table-cell office:value-type="float" office:value="2859307" calcext:value-type="float">
            <text:p>2859307</text:p>
          </table:table-cell>
          <table:table-cell/>
          <table:table-cell office:value-type="float" office:value="2753668" calcext:value-type="float">
            <text:p>2753668</text:p>
          </table:table-cell>
          <table:table-cell/>
          <table:table-cell office:value-type="float" office:value="7218727" calcext:value-type="float">
            <text:p>7218727</text:p>
          </table:table-cell>
          <table:table-cell/>
          <table:table-cell office:value-type="float" office:value="7781080" calcext:value-type="float">
            <text:p>7781080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383810" calcext:value-type="float">
            <text:p>1383810</text:p>
          </table:table-cell>
          <table:table-cell/>
          <table:table-cell office:value-type="float" office:value="3287130" calcext:value-type="float">
            <text:p>3287130</text:p>
          </table:table-cell>
          <table:table-cell/>
          <table:table-cell office:value-type="float" office:value="6501608" calcext:value-type="float">
            <text:p>6501608</text:p>
          </table:table-cell>
          <table:table-cell/>
          <table:table-cell office:value-type="float" office:value="3842595" calcext:value-type="float">
            <text:p>3842595</text:p>
          </table:table-cell>
          <table:table-cell/>
          <table:table-cell office:value-type="float" office:value="7224798" calcext:value-type="float">
            <text:p>7224798</text:p>
          </table:table-cell>
          <table:table-cell/>
          <table:table-cell office:value-type="float" office:value="3304836" calcext:value-type="float">
            <text:p>3304836</text:p>
          </table:table-cell>
          <table:table-cell/>
          <table:table-cell office:value-type="float" office:value="6481984" calcext:value-type="float">
            <text:p>6481984</text:p>
          </table:table-cell>
          <table:table-cell table:number-columns-repeated="2"/>
          <table:table-cell office:value-type="float" office:value="4311780" calcext:value-type="float">
            <text:p>4311780</text:p>
          </table:table-cell>
          <table:table-cell table:number-columns-repeated="2"/>
          <table:table-cell office:value-type="float" office:value="9991764" calcext:value-type="float">
            <text:p>9991764</text:p>
          </table:table-cell>
          <table:table-cell/>
          <table:table-cell office:value-type="float" office:value="2973631" calcext:value-type="float">
            <text:p>2973631</text:p>
          </table:table-cell>
          <table:table-cell/>
          <table:table-cell office:value-type="float" office:value="3016180" calcext:value-type="float">
            <text:p>3016180</text:p>
          </table:table-cell>
          <table:table-cell/>
          <table:table-cell office:value-type="float" office:value="6965556" calcext:value-type="float">
            <text:p>6965556</text:p>
          </table:table-cell>
          <table:table-cell/>
          <table:table-cell office:value-type="float" office:value="7550253" calcext:value-type="float">
            <text:p>7550253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537568" calcext:value-type="float">
            <text:p>1537568</text:p>
          </table:table-cell>
          <table:table-cell/>
          <table:table-cell office:value-type="float" office:value="3133924" calcext:value-type="float">
            <text:p>3133924</text:p>
          </table:table-cell>
          <table:table-cell/>
          <table:table-cell office:value-type="float" office:value="6154564" calcext:value-type="float">
            <text:p>6154564</text:p>
          </table:table-cell>
          <table:table-cell/>
          <table:table-cell office:value-type="float" office:value="5979968" calcext:value-type="float">
            <text:p>5979968</text:p>
          </table:table-cell>
          <table:table-cell/>
          <table:table-cell office:value-type="float" office:value="7300012" calcext:value-type="float">
            <text:p>7300012</text:p>
          </table:table-cell>
          <table:table-cell/>
          <table:table-cell office:value-type="float" office:value="3389267" calcext:value-type="float">
            <text:p>3389267</text:p>
          </table:table-cell>
          <table:table-cell/>
          <table:table-cell office:value-type="float" office:value="6633402" calcext:value-type="float">
            <text:p>6633402</text:p>
          </table:table-cell>
          <table:table-cell table:number-columns-repeated="2"/>
          <table:table-cell office:value-type="float" office:value="4158362" calcext:value-type="float">
            <text:p>4158362</text:p>
          </table:table-cell>
          <table:table-cell table:number-columns-repeated="2"/>
          <table:table-cell office:value-type="float" office:value="9568810" calcext:value-type="float">
            <text:p>9568810</text:p>
          </table:table-cell>
          <table:table-cell/>
          <table:table-cell office:value-type="float" office:value="3572884" calcext:value-type="float">
            <text:p>3572884</text:p>
          </table:table-cell>
          <table:table-cell/>
          <table:table-cell office:value-type="float" office:value="3478478" calcext:value-type="float">
            <text:p>3478478</text:p>
          </table:table-cell>
          <table:table-cell/>
          <table:table-cell office:value-type="float" office:value="6516405" calcext:value-type="float">
            <text:p>6516405</text:p>
          </table:table-cell>
          <table:table-cell/>
          <table:table-cell office:value-type="float" office:value="7332727" calcext:value-type="float">
            <text:p>7332727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520422" calcext:value-type="float">
            <text:p>1520422</text:p>
          </table:table-cell>
          <table:table-cell/>
          <table:table-cell office:value-type="float" office:value="2912136" calcext:value-type="float">
            <text:p>2912136</text:p>
          </table:table-cell>
          <table:table-cell/>
          <table:table-cell office:value-type="float" office:value="5534924" calcext:value-type="float">
            <text:p>5534924</text:p>
          </table:table-cell>
          <table:table-cell/>
          <table:table-cell office:value-type="float" office:value="5875663" calcext:value-type="float">
            <text:p>5875663</text:p>
          </table:table-cell>
          <table:table-cell/>
          <table:table-cell office:value-type="float" office:value="6660405" calcext:value-type="float">
            <text:p>6660405</text:p>
          </table:table-cell>
          <table:table-cell/>
          <table:table-cell office:value-type="float" office:value="3236658" calcext:value-type="float">
            <text:p>3236658</text:p>
          </table:table-cell>
          <table:table-cell/>
          <table:table-cell office:value-type="float" office:value="5721087" calcext:value-type="float">
            <text:p>5721087</text:p>
          </table:table-cell>
          <table:table-cell table:number-columns-repeated="2"/>
          <table:table-cell office:value-type="float" office:value="3431922" calcext:value-type="float">
            <text:p>3431922</text:p>
          </table:table-cell>
          <table:table-cell table:number-columns-repeated="2"/>
          <table:table-cell office:value-type="float" office:value="6486879" calcext:value-type="float">
            <text:p>6486879</text:p>
          </table:table-cell>
          <table:table-cell/>
          <table:table-cell office:value-type="float" office:value="2875338" calcext:value-type="float">
            <text:p>2875338</text:p>
          </table:table-cell>
          <table:table-cell/>
          <table:table-cell office:value-type="float" office:value="4371576" calcext:value-type="float">
            <text:p>4371576</text:p>
          </table:table-cell>
          <table:table-cell/>
          <table:table-cell office:value-type="float" office:value="5931450" calcext:value-type="float">
            <text:p>5931450</text:p>
          </table:table-cell>
          <table:table-cell/>
          <table:table-cell office:value-type="float" office:value="6220301" calcext:value-type="float">
            <text:p>6220301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450646" calcext:value-type="float">
            <text:p>1450646</text:p>
          </table:table-cell>
          <table:table-cell/>
          <table:table-cell office:value-type="float" office:value="2751683" calcext:value-type="float">
            <text:p>2751683</text:p>
          </table:table-cell>
          <table:table-cell/>
          <table:table-cell office:value-type="float" office:value="4721816" calcext:value-type="float">
            <text:p>4721816</text:p>
          </table:table-cell>
          <table:table-cell/>
          <table:table-cell office:value-type="float" office:value="5564505" calcext:value-type="float">
            <text:p>5564505</text:p>
          </table:table-cell>
          <table:table-cell/>
          <table:table-cell office:value-type="float" office:value="5737327" calcext:value-type="float">
            <text:p>5737327</text:p>
          </table:table-cell>
          <table:table-cell/>
          <table:table-cell office:value-type="float" office:value="2900827" calcext:value-type="float">
            <text:p>2900827</text:p>
          </table:table-cell>
          <table:table-cell/>
          <table:table-cell office:value-type="float" office:value="5516264" calcext:value-type="float">
            <text:p>5516264</text:p>
          </table:table-cell>
          <table:table-cell table:number-columns-repeated="2"/>
          <table:table-cell office:value-type="float" office:value="2903033" calcext:value-type="float">
            <text:p>2903033</text:p>
          </table:table-cell>
          <table:table-cell table:number-columns-repeated="2"/>
          <table:table-cell office:value-type="float" office:value="5464503" calcext:value-type="float">
            <text:p>5464503</text:p>
          </table:table-cell>
          <table:table-cell/>
          <table:table-cell office:value-type="float" office:value="2232194" calcext:value-type="float">
            <text:p>2232194</text:p>
          </table:table-cell>
          <table:table-cell/>
          <table:table-cell office:value-type="float" office:value="2855267" calcext:value-type="float">
            <text:p>2855267</text:p>
          </table:table-cell>
          <table:table-cell/>
          <table:table-cell office:value-type="float" office:value="3600968" calcext:value-type="float">
            <text:p>3600968</text:p>
          </table:table-cell>
          <table:table-cell/>
          <table:table-cell office:value-type="float" office:value="5621863" calcext:value-type="float">
            <text:p>5621863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239890" calcext:value-type="float">
            <text:p>1239890</text:p>
          </table:table-cell>
          <table:table-cell/>
          <table:table-cell office:value-type="float" office:value="2233050" calcext:value-type="float">
            <text:p>2233050</text:p>
          </table:table-cell>
          <table:table-cell/>
          <table:table-cell office:value-type="float" office:value="3620853" calcext:value-type="float">
            <text:p>3620853</text:p>
          </table:table-cell>
          <table:table-cell/>
          <table:table-cell office:value-type="float" office:value="2844960" calcext:value-type="float">
            <text:p>2844960</text:p>
          </table:table-cell>
          <table:table-cell/>
          <table:table-cell office:value-type="float" office:value="2465997" calcext:value-type="float">
            <text:p>2465997</text:p>
          </table:table-cell>
          <table:table-cell/>
          <table:table-cell office:value-type="float" office:value="1750421" calcext:value-type="float">
            <text:p>1750421</text:p>
          </table:table-cell>
          <table:table-cell/>
          <table:table-cell office:value-type="float" office:value="2529910" calcext:value-type="float">
            <text:p>2529910</text:p>
          </table:table-cell>
          <table:table-cell table:number-columns-repeated="2"/>
          <table:table-cell office:value-type="float" office:value="2039589" calcext:value-type="float">
            <text:p>2039589</text:p>
          </table:table-cell>
          <table:table-cell table:number-columns-repeated="2"/>
          <table:table-cell office:value-type="float" office:value="2517122" calcext:value-type="float">
            <text:p>2517122</text:p>
          </table:table-cell>
          <table:table-cell/>
          <table:table-cell office:value-type="float" office:value="1836790" calcext:value-type="float">
            <text:p>1836790</text:p>
          </table:table-cell>
          <table:table-cell/>
          <table:table-cell office:value-type="float" office:value="1810608" calcext:value-type="float">
            <text:p>1810608</text:p>
          </table:table-cell>
          <table:table-cell/>
          <table:table-cell office:value-type="float" office:value="3599988" calcext:value-type="float">
            <text:p>3599988</text:p>
          </table:table-cell>
          <table:table-cell/>
          <table:table-cell office:value-type="float" office:value="3601686" calcext:value-type="float">
            <text:p>3601686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303015" calcext:value-type="float">
            <text:p>1303015</text:p>
          </table:table-cell>
          <table:table-cell/>
          <table:table-cell office:value-type="float" office:value="2708604" calcext:value-type="float">
            <text:p>2708604</text:p>
          </table:table-cell>
          <table:table-cell/>
          <table:table-cell office:value-type="float" office:value="3852246" calcext:value-type="float">
            <text:p>3852246</text:p>
          </table:table-cell>
          <table:table-cell/>
          <table:table-cell office:value-type="float" office:value="4073760" calcext:value-type="float">
            <text:p>4073760</text:p>
          </table:table-cell>
          <table:table-cell/>
          <table:table-cell office:value-type="float" office:value="3705991" calcext:value-type="float">
            <text:p>3705991</text:p>
          </table:table-cell>
          <table:table-cell/>
          <table:table-cell office:value-type="float" office:value="2310923" calcext:value-type="float">
            <text:p>2310923</text:p>
          </table:table-cell>
          <table:table-cell/>
          <table:table-cell office:value-type="float" office:value="3691062" calcext:value-type="float">
            <text:p>3691062</text:p>
          </table:table-cell>
          <table:table-cell table:number-columns-repeated="2"/>
          <table:table-cell office:value-type="float" office:value="3183844" calcext:value-type="float">
            <text:p>3183844</text:p>
          </table:table-cell>
          <table:table-cell table:number-columns-repeated="2"/>
          <table:table-cell office:value-type="float" office:value="3125487" calcext:value-type="float">
            <text:p>3125487</text:p>
          </table:table-cell>
          <table:table-cell/>
          <table:table-cell office:value-type="float" office:value="2102618" calcext:value-type="float">
            <text:p>2102618</text:p>
          </table:table-cell>
          <table:table-cell/>
          <table:table-cell office:value-type="float" office:value="2104550" calcext:value-type="float">
            <text:p>2104550</text:p>
          </table:table-cell>
          <table:table-cell/>
          <table:table-cell office:value-type="float" office:value="4789212" calcext:value-type="float">
            <text:p>4789212</text:p>
          </table:table-cell>
          <table:table-cell/>
          <table:table-cell office:value-type="float" office:value="4966067" calcext:value-type="float">
            <text:p>4966067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461935" calcext:value-type="float">
            <text:p>1461935</text:p>
          </table:table-cell>
          <table:table-cell/>
          <table:table-cell office:value-type="float" office:value="2943547" calcext:value-type="float">
            <text:p>2943547</text:p>
          </table:table-cell>
          <table:table-cell/>
          <table:table-cell office:value-type="float" office:value="5567122" calcext:value-type="float">
            <text:p>5567122</text:p>
          </table:table-cell>
          <table:table-cell/>
          <table:table-cell office:value-type="float" office:value="4861720" calcext:value-type="float">
            <text:p>4861720</text:p>
          </table:table-cell>
          <table:table-cell/>
          <table:table-cell office:value-type="float" office:value="4760019" calcext:value-type="float">
            <text:p>4760019</text:p>
          </table:table-cell>
          <table:table-cell/>
          <table:table-cell office:value-type="float" office:value="2392838" calcext:value-type="float">
            <text:p>2392838</text:p>
          </table:table-cell>
          <table:table-cell/>
          <table:table-cell office:value-type="float" office:value="4726949" calcext:value-type="float">
            <text:p>4726949</text:p>
          </table:table-cell>
          <table:table-cell table:number-columns-repeated="2"/>
          <table:table-cell office:value-type="float" office:value="3880744" calcext:value-type="float">
            <text:p>3880744</text:p>
          </table:table-cell>
          <table:table-cell table:number-columns-repeated="2"/>
          <table:table-cell office:value-type="float" office:value="4890785" calcext:value-type="float">
            <text:p>4890785</text:p>
          </table:table-cell>
          <table:table-cell/>
          <table:table-cell office:value-type="float" office:value="2109719" calcext:value-type="float">
            <text:p>2109719</text:p>
          </table:table-cell>
          <table:table-cell/>
          <table:table-cell office:value-type="float" office:value="2034817" calcext:value-type="float">
            <text:p>2034817</text:p>
          </table:table-cell>
          <table:table-cell/>
          <table:table-cell office:value-type="float" office:value="4416190" calcext:value-type="float">
            <text:p>4416190</text:p>
          </table:table-cell>
          <table:table-cell/>
          <table:table-cell office:value-type="float" office:value="5550485" calcext:value-type="float">
            <text:p>5550485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493940" calcext:value-type="float">
            <text:p>1493940</text:p>
          </table:table-cell>
          <table:table-cell/>
          <table:table-cell office:value-type="float" office:value="3136328" calcext:value-type="float">
            <text:p>3136328</text:p>
          </table:table-cell>
          <table:table-cell/>
          <table:table-cell office:value-type="float" office:value="5866036" calcext:value-type="float">
            <text:p>5866036</text:p>
          </table:table-cell>
          <table:table-cell/>
          <table:table-cell office:value-type="float" office:value="4945339" calcext:value-type="float">
            <text:p>4945339</text:p>
          </table:table-cell>
          <table:table-cell/>
          <table:table-cell office:value-type="float" office:value="5455742" calcext:value-type="float">
            <text:p>5455742</text:p>
          </table:table-cell>
          <table:table-cell/>
          <table:table-cell office:value-type="float" office:value="2909031" calcext:value-type="float">
            <text:p>2909031</text:p>
          </table:table-cell>
          <table:table-cell/>
          <table:table-cell office:value-type="float" office:value="5498083" calcext:value-type="float">
            <text:p>5498083</text:p>
          </table:table-cell>
          <table:table-cell table:number-columns-repeated="2"/>
          <table:table-cell office:value-type="float" office:value="4397256" calcext:value-type="float">
            <text:p>4397256</text:p>
          </table:table-cell>
          <table:table-cell table:number-columns-repeated="2"/>
          <table:table-cell office:value-type="float" office:value="5904340" calcext:value-type="float">
            <text:p>5904340</text:p>
          </table:table-cell>
          <table:table-cell/>
          <table:table-cell office:value-type="float" office:value="2215484" calcext:value-type="float">
            <text:p>2215484</text:p>
          </table:table-cell>
          <table:table-cell/>
          <table:table-cell office:value-type="float" office:value="2186582" calcext:value-type="float">
            <text:p>2186582</text:p>
          </table:table-cell>
          <table:table-cell/>
          <table:table-cell office:value-type="float" office:value="6306387" calcext:value-type="float">
            <text:p>6306387</text:p>
          </table:table-cell>
          <table:table-cell/>
          <table:table-cell office:value-type="float" office:value="6884473" calcext:value-type="float">
            <text:p>6884473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30643" calcext:value-type="float">
            <text:p>1530643</text:p>
          </table:table-cell>
          <table:table-cell/>
          <table:table-cell office:value-type="float" office:value="3191978" calcext:value-type="float">
            <text:p>3191978</text:p>
          </table:table-cell>
          <table:table-cell/>
          <table:table-cell office:value-type="float" office:value="6404540" calcext:value-type="float">
            <text:p>6404540</text:p>
          </table:table-cell>
          <table:table-cell/>
          <table:table-cell office:value-type="float" office:value="5389422" calcext:value-type="float">
            <text:p>5389422</text:p>
          </table:table-cell>
          <table:table-cell/>
          <table:table-cell office:value-type="float" office:value="6335457" calcext:value-type="float">
            <text:p>6335457</text:p>
          </table:table-cell>
          <table:table-cell/>
          <table:table-cell office:value-type="float" office:value="3187536" calcext:value-type="float">
            <text:p>3187536</text:p>
          </table:table-cell>
          <table:table-cell/>
          <table:table-cell office:value-type="float" office:value="6323215" calcext:value-type="float">
            <text:p>6323215</text:p>
          </table:table-cell>
          <table:table-cell table:number-columns-repeated="2"/>
          <table:table-cell office:value-type="float" office:value="4584414" calcext:value-type="float">
            <text:p>4584414</text:p>
          </table:table-cell>
          <table:table-cell table:number-columns-repeated="2"/>
          <table:table-cell office:value-type="float" office:value="6619859" calcext:value-type="float">
            <text:p>6619859</text:p>
          </table:table-cell>
          <table:table-cell/>
          <table:table-cell office:value-type="float" office:value="2296328" calcext:value-type="float">
            <text:p>2296328</text:p>
          </table:table-cell>
          <table:table-cell/>
          <table:table-cell office:value-type="float" office:value="2461140" calcext:value-type="float">
            <text:p>2461140</text:p>
          </table:table-cell>
          <table:table-cell/>
          <table:table-cell office:value-type="float" office:value="6542963" calcext:value-type="float">
            <text:p>6542963</text:p>
          </table:table-cell>
          <table:table-cell/>
          <table:table-cell office:value-type="float" office:value="6662863" calcext:value-type="float">
            <text:p>6662863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476828" calcext:value-type="float">
            <text:p>1476828</text:p>
          </table:table-cell>
          <table:table-cell/>
          <table:table-cell office:value-type="float" office:value="3244422" calcext:value-type="float">
            <text:p>3244422</text:p>
          </table:table-cell>
          <table:table-cell/>
          <table:table-cell office:value-type="float" office:value="6486147" calcext:value-type="float">
            <text:p>6486147</text:p>
          </table:table-cell>
          <table:table-cell/>
          <table:table-cell office:value-type="float" office:value="5507336" calcext:value-type="float">
            <text:p>5507336</text:p>
          </table:table-cell>
          <table:table-cell/>
          <table:table-cell office:value-type="float" office:value="6712324" calcext:value-type="float">
            <text:p>6712324</text:p>
          </table:table-cell>
          <table:table-cell/>
          <table:table-cell office:value-type="float" office:value="3268961" calcext:value-type="float">
            <text:p>3268961</text:p>
          </table:table-cell>
          <table:table-cell/>
          <table:table-cell office:value-type="float" office:value="6141257" calcext:value-type="float">
            <text:p>6141257</text:p>
          </table:table-cell>
          <table:table-cell table:number-columns-repeated="2"/>
          <table:table-cell office:value-type="float" office:value="3787280" calcext:value-type="float">
            <text:p>3787280</text:p>
          </table:table-cell>
          <table:table-cell table:number-columns-repeated="2"/>
          <table:table-cell office:value-type="float" office:value="6528046" calcext:value-type="float">
            <text:p>6528046</text:p>
          </table:table-cell>
          <table:table-cell/>
          <table:table-cell office:value-type="float" office:value="2576097" calcext:value-type="float">
            <text:p>2576097</text:p>
          </table:table-cell>
          <table:table-cell/>
          <table:table-cell office:value-type="float" office:value="2559975" calcext:value-type="float">
            <text:p>2559975</text:p>
          </table:table-cell>
          <table:table-cell/>
          <table:table-cell office:value-type="float" office:value="6571746" calcext:value-type="float">
            <text:p>6571746</text:p>
          </table:table-cell>
          <table:table-cell/>
          <table:table-cell office:value-type="float" office:value="6838571" calcext:value-type="float">
            <text:p>6838571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32384" calcext:value-type="float">
            <text:p>1532384</text:p>
          </table:table-cell>
          <table:table-cell/>
          <table:table-cell office:value-type="float" office:value="3144076" calcext:value-type="float">
            <text:p>3144076</text:p>
          </table:table-cell>
          <table:table-cell/>
          <table:table-cell office:value-type="float" office:value="6481253" calcext:value-type="float">
            <text:p>6481253</text:p>
          </table:table-cell>
          <table:table-cell/>
          <table:table-cell office:value-type="float" office:value="5527714" calcext:value-type="float">
            <text:p>5527714</text:p>
          </table:table-cell>
          <table:table-cell/>
          <table:table-cell office:value-type="float" office:value="6849477" calcext:value-type="float">
            <text:p>6849477</text:p>
          </table:table-cell>
          <table:table-cell/>
          <table:table-cell office:value-type="float" office:value="2847790" calcext:value-type="float">
            <text:p>2847790</text:p>
          </table:table-cell>
          <table:table-cell/>
          <table:table-cell office:value-type="float" office:value="6343059" calcext:value-type="float">
            <text:p>6343059</text:p>
          </table:table-cell>
          <table:table-cell table:number-columns-repeated="2"/>
          <table:table-cell office:value-type="float" office:value="3711996" calcext:value-type="float">
            <text:p>3711996</text:p>
          </table:table-cell>
          <table:table-cell table:number-columns-repeated="2"/>
          <table:table-cell office:value-type="float" office:value="6546080" calcext:value-type="float">
            <text:p>6546080</text:p>
          </table:table-cell>
          <table:table-cell/>
          <table:table-cell office:value-type="float" office:value="2652462" calcext:value-type="float">
            <text:p>2652462</text:p>
          </table:table-cell>
          <table:table-cell/>
          <table:table-cell office:value-type="float" office:value="2608959" calcext:value-type="float">
            <text:p>2608959</text:p>
          </table:table-cell>
          <table:table-cell/>
          <table:table-cell office:value-type="float" office:value="6556072" calcext:value-type="float">
            <text:p>6556072</text:p>
          </table:table-cell>
          <table:table-cell/>
          <table:table-cell office:value-type="float" office:value="6930995" calcext:value-type="float">
            <text:p>6930995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43189" calcext:value-type="float">
            <text:p>1543189</text:p>
          </table:table-cell>
          <table:table-cell/>
          <table:table-cell office:value-type="float" office:value="3169599" calcext:value-type="float">
            <text:p>3169599</text:p>
          </table:table-cell>
          <table:table-cell/>
          <table:table-cell office:value-type="float" office:value="6301182" calcext:value-type="float">
            <text:p>6301182</text:p>
          </table:table-cell>
          <table:table-cell/>
          <table:table-cell office:value-type="float" office:value="5492370" calcext:value-type="float">
            <text:p>5492370</text:p>
          </table:table-cell>
          <table:table-cell/>
          <table:table-cell office:value-type="float" office:value="6742620" calcext:value-type="float">
            <text:p>6742620</text:p>
          </table:table-cell>
          <table:table-cell/>
          <table:table-cell office:value-type="float" office:value="3226447" calcext:value-type="float">
            <text:p>3226447</text:p>
          </table:table-cell>
          <table:table-cell/>
          <table:table-cell office:value-type="float" office:value="6260996" calcext:value-type="float">
            <text:p>6260996</text:p>
          </table:table-cell>
          <table:table-cell table:number-columns-repeated="2"/>
          <table:table-cell office:value-type="float" office:value="4481566" calcext:value-type="float">
            <text:p>4481566</text:p>
          </table:table-cell>
          <table:table-cell table:number-columns-repeated="2"/>
          <table:table-cell office:value-type="float" office:value="6627520" calcext:value-type="float">
            <text:p>6627520</text:p>
          </table:table-cell>
          <table:table-cell/>
          <table:table-cell office:value-type="float" office:value="2653691" calcext:value-type="float">
            <text:p>2653691</text:p>
          </table:table-cell>
          <table:table-cell/>
          <table:table-cell office:value-type="float" office:value="2634564" calcext:value-type="float">
            <text:p>2634564</text:p>
          </table:table-cell>
          <table:table-cell/>
          <table:table-cell office:value-type="float" office:value="6488597" calcext:value-type="float">
            <text:p>6488597</text:p>
          </table:table-cell>
          <table:table-cell/>
          <table:table-cell office:value-type="float" office:value="6722831" calcext:value-type="float">
            <text:p>6722831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441753" calcext:value-type="float">
            <text:p>1441753</text:p>
          </table:table-cell>
          <table:table-cell/>
          <table:table-cell office:value-type="float" office:value="3103607" calcext:value-type="float">
            <text:p>3103607</text:p>
          </table:table-cell>
          <table:table-cell/>
          <table:table-cell office:value-type="float" office:value="6311600" calcext:value-type="float">
            <text:p>6311600</text:p>
          </table:table-cell>
          <table:table-cell/>
          <table:table-cell office:value-type="float" office:value="5441055" calcext:value-type="float">
            <text:p>5441055</text:p>
          </table:table-cell>
          <table:table-cell/>
          <table:table-cell office:value-type="float" office:value="6345402" calcext:value-type="float">
            <text:p>6345402</text:p>
          </table:table-cell>
          <table:table-cell/>
          <table:table-cell office:value-type="float" office:value="2803640" calcext:value-type="float">
            <text:p>2803640</text:p>
          </table:table-cell>
          <table:table-cell/>
          <table:table-cell office:value-type="float" office:value="6113394" calcext:value-type="float">
            <text:p>6113394</text:p>
          </table:table-cell>
          <table:table-cell table:number-columns-repeated="2"/>
          <table:table-cell office:value-type="float" office:value="4429569" calcext:value-type="float">
            <text:p>4429569</text:p>
          </table:table-cell>
          <table:table-cell/>
          <table:table-cell office:value-type="float" office:value="10020621" calcext:value-type="float">
            <text:p>10020621</text:p>
          </table:table-cell>
          <table:table-cell/>
          <table:table-cell office:value-type="float" office:value="2761059" calcext:value-type="float">
            <text:p>2761059</text:p>
          </table:table-cell>
          <table:table-cell/>
          <table:table-cell office:value-type="float" office:value="2416483" calcext:value-type="float">
            <text:p>2416483</text:p>
          </table:table-cell>
          <table:table-cell/>
          <table:table-cell office:value-type="float" office:value="6279877" calcext:value-type="float">
            <text:p>6279877</text:p>
          </table:table-cell>
          <table:table-cell/>
          <table:table-cell office:value-type="float" office:value="7038185" calcext:value-type="float">
            <text:p>7038185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525512" calcext:value-type="float">
            <text:p>1525512</text:p>
          </table:table-cell>
          <table:table-cell/>
          <table:table-cell office:value-type="float" office:value="3069916" calcext:value-type="float">
            <text:p>3069916</text:p>
          </table:table-cell>
          <table:table-cell/>
          <table:table-cell office:value-type="float" office:value="6156663" calcext:value-type="float">
            <text:p>6156663</text:p>
          </table:table-cell>
          <table:table-cell/>
          <table:table-cell office:value-type="float" office:value="5555870" calcext:value-type="float">
            <text:p>5555870</text:p>
          </table:table-cell>
          <table:table-cell/>
          <table:table-cell office:value-type="float" office:value="6569233" calcext:value-type="float">
            <text:p>6569233</text:p>
          </table:table-cell>
          <table:table-cell/>
          <table:table-cell office:value-type="float" office:value="3222664" calcext:value-type="float">
            <text:p>3222664</text:p>
          </table:table-cell>
          <table:table-cell/>
          <table:table-cell office:value-type="float" office:value="6043501" calcext:value-type="float">
            <text:p>6043501</text:p>
          </table:table-cell>
          <table:table-cell table:number-columns-repeated="2"/>
          <table:table-cell office:value-type="float" office:value="4311457" calcext:value-type="float">
            <text:p>4311457</text:p>
          </table:table-cell>
          <table:table-cell table:number-columns-repeated="2"/>
          <table:table-cell office:value-type="float" office:value="9822953" calcext:value-type="float">
            <text:p>9822953</text:p>
          </table:table-cell>
          <table:table-cell/>
          <table:table-cell office:value-type="float" office:value="2548109" calcext:value-type="float">
            <text:p>2548109</text:p>
          </table:table-cell>
          <table:table-cell/>
          <table:table-cell office:value-type="float" office:value="2872310" calcext:value-type="float">
            <text:p>2872310</text:p>
          </table:table-cell>
          <table:table-cell/>
          <table:table-cell office:value-type="float" office:value="6131941" calcext:value-type="float">
            <text:p>6131941</text:p>
          </table:table-cell>
          <table:table-cell/>
          <table:table-cell office:value-type="float" office:value="6756542" calcext:value-type="float">
            <text:p>6756542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480965" calcext:value-type="float">
            <text:p>1480965</text:p>
          </table:table-cell>
          <table:table-cell/>
          <table:table-cell office:value-type="float" office:value="2903990" calcext:value-type="float">
            <text:p>2903990</text:p>
          </table:table-cell>
          <table:table-cell/>
          <table:table-cell office:value-type="float" office:value="5568926" calcext:value-type="float">
            <text:p>5568926</text:p>
          </table:table-cell>
          <table:table-cell/>
          <table:table-cell office:value-type="float" office:value="5278072" calcext:value-type="float">
            <text:p>5278072</text:p>
          </table:table-cell>
          <table:table-cell/>
          <table:table-cell office:value-type="float" office:value="6236563" calcext:value-type="float">
            <text:p>6236563</text:p>
          </table:table-cell>
          <table:table-cell/>
          <table:table-cell office:value-type="float" office:value="3006258" calcext:value-type="float">
            <text:p>3006258</text:p>
          </table:table-cell>
          <table:table-cell/>
          <table:table-cell office:value-type="float" office:value="5994996" calcext:value-type="float">
            <text:p>5994996</text:p>
          </table:table-cell>
          <table:table-cell table:number-columns-repeated="2"/>
          <table:table-cell office:value-type="float" office:value="3723662" calcext:value-type="float">
            <text:p>3723662</text:p>
          </table:table-cell>
          <table:table-cell table:number-columns-repeated="2"/>
          <table:table-cell office:value-type="float" office:value="6942198" calcext:value-type="float">
            <text:p>6942198</text:p>
          </table:table-cell>
          <table:table-cell/>
          <table:table-cell office:value-type="float" office:value="3285999" calcext:value-type="float">
            <text:p>3285999</text:p>
          </table:table-cell>
          <table:table-cell/>
          <table:table-cell office:value-type="float" office:value="3119669" calcext:value-type="float">
            <text:p>3119669</text:p>
          </table:table-cell>
          <table:table-cell/>
          <table:table-cell office:value-type="float" office:value="5740589" calcext:value-type="float">
            <text:p>5740589</text:p>
          </table:table-cell>
          <table:table-cell/>
          <table:table-cell office:value-type="float" office:value="6068049" calcext:value-type="float">
            <text:p>6068049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466772" calcext:value-type="float">
            <text:p>1466772</text:p>
          </table:table-cell>
          <table:table-cell/>
          <table:table-cell office:value-type="float" office:value="2821829" calcext:value-type="float">
            <text:p>2821829</text:p>
          </table:table-cell>
          <table:table-cell/>
          <table:table-cell office:value-type="float" office:value="4990591" calcext:value-type="float">
            <text:p>4990591</text:p>
          </table:table-cell>
          <table:table-cell/>
          <table:table-cell office:value-type="float" office:value="5194684" calcext:value-type="float">
            <text:p>5194684</text:p>
          </table:table-cell>
          <table:table-cell/>
          <table:table-cell office:value-type="float" office:value="4518697" calcext:value-type="float">
            <text:p>4518697</text:p>
          </table:table-cell>
          <table:table-cell/>
          <table:table-cell office:value-type="float" office:value="2399188" calcext:value-type="float">
            <text:p>2399188</text:p>
          </table:table-cell>
          <table:table-cell/>
          <table:table-cell office:value-type="float" office:value="5259490" calcext:value-type="float">
            <text:p>5259490</text:p>
          </table:table-cell>
          <table:table-cell table:number-columns-repeated="2"/>
          <table:table-cell office:value-type="float" office:value="3081894" calcext:value-type="float">
            <text:p>3081894</text:p>
          </table:table-cell>
          <table:table-cell table:number-columns-repeated="2"/>
          <table:table-cell office:value-type="float" office:value="5481418" calcext:value-type="float">
            <text:p>5481418</text:p>
          </table:table-cell>
          <table:table-cell/>
          <table:table-cell office:value-type="float" office:value="2699135" calcext:value-type="float">
            <text:p>2699135</text:p>
          </table:table-cell>
          <table:table-cell/>
          <table:table-cell office:value-type="float" office:value="4312539" calcext:value-type="float">
            <text:p>4312539</text:p>
          </table:table-cell>
          <table:table-cell/>
          <table:table-cell office:value-type="float" office:value="5396617" calcext:value-type="float">
            <text:p>5396617</text:p>
          </table:table-cell>
          <table:table-cell/>
          <table:table-cell office:value-type="float" office:value="5609384" calcext:value-type="float">
            <text:p>5609384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357641" calcext:value-type="float">
            <text:p>1357641</text:p>
          </table:table-cell>
          <table:table-cell/>
          <table:table-cell office:value-type="float" office:value="2802153" calcext:value-type="float">
            <text:p>2802153</text:p>
          </table:table-cell>
          <table:table-cell/>
          <table:table-cell office:value-type="float" office:value="4505957" calcext:value-type="float">
            <text:p>4505957</text:p>
          </table:table-cell>
          <table:table-cell/>
          <table:table-cell office:value-type="float" office:value="5419600" calcext:value-type="float">
            <text:p>5419600</text:p>
          </table:table-cell>
          <table:table-cell/>
          <table:table-cell office:value-type="float" office:value="5401707" calcext:value-type="float">
            <text:p>5401707</text:p>
          </table:table-cell>
          <table:table-cell/>
          <table:table-cell office:value-type="float" office:value="2789641" calcext:value-type="float">
            <text:p>2789641</text:p>
          </table:table-cell>
          <table:table-cell/>
          <table:table-cell office:value-type="float" office:value="5331304" calcext:value-type="float">
            <text:p>5331304</text:p>
          </table:table-cell>
          <table:table-cell table:number-columns-repeated="2"/>
          <table:table-cell office:value-type="float" office:value="2836154" calcext:value-type="float">
            <text:p>2836154</text:p>
          </table:table-cell>
          <table:table-cell table:number-columns-repeated="2"/>
          <table:table-cell office:value-type="float" office:value="5323045" calcext:value-type="float">
            <text:p>5323045</text:p>
          </table:table-cell>
          <table:table-cell/>
          <table:table-cell office:value-type="float" office:value="2508668" calcext:value-type="float">
            <text:p>2508668</text:p>
          </table:table-cell>
          <table:table-cell/>
          <table:table-cell office:value-type="float" office:value="2494463" calcext:value-type="float">
            <text:p>2494463</text:p>
          </table:table-cell>
          <table:table-cell/>
          <table:table-cell office:value-type="float" office:value="5382246" calcext:value-type="float">
            <text:p>5382246</text:p>
          </table:table-cell>
          <table:table-cell/>
          <table:table-cell office:value-type="float" office:value="4316060" calcext:value-type="float">
            <text:p>4316060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38832" calcext:value-type="float">
            <text:p>1538832</text:p>
          </table:table-cell>
          <table:table-cell/>
          <table:table-cell office:value-type="float" office:value="3159602" calcext:value-type="float">
            <text:p>3159602</text:p>
          </table:table-cell>
          <table:table-cell/>
          <table:table-cell office:value-type="float" office:value="5371057" calcext:value-type="float">
            <text:p>5371057</text:p>
          </table:table-cell>
          <table:table-cell/>
          <table:table-cell office:value-type="float" office:value="5185630" calcext:value-type="float">
            <text:p>5185630</text:p>
          </table:table-cell>
          <table:table-cell/>
          <table:table-cell office:value-type="float" office:value="6128060" calcext:value-type="float">
            <text:p>6128060</text:p>
          </table:table-cell>
          <table:table-cell/>
          <table:table-cell office:value-type="float" office:value="3106821" calcext:value-type="float">
            <text:p>3106821</text:p>
          </table:table-cell>
          <table:table-cell/>
          <table:table-cell office:value-type="float" office:value="5045889" calcext:value-type="float">
            <text:p>5045889</text:p>
          </table:table-cell>
          <table:table-cell table:number-columns-repeated="2"/>
          <table:table-cell office:value-type="float" office:value="4676415" calcext:value-type="float">
            <text:p>4676415</text:p>
          </table:table-cell>
          <table:table-cell table:number-columns-repeated="2"/>
          <table:table-cell office:value-type="float" office:value="6124783" calcext:value-type="float">
            <text:p>6124783</text:p>
          </table:table-cell>
          <table:table-cell/>
          <table:table-cell office:value-type="float" office:value="2351964" calcext:value-type="float">
            <text:p>2351964</text:p>
          </table:table-cell>
          <table:table-cell/>
          <table:table-cell office:value-type="float" office:value="2326760" calcext:value-type="float">
            <text:p>2326760</text:p>
          </table:table-cell>
          <table:table-cell/>
          <table:table-cell office:value-type="float" office:value="6291895" calcext:value-type="float">
            <text:p>6291895</text:p>
          </table:table-cell>
          <table:table-cell/>
          <table:table-cell office:value-type="float" office:value="6745203" calcext:value-type="float">
            <text:p>6745203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40073" calcext:value-type="float">
            <text:p>1540073</text:p>
          </table:table-cell>
          <table:table-cell/>
          <table:table-cell office:value-type="float" office:value="3103383" calcext:value-type="float">
            <text:p>3103383</text:p>
          </table:table-cell>
          <table:table-cell/>
          <table:table-cell office:value-type="float" office:value="6248700" calcext:value-type="float">
            <text:p>6248700</text:p>
          </table:table-cell>
          <table:table-cell/>
          <table:table-cell office:value-type="float" office:value="5181525" calcext:value-type="float">
            <text:p>5181525</text:p>
          </table:table-cell>
          <table:table-cell/>
          <table:table-cell office:value-type="float" office:value="6234244" calcext:value-type="float">
            <text:p>6234244</text:p>
          </table:table-cell>
          <table:table-cell/>
          <table:table-cell office:value-type="float" office:value="2957405" calcext:value-type="float">
            <text:p>2957405</text:p>
          </table:table-cell>
          <table:table-cell/>
          <table:table-cell office:value-type="float" office:value="6274947" calcext:value-type="float">
            <text:p>6274947</text:p>
          </table:table-cell>
          <table:table-cell table:number-columns-repeated="2"/>
          <table:table-cell office:value-type="float" office:value="4181694" calcext:value-type="float">
            <text:p>4181694</text:p>
          </table:table-cell>
          <table:table-cell table:number-columns-repeated="2"/>
          <table:table-cell office:value-type="float" office:value="6372707" calcext:value-type="float">
            <text:p>6372707</text:p>
          </table:table-cell>
          <table:table-cell/>
          <table:table-cell office:value-type="float" office:value="2564216" calcext:value-type="float">
            <text:p>2564216</text:p>
          </table:table-cell>
          <table:table-cell/>
          <table:table-cell office:value-type="float" office:value="2513660" calcext:value-type="float">
            <text:p>2513660</text:p>
          </table:table-cell>
          <table:table-cell/>
          <table:table-cell office:value-type="float" office:value="6469296" calcext:value-type="float">
            <text:p>6469296</text:p>
          </table:table-cell>
          <table:table-cell/>
          <table:table-cell office:value-type="float" office:value="5680045" calcext:value-type="float">
            <text:p>5680045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31356" calcext:value-type="float">
            <text:p>1531356</text:p>
          </table:table-cell>
          <table:table-cell/>
          <table:table-cell office:value-type="float" office:value="3124904" calcext:value-type="float">
            <text:p>3124904</text:p>
          </table:table-cell>
          <table:table-cell/>
          <table:table-cell office:value-type="float" office:value="6230853" calcext:value-type="float">
            <text:p>6230853</text:p>
          </table:table-cell>
          <table:table-cell/>
          <table:table-cell office:value-type="float" office:value="5315182" calcext:value-type="float">
            <text:p>5315182</text:p>
          </table:table-cell>
          <table:table-cell/>
          <table:table-cell office:value-type="float" office:value="6396434" calcext:value-type="float">
            <text:p>6396434</text:p>
          </table:table-cell>
          <table:table-cell/>
          <table:table-cell office:value-type="float" office:value="2954481" calcext:value-type="float">
            <text:p>2954481</text:p>
          </table:table-cell>
          <table:table-cell/>
          <table:table-cell office:value-type="float" office:value="6387516" calcext:value-type="float">
            <text:p>6387516</text:p>
          </table:table-cell>
          <table:table-cell table:number-columns-repeated="2"/>
          <table:table-cell office:value-type="float" office:value="4552344" calcext:value-type="float">
            <text:p>4552344</text:p>
          </table:table-cell>
          <table:table-cell table:number-columns-repeated="2"/>
          <table:table-cell office:value-type="float" office:value="6578605" calcext:value-type="float">
            <text:p>6578605</text:p>
          </table:table-cell>
          <table:table-cell/>
          <table:table-cell office:value-type="float" office:value="2453968" calcext:value-type="float">
            <text:p>2453968</text:p>
          </table:table-cell>
          <table:table-cell/>
          <table:table-cell office:value-type="float" office:value="2579569" calcext:value-type="float">
            <text:p>2579569</text:p>
          </table:table-cell>
          <table:table-cell/>
          <table:table-cell office:value-type="float" office:value="6526126" calcext:value-type="float">
            <text:p>6526126</text:p>
          </table:table-cell>
          <table:table-cell/>
          <table:table-cell office:value-type="float" office:value="6639946" calcext:value-type="float">
            <text:p>6639946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474654" calcext:value-type="float">
            <text:p>1474654</text:p>
          </table:table-cell>
          <table:table-cell/>
          <table:table-cell office:value-type="float" office:value="2882479" calcext:value-type="float">
            <text:p>2882479</text:p>
          </table:table-cell>
          <table:table-cell/>
          <table:table-cell office:value-type="float" office:value="6417341" calcext:value-type="float">
            <text:p>6417341</text:p>
          </table:table-cell>
          <table:table-cell/>
          <table:table-cell office:value-type="float" office:value="4729032" calcext:value-type="float">
            <text:p>4729032</text:p>
          </table:table-cell>
          <table:table-cell/>
          <table:table-cell office:value-type="float" office:value="6551011" calcext:value-type="float">
            <text:p>6551011</text:p>
          </table:table-cell>
          <table:table-cell/>
          <table:table-cell office:value-type="float" office:value="3153223" calcext:value-type="float">
            <text:p>3153223</text:p>
          </table:table-cell>
          <table:table-cell/>
          <table:table-cell office:value-type="float" office:value="5604079" calcext:value-type="float">
            <text:p>5604079</text:p>
          </table:table-cell>
          <table:table-cell table:number-columns-repeated="2"/>
          <table:table-cell office:value-type="float" office:value="4434114" calcext:value-type="float">
            <text:p>4434114</text:p>
          </table:table-cell>
          <table:table-cell table:number-columns-repeated="2"/>
          <table:table-cell office:value-type="float" office:value="6383956" calcext:value-type="float">
            <text:p>6383956</text:p>
          </table:table-cell>
          <table:table-cell/>
          <table:table-cell office:value-type="float" office:value="2468424" calcext:value-type="float">
            <text:p>2468424</text:p>
          </table:table-cell>
          <table:table-cell/>
          <table:table-cell office:value-type="float" office:value="2431566" calcext:value-type="float">
            <text:p>2431566</text:p>
          </table:table-cell>
          <table:table-cell/>
          <table:table-cell office:value-type="float" office:value="6461996" calcext:value-type="float">
            <text:p>6461996</text:p>
          </table:table-cell>
          <table:table-cell/>
          <table:table-cell office:value-type="float" office:value="6650549" calcext:value-type="float">
            <text:p>6650549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519135" calcext:value-type="float">
            <text:p>1519135</text:p>
          </table:table-cell>
          <table:table-cell/>
          <table:table-cell office:value-type="float" office:value="3101282" calcext:value-type="float">
            <text:p>3101282</text:p>
          </table:table-cell>
          <table:table-cell/>
          <table:table-cell office:value-type="float" office:value="6369164" calcext:value-type="float">
            <text:p>6369164</text:p>
          </table:table-cell>
          <table:table-cell/>
          <table:table-cell office:value-type="float" office:value="5349108" calcext:value-type="float">
            <text:p>5349108</text:p>
          </table:table-cell>
          <table:table-cell/>
          <table:table-cell office:value-type="float" office:value="6608974" calcext:value-type="float">
            <text:p>6608974</text:p>
          </table:table-cell>
          <table:table-cell/>
          <table:table-cell office:value-type="float" office:value="2977846" calcext:value-type="float">
            <text:p>2977846</text:p>
          </table:table-cell>
          <table:table-cell/>
          <table:table-cell office:value-type="float" office:value="6569486" calcext:value-type="float">
            <text:p>6569486</text:p>
          </table:table-cell>
          <table:table-cell table:number-columns-repeated="2"/>
          <table:table-cell office:value-type="float" office:value="4075549" calcext:value-type="float">
            <text:p>4075549</text:p>
          </table:table-cell>
          <table:table-cell table:number-columns-repeated="2"/>
          <table:table-cell office:value-type="float" office:value="6684512" calcext:value-type="float">
            <text:p>6684512</text:p>
          </table:table-cell>
          <table:table-cell/>
          <table:table-cell office:value-type="float" office:value="2700504" calcext:value-type="float">
            <text:p>2700504</text:p>
          </table:table-cell>
          <table:table-cell/>
          <table:table-cell office:value-type="float" office:value="2632133" calcext:value-type="float">
            <text:p>2632133</text:p>
          </table:table-cell>
          <table:table-cell/>
          <table:table-cell office:value-type="float" office:value="6329565" calcext:value-type="float">
            <text:p>6329565</text:p>
          </table:table-cell>
          <table:table-cell/>
          <table:table-cell office:value-type="float" office:value="5672309" calcext:value-type="float">
            <text:p>5672309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453445" calcext:value-type="float">
            <text:p>1453445</text:p>
          </table:table-cell>
          <table:table-cell/>
          <table:table-cell office:value-type="float" office:value="2843183" calcext:value-type="float">
            <text:p>2843183</text:p>
          </table:table-cell>
          <table:table-cell/>
          <table:table-cell office:value-type="float" office:value="6150272" calcext:value-type="float">
            <text:p>6150272</text:p>
          </table:table-cell>
          <table:table-cell/>
          <table:table-cell office:value-type="float" office:value="5344532" calcext:value-type="float">
            <text:p>5344532</text:p>
          </table:table-cell>
          <table:table-cell/>
          <table:table-cell office:value-type="float" office:value="5629328" calcext:value-type="float">
            <text:p>5629328</text:p>
          </table:table-cell>
          <table:table-cell/>
          <table:table-cell office:value-type="float" office:value="3135384" calcext:value-type="float">
            <text:p>3135384</text:p>
          </table:table-cell>
          <table:table-cell/>
          <table:table-cell office:value-type="float" office:value="5366443" calcext:value-type="float">
            <text:p>5366443</text:p>
          </table:table-cell>
          <table:table-cell table:number-columns-repeated="2"/>
          <table:table-cell office:value-type="float" office:value="4386563" calcext:value-type="float">
            <text:p>4386563</text:p>
          </table:table-cell>
          <table:table-cell table:number-columns-repeated="2"/>
          <table:table-cell office:value-type="float" office:value="9443506" calcext:value-type="float">
            <text:p>9443506</text:p>
          </table:table-cell>
          <table:table-cell/>
          <table:table-cell office:value-type="float" office:value="2529575" calcext:value-type="float">
            <text:p>2529575</text:p>
          </table:table-cell>
          <table:table-cell/>
          <table:table-cell office:value-type="float" office:value="2367114" calcext:value-type="float">
            <text:p>2367114</text:p>
          </table:table-cell>
          <table:table-cell/>
          <table:table-cell office:value-type="float" office:value="6220137" calcext:value-type="float">
            <text:p>6220137</text:p>
          </table:table-cell>
          <table:table-cell/>
          <table:table-cell office:value-type="float" office:value="6365329" calcext:value-type="float">
            <text:p>6365329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411935" calcext:value-type="float">
            <text:p>1411935</text:p>
          </table:table-cell>
          <table:table-cell/>
          <table:table-cell office:value-type="float" office:value="2703638" calcext:value-type="float">
            <text:p>2703638</text:p>
          </table:table-cell>
          <table:table-cell/>
          <table:table-cell office:value-type="float" office:value="5534126" calcext:value-type="float">
            <text:p>5534126</text:p>
          </table:table-cell>
          <table:table-cell/>
          <table:table-cell office:value-type="float" office:value="5107203" calcext:value-type="float">
            <text:p>5107203</text:p>
          </table:table-cell>
          <table:table-cell/>
          <table:table-cell office:value-type="float" office:value="5320326" calcext:value-type="float">
            <text:p>5320326</text:p>
          </table:table-cell>
          <table:table-cell/>
          <table:table-cell office:value-type="float" office:value="2941455" calcext:value-type="float">
            <text:p>2941455</text:p>
          </table:table-cell>
          <table:table-cell/>
          <table:table-cell office:value-type="float" office:value="5833619" calcext:value-type="float">
            <text:p>5833619</text:p>
          </table:table-cell>
          <table:table-cell table:number-columns-repeated="2"/>
          <table:table-cell office:value-type="float" office:value="3646484" calcext:value-type="float">
            <text:p>3646484</text:p>
          </table:table-cell>
          <table:table-cell table:number-columns-repeated="2"/>
          <table:table-cell office:value-type="float" office:value="6587750" calcext:value-type="float">
            <text:p>6587750</text:p>
          </table:table-cell>
          <table:table-cell/>
          <table:table-cell office:value-type="float" office:value="2570018" calcext:value-type="float">
            <text:p>2570018</text:p>
          </table:table-cell>
          <table:table-cell/>
          <table:table-cell office:value-type="float" office:value="2485432" calcext:value-type="float">
            <text:p>2485432</text:p>
          </table:table-cell>
          <table:table-cell/>
          <table:table-cell office:value-type="float" office:value="5930021" calcext:value-type="float">
            <text:p>5930021</text:p>
          </table:table-cell>
          <table:table-cell/>
          <table:table-cell office:value-type="float" office:value="5328990" calcext:value-type="float">
            <text:p>5328990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391958" calcext:value-type="float">
            <text:p>1391958</text:p>
          </table:table-cell>
          <table:table-cell/>
          <table:table-cell office:value-type="float" office:value="2553402" calcext:value-type="float">
            <text:p>2553402</text:p>
          </table:table-cell>
          <table:table-cell/>
          <table:table-cell office:value-type="float" office:value="5081146" calcext:value-type="float">
            <text:p>5081146</text:p>
          </table:table-cell>
          <table:table-cell/>
          <table:table-cell office:value-type="float" office:value="4258265" calcext:value-type="float">
            <text:p>4258265</text:p>
          </table:table-cell>
          <table:table-cell/>
          <table:table-cell office:value-type="float" office:value="5371897" calcext:value-type="float">
            <text:p>5371897</text:p>
          </table:table-cell>
          <table:table-cell/>
          <table:table-cell office:value-type="float" office:value="2803800" calcext:value-type="float">
            <text:p>2803800</text:p>
          </table:table-cell>
          <table:table-cell/>
          <table:table-cell office:value-type="float" office:value="5306563" calcext:value-type="float">
            <text:p>5306563</text:p>
          </table:table-cell>
          <table:table-cell table:number-columns-repeated="2"/>
          <table:table-cell office:value-type="float" office:value="2868043" calcext:value-type="float">
            <text:p>2868043</text:p>
          </table:table-cell>
          <table:table-cell table:number-columns-repeated="2"/>
          <table:table-cell office:value-type="float" office:value="5461337" calcext:value-type="float">
            <text:p>5461337</text:p>
          </table:table-cell>
          <table:table-cell/>
          <table:table-cell office:value-type="float" office:value="2810796" calcext:value-type="float">
            <text:p>2810796</text:p>
          </table:table-cell>
          <table:table-cell/>
          <table:table-cell office:value-type="float" office:value="2800486" calcext:value-type="float">
            <text:p>2800486</text:p>
          </table:table-cell>
          <table:table-cell/>
          <table:table-cell office:value-type="float" office:value="5323829" calcext:value-type="float">
            <text:p>5323829</text:p>
          </table:table-cell>
          <table:table-cell/>
          <table:table-cell office:value-type="float" office:value="5553132" calcext:value-type="float">
            <text:p>5553132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333662" calcext:value-type="float">
            <text:p>1333662</text:p>
          </table:table-cell>
          <table:table-cell/>
          <table:table-cell office:value-type="float" office:value="2740021" calcext:value-type="float">
            <text:p>2740021</text:p>
          </table:table-cell>
          <table:table-cell/>
          <table:table-cell office:value-type="float" office:value="4758669" calcext:value-type="float">
            <text:p>4758669</text:p>
          </table:table-cell>
          <table:table-cell/>
          <table:table-cell office:value-type="float" office:value="4311025" calcext:value-type="float">
            <text:p>4311025</text:p>
          </table:table-cell>
          <table:table-cell/>
          <table:table-cell office:value-type="float" office:value="5229433" calcext:value-type="float">
            <text:p>5229433</text:p>
          </table:table-cell>
          <table:table-cell/>
          <table:table-cell office:value-type="float" office:value="2729085" calcext:value-type="float">
            <text:p>2729085</text:p>
          </table:table-cell>
          <table:table-cell/>
          <table:table-cell office:value-type="float" office:value="5178401" calcext:value-type="float">
            <text:p>5178401</text:p>
          </table:table-cell>
          <table:table-cell table:number-columns-repeated="2"/>
          <table:table-cell office:value-type="float" office:value="2689196" calcext:value-type="float">
            <text:p>2689196</text:p>
          </table:table-cell>
          <table:table-cell table:number-columns-repeated="2"/>
          <table:table-cell office:value-type="float" office:value="4639476" calcext:value-type="float">
            <text:p>4639476</text:p>
          </table:table-cell>
          <table:table-cell/>
          <table:table-cell office:value-type="float" office:value="2636424" calcext:value-type="float">
            <text:p>2636424</text:p>
          </table:table-cell>
          <table:table-cell/>
          <table:table-cell office:value-type="float" office:value="4186025" calcext:value-type="float">
            <text:p>4186025</text:p>
          </table:table-cell>
          <table:table-cell/>
          <table:table-cell office:value-type="float" office:value="5252817" calcext:value-type="float">
            <text:p>5252817</text:p>
          </table:table-cell>
          <table:table-cell/>
          <table:table-cell office:value-type="float" office:value="4901041" calcext:value-type="float">
            <text:p>4901041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499608" calcext:value-type="float">
            <text:p>1499608</text:p>
          </table:table-cell>
          <table:table-cell/>
          <table:table-cell office:value-type="float" office:value="3150939" calcext:value-type="float">
            <text:p>3150939</text:p>
          </table:table-cell>
          <table:table-cell/>
          <table:table-cell office:value-type="float" office:value="6359557" calcext:value-type="float">
            <text:p>6359557</text:p>
          </table:table-cell>
          <table:table-cell/>
          <table:table-cell office:value-type="float" office:value="4966284" calcext:value-type="float">
            <text:p>4966284</text:p>
          </table:table-cell>
          <table:table-cell/>
          <table:table-cell office:value-type="float" office:value="6217296" calcext:value-type="float">
            <text:p>6217296</text:p>
          </table:table-cell>
          <table:table-cell/>
          <table:table-cell office:value-type="float" office:value="3002823" calcext:value-type="float">
            <text:p>3002823</text:p>
          </table:table-cell>
          <table:table-cell/>
          <table:table-cell office:value-type="float" office:value="6179141" calcext:value-type="float">
            <text:p>6179141</text:p>
          </table:table-cell>
          <table:table-cell table:number-columns-repeated="2"/>
          <table:table-cell office:value-type="float" office:value="4467684" calcext:value-type="float">
            <text:p>4467684</text:p>
          </table:table-cell>
          <table:table-cell table:number-columns-repeated="2"/>
          <table:table-cell office:value-type="float" office:value="6175670" calcext:value-type="float">
            <text:p>6175670</text:p>
          </table:table-cell>
          <table:table-cell/>
          <table:table-cell office:value-type="float" office:value="2420002" calcext:value-type="float">
            <text:p>2420002</text:p>
          </table:table-cell>
          <table:table-cell/>
          <table:table-cell office:value-type="float" office:value="2419448" calcext:value-type="float">
            <text:p>2419448</text:p>
          </table:table-cell>
          <table:table-cell/>
          <table:table-cell office:value-type="float" office:value="6037450" calcext:value-type="float">
            <text:p>6037450</text:p>
          </table:table-cell>
          <table:table-cell/>
          <table:table-cell office:value-type="float" office:value="6633185" calcext:value-type="float">
            <text:p>6633185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498790" calcext:value-type="float">
            <text:p>1498790</text:p>
          </table:table-cell>
          <table:table-cell/>
          <table:table-cell office:value-type="float" office:value="3138276" calcext:value-type="float">
            <text:p>3138276</text:p>
          </table:table-cell>
          <table:table-cell/>
          <table:table-cell office:value-type="float" office:value="6248672" calcext:value-type="float">
            <text:p>6248672</text:p>
          </table:table-cell>
          <table:table-cell/>
          <table:table-cell office:value-type="float" office:value="5279635" calcext:value-type="float">
            <text:p>5279635</text:p>
          </table:table-cell>
          <table:table-cell/>
          <table:table-cell office:value-type="float" office:value="6347954" calcext:value-type="float">
            <text:p>6347954</text:p>
          </table:table-cell>
          <table:table-cell/>
          <table:table-cell office:value-type="float" office:value="3035486" calcext:value-type="float">
            <text:p>3035486</text:p>
          </table:table-cell>
          <table:table-cell/>
          <table:table-cell office:value-type="float" office:value="6403110" calcext:value-type="float">
            <text:p>6403110</text:p>
          </table:table-cell>
          <table:table-cell table:number-columns-repeated="2"/>
          <table:table-cell office:value-type="float" office:value="4720894" calcext:value-type="float">
            <text:p>4720894</text:p>
          </table:table-cell>
          <table:table-cell table:number-columns-repeated="2"/>
          <table:table-cell office:value-type="float" office:value="5995443" calcext:value-type="float">
            <text:p>5995443</text:p>
          </table:table-cell>
          <table:table-cell/>
          <table:table-cell office:value-type="float" office:value="2569221" calcext:value-type="float">
            <text:p>2569221</text:p>
          </table:table-cell>
          <table:table-cell/>
          <table:table-cell office:value-type="float" office:value="2465232" calcext:value-type="float">
            <text:p>2465232</text:p>
          </table:table-cell>
          <table:table-cell/>
          <table:table-cell office:value-type="float" office:value="6459993" calcext:value-type="float">
            <text:p>6459993</text:p>
          </table:table-cell>
          <table:table-cell/>
          <table:table-cell office:value-type="float" office:value="6072126" calcext:value-type="float">
            <text:p>6072126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487025" calcext:value-type="float">
            <text:p>1487025</text:p>
          </table:table-cell>
          <table:table-cell/>
          <table:table-cell office:value-type="float" office:value="3128952" calcext:value-type="float">
            <text:p>3128952</text:p>
          </table:table-cell>
          <table:table-cell/>
          <table:table-cell office:value-type="float" office:value="5963833" calcext:value-type="float">
            <text:p>5963833</text:p>
          </table:table-cell>
          <table:table-cell/>
          <table:table-cell office:value-type="float" office:value="5326388" calcext:value-type="float">
            <text:p>5326388</text:p>
          </table:table-cell>
          <table:table-cell/>
          <table:table-cell office:value-type="float" office:value="5959437" calcext:value-type="float">
            <text:p>5959437</text:p>
          </table:table-cell>
          <table:table-cell/>
          <table:table-cell office:value-type="float" office:value="3198754" calcext:value-type="float">
            <text:p>3198754</text:p>
          </table:table-cell>
          <table:table-cell/>
          <table:table-cell office:value-type="float" office:value="6293164" calcext:value-type="float">
            <text:p>6293164</text:p>
          </table:table-cell>
          <table:table-cell table:number-columns-repeated="2"/>
          <table:table-cell office:value-type="float" office:value="4520660" calcext:value-type="float">
            <text:p>4520660</text:p>
          </table:table-cell>
          <table:table-cell table:number-columns-repeated="2"/>
          <table:table-cell office:value-type="float" office:value="5923351" calcext:value-type="float">
            <text:p>5923351</text:p>
          </table:table-cell>
          <table:table-cell/>
          <table:table-cell office:value-type="float" office:value="2496216" calcext:value-type="float">
            <text:p>2496216</text:p>
          </table:table-cell>
          <table:table-cell/>
          <table:table-cell office:value-type="float" office:value="2490833" calcext:value-type="float">
            <text:p>2490833</text:p>
          </table:table-cell>
          <table:table-cell/>
          <table:table-cell office:value-type="float" office:value="6527491" calcext:value-type="float">
            <text:p>6527491</text:p>
          </table:table-cell>
          <table:table-cell/>
          <table:table-cell office:value-type="float" office:value="6674417" calcext:value-type="float">
            <text:p>6674417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07958" calcext:value-type="float">
            <text:p>1507958</text:p>
          </table:table-cell>
          <table:table-cell/>
          <table:table-cell office:value-type="float" office:value="3045508" calcext:value-type="float">
            <text:p>3045508</text:p>
          </table:table-cell>
          <table:table-cell/>
          <table:table-cell office:value-type="float" office:value="6468962" calcext:value-type="float">
            <text:p>6468962</text:p>
          </table:table-cell>
          <table:table-cell/>
          <table:table-cell office:value-type="float" office:value="5396555" calcext:value-type="float">
            <text:p>5396555</text:p>
          </table:table-cell>
          <table:table-cell/>
          <table:table-cell office:value-type="float" office:value="6118077" calcext:value-type="float">
            <text:p>6118077</text:p>
          </table:table-cell>
          <table:table-cell/>
          <table:table-cell office:value-type="float" office:value="3214915" calcext:value-type="float">
            <text:p>3214915</text:p>
          </table:table-cell>
          <table:table-cell/>
          <table:table-cell office:value-type="float" office:value="6070383" calcext:value-type="float">
            <text:p>6070383</text:p>
          </table:table-cell>
          <table:table-cell table:number-columns-repeated="2"/>
          <table:table-cell office:value-type="float" office:value="4444280" calcext:value-type="float">
            <text:p>4444280</text:p>
          </table:table-cell>
          <table:table-cell table:number-columns-repeated="2"/>
          <table:table-cell office:value-type="float" office:value="6635907" calcext:value-type="float">
            <text:p>6635907</text:p>
          </table:table-cell>
          <table:table-cell/>
          <table:table-cell office:value-type="float" office:value="2548332" calcext:value-type="float">
            <text:p>2548332</text:p>
          </table:table-cell>
          <table:table-cell/>
          <table:table-cell office:value-type="float" office:value="2520432" calcext:value-type="float">
            <text:p>2520432</text:p>
          </table:table-cell>
          <table:table-cell/>
          <table:table-cell office:value-type="float" office:value="6590562" calcext:value-type="float">
            <text:p>6590562</text:p>
          </table:table-cell>
          <table:table-cell/>
          <table:table-cell office:value-type="float" office:value="6130630" calcext:value-type="float">
            <text:p>6130630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511507" calcext:value-type="float">
            <text:p>1511507</text:p>
          </table:table-cell>
          <table:table-cell/>
          <table:table-cell office:value-type="float" office:value="3005680" calcext:value-type="float">
            <text:p>3005680</text:p>
          </table:table-cell>
          <table:table-cell/>
          <table:table-cell office:value-type="float" office:value="6479178" calcext:value-type="float">
            <text:p>6479178</text:p>
          </table:table-cell>
          <table:table-cell/>
          <table:table-cell office:value-type="float" office:value="5391263" calcext:value-type="float">
            <text:p>5391263</text:p>
          </table:table-cell>
          <table:table-cell/>
          <table:table-cell office:value-type="float" office:value="6003561" calcext:value-type="float">
            <text:p>6003561</text:p>
          </table:table-cell>
          <table:table-cell/>
          <table:table-cell office:value-type="float" office:value="3168445" calcext:value-type="float">
            <text:p>3168445</text:p>
          </table:table-cell>
          <table:table-cell/>
          <table:table-cell office:value-type="float" office:value="6519131" calcext:value-type="float">
            <text:p>6519131</text:p>
          </table:table-cell>
          <table:table-cell table:number-columns-repeated="2"/>
          <table:table-cell office:value-type="float" office:value="4237182" calcext:value-type="float">
            <text:p>4237182</text:p>
          </table:table-cell>
          <table:table-cell table:number-columns-repeated="2"/>
          <table:table-cell office:value-type="float" office:value="6508018" calcext:value-type="float">
            <text:p>6508018</text:p>
          </table:table-cell>
          <table:table-cell/>
          <table:table-cell office:value-type="float" office:value="2550649" calcext:value-type="float">
            <text:p>2550649</text:p>
          </table:table-cell>
          <table:table-cell/>
          <table:table-cell office:value-type="float" office:value="2529082" calcext:value-type="float">
            <text:p>2529082</text:p>
          </table:table-cell>
          <table:table-cell/>
          <table:table-cell office:value-type="float" office:value="6466984" calcext:value-type="float">
            <text:p>6466984</text:p>
          </table:table-cell>
          <table:table-cell/>
          <table:table-cell office:value-type="float" office:value="6143785" calcext:value-type="float">
            <text:p>6143785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449909" calcext:value-type="float">
            <text:p>1449909</text:p>
          </table:table-cell>
          <table:table-cell/>
          <table:table-cell office:value-type="float" office:value="2953808" calcext:value-type="float">
            <text:p>2953808</text:p>
          </table:table-cell>
          <table:table-cell/>
          <table:table-cell office:value-type="float" office:value="6223772" calcext:value-type="float">
            <text:p>6223772</text:p>
          </table:table-cell>
          <table:table-cell/>
          <table:table-cell office:value-type="float" office:value="5270726" calcext:value-type="float">
            <text:p>5270726</text:p>
          </table:table-cell>
          <table:table-cell/>
          <table:table-cell office:value-type="float" office:value="5776589" calcext:value-type="float">
            <text:p>5776589</text:p>
          </table:table-cell>
          <table:table-cell/>
          <table:table-cell office:value-type="float" office:value="3015506" calcext:value-type="float">
            <text:p>3015506</text:p>
          </table:table-cell>
          <table:table-cell/>
          <table:table-cell office:value-type="float" office:value="6020260" calcext:value-type="float">
            <text:p>6020260</text:p>
          </table:table-cell>
          <table:table-cell table:number-columns-repeated="2"/>
          <table:table-cell office:value-type="float" office:value="4191374" calcext:value-type="float">
            <text:p>4191374</text:p>
          </table:table-cell>
          <table:table-cell table:number-columns-repeated="2"/>
          <table:table-cell office:value-type="float" office:value="6512489" calcext:value-type="float">
            <text:p>6512489</text:p>
          </table:table-cell>
          <table:table-cell/>
          <table:table-cell office:value-type="float" office:value="2555510" calcext:value-type="float">
            <text:p>2555510</text:p>
          </table:table-cell>
          <table:table-cell/>
          <table:table-cell office:value-type="float" office:value="2537393" calcext:value-type="float">
            <text:p>2537393</text:p>
          </table:table-cell>
          <table:table-cell/>
          <table:table-cell office:value-type="float" office:value="6461207" calcext:value-type="float">
            <text:p>6461207</text:p>
          </table:table-cell>
          <table:table-cell/>
          <table:table-cell office:value-type="float" office:value="6651322" calcext:value-type="float">
            <text:p>6651322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442604" calcext:value-type="float">
            <text:p>1442604</text:p>
          </table:table-cell>
          <table:table-cell/>
          <table:table-cell office:value-type="float" office:value="2836079" calcext:value-type="float">
            <text:p>2836079</text:p>
          </table:table-cell>
          <table:table-cell/>
          <table:table-cell office:value-type="float" office:value="6048476" calcext:value-type="float">
            <text:p>6048476</text:p>
          </table:table-cell>
          <table:table-cell/>
          <table:table-cell office:value-type="float" office:value="5142056" calcext:value-type="float">
            <text:p>5142056</text:p>
          </table:table-cell>
          <table:table-cell/>
          <table:table-cell office:value-type="float" office:value="6191389" calcext:value-type="float">
            <text:p>6191389</text:p>
          </table:table-cell>
          <table:table-cell/>
          <table:table-cell office:value-type="float" office:value="2877916" calcext:value-type="float">
            <text:p>2877916</text:p>
          </table:table-cell>
          <table:table-cell/>
          <table:table-cell office:value-type="float" office:value="5999761" calcext:value-type="float">
            <text:p>5999761</text:p>
          </table:table-cell>
          <table:table-cell table:number-columns-repeated="2"/>
          <table:table-cell office:value-type="float" office:value="3744073" calcext:value-type="float">
            <text:p>3744073</text:p>
          </table:table-cell>
          <table:table-cell table:number-columns-repeated="2"/>
          <table:table-cell office:value-type="float" office:value="7002401" calcext:value-type="float">
            <text:p>7002401</text:p>
          </table:table-cell>
          <table:table-cell/>
          <table:table-cell office:value-type="float" office:value="2503674" calcext:value-type="float">
            <text:p>2503674</text:p>
          </table:table-cell>
          <table:table-cell/>
          <table:table-cell office:value-type="float" office:value="2468398" calcext:value-type="float">
            <text:p>2468398</text:p>
          </table:table-cell>
          <table:table-cell/>
          <table:table-cell office:value-type="float" office:value="6063687" calcext:value-type="float">
            <text:p>6063687</text:p>
          </table:table-cell>
          <table:table-cell/>
          <table:table-cell office:value-type="float" office:value="5847246" calcext:value-type="float">
            <text:p>5847246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373285" calcext:value-type="float">
            <text:p>1373285</text:p>
          </table:table-cell>
          <table:table-cell/>
          <table:table-cell office:value-type="float" office:value="2769918" calcext:value-type="float">
            <text:p>2769918</text:p>
          </table:table-cell>
          <table:table-cell/>
          <table:table-cell office:value-type="float" office:value="5020802" calcext:value-type="float">
            <text:p>5020802</text:p>
          </table:table-cell>
          <table:table-cell/>
          <table:table-cell office:value-type="float" office:value="4731132" calcext:value-type="float">
            <text:p>4731132</text:p>
          </table:table-cell>
          <table:table-cell/>
          <table:table-cell office:value-type="float" office:value="5127189" calcext:value-type="float">
            <text:p>5127189</text:p>
          </table:table-cell>
          <table:table-cell/>
          <table:table-cell office:value-type="float" office:value="2755922" calcext:value-type="float">
            <text:p>2755922</text:p>
          </table:table-cell>
          <table:table-cell/>
          <table:table-cell office:value-type="float" office:value="5118025" calcext:value-type="float">
            <text:p>5118025</text:p>
          </table:table-cell>
          <table:table-cell table:number-columns-repeated="2"/>
          <table:table-cell office:value-type="float" office:value="3058725" calcext:value-type="float">
            <text:p>3058725</text:p>
          </table:table-cell>
          <table:table-cell table:number-columns-repeated="2"/>
          <table:table-cell office:value-type="float" office:value="5374082" calcext:value-type="float">
            <text:p>5374082</text:p>
          </table:table-cell>
          <table:table-cell/>
          <table:table-cell office:value-type="float" office:value="2680302" calcext:value-type="float">
            <text:p>2680302</text:p>
          </table:table-cell>
          <table:table-cell/>
          <table:table-cell office:value-type="float" office:value="2566103" calcext:value-type="float">
            <text:p>2566103</text:p>
          </table:table-cell>
          <table:table-cell/>
          <table:table-cell office:value-type="float" office:value="5259330" calcext:value-type="float">
            <text:p>5259330</text:p>
          </table:table-cell>
          <table:table-cell/>
          <table:table-cell office:value-type="float" office:value="5699336" calcext:value-type="float">
            <text:p>5699336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405897" calcext:value-type="float">
            <text:p>1405897</text:p>
          </table:table-cell>
          <table:table-cell/>
          <table:table-cell office:value-type="float" office:value="2682185" calcext:value-type="float">
            <text:p>2682185</text:p>
          </table:table-cell>
          <table:table-cell/>
          <table:table-cell office:value-type="float" office:value="4773527" calcext:value-type="float">
            <text:p>4773527</text:p>
          </table:table-cell>
          <table:table-cell/>
          <table:table-cell office:value-type="float" office:value="4675445" calcext:value-type="float">
            <text:p>4675445</text:p>
          </table:table-cell>
          <table:table-cell/>
          <table:table-cell office:value-type="float" office:value="5316498" calcext:value-type="float">
            <text:p>5316498</text:p>
          </table:table-cell>
          <table:table-cell/>
          <table:table-cell office:value-type="float" office:value="2800310" calcext:value-type="float">
            <text:p>2800310</text:p>
          </table:table-cell>
          <table:table-cell/>
          <table:table-cell office:value-type="float" office:value="4941642" calcext:value-type="float">
            <text:p>4941642</text:p>
          </table:table-cell>
          <table:table-cell table:number-columns-repeated="2"/>
          <table:table-cell office:value-type="float" office:value="2902409" calcext:value-type="float">
            <text:p>2902409</text:p>
          </table:table-cell>
          <table:table-cell table:number-columns-repeated="2"/>
          <table:table-cell office:value-type="float" office:value="4993984" calcext:value-type="float">
            <text:p>4993984</text:p>
          </table:table-cell>
          <table:table-cell/>
          <table:table-cell office:value-type="float" office:value="2934603" calcext:value-type="float">
            <text:p>2934603</text:p>
          </table:table-cell>
          <table:table-cell/>
          <table:table-cell office:value-type="float" office:value="2914379" calcext:value-type="float">
            <text:p>2914379</text:p>
          </table:table-cell>
          <table:table-cell/>
          <table:table-cell office:value-type="float" office:value="5013842" calcext:value-type="float">
            <text:p>5013842</text:p>
          </table:table-cell>
          <table:table-cell/>
          <table:table-cell office:value-type="float" office:value="5348151" calcext:value-type="float">
            <text:p>5348151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474659" calcext:value-type="float">
            <text:p>1474659</text:p>
          </table:table-cell>
          <table:table-cell/>
          <table:table-cell office:value-type="float" office:value="2025280" calcext:value-type="float">
            <text:p>2025280</text:p>
          </table:table-cell>
          <table:table-cell/>
          <table:table-cell office:value-type="float" office:value="6251643" calcext:value-type="float">
            <text:p>6251643</text:p>
          </table:table-cell>
          <table:table-cell/>
          <table:table-cell office:value-type="float" office:value="5137433" calcext:value-type="float">
            <text:p>5137433</text:p>
          </table:table-cell>
          <table:table-cell/>
          <table:table-cell office:value-type="float" office:value="5915054" calcext:value-type="float">
            <text:p>5915054</text:p>
          </table:table-cell>
          <table:table-cell/>
          <table:table-cell office:value-type="float" office:value="2627534" calcext:value-type="float">
            <text:p>2627534</text:p>
          </table:table-cell>
          <table:table-cell/>
          <table:table-cell office:value-type="float" office:value="6142948" calcext:value-type="float">
            <text:p>6142948</text:p>
          </table:table-cell>
          <table:table-cell table:number-columns-repeated="2"/>
          <table:table-cell office:value-type="float" office:value="4648908" calcext:value-type="float">
            <text:p>4648908</text:p>
          </table:table-cell>
          <table:table-cell table:number-columns-repeated="2"/>
          <table:table-cell office:value-type="float" office:value="6084478" calcext:value-type="float">
            <text:p>6084478</text:p>
          </table:table-cell>
          <table:table-cell/>
          <table:table-cell office:value-type="float" office:value="2180499" calcext:value-type="float">
            <text:p>2180499</text:p>
          </table:table-cell>
          <table:table-cell/>
          <table:table-cell office:value-type="float" office:value="2444730" calcext:value-type="float">
            <text:p>2444730</text:p>
          </table:table-cell>
          <table:table-cell/>
          <table:table-cell office:value-type="float" office:value="5267080" calcext:value-type="float">
            <text:p>5267080</text:p>
          </table:table-cell>
          <table:table-cell/>
          <table:table-cell office:value-type="float" office:value="5375543" calcext:value-type="float">
            <text:p>5375543</text:p>
          </table:table-cell>
          <table:table-cell table:number-columns-repeated="35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415463" calcext:value-type="float">
            <text:p>1415463</text:p>
          </table:table-cell>
          <table:table-cell/>
          <table:table-cell office:value-type="float" office:value="1981917" calcext:value-type="float">
            <text:p>1981917</text:p>
          </table:table-cell>
          <table:table-cell/>
          <table:table-cell office:value-type="float" office:value="6112010" calcext:value-type="float">
            <text:p>6112010</text:p>
          </table:table-cell>
          <table:table-cell/>
          <table:table-cell office:value-type="float" office:value="5177446" calcext:value-type="float">
            <text:p>5177446</text:p>
          </table:table-cell>
          <table:table-cell/>
          <table:table-cell office:value-type="float" office:value="6050261" calcext:value-type="float">
            <text:p>6050261</text:p>
          </table:table-cell>
          <table:table-cell/>
          <table:table-cell office:value-type="float" office:value="2142605" calcext:value-type="float">
            <text:p>2142605</text:p>
          </table:table-cell>
          <table:table-cell/>
          <table:table-cell office:value-type="float" office:value="6202272" calcext:value-type="float">
            <text:p>6202272</text:p>
          </table:table-cell>
          <table:table-cell table:number-columns-repeated="2"/>
          <table:table-cell office:value-type="float" office:value="4648437" calcext:value-type="float">
            <text:p>4648437</text:p>
          </table:table-cell>
          <table:table-cell table:number-columns-repeated="2"/>
          <table:table-cell office:value-type="float" office:value="6110855" calcext:value-type="float">
            <text:p>6110855</text:p>
          </table:table-cell>
          <table:table-cell/>
          <table:table-cell office:value-type="float" office:value="2363363" calcext:value-type="float">
            <text:p>2363363</text:p>
          </table:table-cell>
          <table:table-cell/>
          <table:table-cell office:value-type="float" office:value="2396715" calcext:value-type="float">
            <text:p>2396715</text:p>
          </table:table-cell>
          <table:table-cell/>
          <table:table-cell office:value-type="float" office:value="5958908" calcext:value-type="float">
            <text:p>5958908</text:p>
          </table:table-cell>
          <table:table-cell/>
          <table:table-cell office:value-type="float" office:value="5330975" calcext:value-type="float">
            <text:p>5330975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365962" calcext:value-type="float">
            <text:p>1365962</text:p>
          </table:table-cell>
          <table:table-cell/>
          <table:table-cell office:value-type="float" office:value="2170101" calcext:value-type="float">
            <text:p>2170101</text:p>
          </table:table-cell>
          <table:table-cell/>
          <table:table-cell office:value-type="float" office:value="5998177" calcext:value-type="float">
            <text:p>5998177</text:p>
          </table:table-cell>
          <table:table-cell/>
          <table:table-cell office:value-type="float" office:value="5131823" calcext:value-type="float">
            <text:p>5131823</text:p>
          </table:table-cell>
          <table:table-cell/>
          <table:table-cell office:value-type="float" office:value="5931967" calcext:value-type="float">
            <text:p>5931967</text:p>
          </table:table-cell>
          <table:table-cell/>
          <table:table-cell office:value-type="float" office:value="2675929" calcext:value-type="float">
            <text:p>2675929</text:p>
          </table:table-cell>
          <table:table-cell/>
          <table:table-cell office:value-type="float" office:value="5551810" calcext:value-type="float">
            <text:p>5551810</text:p>
          </table:table-cell>
          <table:table-cell table:number-columns-repeated="2"/>
          <table:table-cell office:value-type="float" office:value="4091638" calcext:value-type="float">
            <text:p>4091638</text:p>
          </table:table-cell>
          <table:table-cell table:number-columns-repeated="2"/>
          <table:table-cell office:value-type="float" office:value="5936515" calcext:value-type="float">
            <text:p>5936515</text:p>
          </table:table-cell>
          <table:table-cell/>
          <table:table-cell office:value-type="float" office:value="2087660" calcext:value-type="float">
            <text:p>2087660</text:p>
          </table:table-cell>
          <table:table-cell/>
          <table:table-cell office:value-type="float" office:value="2177459" calcext:value-type="float">
            <text:p>2177459</text:p>
          </table:table-cell>
          <table:table-cell/>
          <table:table-cell office:value-type="float" office:value="6530344" calcext:value-type="float">
            <text:p>6530344</text:p>
          </table:table-cell>
          <table:table-cell/>
          <table:table-cell office:value-type="float" office:value="6142124" calcext:value-type="float">
            <text:p>6142124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239979" calcext:value-type="float">
            <text:p>1239979</text:p>
          </table:table-cell>
          <table:table-cell/>
          <table:table-cell office:value-type="float" office:value="2179669" calcext:value-type="float">
            <text:p>2179669</text:p>
          </table:table-cell>
          <table:table-cell/>
          <table:table-cell office:value-type="float" office:value="6330762" calcext:value-type="float">
            <text:p>6330762</text:p>
          </table:table-cell>
          <table:table-cell/>
          <table:table-cell office:value-type="float" office:value="5021710" calcext:value-type="float">
            <text:p>5021710</text:p>
          </table:table-cell>
          <table:table-cell/>
          <table:table-cell office:value-type="float" office:value="6184341" calcext:value-type="float">
            <text:p>6184341</text:p>
          </table:table-cell>
          <table:table-cell/>
          <table:table-cell office:value-type="float" office:value="2240355" calcext:value-type="float">
            <text:p>2240355</text:p>
          </table:table-cell>
          <table:table-cell/>
          <table:table-cell office:value-type="float" office:value="5614060" calcext:value-type="float">
            <text:p>5614060</text:p>
          </table:table-cell>
          <table:table-cell table:number-columns-repeated="2"/>
          <table:table-cell office:value-type="float" office:value="4194726" calcext:value-type="float">
            <text:p>4194726</text:p>
          </table:table-cell>
          <table:table-cell table:number-columns-repeated="2"/>
          <table:table-cell office:value-type="float" office:value="5278307" calcext:value-type="float">
            <text:p>5278307</text:p>
          </table:table-cell>
          <table:table-cell/>
          <table:table-cell office:value-type="float" office:value="1796541" calcext:value-type="float">
            <text:p>1796541</text:p>
          </table:table-cell>
          <table:table-cell/>
          <table:table-cell office:value-type="float" office:value="1750353" calcext:value-type="float">
            <text:p>1750353</text:p>
          </table:table-cell>
          <table:table-cell/>
          <table:table-cell office:value-type="float" office:value="6206333" calcext:value-type="float">
            <text:p>6206333</text:p>
          </table:table-cell>
          <table:table-cell/>
          <table:table-cell office:value-type="float" office:value="6332001" calcext:value-type="float">
            <text:p>6332001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056605" calcext:value-type="float">
            <text:p>1056605</text:p>
          </table:table-cell>
          <table:table-cell/>
          <table:table-cell office:value-type="float" office:value="1501983" calcext:value-type="float">
            <text:p>1501983</text:p>
          </table:table-cell>
          <table:table-cell/>
          <table:table-cell office:value-type="float" office:value="5506765" calcext:value-type="float">
            <text:p>5506765</text:p>
          </table:table-cell>
          <table:table-cell/>
          <table:table-cell office:value-type="float" office:value="4990529" calcext:value-type="float">
            <text:p>4990529</text:p>
          </table:table-cell>
          <table:table-cell/>
          <table:table-cell office:value-type="float" office:value="6498694" calcext:value-type="float">
            <text:p>6498694</text:p>
          </table:table-cell>
          <table:table-cell/>
          <table:table-cell office:value-type="float" office:value="2270978" calcext:value-type="float">
            <text:p>2270978</text:p>
          </table:table-cell>
          <table:table-cell/>
          <table:table-cell office:value-type="float" office:value="6484590" calcext:value-type="float">
            <text:p>6484590</text:p>
          </table:table-cell>
          <table:table-cell table:number-columns-repeated="2"/>
          <table:table-cell office:value-type="float" office:value="4405348" calcext:value-type="float">
            <text:p>4405348</text:p>
          </table:table-cell>
          <table:table-cell table:number-columns-repeated="2"/>
          <table:table-cell office:value-type="float" office:value="6355278" calcext:value-type="float">
            <text:p>6355278</text:p>
          </table:table-cell>
          <table:table-cell/>
          <table:table-cell office:value-type="float" office:value="2449490" calcext:value-type="float">
            <text:p>2449490</text:p>
          </table:table-cell>
          <table:table-cell/>
          <table:table-cell office:value-type="float" office:value="2426323" calcext:value-type="float">
            <text:p>2426323</text:p>
          </table:table-cell>
          <table:table-cell/>
          <table:table-cell office:value-type="float" office:value="6668329" calcext:value-type="float">
            <text:p>6668329</text:p>
          </table:table-cell>
          <table:table-cell/>
          <table:table-cell office:value-type="float" office:value="6502845" calcext:value-type="float">
            <text:p>6502845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321691" calcext:value-type="float">
            <text:p>1321691</text:p>
          </table:table-cell>
          <table:table-cell/>
          <table:table-cell office:value-type="float" office:value="2039904" calcext:value-type="float">
            <text:p>2039904</text:p>
          </table:table-cell>
          <table:table-cell/>
          <table:table-cell office:value-type="float" office:value="6074058" calcext:value-type="float">
            <text:p>6074058</text:p>
          </table:table-cell>
          <table:table-cell/>
          <table:table-cell office:value-type="float" office:value="4482321" calcext:value-type="float">
            <text:p>4482321</text:p>
          </table:table-cell>
          <table:table-cell/>
          <table:table-cell office:value-type="float" office:value="6122561" calcext:value-type="float">
            <text:p>6122561</text:p>
          </table:table-cell>
          <table:table-cell/>
          <table:table-cell office:value-type="float" office:value="2078984" calcext:value-type="float">
            <text:p>2078984</text:p>
          </table:table-cell>
          <table:table-cell/>
          <table:table-cell office:value-type="float" office:value="6284876" calcext:value-type="float">
            <text:p>6284876</text:p>
          </table:table-cell>
          <table:table-cell table:number-columns-repeated="2"/>
          <table:table-cell office:value-type="float" office:value="3033289" calcext:value-type="float">
            <text:p>3033289</text:p>
          </table:table-cell>
          <table:table-cell table:number-columns-repeated="2"/>
          <table:table-cell office:value-type="float" office:value="6334117" calcext:value-type="float">
            <text:p>6334117</text:p>
          </table:table-cell>
          <table:table-cell/>
          <table:table-cell office:value-type="float" office:value="1629380" calcext:value-type="float">
            <text:p>1629380</text:p>
          </table:table-cell>
          <table:table-cell/>
          <table:table-cell office:value-type="float" office:value="2353177" calcext:value-type="float">
            <text:p>2353177</text:p>
          </table:table-cell>
          <table:table-cell/>
          <table:table-cell office:value-type="float" office:value="6343618" calcext:value-type="float">
            <text:p>6343618</text:p>
          </table:table-cell>
          <table:table-cell/>
          <table:table-cell office:value-type="float" office:value="6461193" calcext:value-type="float">
            <text:p>6461193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201095" calcext:value-type="float">
            <text:p>1201095</text:p>
          </table:table-cell>
          <table:table-cell/>
          <table:table-cell office:value-type="float" office:value="2202884" calcext:value-type="float">
            <text:p>2202884</text:p>
          </table:table-cell>
          <table:table-cell/>
          <table:table-cell office:value-type="float" office:value="5820736" calcext:value-type="float">
            <text:p>5820736</text:p>
          </table:table-cell>
          <table:table-cell/>
          <table:table-cell office:value-type="float" office:value="5073242" calcext:value-type="float">
            <text:p>5073242</text:p>
          </table:table-cell>
          <table:table-cell/>
          <table:table-cell office:value-type="float" office:value="5985247" calcext:value-type="float">
            <text:p>5985247</text:p>
          </table:table-cell>
          <table:table-cell/>
          <table:table-cell office:value-type="float" office:value="1980689" calcext:value-type="float">
            <text:p>1980689</text:p>
          </table:table-cell>
          <table:table-cell/>
          <table:table-cell office:value-type="float" office:value="6237103" calcext:value-type="float">
            <text:p>6237103</text:p>
          </table:table-cell>
          <table:table-cell table:number-columns-repeated="2"/>
          <table:table-cell office:value-type="float" office:value="3660821" calcext:value-type="float">
            <text:p>3660821</text:p>
          </table:table-cell>
          <table:table-cell table:number-columns-repeated="2"/>
          <table:table-cell office:value-type="float" office:value="5956132" calcext:value-type="float">
            <text:p>5956132</text:p>
          </table:table-cell>
          <table:table-cell/>
          <table:table-cell office:value-type="float" office:value="2360421" calcext:value-type="float">
            <text:p>2360421</text:p>
          </table:table-cell>
          <table:table-cell/>
          <table:table-cell office:value-type="float" office:value="1560676" calcext:value-type="float">
            <text:p>1560676</text:p>
          </table:table-cell>
          <table:table-cell/>
          <table:table-cell office:value-type="float" office:value="6063674" calcext:value-type="float">
            <text:p>6063674</text:p>
          </table:table-cell>
          <table:table-cell/>
          <table:table-cell office:value-type="float" office:value="6245961" calcext:value-type="float">
            <text:p>6245961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322985" calcext:value-type="float">
            <text:p>1322985</text:p>
          </table:table-cell>
          <table:table-cell/>
          <table:table-cell office:value-type="float" office:value="1871733" calcext:value-type="float">
            <text:p>1871733</text:p>
          </table:table-cell>
          <table:table-cell/>
          <table:table-cell office:value-type="float" office:value="5287089" calcext:value-type="float">
            <text:p>5287089</text:p>
          </table:table-cell>
          <table:table-cell/>
          <table:table-cell office:value-type="float" office:value="4510676" calcext:value-type="float">
            <text:p>4510676</text:p>
          </table:table-cell>
          <table:table-cell/>
          <table:table-cell office:value-type="float" office:value="5265617" calcext:value-type="float">
            <text:p>5265617</text:p>
          </table:table-cell>
          <table:table-cell/>
          <table:table-cell office:value-type="float" office:value="2121832" calcext:value-type="float">
            <text:p>2121832</text:p>
          </table:table-cell>
          <table:table-cell/>
          <table:table-cell office:value-type="float" office:value="5159080" calcext:value-type="float">
            <text:p>5159080</text:p>
          </table:table-cell>
          <table:table-cell table:number-columns-repeated="2"/>
          <table:table-cell office:value-type="float" office:value="3083599" calcext:value-type="float">
            <text:p>3083599</text:p>
          </table:table-cell>
          <table:table-cell table:number-columns-repeated="2"/>
          <table:table-cell office:value-type="float" office:value="5369610" calcext:value-type="float">
            <text:p>5369610</text:p>
          </table:table-cell>
          <table:table-cell/>
          <table:table-cell office:value-type="float" office:value="2111004" calcext:value-type="float">
            <text:p>2111004</text:p>
          </table:table-cell>
          <table:table-cell/>
          <table:table-cell office:value-type="float" office:value="2388987" calcext:value-type="float">
            <text:p>2388987</text:p>
          </table:table-cell>
          <table:table-cell/>
          <table:table-cell office:value-type="float" office:value="5454261" calcext:value-type="float">
            <text:p>5454261</text:p>
          </table:table-cell>
          <table:table-cell/>
          <table:table-cell office:value-type="float" office:value="4752597" calcext:value-type="float">
            <text:p>4752597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131422" calcext:value-type="float">
            <text:p>1131422</text:p>
          </table:table-cell>
          <table:table-cell/>
          <table:table-cell office:value-type="float" office:value="1639115" calcext:value-type="float">
            <text:p>1639115</text:p>
          </table:table-cell>
          <table:table-cell/>
          <table:table-cell office:value-type="float" office:value="4353956" calcext:value-type="float">
            <text:p>4353956</text:p>
          </table:table-cell>
          <table:table-cell/>
          <table:table-cell office:value-type="float" office:value="3807916" calcext:value-type="float">
            <text:p>3807916</text:p>
          </table:table-cell>
          <table:table-cell/>
          <table:table-cell office:value-type="float" office:value="4491402" calcext:value-type="float">
            <text:p>4491402</text:p>
          </table:table-cell>
          <table:table-cell/>
          <table:table-cell office:value-type="float" office:value="2085641" calcext:value-type="float">
            <text:p>2085641</text:p>
          </table:table-cell>
          <table:table-cell/>
          <table:table-cell office:value-type="float" office:value="5218880" calcext:value-type="float">
            <text:p>5218880</text:p>
          </table:table-cell>
          <table:table-cell table:number-columns-repeated="2"/>
          <table:table-cell office:value-type="float" office:value="2895206" calcext:value-type="float">
            <text:p>2895206</text:p>
          </table:table-cell>
          <table:table-cell table:number-columns-repeated="2"/>
          <table:table-cell office:value-type="float" office:value="5168490" calcext:value-type="float">
            <text:p>5168490</text:p>
          </table:table-cell>
          <table:table-cell/>
          <table:table-cell office:value-type="float" office:value="2235617" calcext:value-type="float">
            <text:p>2235617</text:p>
          </table:table-cell>
          <table:table-cell/>
          <table:table-cell office:value-type="float" office:value="2444969" calcext:value-type="float">
            <text:p>2444969</text:p>
          </table:table-cell>
          <table:table-cell/>
          <table:table-cell office:value-type="float" office:value="5212645" calcext:value-type="float">
            <text:p>5212645</text:p>
          </table:table-cell>
          <table:table-cell/>
          <table:table-cell office:value-type="float" office:value="5187902" calcext:value-type="float">
            <text:p>5187902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884176" calcext:value-type="float">
            <text:p>884176</text:p>
          </table:table-cell>
          <table:table-cell/>
          <table:table-cell office:value-type="float" office:value="1057202" calcext:value-type="float">
            <text:p>1057202</text:p>
          </table:table-cell>
          <table:table-cell/>
          <table:table-cell office:value-type="float" office:value="5734304" calcext:value-type="float">
            <text:p>5734304</text:p>
          </table:table-cell>
          <table:table-cell/>
          <table:table-cell office:value-type="float" office:value="5221998" calcext:value-type="float">
            <text:p>5221998</text:p>
          </table:table-cell>
          <table:table-cell/>
          <table:table-cell office:value-type="float" office:value="6123406" calcext:value-type="float">
            <text:p>6123406</text:p>
          </table:table-cell>
          <table:table-cell/>
          <table:table-cell office:value-type="float" office:value="1118905" calcext:value-type="float">
            <text:p>1118905</text:p>
          </table:table-cell>
          <table:table-cell/>
          <table:table-cell office:value-type="float" office:value="5292836" calcext:value-type="float">
            <text:p>5292836</text:p>
          </table:table-cell>
          <table:table-cell table:number-columns-repeated="2"/>
          <table:table-cell office:value-type="float" office:value="4613674" calcext:value-type="float">
            <text:p>4613674</text:p>
          </table:table-cell>
          <table:table-cell table:number-columns-repeated="2"/>
          <table:table-cell office:value-type="float" office:value="5863348" calcext:value-type="float">
            <text:p>5863348</text:p>
          </table:table-cell>
          <table:table-cell/>
          <table:table-cell office:value-type="float" office:value="1071896" calcext:value-type="float">
            <text:p>1071896</text:p>
          </table:table-cell>
          <table:table-cell/>
          <table:table-cell office:value-type="float" office:value="1082336" calcext:value-type="float">
            <text:p>1082336</text:p>
          </table:table-cell>
          <table:table-cell/>
          <table:table-cell office:value-type="float" office:value="6562140" calcext:value-type="float">
            <text:p>6562140</text:p>
          </table:table-cell>
          <table:table-cell/>
          <table:table-cell office:value-type="float" office:value="6573478" calcext:value-type="float">
            <text:p>6573478</text:p>
          </table:table-cell>
          <table:table-cell table:number-columns-repeated="34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924194" calcext:value-type="float">
            <text:p>924194</text:p>
          </table:table-cell>
          <table:table-cell table:number-columns-repeated="2"/>
          <table:table-cell office:value-type="float" office:value="963626" calcext:value-type="float">
            <text:p>963626</text:p>
          </table:table-cell>
          <table:table-cell/>
          <table:table-cell office:value-type="float" office:value="6121429" calcext:value-type="float">
            <text:p>6121429</text:p>
          </table:table-cell>
          <table:table-cell/>
          <table:table-cell office:value-type="float" office:value="5220733" calcext:value-type="float">
            <text:p>5220733</text:p>
          </table:table-cell>
          <table:table-cell/>
          <table:table-cell office:value-type="float" office:value="6008627" calcext:value-type="float">
            <text:p>6008627</text:p>
          </table:table-cell>
          <table:table-cell table:number-columns-repeated="2"/>
          <table:table-cell office:value-type="float" office:value="592330" calcext:value-type="float">
            <text:p>592330</text:p>
          </table:table-cell>
          <table:table-cell/>
          <table:table-cell office:value-type="float" office:value="5856914" calcext:value-type="float">
            <text:p>5856914</text:p>
          </table:table-cell>
          <table:table-cell table:number-columns-repeated="2"/>
          <table:table-cell office:value-type="float" office:value="3944325" calcext:value-type="float">
            <text:p>3944325</text:p>
          </table:table-cell>
          <table:table-cell table:number-columns-repeated="2"/>
          <table:table-cell office:value-type="float" office:value="6240920" calcext:value-type="float">
            <text:p>6240920</text:p>
          </table:table-cell>
          <table:table-cell table:number-columns-repeated="2"/>
          <table:table-cell office:value-type="float" office:value="678493" calcext:value-type="float">
            <text:p>678493</text:p>
          </table:table-cell>
          <table:table-cell table:number-columns-repeated="2"/>
          <table:table-cell office:value-type="float" office:value="513364" calcext:value-type="float">
            <text:p>513364</text:p>
          </table:table-cell>
          <table:table-cell/>
          <table:table-cell office:value-type="float" office:value="6402194" calcext:value-type="float">
            <text:p>6402194</text:p>
          </table:table-cell>
          <table:table-cell/>
          <table:table-cell office:value-type="float" office:value="6572024" calcext:value-type="float">
            <text:p>6572024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531331" calcext:value-type="float">
            <text:p>531331</text:p>
          </table:table-cell>
          <table:table-cell table:number-columns-repeated="2"/>
          <table:table-cell office:value-type="float" office:value="639250" calcext:value-type="float">
            <text:p>639250</text:p>
          </table:table-cell>
          <table:table-cell/>
          <table:table-cell office:value-type="float" office:value="5938369" calcext:value-type="float">
            <text:p>5938369</text:p>
          </table:table-cell>
          <table:table-cell/>
          <table:table-cell office:value-type="float" office:value="4783296" calcext:value-type="float">
            <text:p>4783296</text:p>
          </table:table-cell>
          <table:table-cell/>
          <table:table-cell office:value-type="float" office:value="6151292" calcext:value-type="float">
            <text:p>6151292</text:p>
          </table:table-cell>
          <table:table-cell table:number-columns-repeated="2"/>
          <table:table-cell office:value-type="float" office:value="619530" calcext:value-type="float">
            <text:p>619530</text:p>
          </table:table-cell>
          <table:table-cell/>
          <table:table-cell office:value-type="float" office:value="6262996" calcext:value-type="float">
            <text:p>6262996</text:p>
          </table:table-cell>
          <table:table-cell table:number-columns-repeated="2"/>
          <table:table-cell office:value-type="float" office:value="4461257" calcext:value-type="float">
            <text:p>4461257</text:p>
          </table:table-cell>
          <table:table-cell table:number-columns-repeated="2"/>
          <table:table-cell office:value-type="float" office:value="6167233" calcext:value-type="float">
            <text:p>6167233</text:p>
          </table:table-cell>
          <table:table-cell table:number-columns-repeated="2"/>
          <table:table-cell office:value-type="float" office:value="645158" calcext:value-type="float">
            <text:p>645158</text:p>
          </table:table-cell>
          <table:table-cell table:number-columns-repeated="2"/>
          <table:table-cell office:value-type="float" office:value="597637" calcext:value-type="float">
            <text:p>597637</text:p>
          </table:table-cell>
          <table:table-cell/>
          <table:table-cell office:value-type="float" office:value="6523750" calcext:value-type="float">
            <text:p>6523750</text:p>
          </table:table-cell>
          <table:table-cell/>
          <table:table-cell office:value-type="float" office:value="6492547" calcext:value-type="float">
            <text:p>6492547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893165" calcext:value-type="float">
            <text:p>893165</text:p>
          </table:table-cell>
          <table:table-cell/>
          <table:table-cell office:value-type="float" office:value="1170150" calcext:value-type="float">
            <text:p>1170150</text:p>
          </table:table-cell>
          <table:table-cell/>
          <table:table-cell office:value-type="float" office:value="6221251" calcext:value-type="float">
            <text:p>6221251</text:p>
          </table:table-cell>
          <table:table-cell/>
          <table:table-cell office:value-type="float" office:value="5228554" calcext:value-type="float">
            <text:p>5228554</text:p>
          </table:table-cell>
          <table:table-cell/>
          <table:table-cell office:value-type="float" office:value="6151877" calcext:value-type="float">
            <text:p>6151877</text:p>
          </table:table-cell>
          <table:table-cell/>
          <table:table-cell office:value-type="float" office:value="1249267" calcext:value-type="float">
            <text:p>1249267</text:p>
          </table:table-cell>
          <table:table-cell/>
          <table:table-cell office:value-type="float" office:value="6447545" calcext:value-type="float">
            <text:p>6447545</text:p>
          </table:table-cell>
          <table:table-cell table:number-columns-repeated="2"/>
          <table:table-cell office:value-type="float" office:value="4320250" calcext:value-type="float">
            <text:p>4320250</text:p>
          </table:table-cell>
          <table:table-cell table:number-columns-repeated="2"/>
          <table:table-cell office:value-type="float" office:value="6317950" calcext:value-type="float">
            <text:p>6317950</text:p>
          </table:table-cell>
          <table:table-cell/>
          <table:table-cell office:value-type="float" office:value="1136776" calcext:value-type="float">
            <text:p>1136776</text:p>
          </table:table-cell>
          <table:table-cell/>
          <table:table-cell office:value-type="float" office:value="1095631" calcext:value-type="float">
            <text:p>1095631</text:p>
          </table:table-cell>
          <table:table-cell/>
          <table:table-cell office:value-type="float" office:value="6466467" calcext:value-type="float">
            <text:p>6466467</text:p>
          </table:table-cell>
          <table:table-cell/>
          <table:table-cell office:value-type="float" office:value="6508535" calcext:value-type="float">
            <text:p>6508535</text:p>
          </table:table-cell>
          <table:table-cell table:number-columns-repeated="3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996953" calcext:value-type="float">
            <text:p>996953</text:p>
          </table:table-cell>
          <table:table-cell/>
          <table:table-cell office:value-type="float" office:value="1013003" calcext:value-type="float">
            <text:p>1013003</text:p>
          </table:table-cell>
          <table:table-cell/>
          <table:table-cell office:value-type="float" office:value="6244039" calcext:value-type="float">
            <text:p>6244039</text:p>
          </table:table-cell>
          <table:table-cell/>
          <table:table-cell office:value-type="float" office:value="5082876" calcext:value-type="float">
            <text:p>5082876</text:p>
          </table:table-cell>
          <table:table-cell/>
          <table:table-cell office:value-type="float" office:value="6176934" calcext:value-type="float">
            <text:p>6176934</text:p>
          </table:table-cell>
          <table:table-cell/>
          <table:table-cell office:value-type="float" office:value="1108641" calcext:value-type="float">
            <text:p>1108641</text:p>
          </table:table-cell>
          <table:table-cell/>
          <table:table-cell office:value-type="float" office:value="5448958" calcext:value-type="float">
            <text:p>5448958</text:p>
          </table:table-cell>
          <table:table-cell table:number-columns-repeated="2"/>
          <table:table-cell office:value-type="float" office:value="4305347" calcext:value-type="float">
            <text:p>4305347</text:p>
          </table:table-cell>
          <table:table-cell table:number-columns-repeated="2"/>
          <table:table-cell office:value-type="float" office:value="6409210" calcext:value-type="float">
            <text:p>6409210</text:p>
          </table:table-cell>
          <table:table-cell/>
          <table:table-cell office:value-type="float" office:value="1196157" calcext:value-type="float">
            <text:p>1196157</text:p>
          </table:table-cell>
          <table:table-cell/>
          <table:table-cell office:value-type="float" office:value="1238929" calcext:value-type="float">
            <text:p>1238929</text:p>
          </table:table-cell>
          <table:table-cell/>
          <table:table-cell office:value-type="float" office:value="6401896" calcext:value-type="float">
            <text:p>6401896</text:p>
          </table:table-cell>
          <table:table-cell/>
          <table:table-cell office:value-type="float" office:value="6474311" calcext:value-type="float">
            <text:p>6474311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068832" calcext:value-type="float">
            <text:p>1068832</text:p>
          </table:table-cell>
          <table:table-cell/>
          <table:table-cell office:value-type="float" office:value="1061496" calcext:value-type="float">
            <text:p>1061496</text:p>
          </table:table-cell>
          <table:table-cell/>
          <table:table-cell office:value-type="float" office:value="6104029" calcext:value-type="float">
            <text:p>6104029</text:p>
          </table:table-cell>
          <table:table-cell/>
          <table:table-cell office:value-type="float" office:value="4966719" calcext:value-type="float">
            <text:p>4966719</text:p>
          </table:table-cell>
          <table:table-cell/>
          <table:table-cell office:value-type="float" office:value="6012768" calcext:value-type="float">
            <text:p>6012768</text:p>
          </table:table-cell>
          <table:table-cell/>
          <table:table-cell office:value-type="float" office:value="1115687" calcext:value-type="float">
            <text:p>1115687</text:p>
          </table:table-cell>
          <table:table-cell/>
          <table:table-cell office:value-type="float" office:value="6314466" calcext:value-type="float">
            <text:p>6314466</text:p>
          </table:table-cell>
          <table:table-cell table:number-columns-repeated="2"/>
          <table:table-cell office:value-type="float" office:value="4247107" calcext:value-type="float">
            <text:p>4247107</text:p>
          </table:table-cell>
          <table:table-cell table:number-columns-repeated="2"/>
          <table:table-cell office:value-type="float" office:value="6256296" calcext:value-type="float">
            <text:p>6256296</text:p>
          </table:table-cell>
          <table:table-cell/>
          <table:table-cell office:value-type="float" office:value="1147016" calcext:value-type="float">
            <text:p>1147016</text:p>
          </table:table-cell>
          <table:table-cell/>
          <table:table-cell office:value-type="float" office:value="1108149" calcext:value-type="float">
            <text:p>1108149</text:p>
          </table:table-cell>
          <table:table-cell/>
          <table:table-cell office:value-type="float" office:value="5137045" calcext:value-type="float">
            <text:p>5137045</text:p>
          </table:table-cell>
          <table:table-cell/>
          <table:table-cell office:value-type="float" office:value="5221452" calcext:value-type="float">
            <text:p>5221452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985785" calcext:value-type="float">
            <text:p>985785</text:p>
          </table:table-cell>
          <table:table-cell/>
          <table:table-cell office:value-type="float" office:value="1088198" calcext:value-type="float">
            <text:p>1088198</text:p>
          </table:table-cell>
          <table:table-cell/>
          <table:table-cell office:value-type="float" office:value="3679784" calcext:value-type="float">
            <text:p>3679784</text:p>
          </table:table-cell>
          <table:table-cell/>
          <table:table-cell office:value-type="float" office:value="3742995" calcext:value-type="float">
            <text:p>3742995</text:p>
          </table:table-cell>
          <table:table-cell/>
          <table:table-cell office:value-type="float" office:value="5364863" calcext:value-type="float">
            <text:p>5364863</text:p>
          </table:table-cell>
          <table:table-cell/>
          <table:table-cell office:value-type="float" office:value="1054841" calcext:value-type="float">
            <text:p>1054841</text:p>
          </table:table-cell>
          <table:table-cell/>
          <table:table-cell office:value-type="float" office:value="5502378" calcext:value-type="float">
            <text:p>5502378</text:p>
          </table:table-cell>
          <table:table-cell table:number-columns-repeated="2"/>
          <table:table-cell office:value-type="float" office:value="3003762" calcext:value-type="float">
            <text:p>3003762</text:p>
          </table:table-cell>
          <table:table-cell table:number-columns-repeated="2"/>
          <table:table-cell office:value-type="float" office:value="5204251" calcext:value-type="float">
            <text:p>5204251</text:p>
          </table:table-cell>
          <table:table-cell/>
          <table:table-cell office:value-type="float" office:value="1140167" calcext:value-type="float">
            <text:p>1140167</text:p>
          </table:table-cell>
          <table:table-cell/>
          <table:table-cell office:value-type="float" office:value="1011475" calcext:value-type="float">
            <text:p>1011475</text:p>
          </table:table-cell>
          <table:table-cell/>
          <table:table-cell office:value-type="float" office:value="6117002" calcext:value-type="float">
            <text:p>6117002</text:p>
          </table:table-cell>
          <table:table-cell/>
          <table:table-cell office:value-type="float" office:value="5857694" calcext:value-type="float">
            <text:p>5857694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770544" calcext:value-type="float">
            <text:p>770544</text:p>
          </table:table-cell>
          <table:table-cell/>
          <table:table-cell office:value-type="float" office:value="1121644" calcext:value-type="float">
            <text:p>1121644</text:p>
          </table:table-cell>
          <table:table-cell/>
          <table:table-cell office:value-type="float" office:value="5276757" calcext:value-type="float">
            <text:p>5276757</text:p>
          </table:table-cell>
          <table:table-cell/>
          <table:table-cell office:value-type="float" office:value="4378765" calcext:value-type="float">
            <text:p>4378765</text:p>
          </table:table-cell>
          <table:table-cell/>
          <table:table-cell office:value-type="float" office:value="4540625" calcext:value-type="float">
            <text:p>4540625</text:p>
          </table:table-cell>
          <table:table-cell/>
          <table:table-cell office:value-type="float" office:value="1085113" calcext:value-type="float">
            <text:p>1085113</text:p>
          </table:table-cell>
          <table:table-cell/>
          <table:table-cell office:value-type="float" office:value="4737664" calcext:value-type="float">
            <text:p>4737664</text:p>
          </table:table-cell>
          <table:table-cell table:number-columns-repeated="2"/>
          <table:table-cell office:value-type="float" office:value="2652878" calcext:value-type="float">
            <text:p>2652878</text:p>
          </table:table-cell>
          <table:table-cell table:number-columns-repeated="2"/>
          <table:table-cell office:value-type="float" office:value="5119989" calcext:value-type="float">
            <text:p>5119989</text:p>
          </table:table-cell>
          <table:table-cell/>
          <table:table-cell office:value-type="float" office:value="1131173" calcext:value-type="float">
            <text:p>1131173</text:p>
          </table:table-cell>
          <table:table-cell/>
          <table:table-cell office:value-type="float" office:value="1245688" calcext:value-type="float">
            <text:p>1245688</text:p>
          </table:table-cell>
          <table:table-cell/>
          <table:table-cell office:value-type="float" office:value="5119298" calcext:value-type="float">
            <text:p>5119298</text:p>
          </table:table-cell>
          <table:table-cell/>
          <table:table-cell office:value-type="float" office:value="5168145" calcext:value-type="float">
            <text:p>5168145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881989" calcext:value-type="float">
            <text:p>881989</text:p>
          </table:table-cell>
          <table:table-cell/>
          <table:table-cell office:value-type="float" office:value="1215976" calcext:value-type="float">
            <text:p>1215976</text:p>
          </table:table-cell>
          <table:table-cell/>
          <table:table-cell office:value-type="float" office:value="4813345" calcext:value-type="float">
            <text:p>4813345</text:p>
          </table:table-cell>
          <table:table-cell/>
          <table:table-cell office:value-type="float" office:value="4165514" calcext:value-type="float">
            <text:p>4165514</text:p>
          </table:table-cell>
          <table:table-cell/>
          <table:table-cell office:value-type="float" office:value="4948256" calcext:value-type="float">
            <text:p>4948256</text:p>
          </table:table-cell>
          <table:table-cell/>
          <table:table-cell office:value-type="float" office:value="1148852" calcext:value-type="float">
            <text:p>1148852</text:p>
          </table:table-cell>
          <table:table-cell/>
          <table:table-cell office:value-type="float" office:value="5257832" calcext:value-type="float">
            <text:p>5257832</text:p>
          </table:table-cell>
          <table:table-cell table:number-columns-repeated="2"/>
          <table:table-cell office:value-type="float" office:value="2705998" calcext:value-type="float">
            <text:p>2705998</text:p>
          </table:table-cell>
          <table:table-cell table:number-columns-repeated="2"/>
          <table:table-cell office:value-type="float" office:value="5090948" calcext:value-type="float">
            <text:p>5090948</text:p>
          </table:table-cell>
          <table:table-cell/>
          <table:table-cell office:value-type="float" office:value="1241611" calcext:value-type="float">
            <text:p>1241611</text:p>
          </table:table-cell>
          <table:table-cell/>
          <table:table-cell office:value-type="float" office:value="1188883" calcext:value-type="float">
            <text:p>1188883</text:p>
          </table:table-cell>
          <table:table-cell/>
          <table:table-cell office:value-type="float" office:value="4674142" calcext:value-type="float">
            <text:p>4674142</text:p>
          </table:table-cell>
          <table:table-cell/>
          <table:table-cell office:value-type="float" office:value="4315265" calcext:value-type="float">
            <text:p>4315265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528105" calcext:value-type="float">
            <text:p>528105</text:p>
          </table:table-cell>
          <table:table-cell table:number-columns-repeated="2"/>
          <table:table-cell office:value-type="float" office:value="761148" calcext:value-type="float">
            <text:p>761148</text:p>
          </table:table-cell>
          <table:table-cell/>
          <table:table-cell office:value-type="float" office:value="5799772" calcext:value-type="float">
            <text:p>5799772</text:p>
          </table:table-cell>
          <table:table-cell/>
          <table:table-cell office:value-type="float" office:value="5736006" calcext:value-type="float">
            <text:p>5736006</text:p>
          </table:table-cell>
          <table:table-cell/>
          <table:table-cell office:value-type="float" office:value="5824967" calcext:value-type="float">
            <text:p>5824967</text:p>
          </table:table-cell>
          <table:table-cell table:number-columns-repeated="2"/>
          <table:table-cell office:value-type="float" office:value="907537" calcext:value-type="float">
            <text:p>907537</text:p>
          </table:table-cell>
          <table:table-cell/>
          <table:table-cell office:value-type="float" office:value="5781094" calcext:value-type="float">
            <text:p>5781094</text:p>
          </table:table-cell>
          <table:table-cell table:number-columns-repeated="2"/>
          <table:table-cell office:value-type="float" office:value="4433766" calcext:value-type="float">
            <text:p>4433766</text:p>
          </table:table-cell>
          <table:table-cell table:number-columns-repeated="2"/>
          <table:table-cell office:value-type="float" office:value="5890012" calcext:value-type="float">
            <text:p>5890012</text:p>
          </table:table-cell>
          <table:table-cell table:number-columns-repeated="2"/>
          <table:table-cell office:value-type="float" office:value="837417" calcext:value-type="float">
            <text:p>837417</text:p>
          </table:table-cell>
          <table:table-cell table:number-columns-repeated="2"/>
          <table:table-cell office:value-type="float" office:value="858135" calcext:value-type="float">
            <text:p>858135</text:p>
          </table:table-cell>
          <table:table-cell/>
          <table:table-cell office:value-type="float" office:value="5684201" calcext:value-type="float">
            <text:p>5684201</text:p>
          </table:table-cell>
          <table:table-cell/>
          <table:table-cell office:value-type="float" office:value="6114566" calcext:value-type="float">
            <text:p>6114566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534166" calcext:value-type="float">
            <text:p>534166</text:p>
          </table:table-cell>
          <table:table-cell table:number-columns-repeated="2"/>
          <table:table-cell office:value-type="float" office:value="910606" calcext:value-type="float">
            <text:p>910606</text:p>
          </table:table-cell>
          <table:table-cell/>
          <table:table-cell office:value-type="float" office:value="6269975" calcext:value-type="float">
            <text:p>6269975</text:p>
          </table:table-cell>
          <table:table-cell/>
          <table:table-cell office:value-type="float" office:value="5110765" calcext:value-type="float">
            <text:p>5110765</text:p>
          </table:table-cell>
          <table:table-cell/>
          <table:table-cell office:value-type="float" office:value="6006491" calcext:value-type="float">
            <text:p>6006491</text:p>
          </table:table-cell>
          <table:table-cell table:number-columns-repeated="2"/>
          <table:table-cell office:value-type="float" office:value="907634" calcext:value-type="float">
            <text:p>907634</text:p>
          </table:table-cell>
          <table:table-cell/>
          <table:table-cell office:value-type="float" office:value="6065889" calcext:value-type="float">
            <text:p>6065889</text:p>
          </table:table-cell>
          <table:table-cell table:number-columns-repeated="2"/>
          <table:table-cell office:value-type="float" office:value="4547158" calcext:value-type="float">
            <text:p>4547158</text:p>
          </table:table-cell>
          <table:table-cell table:number-columns-repeated="2"/>
          <table:table-cell office:value-type="float" office:value="6150153" calcext:value-type="float">
            <text:p>6150153</text:p>
          </table:table-cell>
          <table:table-cell table:number-columns-repeated="2"/>
          <table:table-cell office:value-type="float" office:value="879540" calcext:value-type="float">
            <text:p>879540</text:p>
          </table:table-cell>
          <table:table-cell table:number-columns-repeated="2"/>
          <table:table-cell office:value-type="float" office:value="861522" calcext:value-type="float">
            <text:p>861522</text:p>
          </table:table-cell>
          <table:table-cell/>
          <table:table-cell office:value-type="float" office:value="6364870" calcext:value-type="float">
            <text:p>6364870</text:p>
          </table:table-cell>
          <table:table-cell/>
          <table:table-cell office:value-type="float" office:value="5915203" calcext:value-type="float">
            <text:p>5915203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565450" calcext:value-type="float">
            <text:p>565450</text:p>
          </table:table-cell>
          <table:table-cell table:number-columns-repeated="2"/>
          <table:table-cell office:value-type="float" office:value="841046" calcext:value-type="float">
            <text:p>841046</text:p>
          </table:table-cell>
          <table:table-cell/>
          <table:table-cell office:value-type="float" office:value="6253055" calcext:value-type="float">
            <text:p>6253055</text:p>
          </table:table-cell>
          <table:table-cell/>
          <table:table-cell office:value-type="float" office:value="5052069" calcext:value-type="float">
            <text:p>5052069</text:p>
          </table:table-cell>
          <table:table-cell/>
          <table:table-cell office:value-type="float" office:value="5826078" calcext:value-type="float">
            <text:p>5826078</text:p>
          </table:table-cell>
          <table:table-cell table:number-columns-repeated="2"/>
          <table:table-cell office:value-type="float" office:value="872311" calcext:value-type="float">
            <text:p>872311</text:p>
          </table:table-cell>
          <table:table-cell/>
          <table:table-cell office:value-type="float" office:value="6124853" calcext:value-type="float">
            <text:p>6124853</text:p>
          </table:table-cell>
          <table:table-cell table:number-columns-repeated="2"/>
          <table:table-cell office:value-type="float" office:value="4353356" calcext:value-type="float">
            <text:p>4353356</text:p>
          </table:table-cell>
          <table:table-cell table:number-columns-repeated="2"/>
          <table:table-cell office:value-type="float" office:value="6306007" calcext:value-type="float">
            <text:p>6306007</text:p>
          </table:table-cell>
          <table:table-cell table:number-columns-repeated="2"/>
          <table:table-cell office:value-type="float" office:value="844357" calcext:value-type="float">
            <text:p>844357</text:p>
          </table:table-cell>
          <table:table-cell table:number-columns-repeated="2"/>
          <table:table-cell office:value-type="float" office:value="890542" calcext:value-type="float">
            <text:p>890542</text:p>
          </table:table-cell>
          <table:table-cell/>
          <table:table-cell office:value-type="float" office:value="6143092" calcext:value-type="float">
            <text:p>6143092</text:p>
          </table:table-cell>
          <table:table-cell/>
          <table:table-cell office:value-type="float" office:value="6448260" calcext:value-type="float">
            <text:p>6448260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627314" calcext:value-type="float">
            <text:p>627314</text:p>
          </table:table-cell>
          <table:table-cell table:number-columns-repeated="2"/>
          <table:table-cell office:value-type="float" office:value="889859" calcext:value-type="float">
            <text:p>889859</text:p>
          </table:table-cell>
          <table:table-cell/>
          <table:table-cell office:value-type="float" office:value="6189727" calcext:value-type="float">
            <text:p>6189727</text:p>
          </table:table-cell>
          <table:table-cell/>
          <table:table-cell office:value-type="float" office:value="4929143" calcext:value-type="float">
            <text:p>4929143</text:p>
          </table:table-cell>
          <table:table-cell/>
          <table:table-cell office:value-type="float" office:value="6061425" calcext:value-type="float">
            <text:p>6061425</text:p>
          </table:table-cell>
          <table:table-cell table:number-columns-repeated="2"/>
          <table:table-cell office:value-type="float" office:value="983034" calcext:value-type="float">
            <text:p>983034</text:p>
          </table:table-cell>
          <table:table-cell/>
          <table:table-cell office:value-type="float" office:value="6402731" calcext:value-type="float">
            <text:p>6402731</text:p>
          </table:table-cell>
          <table:table-cell table:number-columns-repeated="2"/>
          <table:table-cell office:value-type="float" office:value="4459445" calcext:value-type="float">
            <text:p>4459445</text:p>
          </table:table-cell>
          <table:table-cell table:number-columns-repeated="2"/>
          <table:table-cell office:value-type="float" office:value="6464068" calcext:value-type="float">
            <text:p>6464068</text:p>
          </table:table-cell>
          <table:table-cell table:number-columns-repeated="2"/>
          <table:table-cell office:value-type="float" office:value="956934" calcext:value-type="float">
            <text:p>956934</text:p>
          </table:table-cell>
          <table:table-cell table:number-columns-repeated="2"/>
          <table:table-cell office:value-type="float" office:value="925955" calcext:value-type="float">
            <text:p>925955</text:p>
          </table:table-cell>
          <table:table-cell/>
          <table:table-cell office:value-type="float" office:value="6487754" calcext:value-type="float">
            <text:p>6487754</text:p>
          </table:table-cell>
          <table:table-cell/>
          <table:table-cell office:value-type="float" office:value="5664668" calcext:value-type="float">
            <text:p>5664668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623268" calcext:value-type="float">
            <text:p>623268</text:p>
          </table:table-cell>
          <table:table-cell table:number-columns-repeated="2"/>
          <table:table-cell office:value-type="float" office:value="909590" calcext:value-type="float">
            <text:p>909590</text:p>
          </table:table-cell>
          <table:table-cell/>
          <table:table-cell office:value-type="float" office:value="5032046" calcext:value-type="float">
            <text:p>5032046</text:p>
          </table:table-cell>
          <table:table-cell/>
          <table:table-cell office:value-type="float" office:value="5196169" calcext:value-type="float">
            <text:p>5196169</text:p>
          </table:table-cell>
          <table:table-cell/>
          <table:table-cell office:value-type="float" office:value="6333668" calcext:value-type="float">
            <text:p>6333668</text:p>
          </table:table-cell>
          <table:table-cell table:number-columns-repeated="2"/>
          <table:table-cell office:value-type="float" office:value="899804" calcext:value-type="float">
            <text:p>899804</text:p>
          </table:table-cell>
          <table:table-cell/>
          <table:table-cell office:value-type="float" office:value="6311472" calcext:value-type="float">
            <text:p>6311472</text:p>
          </table:table-cell>
          <table:table-cell table:number-columns-repeated="2"/>
          <table:table-cell office:value-type="float" office:value="3989347" calcext:value-type="float">
            <text:p>3989347</text:p>
          </table:table-cell>
          <table:table-cell table:number-columns-repeated="2"/>
          <table:table-cell office:value-type="float" office:value="6146389" calcext:value-type="float">
            <text:p>6146389</text:p>
          </table:table-cell>
          <table:table-cell table:number-columns-repeated="2"/>
          <table:table-cell office:value-type="float" office:value="863701" calcext:value-type="float">
            <text:p>863701</text:p>
          </table:table-cell>
          <table:table-cell table:number-columns-repeated="2"/>
          <table:table-cell office:value-type="float" office:value="829715" calcext:value-type="float">
            <text:p>829715</text:p>
          </table:table-cell>
          <table:table-cell/>
          <table:table-cell office:value-type="float" office:value="6422572" calcext:value-type="float">
            <text:p>6422572</text:p>
          </table:table-cell>
          <table:table-cell/>
          <table:table-cell office:value-type="float" office:value="6386052" calcext:value-type="float">
            <text:p>6386052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554605" calcext:value-type="float">
            <text:p>554605</text:p>
          </table:table-cell>
          <table:table-cell table:number-columns-repeated="2"/>
          <table:table-cell office:value-type="float" office:value="897910" calcext:value-type="float">
            <text:p>897910</text:p>
          </table:table-cell>
          <table:table-cell/>
          <table:table-cell office:value-type="float" office:value="5908941" calcext:value-type="float">
            <text:p>5908941</text:p>
          </table:table-cell>
          <table:table-cell/>
          <table:table-cell office:value-type="float" office:value="5108568" calcext:value-type="float">
            <text:p>5108568</text:p>
          </table:table-cell>
          <table:table-cell/>
          <table:table-cell office:value-type="float" office:value="6174416" calcext:value-type="float">
            <text:p>6174416</text:p>
          </table:table-cell>
          <table:table-cell table:number-columns-repeated="2"/>
          <table:table-cell office:value-type="float" office:value="873826" calcext:value-type="float">
            <text:p>873826</text:p>
          </table:table-cell>
          <table:table-cell/>
          <table:table-cell office:value-type="float" office:value="6324960" calcext:value-type="float">
            <text:p>6324960</text:p>
          </table:table-cell>
          <table:table-cell table:number-columns-repeated="2"/>
          <table:table-cell office:value-type="float" office:value="4197628" calcext:value-type="float">
            <text:p>4197628</text:p>
          </table:table-cell>
          <table:table-cell table:number-columns-repeated="2"/>
          <table:table-cell office:value-type="float" office:value="6375554" calcext:value-type="float">
            <text:p>6375554</text:p>
          </table:table-cell>
          <table:table-cell table:number-columns-repeated="2"/>
          <table:table-cell office:value-type="float" office:value="881517" calcext:value-type="float">
            <text:p>881517</text:p>
          </table:table-cell>
          <table:table-cell table:number-columns-repeated="2"/>
          <table:table-cell office:value-type="float" office:value="868291" calcext:value-type="float">
            <text:p>868291</text:p>
          </table:table-cell>
          <table:table-cell/>
          <table:table-cell office:value-type="float" office:value="5406927" calcext:value-type="float">
            <text:p>5406927</text:p>
          </table:table-cell>
          <table:table-cell/>
          <table:table-cell office:value-type="float" office:value="6234918" calcext:value-type="float">
            <text:p>6234918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554684" calcext:value-type="float">
            <text:p>554684</text:p>
          </table:table-cell>
          <table:table-cell table:number-columns-repeated="2"/>
          <table:table-cell office:value-type="float" office:value="898034" calcext:value-type="float">
            <text:p>898034</text:p>
          </table:table-cell>
          <table:table-cell/>
          <table:table-cell office:value-type="float" office:value="5882685" calcext:value-type="float">
            <text:p>5882685</text:p>
          </table:table-cell>
          <table:table-cell/>
          <table:table-cell office:value-type="float" office:value="4916844" calcext:value-type="float">
            <text:p>4916844</text:p>
          </table:table-cell>
          <table:table-cell/>
          <table:table-cell office:value-type="float" office:value="5883409" calcext:value-type="float">
            <text:p>5883409</text:p>
          </table:table-cell>
          <table:table-cell table:number-columns-repeated="2"/>
          <table:table-cell office:value-type="float" office:value="911738" calcext:value-type="float">
            <text:p>911738</text:p>
          </table:table-cell>
          <table:table-cell/>
          <table:table-cell office:value-type="float" office:value="6079405" calcext:value-type="float">
            <text:p>6079405</text:p>
          </table:table-cell>
          <table:table-cell table:number-columns-repeated="2"/>
          <table:table-cell office:value-type="float" office:value="3511314" calcext:value-type="float">
            <text:p>3511314</text:p>
          </table:table-cell>
          <table:table-cell table:number-columns-repeated="2"/>
          <table:table-cell office:value-type="float" office:value="6016071" calcext:value-type="float">
            <text:p>6016071</text:p>
          </table:table-cell>
          <table:table-cell table:number-columns-repeated="2"/>
          <table:table-cell office:value-type="float" office:value="880592" calcext:value-type="float">
            <text:p>880592</text:p>
          </table:table-cell>
          <table:table-cell table:number-columns-repeated="2"/>
          <table:table-cell office:value-type="float" office:value="875498" calcext:value-type="float">
            <text:p>875498</text:p>
          </table:table-cell>
          <table:table-cell/>
          <table:table-cell office:value-type="float" office:value="6063380" calcext:value-type="float">
            <text:p>6063380</text:p>
          </table:table-cell>
          <table:table-cell/>
          <table:table-cell office:value-type="float" office:value="5988644" calcext:value-type="float">
            <text:p>5988644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628900" calcext:value-type="float">
            <text:p>628900</text:p>
          </table:table-cell>
          <table:table-cell table:number-columns-repeated="2"/>
          <table:table-cell office:value-type="float" office:value="918609" calcext:value-type="float">
            <text:p>918609</text:p>
          </table:table-cell>
          <table:table-cell/>
          <table:table-cell office:value-type="float" office:value="5237592" calcext:value-type="float">
            <text:p>5237592</text:p>
          </table:table-cell>
          <table:table-cell/>
          <table:table-cell office:value-type="float" office:value="4390908" calcext:value-type="float">
            <text:p>4390908</text:p>
          </table:table-cell>
          <table:table-cell/>
          <table:table-cell office:value-type="float" office:value="5094874" calcext:value-type="float">
            <text:p>5094874</text:p>
          </table:table-cell>
          <table:table-cell table:number-columns-repeated="2"/>
          <table:table-cell office:value-type="float" office:value="840939" calcext:value-type="float">
            <text:p>840939</text:p>
          </table:table-cell>
          <table:table-cell/>
          <table:table-cell office:value-type="float" office:value="5091312" calcext:value-type="float">
            <text:p>5091312</text:p>
          </table:table-cell>
          <table:table-cell table:number-columns-repeated="2"/>
          <table:table-cell office:value-type="float" office:value="2639491" calcext:value-type="float">
            <text:p>2639491</text:p>
          </table:table-cell>
          <table:table-cell table:number-columns-repeated="2"/>
          <table:table-cell office:value-type="float" office:value="5413795" calcext:value-type="float">
            <text:p>5413795</text:p>
          </table:table-cell>
          <table:table-cell table:number-columns-repeated="2"/>
          <table:table-cell office:value-type="float" office:value="911416" calcext:value-type="float">
            <text:p>911416</text:p>
          </table:table-cell>
          <table:table-cell table:number-columns-repeated="2"/>
          <table:table-cell office:value-type="float" office:value="924915" calcext:value-type="float">
            <text:p>924915</text:p>
          </table:table-cell>
          <table:table-cell/>
          <table:table-cell office:value-type="float" office:value="5488258" calcext:value-type="float">
            <text:p>5488258</text:p>
          </table:table-cell>
          <table:table-cell/>
          <table:table-cell office:value-type="float" office:value="5379349" calcext:value-type="float">
            <text:p>5379349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571426" calcext:value-type="float">
            <text:p>571426</text:p>
          </table:table-cell>
          <table:table-cell table:number-columns-repeated="2"/>
          <table:table-cell office:value-type="float" office:value="917694" calcext:value-type="float">
            <text:p>917694</text:p>
          </table:table-cell>
          <table:table-cell/>
          <table:table-cell office:value-type="float" office:value="5050061" calcext:value-type="float">
            <text:p>5050061</text:p>
          </table:table-cell>
          <table:table-cell/>
          <table:table-cell office:value-type="float" office:value="4335897" calcext:value-type="float">
            <text:p>4335897</text:p>
          </table:table-cell>
          <table:table-cell/>
          <table:table-cell office:value-type="float" office:value="5083767" calcext:value-type="float">
            <text:p>5083767</text:p>
          </table:table-cell>
          <table:table-cell table:number-columns-repeated="2"/>
          <table:table-cell office:value-type="float" office:value="928595" calcext:value-type="float">
            <text:p>928595</text:p>
          </table:table-cell>
          <table:table-cell/>
          <table:table-cell office:value-type="float" office:value="5142701" calcext:value-type="float">
            <text:p>5142701</text:p>
          </table:table-cell>
          <table:table-cell table:number-columns-repeated="2"/>
          <table:table-cell office:value-type="float" office:value="2898203" calcext:value-type="float">
            <text:p>2898203</text:p>
          </table:table-cell>
          <table:table-cell table:number-columns-repeated="2"/>
          <table:table-cell office:value-type="float" office:value="4975066" calcext:value-type="float">
            <text:p>4975066</text:p>
          </table:table-cell>
          <table:table-cell table:number-columns-repeated="2"/>
          <table:table-cell office:value-type="float" office:value="959694" calcext:value-type="float">
            <text:p>959694</text:p>
          </table:table-cell>
          <table:table-cell table:number-columns-repeated="2"/>
          <table:table-cell office:value-type="float" office:value="930430" calcext:value-type="float">
            <text:p>930430</text:p>
          </table:table-cell>
          <table:table-cell/>
          <table:table-cell office:value-type="float" office:value="5170488" calcext:value-type="float">
            <text:p>5170488</text:p>
          </table:table-cell>
          <table:table-cell/>
          <table:table-cell office:value-type="float" office:value="5158033" calcext:value-type="float">
            <text:p>5158033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513516" calcext:value-type="float">
            <text:p>513516</text:p>
          </table:table-cell>
          <table:table-cell table:number-columns-repeated="2"/>
          <table:table-cell office:value-type="float" office:value="786583" calcext:value-type="float">
            <text:p>786583</text:p>
          </table:table-cell>
          <table:table-cell table:number-columns-repeated="2"/>
          <table:table-cell office:value-type="float" office:value="624494" calcext:value-type="float">
            <text:p>624494</text:p>
          </table:table-cell>
          <table:table-cell table:number-columns-repeated="2"/>
          <table:table-cell office:value-type="float" office:value="629564" calcext:value-type="float">
            <text:p>629564</text:p>
          </table:table-cell>
          <table:table-cell table:number-columns-repeated="2"/>
          <table:table-cell office:value-type="float" office:value="272097" calcext:value-type="float">
            <text:p>272097</text:p>
          </table:table-cell>
          <table:table-cell table:number-columns-repeated="2"/>
          <table:table-cell office:value-type="float" office:value="816331" calcext:value-type="float">
            <text:p>816331</text:p>
          </table:table-cell>
          <table:table-cell table:number-columns-repeated="2"/>
          <table:table-cell office:value-type="float" office:value="363006" calcext:value-type="float">
            <text:p>363006</text:p>
          </table:table-cell>
          <table:table-cell table:number-columns-repeated="2"/>
          <table:table-cell office:value-type="float" office:value="4658721" calcext:value-type="float">
            <text:p>4658721</text:p>
          </table:table-cell>
          <table:table-cell table:number-columns-repeated="3"/>
          <table:table-cell office:value-type="float" office:value="551064" calcext:value-type="float">
            <text:p>551064</text:p>
          </table:table-cell>
          <table:table-cell table:number-columns-repeated="2"/>
          <table:table-cell office:value-type="float" office:value="794455" calcext:value-type="float">
            <text:p>794455</text:p>
          </table:table-cell>
          <table:table-cell table:number-columns-repeated="2"/>
          <table:table-cell office:value-type="float" office:value="804639" calcext:value-type="float">
            <text:p>804639</text:p>
          </table:table-cell>
          <table:table-cell table:number-columns-repeated="2"/>
          <table:table-cell office:value-type="float" office:value="772414" calcext:value-type="float">
            <text:p>772414</text:p>
          </table:table-cell>
          <table:table-cell table:number-columns-repeated="2"/>
          <table:table-cell office:value-type="float" office:value="612764" calcext:value-type="float">
            <text:p>612764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571543" calcext:value-type="float">
            <text:p>571543</text:p>
          </table:table-cell>
          <table:table-cell table:number-columns-repeated="2"/>
          <table:table-cell office:value-type="float" office:value="412381" calcext:value-type="float">
            <text:p>412381</text:p>
          </table:table-cell>
          <table:table-cell table:number-columns-repeated="2"/>
          <table:table-cell office:value-type="float" office:value="615559" calcext:value-type="float">
            <text:p>615559</text:p>
          </table:table-cell>
          <table:table-cell table:number-columns-repeated="2"/>
          <table:table-cell office:value-type="float" office:value="610602" calcext:value-type="float">
            <text:p>610602</text:p>
          </table:table-cell>
          <table:table-cell table:number-columns-repeated="2"/>
          <table:table-cell office:value-type="float" office:value="456871" calcext:value-type="float">
            <text:p>456871</text:p>
          </table:table-cell>
          <table:table-cell table:number-columns-repeated="2"/>
          <table:table-cell office:value-type="float" office:value="404432" calcext:value-type="float">
            <text:p>404432</text:p>
          </table:table-cell>
          <table:table-cell table:number-columns-repeated="2"/>
          <table:table-cell office:value-type="float" office:value="513398" calcext:value-type="float">
            <text:p>513398</text:p>
          </table:table-cell>
          <table:table-cell table:number-columns-repeated="2"/>
          <table:table-cell office:value-type="float" office:value="4582955" calcext:value-type="float">
            <text:p>4582955</text:p>
          </table:table-cell>
          <table:table-cell table:number-columns-repeated="3"/>
          <table:table-cell office:value-type="float" office:value="631360" calcext:value-type="float">
            <text:p>631360</text:p>
          </table:table-cell>
          <table:table-cell table:number-columns-repeated="2"/>
          <table:table-cell office:value-type="float" office:value="687373" calcext:value-type="float">
            <text:p>687373</text:p>
          </table:table-cell>
          <table:table-cell table:number-columns-repeated="2"/>
          <table:table-cell office:value-type="float" office:value="411636" calcext:value-type="float">
            <text:p>411636</text:p>
          </table:table-cell>
          <table:table-cell table:number-columns-repeated="2"/>
          <table:table-cell office:value-type="float" office:value="885431" calcext:value-type="float">
            <text:p>885431</text:p>
          </table:table-cell>
          <table:table-cell table:number-columns-repeated="2"/>
          <table:table-cell office:value-type="float" office:value="904147" calcext:value-type="float">
            <text:p>904147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20483" calcext:value-type="float">
            <text:p>220483</text:p>
          </table:table-cell>
          <table:table-cell table:number-columns-repeated="2"/>
          <table:table-cell office:value-type="float" office:value="449077" calcext:value-type="float">
            <text:p>449077</text:p>
          </table:table-cell>
          <table:table-cell table:number-columns-repeated="2"/>
          <table:table-cell office:value-type="float" office:value="608052" calcext:value-type="float">
            <text:p>608052</text:p>
          </table:table-cell>
          <table:table-cell table:number-columns-repeated="2"/>
          <table:table-cell office:value-type="float" office:value="689873" calcext:value-type="float">
            <text:p>689873</text:p>
          </table:table-cell>
          <table:table-cell/>
          <table:table-cell office:value-type="float" office:value="4331131" calcext:value-type="float">
            <text:p>4331131</text:p>
          </table:table-cell>
          <table:table-cell table:number-columns-repeated="2"/>
          <table:table-cell office:value-type="float" office:value="393202" calcext:value-type="float">
            <text:p>393202</text:p>
          </table:table-cell>
          <table:table-cell/>
          <table:table-cell office:value-type="float" office:value="3354284" calcext:value-type="float">
            <text:p>3354284</text:p>
          </table:table-cell>
          <table:table-cell table:number-columns-repeated="2"/>
          <table:table-cell office:value-type="float" office:value="4383516" calcext:value-type="float">
            <text:p>4383516</text:p>
          </table:table-cell>
          <table:table-cell table:number-columns-repeated="2"/>
          <table:table-cell office:value-type="float" office:value="5409692" calcext:value-type="float">
            <text:p>5409692</text:p>
          </table:table-cell>
          <table:table-cell table:number-columns-repeated="2"/>
          <table:table-cell office:value-type="float" office:value="403650" calcext:value-type="float">
            <text:p>403650</text:p>
          </table:table-cell>
          <table:table-cell table:number-columns-repeated="2"/>
          <table:table-cell office:value-type="float" office:value="410268" calcext:value-type="float">
            <text:p>410268</text:p>
          </table:table-cell>
          <table:table-cell/>
          <table:table-cell office:value-type="float" office:value="6481805" calcext:value-type="float">
            <text:p>6481805</text:p>
          </table:table-cell>
          <table:table-cell/>
          <table:table-cell office:value-type="float" office:value="6503851" calcext:value-type="float">
            <text:p>6503851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08563" calcext:value-type="float">
            <text:p>208563</text:p>
          </table:table-cell>
          <table:table-cell table:number-columns-repeated="2"/>
          <table:table-cell office:value-type="float" office:value="442611" calcext:value-type="float">
            <text:p>442611</text:p>
          </table:table-cell>
          <table:table-cell/>
          <table:table-cell office:value-type="float" office:value="6508288" calcext:value-type="float">
            <text:p>6508288</text:p>
          </table:table-cell>
          <table:table-cell/>
          <table:table-cell office:value-type="float" office:value="5259293" calcext:value-type="float">
            <text:p>5259293</text:p>
          </table:table-cell>
          <table:table-cell/>
          <table:table-cell office:value-type="float" office:value="6372495" calcext:value-type="float">
            <text:p>6372495</text:p>
          </table:table-cell>
          <table:table-cell table:number-columns-repeated="2"/>
          <table:table-cell office:value-type="float" office:value="402890" calcext:value-type="float">
            <text:p>402890</text:p>
          </table:table-cell>
          <table:table-cell/>
          <table:table-cell office:value-type="float" office:value="6264837" calcext:value-type="float">
            <text:p>6264837</text:p>
          </table:table-cell>
          <table:table-cell table:number-columns-repeated="2"/>
          <table:table-cell office:value-type="float" office:value="4313193" calcext:value-type="float">
            <text:p>4313193</text:p>
          </table:table-cell>
          <table:table-cell table:number-columns-repeated="2"/>
          <table:table-cell office:value-type="float" office:value="6601336" calcext:value-type="float">
            <text:p>6601336</text:p>
          </table:table-cell>
          <table:table-cell table:number-columns-repeated="2"/>
          <table:table-cell office:value-type="float" office:value="410310" calcext:value-type="float">
            <text:p>410310</text:p>
          </table:table-cell>
          <table:table-cell table:number-columns-repeated="2"/>
          <table:table-cell office:value-type="float" office:value="405726" calcext:value-type="float">
            <text:p>405726</text:p>
          </table:table-cell>
          <table:table-cell/>
          <table:table-cell office:value-type="float" office:value="6529769" calcext:value-type="float">
            <text:p>6529769</text:p>
          </table:table-cell>
          <table:table-cell/>
          <table:table-cell office:value-type="float" office:value="6524402" calcext:value-type="float">
            <text:p>6524402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24277" calcext:value-type="float">
            <text:p>224277</text:p>
          </table:table-cell>
          <table:table-cell table:number-columns-repeated="2"/>
          <table:table-cell office:value-type="float" office:value="418718" calcext:value-type="float">
            <text:p>418718</text:p>
          </table:table-cell>
          <table:table-cell/>
          <table:table-cell office:value-type="float" office:value="3795942" calcext:value-type="float">
            <text:p>3795942</text:p>
          </table:table-cell>
          <table:table-cell/>
          <table:table-cell office:value-type="float" office:value="4753638" calcext:value-type="float">
            <text:p>4753638</text:p>
          </table:table-cell>
          <table:table-cell/>
          <table:table-cell office:value-type="float" office:value="6461284" calcext:value-type="float">
            <text:p>6461284</text:p>
          </table:table-cell>
          <table:table-cell table:number-columns-repeated="2"/>
          <table:table-cell office:value-type="float" office:value="402597" calcext:value-type="float">
            <text:p>402597</text:p>
          </table:table-cell>
          <table:table-cell/>
          <table:table-cell office:value-type="float" office:value="4993814" calcext:value-type="float">
            <text:p>4993814</text:p>
          </table:table-cell>
          <table:table-cell table:number-columns-repeated="2"/>
          <table:table-cell office:value-type="float" office:value="4358295" calcext:value-type="float">
            <text:p>4358295</text:p>
          </table:table-cell>
          <table:table-cell table:number-columns-repeated="2"/>
          <table:table-cell office:value-type="float" office:value="6674144" calcext:value-type="float">
            <text:p>6674144</text:p>
          </table:table-cell>
          <table:table-cell table:number-columns-repeated="2"/>
          <table:table-cell office:value-type="float" office:value="400656" calcext:value-type="float">
            <text:p>400656</text:p>
          </table:table-cell>
          <table:table-cell table:number-columns-repeated="2"/>
          <table:table-cell office:value-type="float" office:value="423735" calcext:value-type="float">
            <text:p>423735</text:p>
          </table:table-cell>
          <table:table-cell/>
          <table:table-cell office:value-type="float" office:value="6725604" calcext:value-type="float">
            <text:p>6725604</text:p>
          </table:table-cell>
          <table:table-cell/>
          <table:table-cell office:value-type="float" office:value="6695502" calcext:value-type="float">
            <text:p>6695502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94435" calcext:value-type="float">
            <text:p>194435</text:p>
          </table:table-cell>
          <table:table-cell table:number-columns-repeated="2"/>
          <table:table-cell office:value-type="float" office:value="360108" calcext:value-type="float">
            <text:p>360108</text:p>
          </table:table-cell>
          <table:table-cell/>
          <table:table-cell office:value-type="float" office:value="6394881" calcext:value-type="float">
            <text:p>6394881</text:p>
          </table:table-cell>
          <table:table-cell/>
          <table:table-cell office:value-type="float" office:value="5197482" calcext:value-type="float">
            <text:p>5197482</text:p>
          </table:table-cell>
          <table:table-cell/>
          <table:table-cell office:value-type="float" office:value="6434522" calcext:value-type="float">
            <text:p>6434522</text:p>
          </table:table-cell>
          <table:table-cell table:number-columns-repeated="2"/>
          <table:table-cell office:value-type="float" office:value="430590" calcext:value-type="float">
            <text:p>430590</text:p>
          </table:table-cell>
          <table:table-cell/>
          <table:table-cell office:value-type="float" office:value="6502842" calcext:value-type="float">
            <text:p>6502842</text:p>
          </table:table-cell>
          <table:table-cell table:number-columns-repeated="2"/>
          <table:table-cell office:value-type="float" office:value="4322205" calcext:value-type="float">
            <text:p>4322205</text:p>
          </table:table-cell>
          <table:table-cell table:number-columns-repeated="2"/>
          <table:table-cell office:value-type="float" office:value="6580948" calcext:value-type="float">
            <text:p>6580948</text:p>
          </table:table-cell>
          <table:table-cell table:number-columns-repeated="2"/>
          <table:table-cell office:value-type="float" office:value="834897" calcext:value-type="float">
            <text:p>834897</text:p>
          </table:table-cell>
          <table:table-cell table:number-columns-repeated="2"/>
          <table:table-cell office:value-type="float" office:value="794462" calcext:value-type="float">
            <text:p>794462</text:p>
          </table:table-cell>
          <table:table-cell/>
          <table:table-cell office:value-type="float" office:value="6633416" calcext:value-type="float">
            <text:p>6633416</text:p>
          </table:table-cell>
          <table:table-cell/>
          <table:table-cell office:value-type="float" office:value="6518803" calcext:value-type="float">
            <text:p>6518803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529897" calcext:value-type="float">
            <text:p>529897</text:p>
          </table:table-cell>
          <table:table-cell table:number-columns-repeated="2"/>
          <table:table-cell office:value-type="float" office:value="328774" calcext:value-type="float">
            <text:p>328774</text:p>
          </table:table-cell>
          <table:table-cell/>
          <table:table-cell office:value-type="float" office:value="6081556" calcext:value-type="float">
            <text:p>6081556</text:p>
          </table:table-cell>
          <table:table-cell/>
          <table:table-cell office:value-type="float" office:value="4988914" calcext:value-type="float">
            <text:p>4988914</text:p>
          </table:table-cell>
          <table:table-cell/>
          <table:table-cell office:value-type="float" office:value="6054206" calcext:value-type="float">
            <text:p>6054206</text:p>
          </table:table-cell>
          <table:table-cell table:number-columns-repeated="2"/>
          <table:table-cell office:value-type="float" office:value="547401" calcext:value-type="float">
            <text:p>547401</text:p>
          </table:table-cell>
          <table:table-cell/>
          <table:table-cell office:value-type="float" office:value="6373852" calcext:value-type="float">
            <text:p>6373852</text:p>
          </table:table-cell>
          <table:table-cell table:number-columns-repeated="2"/>
          <table:table-cell office:value-type="float" office:value="3698996" calcext:value-type="float">
            <text:p>3698996</text:p>
          </table:table-cell>
          <table:table-cell table:number-columns-repeated="2"/>
          <table:table-cell office:value-type="float" office:value="6256531" calcext:value-type="float">
            <text:p>6256531</text:p>
          </table:table-cell>
          <table:table-cell table:number-columns-repeated="2"/>
          <table:table-cell office:value-type="float" office:value="824527" calcext:value-type="float">
            <text:p>824527</text:p>
          </table:table-cell>
          <table:table-cell table:number-columns-repeated="2"/>
          <table:table-cell office:value-type="float" office:value="836685" calcext:value-type="float">
            <text:p>836685</text:p>
          </table:table-cell>
          <table:table-cell/>
          <table:table-cell office:value-type="float" office:value="6130016" calcext:value-type="float">
            <text:p>6130016</text:p>
          </table:table-cell>
          <table:table-cell/>
          <table:table-cell office:value-type="float" office:value="6136902" calcext:value-type="float">
            <text:p>6136902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530917" calcext:value-type="float">
            <text:p>530917</text:p>
          </table:table-cell>
          <table:table-cell table:number-columns-repeated="2"/>
          <table:table-cell office:value-type="float" office:value="835769" calcext:value-type="float">
            <text:p>835769</text:p>
          </table:table-cell>
          <table:table-cell/>
          <table:table-cell office:value-type="float" office:value="5350969" calcext:value-type="float">
            <text:p>5350969</text:p>
          </table:table-cell>
          <table:table-cell/>
          <table:table-cell office:value-type="float" office:value="4543005" calcext:value-type="float">
            <text:p>4543005</text:p>
          </table:table-cell>
          <table:table-cell/>
          <table:table-cell office:value-type="float" office:value="5505115" calcext:value-type="float">
            <text:p>5505115</text:p>
          </table:table-cell>
          <table:table-cell table:number-columns-repeated="2"/>
          <table:table-cell office:value-type="float" office:value="857172" calcext:value-type="float">
            <text:p>857172</text:p>
          </table:table-cell>
          <table:table-cell/>
          <table:table-cell office:value-type="float" office:value="5455991" calcext:value-type="float">
            <text:p>5455991</text:p>
          </table:table-cell>
          <table:table-cell table:number-columns-repeated="2"/>
          <table:table-cell office:value-type="float" office:value="2993186" calcext:value-type="float">
            <text:p>2993186</text:p>
          </table:table-cell>
          <table:table-cell table:number-columns-repeated="2"/>
          <table:table-cell office:value-type="float" office:value="5502952" calcext:value-type="float">
            <text:p>5502952</text:p>
          </table:table-cell>
          <table:table-cell table:number-columns-repeated="2"/>
          <table:table-cell office:value-type="float" office:value="426576" calcext:value-type="float">
            <text:p>426576</text:p>
          </table:table-cell>
          <table:table-cell table:number-columns-repeated="2"/>
          <table:table-cell office:value-type="float" office:value="411749" calcext:value-type="float">
            <text:p>411749</text:p>
          </table:table-cell>
          <table:table-cell/>
          <table:table-cell office:value-type="float" office:value="5688854" calcext:value-type="float">
            <text:p>5688854</text:p>
          </table:table-cell>
          <table:table-cell/>
          <table:table-cell office:value-type="float" office:value="5599484" calcext:value-type="float">
            <text:p>5599484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7557" calcext:value-type="float">
            <text:p>167557</text:p>
          </table:table-cell>
          <table:table-cell table:number-columns-repeated="2"/>
          <table:table-cell office:value-type="float" office:value="403015" calcext:value-type="float">
            <text:p>403015</text:p>
          </table:table-cell>
          <table:table-cell/>
          <table:table-cell office:value-type="float" office:value="5220172" calcext:value-type="float">
            <text:p>5220172</text:p>
          </table:table-cell>
          <table:table-cell/>
          <table:table-cell office:value-type="float" office:value="4359314" calcext:value-type="float">
            <text:p>4359314</text:p>
          </table:table-cell>
          <table:table-cell/>
          <table:table-cell office:value-type="float" office:value="5137863" calcext:value-type="float">
            <text:p>5137863</text:p>
          </table:table-cell>
          <table:table-cell table:number-columns-repeated="2"/>
          <table:table-cell office:value-type="float" office:value="484499" calcext:value-type="float">
            <text:p>484499</text:p>
          </table:table-cell>
          <table:table-cell/>
          <table:table-cell office:value-type="float" office:value="5352936" calcext:value-type="float">
            <text:p>5352936</text:p>
          </table:table-cell>
          <table:table-cell table:number-columns-repeated="2"/>
          <table:table-cell office:value-type="float" office:value="2874574" calcext:value-type="float">
            <text:p>2874574</text:p>
          </table:table-cell>
          <table:table-cell table:number-columns-repeated="2"/>
          <table:table-cell office:value-type="float" office:value="5210728" calcext:value-type="float">
            <text:p>5210728</text:p>
          </table:table-cell>
          <table:table-cell table:number-columns-repeated="2"/>
          <table:table-cell office:value-type="float" office:value="827852" calcext:value-type="float">
            <text:p>827852</text:p>
          </table:table-cell>
          <table:table-cell table:number-columns-repeated="2"/>
          <table:table-cell office:value-type="float" office:value="571411" calcext:value-type="float">
            <text:p>571411</text:p>
          </table:table-cell>
          <table:table-cell/>
          <table:table-cell office:value-type="float" office:value="5347612" calcext:value-type="float">
            <text:p>5347612</text:p>
          </table:table-cell>
          <table:table-cell/>
          <table:table-cell office:value-type="float" office:value="5289427" calcext:value-type="float">
            <text:p>5289427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78594" calcext:value-type="float">
            <text:p>378594</text:p>
          </table:table-cell>
          <table:table-cell table:number-columns-repeated="2"/>
          <table:table-cell office:value-type="float" office:value="265636" calcext:value-type="float">
            <text:p>265636</text:p>
          </table:table-cell>
          <table:table-cell table:number-columns-repeated="2"/>
          <table:table-cell office:value-type="float" office:value="615796" calcext:value-type="float">
            <text:p>615796</text:p>
          </table:table-cell>
          <table:table-cell table:number-columns-repeated="2"/>
          <table:table-cell office:value-type="float" office:value="609873" calcext:value-type="float">
            <text:p>609873</text:p>
          </table:table-cell>
          <table:table-cell table:number-columns-repeated="2"/>
          <table:table-cell office:value-type="float" office:value="208049" calcext:value-type="float">
            <text:p>208049</text:p>
          </table:table-cell>
          <table:table-cell table:number-columns-repeated="2"/>
          <table:table-cell office:value-type="float" office:value="760427" calcext:value-type="float">
            <text:p>760427</text:p>
          </table:table-cell>
          <table:table-cell table:number-columns-repeated="2"/>
          <table:table-cell office:value-type="float" office:value="252972" calcext:value-type="float">
            <text:p>252972</text:p>
          </table:table-cell>
          <table:table-cell table:number-columns-repeated="2"/>
          <table:table-cell office:value-type="float" office:value="4579753" calcext:value-type="float">
            <text:p>4579753</text:p>
          </table:table-cell>
          <table:table-cell table:number-columns-repeated="3"/>
          <table:table-cell office:value-type="float" office:value="504058" calcext:value-type="float">
            <text:p>504058</text:p>
          </table:table-cell>
          <table:table-cell table:number-columns-repeated="2"/>
          <table:table-cell office:value-type="float" office:value="763392" calcext:value-type="float">
            <text:p>763392</text:p>
          </table:table-cell>
          <table:table-cell table:number-columns-repeated="2"/>
          <table:table-cell office:value-type="float" office:value="741317" calcext:value-type="float">
            <text:p>741317</text:p>
          </table:table-cell>
          <table:table-cell table:number-columns-repeated="2"/>
          <table:table-cell office:value-type="float" office:value="582594" calcext:value-type="float">
            <text:p>582594</text:p>
          </table:table-cell>
          <table:table-cell table:number-columns-repeated="2"/>
          <table:table-cell office:value-type="float" office:value="561083" calcext:value-type="float">
            <text:p>561083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07965" calcext:value-type="float">
            <text:p>307965</text:p>
          </table:table-cell>
          <table:table-cell table:number-columns-repeated="2"/>
          <table:table-cell office:value-type="float" office:value="761979" calcext:value-type="float">
            <text:p>761979</text:p>
          </table:table-cell>
          <table:table-cell table:number-columns-repeated="2"/>
          <table:table-cell office:value-type="float" office:value="611462" calcext:value-type="float">
            <text:p>611462</text:p>
          </table:table-cell>
          <table:table-cell table:number-columns-repeated="2"/>
          <table:table-cell office:value-type="float" office:value="638270" calcext:value-type="float">
            <text:p>638270</text:p>
          </table:table-cell>
          <table:table-cell table:number-columns-repeated="2"/>
          <table:table-cell office:value-type="float" office:value="335777" calcext:value-type="float">
            <text:p>335777</text:p>
          </table:table-cell>
          <table:table-cell table:number-columns-repeated="2"/>
          <table:table-cell office:value-type="float" office:value="594949" calcext:value-type="float">
            <text:p>594949</text:p>
          </table:table-cell>
          <table:table-cell table:number-columns-repeated="2"/>
          <table:table-cell office:value-type="float" office:value="362136" calcext:value-type="float">
            <text:p>362136</text:p>
          </table:table-cell>
          <table:table-cell table:number-columns-repeated="2"/>
          <table:table-cell office:value-type="float" office:value="4521525" calcext:value-type="float">
            <text:p>4521525</text:p>
          </table:table-cell>
          <table:table-cell table:number-columns-repeated="3"/>
          <table:table-cell office:value-type="float" office:value="334111" calcext:value-type="float">
            <text:p>334111</text:p>
          </table:table-cell>
          <table:table-cell table:number-columns-repeated="2"/>
          <table:table-cell office:value-type="float" office:value="373539" calcext:value-type="float">
            <text:p>373539</text:p>
          </table:table-cell>
          <table:table-cell table:number-columns-repeated="2"/>
          <table:table-cell office:value-type="float" office:value="377935" calcext:value-type="float">
            <text:p>377935</text:p>
          </table:table-cell>
          <table:table-cell table:number-columns-repeated="2"/>
          <table:table-cell office:value-type="float" office:value="591205" calcext:value-type="float">
            <text:p>591205</text:p>
          </table:table-cell>
          <table:table-cell table:number-columns-repeated="2"/>
          <table:table-cell office:value-type="float" office:value="594702" calcext:value-type="float">
            <text:p>594702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89442" calcext:value-type="float">
            <text:p>189442</text:p>
          </table:table-cell>
          <table:table-cell table:number-columns-repeated="2"/>
          <table:table-cell office:value-type="float" office:value="768148" calcext:value-type="float">
            <text:p>768148</text:p>
          </table:table-cell>
          <table:table-cell table:number-columns-repeated="2"/>
          <table:table-cell office:value-type="float" office:value="646342" calcext:value-type="float">
            <text:p>646342</text:p>
          </table:table-cell>
          <table:table-cell table:number-columns-repeated="2"/>
          <table:table-cell office:value-type="float" office:value="640205" calcext:value-type="float">
            <text:p>640205</text:p>
          </table:table-cell>
          <table:table-cell table:number-columns-repeated="2"/>
          <table:table-cell office:value-type="float" office:value="447650" calcext:value-type="float">
            <text:p>447650</text:p>
          </table:table-cell>
          <table:table-cell table:number-columns-repeated="2"/>
          <table:table-cell office:value-type="float" office:value="769738" calcext:value-type="float">
            <text:p>769738</text:p>
          </table:table-cell>
          <table:table-cell table:number-columns-repeated="2"/>
          <table:table-cell office:value-type="float" office:value="456011" calcext:value-type="float">
            <text:p>456011</text:p>
          </table:table-cell>
          <table:table-cell table:number-columns-repeated="2"/>
          <table:table-cell office:value-type="float" office:value="4474917" calcext:value-type="float">
            <text:p>4474917</text:p>
          </table:table-cell>
          <table:table-cell table:number-columns-repeated="3"/>
          <table:table-cell office:value-type="float" office:value="602453" calcext:value-type="float">
            <text:p>602453</text:p>
          </table:table-cell>
          <table:table-cell table:number-columns-repeated="2"/>
          <table:table-cell office:value-type="float" office:value="519527" calcext:value-type="float">
            <text:p>519527</text:p>
          </table:table-cell>
          <table:table-cell table:number-columns-repeated="2"/>
          <table:table-cell office:value-type="float" office:value="346217" calcext:value-type="float">
            <text:p>346217</text:p>
          </table:table-cell>
          <table:table-cell table:number-columns-repeated="2"/>
          <table:table-cell office:value-type="float" office:value="580862" calcext:value-type="float">
            <text:p>580862</text:p>
          </table:table-cell>
          <table:table-cell table:number-columns-repeated="2"/>
          <table:table-cell office:value-type="float" office:value="584750" calcext:value-type="float">
            <text:p>584750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78008" calcext:value-type="float">
            <text:p>178008</text:p>
          </table:table-cell>
          <table:table-cell table:number-columns-repeated="2"/>
          <table:table-cell office:value-type="float" office:value="365652" calcext:value-type="float">
            <text:p>365652</text:p>
          </table:table-cell>
          <table:table-cell table:number-columns-repeated="2"/>
          <table:table-cell office:value-type="float" office:value="620549" calcext:value-type="float">
            <text:p>620549</text:p>
          </table:table-cell>
          <table:table-cell table:number-columns-repeated="2"/>
          <table:table-cell office:value-type="float" office:value="613271" calcext:value-type="float">
            <text:p>613271</text:p>
          </table:table-cell>
          <table:table-cell table:number-columns-repeated="2"/>
          <table:table-cell office:value-type="float" office:value="455391" calcext:value-type="float">
            <text:p>455391</text:p>
          </table:table-cell>
          <table:table-cell table:number-columns-repeated="2"/>
          <table:table-cell office:value-type="float" office:value="367839" calcext:value-type="float">
            <text:p>367839</text:p>
          </table:table-cell>
          <table:table-cell table:number-columns-repeated="2"/>
          <table:table-cell office:value-type="float" office:value="454989" calcext:value-type="float">
            <text:p>454989</text:p>
          </table:table-cell>
          <table:table-cell table:number-columns-repeated="2"/>
          <table:table-cell office:value-type="float" office:value="4380208" calcext:value-type="float">
            <text:p>4380208</text:p>
          </table:table-cell>
          <table:table-cell table:number-columns-repeated="3"/>
          <table:table-cell office:value-type="float" office:value="540994" calcext:value-type="float">
            <text:p>540994</text:p>
          </table:table-cell>
          <table:table-cell table:number-columns-repeated="2"/>
          <table:table-cell office:value-type="float" office:value="571483" calcext:value-type="float">
            <text:p>571483</text:p>
          </table:table-cell>
          <table:table-cell table:number-columns-repeated="2"/>
          <table:table-cell office:value-type="float" office:value="376452" calcext:value-type="float">
            <text:p>376452</text:p>
          </table:table-cell>
          <table:table-cell table:number-columns-repeated="2"/>
          <table:table-cell office:value-type="float" office:value="630445" calcext:value-type="float">
            <text:p>630445</text:p>
          </table:table-cell>
          <table:table-cell table:number-columns-repeated="2"/>
          <table:table-cell office:value-type="float" office:value="632499" calcext:value-type="float">
            <text:p>632499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71054" calcext:value-type="float">
            <text:p>271054</text:p>
          </table:table-cell>
          <table:table-cell table:number-columns-repeated="2"/>
          <table:table-cell office:value-type="float" office:value="375084" calcext:value-type="float">
            <text:p>375084</text:p>
          </table:table-cell>
          <table:table-cell table:number-columns-repeated="2"/>
          <table:table-cell office:value-type="float" office:value="623782" calcext:value-type="float">
            <text:p>623782</text:p>
          </table:table-cell>
          <table:table-cell table:number-columns-repeated="2"/>
          <table:table-cell office:value-type="float" office:value="627697" calcext:value-type="float">
            <text:p>627697</text:p>
          </table:table-cell>
          <table:table-cell table:number-columns-repeated="2"/>
          <table:table-cell office:value-type="float" office:value="544590" calcext:value-type="float">
            <text:p>544590</text:p>
          </table:table-cell>
          <table:table-cell table:number-columns-repeated="2"/>
          <table:table-cell office:value-type="float" office:value="372053" calcext:value-type="float">
            <text:p>372053</text:p>
          </table:table-cell>
          <table:table-cell table:number-columns-repeated="2"/>
          <table:table-cell office:value-type="float" office:value="560576" calcext:value-type="float">
            <text:p>560576</text:p>
          </table:table-cell>
          <table:table-cell table:number-columns-repeated="2"/>
          <table:table-cell office:value-type="float" office:value="4311578" calcext:value-type="float">
            <text:p>4311578</text:p>
          </table:table-cell>
          <table:table-cell table:number-columns-repeated="3"/>
          <table:table-cell office:value-type="float" office:value="568758" calcext:value-type="float">
            <text:p>568758</text:p>
          </table:table-cell>
          <table:table-cell table:number-columns-repeated="2"/>
          <table:table-cell office:value-type="float" office:value="369948" calcext:value-type="float">
            <text:p>369948</text:p>
          </table:table-cell>
          <table:table-cell table:number-columns-repeated="2"/>
          <table:table-cell office:value-type="float" office:value="372416" calcext:value-type="float">
            <text:p>372416</text:p>
          </table:table-cell>
          <table:table-cell table:number-columns-repeated="2"/>
          <table:table-cell office:value-type="float" office:value="608471" calcext:value-type="float">
            <text:p>608471</text:p>
          </table:table-cell>
          <table:table-cell table:number-columns-repeated="2"/>
          <table:table-cell office:value-type="float" office:value="597197" calcext:value-type="float">
            <text:p>597197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03878" calcext:value-type="float">
            <text:p>203878</text:p>
          </table:table-cell>
          <table:table-cell table:number-columns-repeated="2"/>
          <table:table-cell office:value-type="float" office:value="488416" calcext:value-type="float">
            <text:p>488416</text:p>
          </table:table-cell>
          <table:table-cell table:number-columns-repeated="2"/>
          <table:table-cell office:value-type="float" office:value="636457" calcext:value-type="float">
            <text:p>636457</text:p>
          </table:table-cell>
          <table:table-cell table:number-columns-repeated="2"/>
          <table:table-cell office:value-type="float" office:value="633984" calcext:value-type="float">
            <text:p>633984</text:p>
          </table:table-cell>
          <table:table-cell table:number-columns-repeated="2"/>
          <table:table-cell office:value-type="float" office:value="616219" calcext:value-type="float">
            <text:p>616219</text:p>
          </table:table-cell>
          <table:table-cell table:number-columns-repeated="2"/>
          <table:table-cell office:value-type="float" office:value="339372" calcext:value-type="float">
            <text:p>339372</text:p>
          </table:table-cell>
          <table:table-cell table:number-columns-repeated="2"/>
          <table:table-cell office:value-type="float" office:value="555380" calcext:value-type="float">
            <text:p>555380</text:p>
          </table:table-cell>
          <table:table-cell table:number-columns-repeated="2"/>
          <table:table-cell office:value-type="float" office:value="4423846" calcext:value-type="float">
            <text:p>4423846</text:p>
          </table:table-cell>
          <table:table-cell table:number-columns-repeated="3"/>
          <table:table-cell office:value-type="float" office:value="643651" calcext:value-type="float">
            <text:p>643651</text:p>
          </table:table-cell>
          <table:table-cell table:number-columns-repeated="2"/>
          <table:table-cell office:value-type="float" office:value="620512" calcext:value-type="float">
            <text:p>620512</text:p>
          </table:table-cell>
          <table:table-cell table:number-columns-repeated="2"/>
          <table:table-cell office:value-type="float" office:value="329602" calcext:value-type="float">
            <text:p>329602</text:p>
          </table:table-cell>
          <table:table-cell table:number-columns-repeated="2"/>
          <table:table-cell office:value-type="float" office:value="650650" calcext:value-type="float">
            <text:p>650650</text:p>
          </table:table-cell>
          <table:table-cell table:number-columns-repeated="2"/>
          <table:table-cell office:value-type="float" office:value="649808" calcext:value-type="float">
            <text:p>649808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16936" calcext:value-type="float">
            <text:p>316936</text:p>
          </table:table-cell>
          <table:table-cell table:number-columns-repeated="2"/>
          <table:table-cell office:value-type="float" office:value="331416" calcext:value-type="float">
            <text:p>331416</text:p>
          </table:table-cell>
          <table:table-cell table:number-columns-repeated="2"/>
          <table:table-cell office:value-type="float" office:value="626630" calcext:value-type="float">
            <text:p>626630</text:p>
          </table:table-cell>
          <table:table-cell table:number-columns-repeated="2"/>
          <table:table-cell office:value-type="float" office:value="628824" calcext:value-type="float">
            <text:p>628824</text:p>
          </table:table-cell>
          <table:table-cell table:number-columns-repeated="2"/>
          <table:table-cell office:value-type="float" office:value="630397" calcext:value-type="float">
            <text:p>630397</text:p>
          </table:table-cell>
          <table:table-cell table:number-columns-repeated="2"/>
          <table:table-cell office:value-type="float" office:value="683550" calcext:value-type="float">
            <text:p>683550</text:p>
          </table:table-cell>
          <table:table-cell table:number-columns-repeated="2"/>
          <table:table-cell office:value-type="float" office:value="768139" calcext:value-type="float">
            <text:p>768139</text:p>
          </table:table-cell>
          <table:table-cell table:number-columns-repeated="2"/>
          <table:table-cell office:value-type="float" office:value="3861489" calcext:value-type="float">
            <text:p>3861489</text:p>
          </table:table-cell>
          <table:table-cell table:number-columns-repeated="3"/>
          <table:table-cell office:value-type="float" office:value="716276" calcext:value-type="float">
            <text:p>716276</text:p>
          </table:table-cell>
          <table:table-cell table:number-columns-repeated="2"/>
          <table:table-cell office:value-type="float" office:value="776550" calcext:value-type="float">
            <text:p>776550</text:p>
          </table:table-cell>
          <table:table-cell table:number-columns-repeated="2"/>
          <table:table-cell office:value-type="float" office:value="796036" calcext:value-type="float">
            <text:p>796036</text:p>
          </table:table-cell>
          <table:table-cell table:number-columns-repeated="2"/>
          <table:table-cell office:value-type="float" office:value="682891" calcext:value-type="float">
            <text:p>682891</text:p>
          </table:table-cell>
          <table:table-cell table:number-columns-repeated="2"/>
          <table:table-cell office:value-type="float" office:value="681927" calcext:value-type="float">
            <text:p>681927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32520" calcext:value-type="float">
            <text:p>232520</text:p>
          </table:table-cell>
          <table:table-cell table:number-columns-repeated="2"/>
          <table:table-cell office:value-type="float" office:value="556729" calcext:value-type="float">
            <text:p>556729</text:p>
          </table:table-cell>
          <table:table-cell table:number-columns-repeated="2"/>
          <table:table-cell office:value-type="float" office:value="624756" calcext:value-type="float">
            <text:p>624756</text:p>
          </table:table-cell>
          <table:table-cell table:number-columns-repeated="2"/>
          <table:table-cell office:value-type="float" office:value="610193" calcext:value-type="float">
            <text:p>610193</text:p>
          </table:table-cell>
          <table:table-cell table:number-columns-repeated="2"/>
          <table:table-cell office:value-type="float" office:value="639414" calcext:value-type="float">
            <text:p>639414</text:p>
          </table:table-cell>
          <table:table-cell table:number-columns-repeated="2"/>
          <table:table-cell office:value-type="float" office:value="751112" calcext:value-type="float">
            <text:p>751112</text:p>
          </table:table-cell>
          <table:table-cell table:number-columns-repeated="2"/>
          <table:table-cell office:value-type="float" office:value="869902" calcext:value-type="float">
            <text:p>869902</text:p>
          </table:table-cell>
          <table:table-cell table:number-columns-repeated="2"/>
          <table:table-cell office:value-type="float" office:value="3212696" calcext:value-type="float">
            <text:p>3212696</text:p>
          </table:table-cell>
          <table:table-cell table:number-columns-repeated="3"/>
          <table:table-cell office:value-type="float" office:value="752783" calcext:value-type="float">
            <text:p>752783</text:p>
          </table:table-cell>
          <table:table-cell table:number-columns-repeated="2"/>
          <table:table-cell office:value-type="float" office:value="609485" calcext:value-type="float">
            <text:p>609485</text:p>
          </table:table-cell>
          <table:table-cell table:number-columns-repeated="2"/>
          <table:table-cell office:value-type="float" office:value="360427" calcext:value-type="float">
            <text:p>360427</text:p>
          </table:table-cell>
          <table:table-cell table:number-columns-repeated="2"/>
          <table:table-cell office:value-type="float" office:value="688153" calcext:value-type="float">
            <text:p>688153</text:p>
          </table:table-cell>
          <table:table-cell table:number-columns-repeated="2"/>
          <table:table-cell office:value-type="float" office:value="693211" calcext:value-type="float">
            <text:p>693211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85508" calcext:value-type="float">
            <text:p>185508</text:p>
          </table:table-cell>
          <table:table-cell table:number-columns-repeated="2"/>
          <table:table-cell office:value-type="float" office:value="764078" calcext:value-type="float">
            <text:p>764078</text:p>
          </table:table-cell>
          <table:table-cell table:number-columns-repeated="2"/>
          <table:table-cell office:value-type="float" office:value="635837" calcext:value-type="float">
            <text:p>635837</text:p>
          </table:table-cell>
          <table:table-cell table:number-columns-repeated="2"/>
          <table:table-cell office:value-type="float" office:value="629237" calcext:value-type="float">
            <text:p>629237</text:p>
          </table:table-cell>
          <table:table-cell table:number-columns-repeated="2"/>
          <table:table-cell office:value-type="float" office:value="726021" calcext:value-type="float">
            <text:p>726021</text:p>
          </table:table-cell>
          <table:table-cell table:number-columns-repeated="2"/>
          <table:table-cell office:value-type="float" office:value="659315" calcext:value-type="float">
            <text:p>659315</text:p>
          </table:table-cell>
          <table:table-cell table:number-columns-repeated="2"/>
          <table:table-cell office:value-type="float" office:value="857646" calcext:value-type="float">
            <text:p>857646</text:p>
          </table:table-cell>
          <table:table-cell table:number-columns-repeated="2"/>
          <table:table-cell office:value-type="float" office:value="3061620" calcext:value-type="float">
            <text:p>3061620</text:p>
          </table:table-cell>
          <table:table-cell table:number-columns-repeated="3"/>
          <table:table-cell office:value-type="float" office:value="741851" calcext:value-type="float">
            <text:p>741851</text:p>
          </table:table-cell>
          <table:table-cell table:number-columns-repeated="2"/>
          <table:table-cell office:value-type="float" office:value="333534" calcext:value-type="float">
            <text:p>333534</text:p>
          </table:table-cell>
          <table:table-cell table:number-columns-repeated="2"/>
          <table:table-cell office:value-type="float" office:value="603117" calcext:value-type="float">
            <text:p>603117</text:p>
          </table:table-cell>
          <table:table-cell table:number-columns-repeated="2"/>
          <table:table-cell office:value-type="float" office:value="666929" calcext:value-type="float">
            <text:p>666929</text:p>
          </table:table-cell>
          <table:table-cell table:number-columns-repeated="2"/>
          <table:table-cell office:value-type="float" office:value="727138" calcext:value-type="float">
            <text:p>727138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96888" calcext:value-type="float">
            <text:p>196888</text:p>
          </table:table-cell>
          <table:table-cell table:number-columns-repeated="2"/>
          <table:table-cell office:value-type="float" office:value="435748" calcext:value-type="float">
            <text:p>435748</text:p>
          </table:table-cell>
          <table:table-cell table:number-columns-repeated="2"/>
          <table:table-cell office:value-type="float" office:value="618606" calcext:value-type="float">
            <text:p>618606</text:p>
          </table:table-cell>
          <table:table-cell table:number-columns-repeated="2"/>
          <table:table-cell office:value-type="float" office:value="626249" calcext:value-type="float">
            <text:p>626249</text:p>
          </table:table-cell>
          <table:table-cell table:number-columns-repeated="2"/>
          <table:table-cell office:value-type="float" office:value="192341" calcext:value-type="float">
            <text:p>192341</text:p>
          </table:table-cell>
          <table:table-cell table:number-columns-repeated="2"/>
          <table:table-cell office:value-type="float" office:value="321350" calcext:value-type="float">
            <text:p>321350</text:p>
          </table:table-cell>
          <table:table-cell table:number-columns-repeated="2"/>
          <table:table-cell office:value-type="float" office:value="182170" calcext:value-type="float">
            <text:p>182170</text:p>
          </table:table-cell>
          <table:table-cell table:number-columns-repeated="2"/>
          <table:table-cell office:value-type="float" office:value="4586340" calcext:value-type="float">
            <text:p>4586340</text:p>
          </table:table-cell>
          <table:table-cell table:number-columns-repeated="3"/>
          <table:table-cell office:value-type="float" office:value="173821" calcext:value-type="float">
            <text:p>173821</text:p>
          </table:table-cell>
          <table:table-cell table:number-columns-repeated="2"/>
          <table:table-cell office:value-type="float" office:value="402260" calcext:value-type="float">
            <text:p>402260</text:p>
          </table:table-cell>
          <table:table-cell table:number-columns-repeated="2"/>
          <table:table-cell office:value-type="float" office:value="346007" calcext:value-type="float">
            <text:p>346007</text:p>
          </table:table-cell>
          <table:table-cell table:number-columns-repeated="2"/>
          <table:table-cell office:value-type="float" office:value="581647" calcext:value-type="float">
            <text:p>581647</text:p>
          </table:table-cell>
          <table:table-cell table:number-columns-repeated="2"/>
          <table:table-cell office:value-type="float" office:value="585374" calcext:value-type="float">
            <text:p>585374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07509" calcext:value-type="float">
            <text:p>207509</text:p>
          </table:table-cell>
          <table:table-cell table:number-columns-repeated="2"/>
          <table:table-cell office:value-type="float" office:value="344033" calcext:value-type="float">
            <text:p>344033</text:p>
          </table:table-cell>
          <table:table-cell table:number-columns-repeated="2"/>
          <table:table-cell office:value-type="float" office:value="581729" calcext:value-type="float">
            <text:p>581729</text:p>
          </table:table-cell>
          <table:table-cell table:number-columns-repeated="2"/>
          <table:table-cell office:value-type="float" office:value="614590" calcext:value-type="float">
            <text:p>614590</text:p>
          </table:table-cell>
          <table:table-cell table:number-columns-repeated="2"/>
          <table:table-cell office:value-type="float" office:value="253002" calcext:value-type="float">
            <text:p>253002</text:p>
          </table:table-cell>
          <table:table-cell table:number-columns-repeated="2"/>
          <table:table-cell office:value-type="float" office:value="419057" calcext:value-type="float">
            <text:p>419057</text:p>
          </table:table-cell>
          <table:table-cell table:number-columns-repeated="2"/>
          <table:table-cell office:value-type="float" office:value="278018" calcext:value-type="float">
            <text:p>278018</text:p>
          </table:table-cell>
          <table:table-cell table:number-columns-repeated="2"/>
          <table:table-cell office:value-type="float" office:value="4557564" calcext:value-type="float">
            <text:p>4557564</text:p>
          </table:table-cell>
          <table:table-cell table:number-columns-repeated="3"/>
          <table:table-cell office:value-type="float" office:value="271265" calcext:value-type="float">
            <text:p>271265</text:p>
          </table:table-cell>
          <table:table-cell table:number-columns-repeated="2"/>
          <table:table-cell office:value-type="float" office:value="356306" calcext:value-type="float">
            <text:p>356306</text:p>
          </table:table-cell>
          <table:table-cell table:number-columns-repeated="2"/>
          <table:table-cell office:value-type="float" office:value="331009" calcext:value-type="float">
            <text:p>331009</text:p>
          </table:table-cell>
          <table:table-cell table:number-columns-repeated="2"/>
          <table:table-cell office:value-type="float" office:value="602496" calcext:value-type="float">
            <text:p>602496</text:p>
          </table:table-cell>
          <table:table-cell table:number-columns-repeated="2"/>
          <table:table-cell office:value-type="float" office:value="589750" calcext:value-type="float">
            <text:p>589750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93942" calcext:value-type="float">
            <text:p>193942</text:p>
          </table:table-cell>
          <table:table-cell table:number-columns-repeated="2"/>
          <table:table-cell office:value-type="float" office:value="488234" calcext:value-type="float">
            <text:p>488234</text:p>
          </table:table-cell>
          <table:table-cell table:number-columns-repeated="2"/>
          <table:table-cell office:value-type="float" office:value="628282" calcext:value-type="float">
            <text:p>628282</text:p>
          </table:table-cell>
          <table:table-cell table:number-columns-repeated="2"/>
          <table:table-cell office:value-type="float" office:value="614173" calcext:value-type="float">
            <text:p>614173</text:p>
          </table:table-cell>
          <table:table-cell table:number-columns-repeated="2"/>
          <table:table-cell office:value-type="float" office:value="360779" calcext:value-type="float">
            <text:p>360779</text:p>
          </table:table-cell>
          <table:table-cell table:number-columns-repeated="2"/>
          <table:table-cell office:value-type="float" office:value="335107" calcext:value-type="float">
            <text:p>335107</text:p>
          </table:table-cell>
          <table:table-cell table:number-columns-repeated="2"/>
          <table:table-cell office:value-type="float" office:value="309243" calcext:value-type="float">
            <text:p>309243</text:p>
          </table:table-cell>
          <table:table-cell table:number-columns-repeated="2"/>
          <table:table-cell office:value-type="float" office:value="4469590" calcext:value-type="float">
            <text:p>4469590</text:p>
          </table:table-cell>
          <table:table-cell table:number-columns-repeated="3"/>
          <table:table-cell office:value-type="float" office:value="416005" calcext:value-type="float">
            <text:p>416005</text:p>
          </table:table-cell>
          <table:table-cell table:number-columns-repeated="2"/>
          <table:table-cell office:value-type="float" office:value="494029" calcext:value-type="float">
            <text:p>494029</text:p>
          </table:table-cell>
          <table:table-cell table:number-columns-repeated="2"/>
          <table:table-cell office:value-type="float" office:value="584062" calcext:value-type="float">
            <text:p>584062</text:p>
          </table:table-cell>
          <table:table-cell table:number-columns-repeated="2"/>
          <table:table-cell office:value-type="float" office:value="616103" calcext:value-type="float">
            <text:p>616103</text:p>
          </table:table-cell>
          <table:table-cell table:number-columns-repeated="2"/>
          <table:table-cell office:value-type="float" office:value="626222" calcext:value-type="float">
            <text:p>626222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00228" calcext:value-type="float">
            <text:p>200228</text:p>
          </table:table-cell>
          <table:table-cell table:number-columns-repeated="2"/>
          <table:table-cell office:value-type="float" office:value="480999" calcext:value-type="float">
            <text:p>480999</text:p>
          </table:table-cell>
          <table:table-cell table:number-columns-repeated="2"/>
          <table:table-cell office:value-type="float" office:value="599346" calcext:value-type="float">
            <text:p>599346</text:p>
          </table:table-cell>
          <table:table-cell table:number-columns-repeated="2"/>
          <table:table-cell office:value-type="float" office:value="634182" calcext:value-type="float">
            <text:p>634182</text:p>
          </table:table-cell>
          <table:table-cell table:number-columns-repeated="2"/>
          <table:table-cell office:value-type="float" office:value="420638" calcext:value-type="float">
            <text:p>420638</text:p>
          </table:table-cell>
          <table:table-cell table:number-columns-repeated="2"/>
          <table:table-cell office:value-type="float" office:value="333075" calcext:value-type="float">
            <text:p>333075</text:p>
          </table:table-cell>
          <table:table-cell table:number-columns-repeated="2"/>
          <table:table-cell office:value-type="float" office:value="389321" calcext:value-type="float">
            <text:p>389321</text:p>
          </table:table-cell>
          <table:table-cell table:number-columns-repeated="2"/>
          <table:table-cell office:value-type="float" office:value="4387805" calcext:value-type="float">
            <text:p>4387805</text:p>
          </table:table-cell>
          <table:table-cell table:number-columns-repeated="3"/>
          <table:table-cell office:value-type="float" office:value="465503" calcext:value-type="float">
            <text:p>465503</text:p>
          </table:table-cell>
          <table:table-cell table:number-columns-repeated="2"/>
          <table:table-cell office:value-type="float" office:value="464987" calcext:value-type="float">
            <text:p>464987</text:p>
          </table:table-cell>
          <table:table-cell table:number-columns-repeated="2"/>
          <table:table-cell office:value-type="float" office:value="456215" calcext:value-type="float">
            <text:p>456215</text:p>
          </table:table-cell>
          <table:table-cell table:number-columns-repeated="2"/>
          <table:table-cell office:value-type="float" office:value="635235" calcext:value-type="float">
            <text:p>635235</text:p>
          </table:table-cell>
          <table:table-cell table:number-columns-repeated="2"/>
          <table:table-cell office:value-type="float" office:value="602146" calcext:value-type="float">
            <text:p>602146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66673" calcext:value-type="float">
            <text:p>166673</text:p>
          </table:table-cell>
          <table:table-cell table:number-columns-repeated="2"/>
          <table:table-cell office:value-type="float" office:value="398561" calcext:value-type="float">
            <text:p>398561</text:p>
          </table:table-cell>
          <table:table-cell table:number-columns-repeated="2"/>
          <table:table-cell office:value-type="float" office:value="620144" calcext:value-type="float">
            <text:p>620144</text:p>
          </table:table-cell>
          <table:table-cell table:number-columns-repeated="2"/>
          <table:table-cell office:value-type="float" office:value="616213" calcext:value-type="float">
            <text:p>616213</text:p>
          </table:table-cell>
          <table:table-cell table:number-columns-repeated="2"/>
          <table:table-cell office:value-type="float" office:value="486224" calcext:value-type="float">
            <text:p>486224</text:p>
          </table:table-cell>
          <table:table-cell table:number-columns-repeated="2"/>
          <table:table-cell office:value-type="float" office:value="376829" calcext:value-type="float">
            <text:p>376829</text:p>
          </table:table-cell>
          <table:table-cell table:number-columns-repeated="2"/>
          <table:table-cell office:value-type="float" office:value="448712" calcext:value-type="float">
            <text:p>448712</text:p>
          </table:table-cell>
          <table:table-cell table:number-columns-repeated="2"/>
          <table:table-cell office:value-type="float" office:value="4361057" calcext:value-type="float">
            <text:p>4361057</text:p>
          </table:table-cell>
          <table:table-cell table:number-columns-repeated="3"/>
          <table:table-cell office:value-type="float" office:value="538541" calcext:value-type="float">
            <text:p>538541</text:p>
          </table:table-cell>
          <table:table-cell table:number-columns-repeated="2"/>
          <table:table-cell office:value-type="float" office:value="553178" calcext:value-type="float">
            <text:p>553178</text:p>
          </table:table-cell>
          <table:table-cell table:number-columns-repeated="2"/>
          <table:table-cell office:value-type="float" office:value="729687" calcext:value-type="float">
            <text:p>729687</text:p>
          </table:table-cell>
          <table:table-cell table:number-columns-repeated="2"/>
          <table:table-cell office:value-type="float" office:value="620860" calcext:value-type="float">
            <text:p>620860</text:p>
          </table:table-cell>
          <table:table-cell table:number-columns-repeated="2"/>
          <table:table-cell office:value-type="float" office:value="638436" calcext:value-type="float">
            <text:p>638436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73773" calcext:value-type="float">
            <text:p>173773</text:p>
          </table:table-cell>
          <table:table-cell table:number-columns-repeated="2"/>
          <table:table-cell office:value-type="float" office:value="335836" calcext:value-type="float">
            <text:p>335836</text:p>
          </table:table-cell>
          <table:table-cell table:number-columns-repeated="2"/>
          <table:table-cell office:value-type="float" office:value="604522" calcext:value-type="float">
            <text:p>604522</text:p>
          </table:table-cell>
          <table:table-cell table:number-columns-repeated="2"/>
          <table:table-cell office:value-type="float" office:value="618213" calcext:value-type="float">
            <text:p>618213</text:p>
          </table:table-cell>
          <table:table-cell table:number-columns-repeated="2"/>
          <table:table-cell office:value-type="float" office:value="496445" calcext:value-type="float">
            <text:p>496445</text:p>
          </table:table-cell>
          <table:table-cell table:number-columns-repeated="2"/>
          <table:table-cell office:value-type="float" office:value="411844" calcext:value-type="float">
            <text:p>411844</text:p>
          </table:table-cell>
          <table:table-cell table:number-columns-repeated="2"/>
          <table:table-cell office:value-type="float" office:value="502308" calcext:value-type="float">
            <text:p>502308</text:p>
          </table:table-cell>
          <table:table-cell table:number-columns-repeated="2"/>
          <table:table-cell office:value-type="float" office:value="4263002" calcext:value-type="float">
            <text:p>4263002</text:p>
          </table:table-cell>
          <table:table-cell table:number-columns-repeated="3"/>
          <table:table-cell office:value-type="float" office:value="539481" calcext:value-type="float">
            <text:p>539481</text:p>
          </table:table-cell>
          <table:table-cell table:number-columns-repeated="2"/>
          <table:table-cell office:value-type="float" office:value="375418" calcext:value-type="float">
            <text:p>375418</text:p>
          </table:table-cell>
          <table:table-cell table:number-columns-repeated="2"/>
          <table:table-cell office:value-type="float" office:value="444041" calcext:value-type="float">
            <text:p>444041</text:p>
          </table:table-cell>
          <table:table-cell table:number-columns-repeated="2"/>
          <table:table-cell office:value-type="float" office:value="624577" calcext:value-type="float">
            <text:p>624577</text:p>
          </table:table-cell>
          <table:table-cell table:number-columns-repeated="2"/>
          <table:table-cell office:value-type="float" office:value="640684" calcext:value-type="float">
            <text:p>640684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91539" calcext:value-type="float">
            <text:p>191539</text:p>
          </table:table-cell>
          <table:table-cell table:number-columns-repeated="2"/>
          <table:table-cell office:value-type="float" office:value="460862" calcext:value-type="float">
            <text:p>460862</text:p>
          </table:table-cell>
          <table:table-cell table:number-columns-repeated="2"/>
          <table:table-cell office:value-type="float" office:value="584478" calcext:value-type="float">
            <text:p>584478</text:p>
          </table:table-cell>
          <table:table-cell table:number-columns-repeated="2"/>
          <table:table-cell office:value-type="float" office:value="600236" calcext:value-type="float">
            <text:p>600236</text:p>
          </table:table-cell>
          <table:table-cell table:number-columns-repeated="2"/>
          <table:table-cell office:value-type="float" office:value="555190" calcext:value-type="float">
            <text:p>555190</text:p>
          </table:table-cell>
          <table:table-cell table:number-columns-repeated="2"/>
          <table:table-cell office:value-type="float" office:value="354192" calcext:value-type="float">
            <text:p>354192</text:p>
          </table:table-cell>
          <table:table-cell table:number-columns-repeated="2"/>
          <table:table-cell office:value-type="float" office:value="576542" calcext:value-type="float">
            <text:p>576542</text:p>
          </table:table-cell>
          <table:table-cell table:number-columns-repeated="2"/>
          <table:table-cell office:value-type="float" office:value="3766974" calcext:value-type="float">
            <text:p>3766974</text:p>
          </table:table-cell>
          <table:table-cell table:number-columns-repeated="3"/>
          <table:table-cell office:value-type="float" office:value="567709" calcext:value-type="float">
            <text:p>567709</text:p>
          </table:table-cell>
          <table:table-cell table:number-columns-repeated="2"/>
          <table:table-cell office:value-type="float" office:value="455132" calcext:value-type="float">
            <text:p>455132</text:p>
          </table:table-cell>
          <table:table-cell table:number-columns-repeated="2"/>
          <table:table-cell office:value-type="float" office:value="525214" calcext:value-type="float">
            <text:p>525214</text:p>
          </table:table-cell>
          <table:table-cell table:number-columns-repeated="2"/>
          <table:table-cell office:value-type="float" office:value="646232" calcext:value-type="float">
            <text:p>646232</text:p>
          </table:table-cell>
          <table:table-cell table:number-columns-repeated="2"/>
          <table:table-cell office:value-type="float" office:value="655791" calcext:value-type="float">
            <text:p>655791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69392" calcext:value-type="float">
            <text:p>169392</text:p>
          </table:table-cell>
          <table:table-cell table:number-columns-repeated="2"/>
          <table:table-cell office:value-type="float" office:value="315580" calcext:value-type="float">
            <text:p>315580</text:p>
          </table:table-cell>
          <table:table-cell table:number-columns-repeated="2"/>
          <table:table-cell office:value-type="float" office:value="604041" calcext:value-type="float">
            <text:p>604041</text:p>
          </table:table-cell>
          <table:table-cell table:number-columns-repeated="2"/>
          <table:table-cell office:value-type="float" office:value="617219" calcext:value-type="float">
            <text:p>617219</text:p>
          </table:table-cell>
          <table:table-cell table:number-columns-repeated="2"/>
          <table:table-cell office:value-type="float" office:value="580049" calcext:value-type="float">
            <text:p>580049</text:p>
          </table:table-cell>
          <table:table-cell table:number-columns-repeated="2"/>
          <table:table-cell office:value-type="float" office:value="356289" calcext:value-type="float">
            <text:p>356289</text:p>
          </table:table-cell>
          <table:table-cell table:number-columns-repeated="2"/>
          <table:table-cell office:value-type="float" office:value="602212" calcext:value-type="float">
            <text:p>602212</text:p>
          </table:table-cell>
          <table:table-cell table:number-columns-repeated="2"/>
          <table:table-cell office:value-type="float" office:value="3165624" calcext:value-type="float">
            <text:p>3165624</text:p>
          </table:table-cell>
          <table:table-cell table:number-columns-repeated="3"/>
          <table:table-cell office:value-type="float" office:value="628891" calcext:value-type="float">
            <text:p>628891</text:p>
          </table:table-cell>
          <table:table-cell table:number-columns-repeated="2"/>
          <table:table-cell office:value-type="float" office:value="363489" calcext:value-type="float">
            <text:p>363489</text:p>
          </table:table-cell>
          <table:table-cell table:number-columns-repeated="2"/>
          <table:table-cell office:value-type="float" office:value="429626" calcext:value-type="float">
            <text:p>429626</text:p>
          </table:table-cell>
          <table:table-cell table:number-columns-repeated="2"/>
          <table:table-cell office:value-type="float" office:value="634784" calcext:value-type="float">
            <text:p>634784</text:p>
          </table:table-cell>
          <table:table-cell table:number-columns-repeated="2"/>
          <table:table-cell office:value-type="float" office:value="638927" calcext:value-type="float">
            <text:p>638927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94084" calcext:value-type="float">
            <text:p>194084</text:p>
          </table:table-cell>
          <table:table-cell table:number-columns-repeated="2"/>
          <table:table-cell office:value-type="float" office:value="338559" calcext:value-type="float">
            <text:p>338559</text:p>
          </table:table-cell>
          <table:table-cell table:number-columns-repeated="2"/>
          <table:table-cell office:value-type="float" office:value="597528" calcext:value-type="float">
            <text:p>597528</text:p>
          </table:table-cell>
          <table:table-cell table:number-columns-repeated="2"/>
          <table:table-cell office:value-type="float" office:value="615925" calcext:value-type="float">
            <text:p>615925</text:p>
          </table:table-cell>
          <table:table-cell table:number-columns-repeated="2"/>
          <table:table-cell office:value-type="float" office:value="584991" calcext:value-type="float">
            <text:p>584991</text:p>
          </table:table-cell>
          <table:table-cell table:number-columns-repeated="2"/>
          <table:table-cell office:value-type="float" office:value="448990" calcext:value-type="float">
            <text:p>448990</text:p>
          </table:table-cell>
          <table:table-cell table:number-columns-repeated="2"/>
          <table:table-cell office:value-type="float" office:value="626032" calcext:value-type="float">
            <text:p>626032</text:p>
          </table:table-cell>
          <table:table-cell table:number-columns-repeated="2"/>
          <table:table-cell office:value-type="float" office:value="3107837" calcext:value-type="float">
            <text:p>3107837</text:p>
          </table:table-cell>
          <table:table-cell table:number-columns-repeated="3"/>
          <table:table-cell office:value-type="float" office:value="643734" calcext:value-type="float">
            <text:p>643734</text:p>
          </table:table-cell>
          <table:table-cell table:number-columns-repeated="2"/>
          <table:table-cell office:value-type="float" office:value="343232" calcext:value-type="float">
            <text:p>343232</text:p>
          </table:table-cell>
          <table:table-cell table:number-columns-repeated="2"/>
          <table:table-cell office:value-type="float" office:value="473649" calcext:value-type="float">
            <text:p>473649</text:p>
          </table:table-cell>
          <table:table-cell table:number-columns-repeated="2"/>
          <table:table-cell office:value-type="float" office:value="665941" calcext:value-type="float">
            <text:p>665941</text:p>
          </table:table-cell>
          <table:table-cell table:number-columns-repeated="2"/>
          <table:table-cell office:value-type="float" office:value="642071" calcext:value-type="float">
            <text:p>642071</text:p>
          </table:table-cell>
          <table:table-cell table:number-columns-repeated="27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4096</text:p>
          </table:table-cell>
          <table:table-cell table:style-name="ce1" office:value-type="string" calcext:value-type="string">
            <text:p>8192</text:p>
          </table:table-cell>
          <table:table-cell table:style-name="ce1" office:value-type="string" calcext:value-type="string">
            <text:p>1638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64</text:p>
          </table:table-cell>
          <table:table-cell office:value-type="float" office:value="998622" calcext:value-type="float">
            <text:p>998622</text:p>
          </table:table-cell>
          <table:table-cell office:value-type="float" office:value="1105556" calcext:value-type="float">
            <text:p>1105556</text:p>
          </table:table-cell>
          <table:table-cell office:value-type="float" office:value="1163036" calcext:value-type="float">
            <text:p>1163036</text:p>
          </table:table-cell>
          <table:table-cell office:value-type="float" office:value="1210227" calcext:value-type="float">
            <text:p>1210227</text:p>
          </table:table-cell>
          <table:table-cell office:value-type="float" office:value="1183548" calcext:value-type="float">
            <text:p>1183548</text:p>
          </table:table-cell>
          <table:table-cell table:number-columns-repeated="74"/>
        </table:table-row>
        <table:table-row table:style-name="ro1">
          <table:table-cell table:style-name="ce1" office:value-type="string" calcext:value-type="string">
            <text:p>128</text:p>
          </table:table-cell>
          <table:table-cell office:value-type="float" office:value="1121270" calcext:value-type="float">
            <text:p>1121270</text:p>
          </table:table-cell>
          <table:table-cell office:value-type="float" office:value="1254941" calcext:value-type="float">
            <text:p>1254941</text:p>
          </table:table-cell>
          <table:table-cell office:value-type="float" office:value="1332828" calcext:value-type="float">
            <text:p>1332828</text:p>
          </table:table-cell>
          <table:table-cell office:value-type="float" office:value="1349580" calcext:value-type="float">
            <text:p>1349580</text:p>
          </table:table-cell>
          <table:table-cell office:value-type="float" office:value="1391557" calcext:value-type="float">
            <text:p>1391557</text:p>
          </table:table-cell>
          <table:table-cell office:value-type="float" office:value="1363288" calcext:value-type="float">
            <text:p>1363288</text:p>
          </table:table-cell>
          <table:table-cell table:number-columns-repeated="73"/>
        </table:table-row>
        <table:table-row table:style-name="ro1">
          <table:table-cell table:style-name="ce1" office:value-type="string" calcext:value-type="string">
            <text:p>256</text:p>
          </table:table-cell>
          <table:table-cell office:value-type="float" office:value="1152323" calcext:value-type="float">
            <text:p>1152323</text:p>
          </table:table-cell>
          <table:table-cell office:value-type="float" office:value="1325925" calcext:value-type="float">
            <text:p>1325925</text:p>
          </table:table-cell>
          <table:table-cell office:value-type="float" office:value="1455317" calcext:value-type="float">
            <text:p>1455317</text:p>
          </table:table-cell>
          <table:table-cell office:value-type="float" office:value="1471270" calcext:value-type="float">
            <text:p>1471270</text:p>
          </table:table-cell>
          <table:table-cell office:value-type="float" office:value="1514860" calcext:value-type="float">
            <text:p>1514860</text:p>
          </table:table-cell>
          <table:table-cell office:value-type="float" office:value="1543163" calcext:value-type="float">
            <text:p>1543163</text:p>
          </table:table-cell>
          <table:table-cell office:value-type="float" office:value="1463250" calcext:value-type="float">
            <text:p>1463250</text:p>
          </table:table-cell>
          <table:table-cell table:number-columns-repeated="72"/>
        </table:table-row>
        <table:table-row table:style-name="ro1">
          <table:table-cell table:style-name="ce1" office:value-type="string" calcext:value-type="string">
            <text:p>512</text:p>
          </table:table-cell>
          <table:table-cell office:value-type="float" office:value="1218910" calcext:value-type="float">
            <text:p>1218910</text:p>
          </table:table-cell>
          <table:table-cell office:value-type="float" office:value="1347393" calcext:value-type="float">
            <text:p>1347393</text:p>
          </table:table-cell>
          <table:table-cell office:value-type="float" office:value="1437592" calcext:value-type="float">
            <text:p>1437592</text:p>
          </table:table-cell>
          <table:table-cell office:value-type="float" office:value="1422357" calcext:value-type="float">
            <text:p>1422357</text:p>
          </table:table-cell>
          <table:table-cell office:value-type="float" office:value="1399189" calcext:value-type="float">
            <text:p>1399189</text:p>
          </table:table-cell>
          <table:table-cell office:value-type="float" office:value="1518938" calcext:value-type="float">
            <text:p>1518938</text:p>
          </table:table-cell>
          <table:table-cell office:value-type="float" office:value="1514652" calcext:value-type="float">
            <text:p>1514652</text:p>
          </table:table-cell>
          <table:table-cell office:value-type="float" office:value="1528669" calcext:value-type="float">
            <text:p>1528669</text:p>
          </table:table-cell>
          <table:table-cell table:number-columns-repeated="71"/>
        </table:table-row>
        <table:table-row table:style-name="ro1">
          <table:table-cell table:style-name="ce1" office:value-type="string" calcext:value-type="string">
            <text:p>1024</text:p>
          </table:table-cell>
          <table:table-cell office:value-type="float" office:value="1244266" calcext:value-type="float">
            <text:p>1244266</text:p>
          </table:table-cell>
          <table:table-cell office:value-type="float" office:value="1400926" calcext:value-type="float">
            <text:p>1400926</text:p>
          </table:table-cell>
          <table:table-cell office:value-type="float" office:value="1389145" calcext:value-type="float">
            <text:p>1389145</text:p>
          </table:table-cell>
          <table:table-cell office:value-type="float" office:value="1523683" calcext:value-type="float">
            <text:p>1523683</text:p>
          </table:table-cell>
          <table:table-cell office:value-type="float" office:value="1554004" calcext:value-type="float">
            <text:p>1554004</text:p>
          </table:table-cell>
          <table:table-cell office:value-type="float" office:value="1556257" calcext:value-type="float">
            <text:p>1556257</text:p>
          </table:table-cell>
          <table:table-cell office:value-type="float" office:value="1568189" calcext:value-type="float">
            <text:p>1568189</text:p>
          </table:table-cell>
          <table:table-cell office:value-type="float" office:value="1460472" calcext:value-type="float">
            <text:p>1460472</text:p>
          </table:table-cell>
          <table:table-cell office:value-type="float" office:value="1535119" calcext:value-type="float">
            <text:p>1535119</text:p>
          </table:table-cell>
          <table:table-cell table:number-columns-repeated="7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office:value-type="float" office:value="1241893" calcext:value-type="float">
            <text:p>1241893</text:p>
          </table:table-cell>
          <table:table-cell office:value-type="float" office:value="1413328" calcext:value-type="float">
            <text:p>1413328</text:p>
          </table:table-cell>
          <table:table-cell office:value-type="float" office:value="1451540" calcext:value-type="float">
            <text:p>1451540</text:p>
          </table:table-cell>
          <table:table-cell office:value-type="float" office:value="1551424" calcext:value-type="float">
            <text:p>1551424</text:p>
          </table:table-cell>
          <table:table-cell office:value-type="float" office:value="1592555" calcext:value-type="float">
            <text:p>1592555</text:p>
          </table:table-cell>
          <table:table-cell office:value-type="float" office:value="1568420" calcext:value-type="float">
            <text:p>1568420</text:p>
          </table:table-cell>
          <table:table-cell office:value-type="float" office:value="1601164" calcext:value-type="float">
            <text:p>1601164</text:p>
          </table:table-cell>
          <table:table-cell office:value-type="float" office:value="1583746" calcext:value-type="float">
            <text:p>1583746</text:p>
          </table:table-cell>
          <table:table-cell office:value-type="float" office:value="1539744" calcext:value-type="float">
            <text:p>1539744</text:p>
          </table:table-cell>
          <table:table-cell office:value-type="float" office:value="1576769" calcext:value-type="float">
            <text:p>1576769</text:p>
          </table:table-cell>
          <table:table-cell table:number-columns-repeated="69"/>
        </table:table-row>
        <table:table-row table:style-name="ro1">
          <table:table-cell table:style-name="ce1" office:value-type="string" calcext:value-type="string">
            <text:p>4096</text:p>
          </table:table-cell>
          <table:table-cell office:value-type="float" office:value="1243493" calcext:value-type="float">
            <text:p>1243493</text:p>
          </table:table-cell>
          <table:table-cell office:value-type="float" office:value="1409479" calcext:value-type="float">
            <text:p>1409479</text:p>
          </table:table-cell>
          <table:table-cell office:value-type="float" office:value="1493797" calcext:value-type="float">
            <text:p>1493797</text:p>
          </table:table-cell>
          <table:table-cell office:value-type="float" office:value="1553782" calcext:value-type="float">
            <text:p>1553782</text:p>
          </table:table-cell>
          <table:table-cell office:value-type="float" office:value="1207146" calcext:value-type="float">
            <text:p>1207146</text:p>
          </table:table-cell>
          <table:table-cell office:value-type="float" office:value="1584448" calcext:value-type="float">
            <text:p>1584448</text:p>
          </table:table-cell>
          <table:table-cell office:value-type="float" office:value="1561549" calcext:value-type="float">
            <text:p>1561549</text:p>
          </table:table-cell>
          <table:table-cell office:value-type="float" office:value="1597413" calcext:value-type="float">
            <text:p>1597413</text:p>
          </table:table-cell>
          <table:table-cell office:value-type="float" office:value="1547902" calcext:value-type="float">
            <text:p>1547902</text:p>
          </table:table-cell>
          <table:table-cell office:value-type="float" office:value="1559848" calcext:value-type="float">
            <text:p>1559848</text:p>
          </table:table-cell>
          <table:table-cell office:value-type="float" office:value="1539855" calcext:value-type="float">
            <text:p>1539855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8192</text:p>
          </table:table-cell>
          <table:table-cell office:value-type="float" office:value="1255480" calcext:value-type="float">
            <text:p>1255480</text:p>
          </table:table-cell>
          <table:table-cell office:value-type="float" office:value="1379864" calcext:value-type="float">
            <text:p>1379864</text:p>
          </table:table-cell>
          <table:table-cell office:value-type="float" office:value="1279606" calcext:value-type="float">
            <text:p>1279606</text:p>
          </table:table-cell>
          <table:table-cell office:value-type="float" office:value="1530377" calcext:value-type="float">
            <text:p>1530377</text:p>
          </table:table-cell>
          <table:table-cell office:value-type="float" office:value="1531468" calcext:value-type="float">
            <text:p>1531468</text:p>
          </table:table-cell>
          <table:table-cell office:value-type="float" office:value="1545382" calcext:value-type="float">
            <text:p>1545382</text:p>
          </table:table-cell>
          <table:table-cell office:value-type="float" office:value="1562459" calcext:value-type="float">
            <text:p>1562459</text:p>
          </table:table-cell>
          <table:table-cell office:value-type="float" office:value="1552364" calcext:value-type="float">
            <text:p>1552364</text:p>
          </table:table-cell>
          <table:table-cell office:value-type="float" office:value="1383810" calcext:value-type="float">
            <text:p>1383810</text:p>
          </table:table-cell>
          <table:table-cell office:value-type="float" office:value="1537568" calcext:value-type="float">
            <text:p>1537568</text:p>
          </table:table-cell>
          <table:table-cell office:value-type="float" office:value="1520422" calcext:value-type="float">
            <text:p>1520422</text:p>
          </table:table-cell>
          <table:table-cell office:value-type="float" office:value="1450646" calcext:value-type="float">
            <text:p>1450646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office:value-type="float" office:value="1239890" calcext:value-type="float">
            <text:p>1239890</text:p>
          </table:table-cell>
          <table:table-cell office:value-type="float" office:value="1303015" calcext:value-type="float">
            <text:p>1303015</text:p>
          </table:table-cell>
          <table:table-cell office:value-type="float" office:value="1461935" calcext:value-type="float">
            <text:p>1461935</text:p>
          </table:table-cell>
          <table:table-cell office:value-type="float" office:value="1493940" calcext:value-type="float">
            <text:p>1493940</text:p>
          </table:table-cell>
          <table:table-cell office:value-type="float" office:value="1530643" calcext:value-type="float">
            <text:p>1530643</text:p>
          </table:table-cell>
          <table:table-cell office:value-type="float" office:value="1476828" calcext:value-type="float">
            <text:p>1476828</text:p>
          </table:table-cell>
          <table:table-cell office:value-type="float" office:value="1532384" calcext:value-type="float">
            <text:p>1532384</text:p>
          </table:table-cell>
          <table:table-cell office:value-type="float" office:value="1543189" calcext:value-type="float">
            <text:p>1543189</text:p>
          </table:table-cell>
          <table:table-cell office:value-type="float" office:value="1441753" calcext:value-type="float">
            <text:p>1441753</text:p>
          </table:table-cell>
          <table:table-cell office:value-type="float" office:value="1525512" calcext:value-type="float">
            <text:p>1525512</text:p>
          </table:table-cell>
          <table:table-cell office:value-type="float" office:value="1480965" calcext:value-type="float">
            <text:p>1480965</text:p>
          </table:table-cell>
          <table:table-cell office:value-type="float" office:value="1466772" calcext:value-type="float">
            <text:p>1466772</text:p>
          </table:table-cell>
          <table:table-cell office:value-type="float" office:value="1357641" calcext:value-type="float">
            <text:p>135764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38832" calcext:value-type="float">
            <text:p>1538832</text:p>
          </table:table-cell>
          <table:table-cell office:value-type="float" office:value="1540073" calcext:value-type="float">
            <text:p>1540073</text:p>
          </table:table-cell>
          <table:table-cell office:value-type="float" office:value="1531356" calcext:value-type="float">
            <text:p>1531356</text:p>
          </table:table-cell>
          <table:table-cell office:value-type="float" office:value="1474654" calcext:value-type="float">
            <text:p>1474654</text:p>
          </table:table-cell>
          <table:table-cell office:value-type="float" office:value="1519135" calcext:value-type="float">
            <text:p>1519135</text:p>
          </table:table-cell>
          <table:table-cell office:value-type="float" office:value="1453445" calcext:value-type="float">
            <text:p>1453445</text:p>
          </table:table-cell>
          <table:table-cell office:value-type="float" office:value="1411935" calcext:value-type="float">
            <text:p>1411935</text:p>
          </table:table-cell>
          <table:table-cell office:value-type="float" office:value="1391958" calcext:value-type="float">
            <text:p>1391958</text:p>
          </table:table-cell>
          <table:table-cell office:value-type="float" office:value="1333662" calcext:value-type="float">
            <text:p>133366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9608" calcext:value-type="float">
            <text:p>1499608</text:p>
          </table:table-cell>
          <table:table-cell office:value-type="float" office:value="1498790" calcext:value-type="float">
            <text:p>1498790</text:p>
          </table:table-cell>
          <table:table-cell office:value-type="float" office:value="1487025" calcext:value-type="float">
            <text:p>1487025</text:p>
          </table:table-cell>
          <table:table-cell office:value-type="float" office:value="1507958" calcext:value-type="float">
            <text:p>1507958</text:p>
          </table:table-cell>
          <table:table-cell office:value-type="float" office:value="1511507" calcext:value-type="float">
            <text:p>1511507</text:p>
          </table:table-cell>
          <table:table-cell office:value-type="float" office:value="1449909" calcext:value-type="float">
            <text:p>1449909</text:p>
          </table:table-cell>
          <table:table-cell office:value-type="float" office:value="1442604" calcext:value-type="float">
            <text:p>1442604</text:p>
          </table:table-cell>
          <table:table-cell office:value-type="float" office:value="1373285" calcext:value-type="float">
            <text:p>1373285</text:p>
          </table:table-cell>
          <table:table-cell office:value-type="float" office:value="1405897" calcext:value-type="float">
            <text:p>140589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4659" calcext:value-type="float">
            <text:p>1474659</text:p>
          </table:table-cell>
          <table:table-cell office:value-type="float" office:value="1415463" calcext:value-type="float">
            <text:p>1415463</text:p>
          </table:table-cell>
          <table:table-cell office:value-type="float" office:value="1365962" calcext:value-type="float">
            <text:p>1365962</text:p>
          </table:table-cell>
          <table:table-cell office:value-type="float" office:value="1239979" calcext:value-type="float">
            <text:p>1239979</text:p>
          </table:table-cell>
          <table:table-cell office:value-type="float" office:value="1056605" calcext:value-type="float">
            <text:p>1056605</text:p>
          </table:table-cell>
          <table:table-cell office:value-type="float" office:value="1321691" calcext:value-type="float">
            <text:p>1321691</text:p>
          </table:table-cell>
          <table:table-cell office:value-type="float" office:value="1201095" calcext:value-type="float">
            <text:p>1201095</text:p>
          </table:table-cell>
          <table:table-cell office:value-type="float" office:value="1322985" calcext:value-type="float">
            <text:p>1322985</text:p>
          </table:table-cell>
          <table:table-cell office:value-type="float" office:value="1131422" calcext:value-type="float">
            <text:p>113142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4176" calcext:value-type="float">
            <text:p>884176</text:p>
          </table:table-cell>
          <table:table-cell office:value-type="float" office:value="924194" calcext:value-type="float">
            <text:p>924194</text:p>
          </table:table-cell>
          <table:table-cell office:value-type="float" office:value="531331" calcext:value-type="float">
            <text:p>531331</text:p>
          </table:table-cell>
          <table:table-cell office:value-type="float" office:value="893165" calcext:value-type="float">
            <text:p>893165</text:p>
          </table:table-cell>
          <table:table-cell office:value-type="float" office:value="996953" calcext:value-type="float">
            <text:p>996953</text:p>
          </table:table-cell>
          <table:table-cell office:value-type="float" office:value="1068832" calcext:value-type="float">
            <text:p>1068832</text:p>
          </table:table-cell>
          <table:table-cell office:value-type="float" office:value="985785" calcext:value-type="float">
            <text:p>985785</text:p>
          </table:table-cell>
          <table:table-cell office:value-type="float" office:value="770544" calcext:value-type="float">
            <text:p>770544</text:p>
          </table:table-cell>
          <table:table-cell office:value-type="float" office:value="881989" calcext:value-type="float">
            <text:p>881989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8105" calcext:value-type="float">
            <text:p>528105</text:p>
          </table:table-cell>
          <table:table-cell office:value-type="float" office:value="534166" calcext:value-type="float">
            <text:p>534166</text:p>
          </table:table-cell>
          <table:table-cell office:value-type="float" office:value="565450" calcext:value-type="float">
            <text:p>565450</text:p>
          </table:table-cell>
          <table:table-cell office:value-type="float" office:value="627314" calcext:value-type="float">
            <text:p>627314</text:p>
          </table:table-cell>
          <table:table-cell office:value-type="float" office:value="623268" calcext:value-type="float">
            <text:p>623268</text:p>
          </table:table-cell>
          <table:table-cell office:value-type="float" office:value="554605" calcext:value-type="float">
            <text:p>554605</text:p>
          </table:table-cell>
          <table:table-cell office:value-type="float" office:value="554684" calcext:value-type="float">
            <text:p>554684</text:p>
          </table:table-cell>
          <table:table-cell office:value-type="float" office:value="628900" calcext:value-type="float">
            <text:p>628900</text:p>
          </table:table-cell>
          <table:table-cell office:value-type="float" office:value="571426" calcext:value-type="float">
            <text:p>57142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3516" calcext:value-type="float">
            <text:p>513516</text:p>
          </table:table-cell>
          <table:table-cell office:value-type="float" office:value="571543" calcext:value-type="float">
            <text:p>571543</text:p>
          </table:table-cell>
          <table:table-cell office:value-type="float" office:value="220483" calcext:value-type="float">
            <text:p>220483</text:p>
          </table:table-cell>
          <table:table-cell office:value-type="float" office:value="208563" calcext:value-type="float">
            <text:p>208563</text:p>
          </table:table-cell>
          <table:table-cell office:value-type="float" office:value="224277" calcext:value-type="float">
            <text:p>224277</text:p>
          </table:table-cell>
          <table:table-cell office:value-type="float" office:value="194435" calcext:value-type="float">
            <text:p>194435</text:p>
          </table:table-cell>
          <table:table-cell office:value-type="float" office:value="529897" calcext:value-type="float">
            <text:p>529897</text:p>
          </table:table-cell>
          <table:table-cell office:value-type="float" office:value="530917" calcext:value-type="float">
            <text:p>530917</text:p>
          </table:table-cell>
          <table:table-cell office:value-type="float" office:value="167557" calcext:value-type="float">
            <text:p>16755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8594" calcext:value-type="float">
            <text:p>378594</text:p>
          </table:table-cell>
          <table:table-cell office:value-type="float" office:value="307965" calcext:value-type="float">
            <text:p>307965</text:p>
          </table:table-cell>
          <table:table-cell office:value-type="float" office:value="189442" calcext:value-type="float">
            <text:p>189442</text:p>
          </table:table-cell>
          <table:table-cell office:value-type="float" office:value="178008" calcext:value-type="float">
            <text:p>178008</text:p>
          </table:table-cell>
          <table:table-cell office:value-type="float" office:value="271054" calcext:value-type="float">
            <text:p>271054</text:p>
          </table:table-cell>
          <table:table-cell office:value-type="float" office:value="203878" calcext:value-type="float">
            <text:p>203878</text:p>
          </table:table-cell>
          <table:table-cell office:value-type="float" office:value="316936" calcext:value-type="float">
            <text:p>316936</text:p>
          </table:table-cell>
          <table:table-cell office:value-type="float" office:value="232520" calcext:value-type="float">
            <text:p>232520</text:p>
          </table:table-cell>
          <table:table-cell office:value-type="float" office:value="185508" calcext:value-type="float">
            <text:p>185508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6888" calcext:value-type="float">
            <text:p>196888</text:p>
          </table:table-cell>
          <table:table-cell office:value-type="float" office:value="207509" calcext:value-type="float">
            <text:p>207509</text:p>
          </table:table-cell>
          <table:table-cell office:value-type="float" office:value="193942" calcext:value-type="float">
            <text:p>193942</text:p>
          </table:table-cell>
          <table:table-cell office:value-type="float" office:value="200228" calcext:value-type="float">
            <text:p>200228</text:p>
          </table:table-cell>
          <table:table-cell office:value-type="float" office:value="166673" calcext:value-type="float">
            <text:p>166673</text:p>
          </table:table-cell>
          <table:table-cell office:value-type="float" office:value="173773" calcext:value-type="float">
            <text:p>173773</text:p>
          </table:table-cell>
          <table:table-cell office:value-type="float" office:value="191539" calcext:value-type="float">
            <text:p>191539</text:p>
          </table:table-cell>
          <table:table-cell office:value-type="float" office:value="169392" calcext:value-type="float">
            <text:p>169392</text:p>
          </table:table-cell>
          <table:table-cell office:value-type="float" office:value="194084" calcext:value-type="float">
            <text:p>194084</text:p>
          </table:table-cell>
          <table:table-cell table:number-columns-repeated="6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1933893" calcext:value-type="float">
            <text:p>1933893</text:p>
          </table:table-cell>
          <table:table-cell/>
          <table:table-cell office:value-type="float" office:value="2222043" calcext:value-type="float">
            <text:p>2222043</text:p>
          </table:table-cell>
          <table:table-cell/>
          <table:table-cell office:value-type="float" office:value="2298136" calcext:value-type="float">
            <text:p>2298136</text:p>
          </table:table-cell>
          <table:table-cell/>
          <table:table-cell office:value-type="float" office:value="2379626" calcext:value-type="float">
            <text:p>2379626</text:p>
          </table:table-cell>
          <table:table-cell/>
          <table:table-cell office:value-type="float" office:value="2801873" calcext:value-type="float">
            <text:p>2801873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2132084" calcext:value-type="float">
            <text:p>2132084</text:p>
          </table:table-cell>
          <table:table-cell/>
          <table:table-cell office:value-type="float" office:value="2608629" calcext:value-type="float">
            <text:p>2608629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2770150" calcext:value-type="float">
            <text:p>2770150</text:p>
          </table:table-cell>
          <table:table-cell/>
          <table:table-cell office:value-type="float" office:value="3036502" calcext:value-type="float">
            <text:p>3036502</text:p>
          </table:table-cell>
          <table:table-cell/>
          <table:table-cell office:value-type="float" office:value="3124872" calcext:value-type="float">
            <text:p>3124872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2205688" calcext:value-type="float">
            <text:p>2205688</text:p>
          </table:table-cell>
          <table:table-cell/>
          <table:table-cell office:value-type="float" office:value="2665657" calcext:value-type="float">
            <text:p>2665657</text:p>
          </table:table-cell>
          <table:table-cell/>
          <table:table-cell office:value-type="float" office:value="3114048" calcext:value-type="float">
            <text:p>3114048</text:p>
          </table:table-cell>
          <table:table-cell/>
          <table:table-cell office:value-type="float" office:value="3368013" calcext:value-type="float">
            <text:p>3368013</text:p>
          </table:table-cell>
          <table:table-cell/>
          <table:table-cell office:value-type="float" office:value="3465855" calcext:value-type="float">
            <text:p>3465855</text:p>
          </table:table-cell>
          <table:table-cell/>
          <table:table-cell office:value-type="float" office:value="3410808" calcext:value-type="float">
            <text:p>3410808</text:p>
          </table:table-cell>
          <table:table-cell/>
          <table:table-cell office:value-type="float" office:value="3197509" calcext:value-type="float">
            <text:p>3197509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2244430" calcext:value-type="float">
            <text:p>2244430</text:p>
          </table:table-cell>
          <table:table-cell/>
          <table:table-cell office:value-type="float" office:value="2782414" calcext:value-type="float">
            <text:p>2782414</text:p>
          </table:table-cell>
          <table:table-cell/>
          <table:table-cell office:value-type="float" office:value="3029721" calcext:value-type="float">
            <text:p>3029721</text:p>
          </table:table-cell>
          <table:table-cell/>
          <table:table-cell office:value-type="float" office:value="3220553" calcext:value-type="float">
            <text:p>3220553</text:p>
          </table:table-cell>
          <table:table-cell/>
          <table:table-cell office:value-type="float" office:value="3284589" calcext:value-type="float">
            <text:p>3284589</text:p>
          </table:table-cell>
          <table:table-cell/>
          <table:table-cell office:value-type="float" office:value="3196584" calcext:value-type="float">
            <text:p>3196584</text:p>
          </table:table-cell>
          <table:table-cell/>
          <table:table-cell office:value-type="float" office:value="3299730" calcext:value-type="float">
            <text:p>3299730</text:p>
          </table:table-cell>
          <table:table-cell/>
          <table:table-cell office:value-type="float" office:value="3388236" calcext:value-type="float">
            <text:p>3388236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2231377" calcext:value-type="float">
            <text:p>2231377</text:p>
          </table:table-cell>
          <table:table-cell/>
          <table:table-cell office:value-type="float" office:value="2829721" calcext:value-type="float">
            <text:p>2829721</text:p>
          </table:table-cell>
          <table:table-cell/>
          <table:table-cell office:value-type="float" office:value="3046495" calcext:value-type="float">
            <text:p>3046495</text:p>
          </table:table-cell>
          <table:table-cell/>
          <table:table-cell office:value-type="float" office:value="3140041" calcext:value-type="float">
            <text:p>3140041</text:p>
          </table:table-cell>
          <table:table-cell/>
          <table:table-cell office:value-type="float" office:value="3345496" calcext:value-type="float">
            <text:p>3345496</text:p>
          </table:table-cell>
          <table:table-cell/>
          <table:table-cell office:value-type="float" office:value="3411938" calcext:value-type="float">
            <text:p>3411938</text:p>
          </table:table-cell>
          <table:table-cell/>
          <table:table-cell office:value-type="float" office:value="3403826" calcext:value-type="float">
            <text:p>3403826</text:p>
          </table:table-cell>
          <table:table-cell/>
          <table:table-cell office:value-type="float" office:value="3390391" calcext:value-type="float">
            <text:p>3390391</text:p>
          </table:table-cell>
          <table:table-cell/>
          <table:table-cell office:value-type="float" office:value="2744728" calcext:value-type="float">
            <text:p>274472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1215360" calcext:value-type="float">
            <text:p>1215360</text:p>
          </table:table-cell>
          <table:table-cell/>
          <table:table-cell office:value-type="float" office:value="2537792" calcext:value-type="float">
            <text:p>2537792</text:p>
          </table:table-cell>
          <table:table-cell/>
          <table:table-cell office:value-type="float" office:value="3020577" calcext:value-type="float">
            <text:p>3020577</text:p>
          </table:table-cell>
          <table:table-cell/>
          <table:table-cell office:value-type="float" office:value="3346546" calcext:value-type="float">
            <text:p>3346546</text:p>
          </table:table-cell>
          <table:table-cell/>
          <table:table-cell office:value-type="float" office:value="3470953" calcext:value-type="float">
            <text:p>3470953</text:p>
          </table:table-cell>
          <table:table-cell/>
          <table:table-cell office:value-type="float" office:value="3304067" calcext:value-type="float">
            <text:p>3304067</text:p>
          </table:table-cell>
          <table:table-cell/>
          <table:table-cell office:value-type="float" office:value="3436240" calcext:value-type="float">
            <text:p>3436240</text:p>
          </table:table-cell>
          <table:table-cell/>
          <table:table-cell office:value-type="float" office:value="3390131" calcext:value-type="float">
            <text:p>3390131</text:p>
          </table:table-cell>
          <table:table-cell/>
          <table:table-cell office:value-type="float" office:value="3209024" calcext:value-type="float">
            <text:p>3209024</text:p>
          </table:table-cell>
          <table:table-cell/>
          <table:table-cell office:value-type="float" office:value="3272598" calcext:value-type="float">
            <text:p>3272598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2287049" calcext:value-type="float">
            <text:p>2287049</text:p>
          </table:table-cell>
          <table:table-cell/>
          <table:table-cell office:value-type="float" office:value="2745350" calcext:value-type="float">
            <text:p>2745350</text:p>
          </table:table-cell>
          <table:table-cell/>
          <table:table-cell office:value-type="float" office:value="3129412" calcext:value-type="float">
            <text:p>3129412</text:p>
          </table:table-cell>
          <table:table-cell/>
          <table:table-cell office:value-type="float" office:value="3230631" calcext:value-type="float">
            <text:p>3230631</text:p>
          </table:table-cell>
          <table:table-cell/>
          <table:table-cell office:value-type="float" office:value="3442303" calcext:value-type="float">
            <text:p>3442303</text:p>
          </table:table-cell>
          <table:table-cell/>
          <table:table-cell office:value-type="float" office:value="3382659" calcext:value-type="float">
            <text:p>3382659</text:p>
          </table:table-cell>
          <table:table-cell/>
          <table:table-cell office:value-type="float" office:value="3424463" calcext:value-type="float">
            <text:p>3424463</text:p>
          </table:table-cell>
          <table:table-cell/>
          <table:table-cell office:value-type="float" office:value="3346419" calcext:value-type="float">
            <text:p>3346419</text:p>
          </table:table-cell>
          <table:table-cell/>
          <table:table-cell office:value-type="float" office:value="3311586" calcext:value-type="float">
            <text:p>3311586</text:p>
          </table:table-cell>
          <table:table-cell/>
          <table:table-cell office:value-type="float" office:value="3230631" calcext:value-type="float">
            <text:p>3230631</text:p>
          </table:table-cell>
          <table:table-cell/>
          <table:table-cell office:value-type="float" office:value="3105653" calcext:value-type="float">
            <text:p>3105653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2251207" calcext:value-type="float">
            <text:p>2251207</text:p>
          </table:table-cell>
          <table:table-cell/>
          <table:table-cell office:value-type="float" office:value="2174143" calcext:value-type="float">
            <text:p>2174143</text:p>
          </table:table-cell>
          <table:table-cell/>
          <table:table-cell office:value-type="float" office:value="3018564" calcext:value-type="float">
            <text:p>3018564</text:p>
          </table:table-cell>
          <table:table-cell/>
          <table:table-cell office:value-type="float" office:value="3255981" calcext:value-type="float">
            <text:p>3255981</text:p>
          </table:table-cell>
          <table:table-cell/>
          <table:table-cell office:value-type="float" office:value="2997498" calcext:value-type="float">
            <text:p>2997498</text:p>
          </table:table-cell>
          <table:table-cell/>
          <table:table-cell office:value-type="float" office:value="3339526" calcext:value-type="float">
            <text:p>3339526</text:p>
          </table:table-cell>
          <table:table-cell/>
          <table:table-cell office:value-type="float" office:value="3284616" calcext:value-type="float">
            <text:p>3284616</text:p>
          </table:table-cell>
          <table:table-cell/>
          <table:table-cell office:value-type="float" office:value="3282106" calcext:value-type="float">
            <text:p>3282106</text:p>
          </table:table-cell>
          <table:table-cell/>
          <table:table-cell office:value-type="float" office:value="3287130" calcext:value-type="float">
            <text:p>3287130</text:p>
          </table:table-cell>
          <table:table-cell/>
          <table:table-cell office:value-type="float" office:value="3133924" calcext:value-type="float">
            <text:p>3133924</text:p>
          </table:table-cell>
          <table:table-cell/>
          <table:table-cell office:value-type="float" office:value="2912136" calcext:value-type="float">
            <text:p>2912136</text:p>
          </table:table-cell>
          <table:table-cell/>
          <table:table-cell office:value-type="float" office:value="2751683" calcext:value-type="float">
            <text:p>2751683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2233050" calcext:value-type="float">
            <text:p>2233050</text:p>
          </table:table-cell>
          <table:table-cell/>
          <table:table-cell office:value-type="float" office:value="2708604" calcext:value-type="float">
            <text:p>2708604</text:p>
          </table:table-cell>
          <table:table-cell/>
          <table:table-cell office:value-type="float" office:value="2943547" calcext:value-type="float">
            <text:p>2943547</text:p>
          </table:table-cell>
          <table:table-cell/>
          <table:table-cell office:value-type="float" office:value="3136328" calcext:value-type="float">
            <text:p>3136328</text:p>
          </table:table-cell>
          <table:table-cell/>
          <table:table-cell office:value-type="float" office:value="3191978" calcext:value-type="float">
            <text:p>3191978</text:p>
          </table:table-cell>
          <table:table-cell/>
          <table:table-cell office:value-type="float" office:value="3244422" calcext:value-type="float">
            <text:p>3244422</text:p>
          </table:table-cell>
          <table:table-cell/>
          <table:table-cell office:value-type="float" office:value="3144076" calcext:value-type="float">
            <text:p>3144076</text:p>
          </table:table-cell>
          <table:table-cell/>
          <table:table-cell office:value-type="float" office:value="3169599" calcext:value-type="float">
            <text:p>3169599</text:p>
          </table:table-cell>
          <table:table-cell/>
          <table:table-cell office:value-type="float" office:value="3103607" calcext:value-type="float">
            <text:p>3103607</text:p>
          </table:table-cell>
          <table:table-cell/>
          <table:table-cell office:value-type="float" office:value="3069916" calcext:value-type="float">
            <text:p>3069916</text:p>
          </table:table-cell>
          <table:table-cell/>
          <table:table-cell office:value-type="float" office:value="2903990" calcext:value-type="float">
            <text:p>2903990</text:p>
          </table:table-cell>
          <table:table-cell/>
          <table:table-cell office:value-type="float" office:value="2821829" calcext:value-type="float">
            <text:p>2821829</text:p>
          </table:table-cell>
          <table:table-cell/>
          <table:table-cell office:value-type="float" office:value="2802153" calcext:value-type="float">
            <text:p>280215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59602" calcext:value-type="float">
            <text:p>3159602</text:p>
          </table:table-cell>
          <table:table-cell/>
          <table:table-cell office:value-type="float" office:value="3103383" calcext:value-type="float">
            <text:p>3103383</text:p>
          </table:table-cell>
          <table:table-cell/>
          <table:table-cell office:value-type="float" office:value="3124904" calcext:value-type="float">
            <text:p>3124904</text:p>
          </table:table-cell>
          <table:table-cell/>
          <table:table-cell office:value-type="float" office:value="2882479" calcext:value-type="float">
            <text:p>2882479</text:p>
          </table:table-cell>
          <table:table-cell/>
          <table:table-cell office:value-type="float" office:value="3101282" calcext:value-type="float">
            <text:p>3101282</text:p>
          </table:table-cell>
          <table:table-cell/>
          <table:table-cell office:value-type="float" office:value="2843183" calcext:value-type="float">
            <text:p>2843183</text:p>
          </table:table-cell>
          <table:table-cell/>
          <table:table-cell office:value-type="float" office:value="2703638" calcext:value-type="float">
            <text:p>2703638</text:p>
          </table:table-cell>
          <table:table-cell/>
          <table:table-cell office:value-type="float" office:value="2553402" calcext:value-type="float">
            <text:p>2553402</text:p>
          </table:table-cell>
          <table:table-cell/>
          <table:table-cell office:value-type="float" office:value="2740021" calcext:value-type="float">
            <text:p>274002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50939" calcext:value-type="float">
            <text:p>3150939</text:p>
          </table:table-cell>
          <table:table-cell/>
          <table:table-cell office:value-type="float" office:value="3138276" calcext:value-type="float">
            <text:p>3138276</text:p>
          </table:table-cell>
          <table:table-cell/>
          <table:table-cell office:value-type="float" office:value="3128952" calcext:value-type="float">
            <text:p>3128952</text:p>
          </table:table-cell>
          <table:table-cell/>
          <table:table-cell office:value-type="float" office:value="3045508" calcext:value-type="float">
            <text:p>3045508</text:p>
          </table:table-cell>
          <table:table-cell/>
          <table:table-cell office:value-type="float" office:value="3005680" calcext:value-type="float">
            <text:p>3005680</text:p>
          </table:table-cell>
          <table:table-cell/>
          <table:table-cell office:value-type="float" office:value="2953808" calcext:value-type="float">
            <text:p>2953808</text:p>
          </table:table-cell>
          <table:table-cell/>
          <table:table-cell office:value-type="float" office:value="2836079" calcext:value-type="float">
            <text:p>2836079</text:p>
          </table:table-cell>
          <table:table-cell/>
          <table:table-cell office:value-type="float" office:value="2769918" calcext:value-type="float">
            <text:p>2769918</text:p>
          </table:table-cell>
          <table:table-cell/>
          <table:table-cell office:value-type="float" office:value="2682185" calcext:value-type="float">
            <text:p>268218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25280" calcext:value-type="float">
            <text:p>2025280</text:p>
          </table:table-cell>
          <table:table-cell/>
          <table:table-cell office:value-type="float" office:value="1981917" calcext:value-type="float">
            <text:p>1981917</text:p>
          </table:table-cell>
          <table:table-cell/>
          <table:table-cell office:value-type="float" office:value="2170101" calcext:value-type="float">
            <text:p>2170101</text:p>
          </table:table-cell>
          <table:table-cell/>
          <table:table-cell office:value-type="float" office:value="2179669" calcext:value-type="float">
            <text:p>2179669</text:p>
          </table:table-cell>
          <table:table-cell/>
          <table:table-cell office:value-type="float" office:value="1501983" calcext:value-type="float">
            <text:p>1501983</text:p>
          </table:table-cell>
          <table:table-cell/>
          <table:table-cell office:value-type="float" office:value="2039904" calcext:value-type="float">
            <text:p>2039904</text:p>
          </table:table-cell>
          <table:table-cell/>
          <table:table-cell office:value-type="float" office:value="2202884" calcext:value-type="float">
            <text:p>2202884</text:p>
          </table:table-cell>
          <table:table-cell/>
          <table:table-cell office:value-type="float" office:value="1871733" calcext:value-type="float">
            <text:p>1871733</text:p>
          </table:table-cell>
          <table:table-cell/>
          <table:table-cell office:value-type="float" office:value="1639115" calcext:value-type="float">
            <text:p>163911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57202" calcext:value-type="float">
            <text:p>1057202</text:p>
          </table:table-cell>
          <table:table-cell/>
          <table:table-cell office:value-type="float" office:value="963626" calcext:value-type="float">
            <text:p>963626</text:p>
          </table:table-cell>
          <table:table-cell/>
          <table:table-cell office:value-type="float" office:value="639250" calcext:value-type="float">
            <text:p>639250</text:p>
          </table:table-cell>
          <table:table-cell/>
          <table:table-cell office:value-type="float" office:value="1170150" calcext:value-type="float">
            <text:p>1170150</text:p>
          </table:table-cell>
          <table:table-cell/>
          <table:table-cell office:value-type="float" office:value="1013003" calcext:value-type="float">
            <text:p>1013003</text:p>
          </table:table-cell>
          <table:table-cell/>
          <table:table-cell office:value-type="float" office:value="1061496" calcext:value-type="float">
            <text:p>1061496</text:p>
          </table:table-cell>
          <table:table-cell/>
          <table:table-cell office:value-type="float" office:value="1088198" calcext:value-type="float">
            <text:p>1088198</text:p>
          </table:table-cell>
          <table:table-cell/>
          <table:table-cell office:value-type="float" office:value="1121644" calcext:value-type="float">
            <text:p>1121644</text:p>
          </table:table-cell>
          <table:table-cell/>
          <table:table-cell office:value-type="float" office:value="1215976" calcext:value-type="float">
            <text:p>121597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61148" calcext:value-type="float">
            <text:p>761148</text:p>
          </table:table-cell>
          <table:table-cell/>
          <table:table-cell office:value-type="float" office:value="910606" calcext:value-type="float">
            <text:p>910606</text:p>
          </table:table-cell>
          <table:table-cell/>
          <table:table-cell office:value-type="float" office:value="841046" calcext:value-type="float">
            <text:p>841046</text:p>
          </table:table-cell>
          <table:table-cell/>
          <table:table-cell office:value-type="float" office:value="889859" calcext:value-type="float">
            <text:p>889859</text:p>
          </table:table-cell>
          <table:table-cell/>
          <table:table-cell office:value-type="float" office:value="909590" calcext:value-type="float">
            <text:p>909590</text:p>
          </table:table-cell>
          <table:table-cell/>
          <table:table-cell office:value-type="float" office:value="897910" calcext:value-type="float">
            <text:p>897910</text:p>
          </table:table-cell>
          <table:table-cell/>
          <table:table-cell office:value-type="float" office:value="898034" calcext:value-type="float">
            <text:p>898034</text:p>
          </table:table-cell>
          <table:table-cell/>
          <table:table-cell office:value-type="float" office:value="918609" calcext:value-type="float">
            <text:p>918609</text:p>
          </table:table-cell>
          <table:table-cell/>
          <table:table-cell office:value-type="float" office:value="917694" calcext:value-type="float">
            <text:p>91769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6583" calcext:value-type="float">
            <text:p>786583</text:p>
          </table:table-cell>
          <table:table-cell/>
          <table:table-cell office:value-type="float" office:value="412381" calcext:value-type="float">
            <text:p>412381</text:p>
          </table:table-cell>
          <table:table-cell/>
          <table:table-cell office:value-type="float" office:value="449077" calcext:value-type="float">
            <text:p>449077</text:p>
          </table:table-cell>
          <table:table-cell/>
          <table:table-cell office:value-type="float" office:value="442611" calcext:value-type="float">
            <text:p>442611</text:p>
          </table:table-cell>
          <table:table-cell/>
          <table:table-cell office:value-type="float" office:value="418718" calcext:value-type="float">
            <text:p>418718</text:p>
          </table:table-cell>
          <table:table-cell/>
          <table:table-cell office:value-type="float" office:value="360108" calcext:value-type="float">
            <text:p>360108</text:p>
          </table:table-cell>
          <table:table-cell/>
          <table:table-cell office:value-type="float" office:value="328774" calcext:value-type="float">
            <text:p>328774</text:p>
          </table:table-cell>
          <table:table-cell/>
          <table:table-cell office:value-type="float" office:value="835769" calcext:value-type="float">
            <text:p>835769</text:p>
          </table:table-cell>
          <table:table-cell/>
          <table:table-cell office:value-type="float" office:value="403015" calcext:value-type="float">
            <text:p>40301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5636" calcext:value-type="float">
            <text:p>265636</text:p>
          </table:table-cell>
          <table:table-cell/>
          <table:table-cell office:value-type="float" office:value="761979" calcext:value-type="float">
            <text:p>761979</text:p>
          </table:table-cell>
          <table:table-cell/>
          <table:table-cell office:value-type="float" office:value="768148" calcext:value-type="float">
            <text:p>768148</text:p>
          </table:table-cell>
          <table:table-cell/>
          <table:table-cell office:value-type="float" office:value="365652" calcext:value-type="float">
            <text:p>365652</text:p>
          </table:table-cell>
          <table:table-cell/>
          <table:table-cell office:value-type="float" office:value="375084" calcext:value-type="float">
            <text:p>375084</text:p>
          </table:table-cell>
          <table:table-cell/>
          <table:table-cell office:value-type="float" office:value="488416" calcext:value-type="float">
            <text:p>488416</text:p>
          </table:table-cell>
          <table:table-cell/>
          <table:table-cell office:value-type="float" office:value="331416" calcext:value-type="float">
            <text:p>331416</text:p>
          </table:table-cell>
          <table:table-cell/>
          <table:table-cell office:value-type="float" office:value="556729" calcext:value-type="float">
            <text:p>556729</text:p>
          </table:table-cell>
          <table:table-cell/>
          <table:table-cell office:value-type="float" office:value="764078" calcext:value-type="float">
            <text:p>76407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5748" calcext:value-type="float">
            <text:p>435748</text:p>
          </table:table-cell>
          <table:table-cell/>
          <table:table-cell office:value-type="float" office:value="344033" calcext:value-type="float">
            <text:p>344033</text:p>
          </table:table-cell>
          <table:table-cell/>
          <table:table-cell office:value-type="float" office:value="488234" calcext:value-type="float">
            <text:p>488234</text:p>
          </table:table-cell>
          <table:table-cell/>
          <table:table-cell office:value-type="float" office:value="480999" calcext:value-type="float">
            <text:p>480999</text:p>
          </table:table-cell>
          <table:table-cell/>
          <table:table-cell office:value-type="float" office:value="398561" calcext:value-type="float">
            <text:p>398561</text:p>
          </table:table-cell>
          <table:table-cell/>
          <table:table-cell office:value-type="float" office:value="335836" calcext:value-type="float">
            <text:p>335836</text:p>
          </table:table-cell>
          <table:table-cell/>
          <table:table-cell office:value-type="float" office:value="460862" calcext:value-type="float">
            <text:p>460862</text:p>
          </table:table-cell>
          <table:table-cell/>
          <table:table-cell office:value-type="float" office:value="315580" calcext:value-type="float">
            <text:p>315580</text:p>
          </table:table-cell>
          <table:table-cell/>
          <table:table-cell office:value-type="float" office:value="338559" calcext:value-type="float">
            <text:p>338559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64</text:p>
          </table:table-cell>
          <table:table-cell office:value-type="float" office:value="3057153" calcext:value-type="float">
            <text:p>3057153</text:p>
          </table:table-cell>
          <table:table-cell office:value-type="float" office:value="6421025" calcext:value-type="float">
            <text:p>6421025</text:p>
          </table:table-cell>
          <table:table-cell office:value-type="float" office:value="7100397" calcext:value-type="float">
            <text:p>7100397</text:p>
          </table:table-cell>
          <table:table-cell office:value-type="float" office:value="7940539" calcext:value-type="float">
            <text:p>7940539</text:p>
          </table:table-cell>
          <table:table-cell office:value-type="float" office:value="6421025" calcext:value-type="float">
            <text:p>6421025</text:p>
          </table:table-cell>
          <table:table-cell table:number-columns-repeated="74"/>
        </table:table-row>
        <table:table-row table:style-name="ro1">
          <table:table-cell table:style-name="ce2" office:value-type="string" calcext:value-type="string">
            <text:p>128</text:p>
          </table:table-cell>
          <table:table-cell office:value-type="float" office:value="4267461" calcext:value-type="float">
            <text:p>4267461</text:p>
          </table:table-cell>
          <table:table-cell office:value-type="float" office:value="6045455" calcext:value-type="float">
            <text:p>6045455</text:p>
          </table:table-cell>
          <table:table-cell office:value-type="float" office:value="6727225" calcext:value-type="float">
            <text:p>6727225</text:p>
          </table:table-cell>
          <table:table-cell office:value-type="float" office:value="8036304" calcext:value-type="float">
            <text:p>8036304</text:p>
          </table:table-cell>
          <table:table-cell office:value-type="float" office:value="8548124" calcext:value-type="float">
            <text:p>8548124</text:p>
          </table:table-cell>
          <table:table-cell office:value-type="float" office:value="8036304" calcext:value-type="float">
            <text:p>8036304</text:p>
          </table:table-cell>
          <table:table-cell table:number-columns-repeated="73"/>
        </table:table-row>
        <table:table-row table:style-name="ro1">
          <table:table-cell table:style-name="ce2" office:value-type="string" calcext:value-type="string">
            <text:p>256</text:p>
          </table:table-cell>
          <table:table-cell office:value-type="float" office:value="4264168" calcext:value-type="float">
            <text:p>4264168</text:p>
          </table:table-cell>
          <table:table-cell office:value-type="float" office:value="6073004" calcext:value-type="float">
            <text:p>6073004</text:p>
          </table:table-cell>
          <table:table-cell office:value-type="float" office:value="8024634" calcext:value-type="float">
            <text:p>8024634</text:p>
          </table:table-cell>
          <table:table-cell office:value-type="float" office:value="9518507" calcext:value-type="float">
            <text:p>9518507</text:p>
          </table:table-cell>
          <table:table-cell table:number-columns-repeated="2" office:value-type="float" office:value="8815202" calcext:value-type="float">
            <text:p>8815202</text:p>
          </table:table-cell>
          <table:table-cell office:value-type="float" office:value="7571923" calcext:value-type="float">
            <text:p>7571923</text:p>
          </table:table-cell>
          <table:table-cell table:number-columns-repeated="72"/>
        </table:table-row>
        <table:table-row table:style-name="ro1">
          <table:table-cell table:style-name="ce2" office:value-type="string" calcext:value-type="string">
            <text:p>512</text:p>
          </table:table-cell>
          <table:table-cell office:value-type="float" office:value="3415178" calcext:value-type="float">
            <text:p>3415178</text:p>
          </table:table-cell>
          <table:table-cell office:value-type="float" office:value="6104175" calcext:value-type="float">
            <text:p>6104175</text:p>
          </table:table-cell>
          <table:table-cell office:value-type="float" office:value="7871843" calcext:value-type="float">
            <text:p>7871843</text:p>
          </table:table-cell>
          <table:table-cell office:value-type="float" office:value="8528336" calcext:value-type="float">
            <text:p>8528336</text:p>
          </table:table-cell>
          <table:table-cell office:value-type="float" office:value="8665997" calcext:value-type="float">
            <text:p>8665997</text:p>
          </table:table-cell>
          <table:table-cell office:value-type="float" office:value="8528336" calcext:value-type="float">
            <text:p>8528336</text:p>
          </table:table-cell>
          <table:table-cell office:value-type="float" office:value="8109658" calcext:value-type="float">
            <text:p>8109658</text:p>
          </table:table-cell>
          <table:table-cell office:value-type="float" office:value="7309196" calcext:value-type="float">
            <text:p>7309196</text:p>
          </table:table-cell>
          <table:table-cell table:number-columns-repeated="71"/>
        </table:table-row>
        <table:table-row table:style-name="ro1">
          <table:table-cell table:style-name="ce2" office:value-type="string" calcext:value-type="string">
            <text:p>1024</text:p>
          </table:table-cell>
          <table:table-cell office:value-type="float" office:value="3483896" calcext:value-type="float">
            <text:p>3483896</text:p>
          </table:table-cell>
          <table:table-cell office:value-type="float" office:value="6280976" calcext:value-type="float">
            <text:p>6280976</text:p>
          </table:table-cell>
          <table:table-cell office:value-type="float" office:value="7269678" calcext:value-type="float">
            <text:p>7269678</text:p>
          </table:table-cell>
          <table:table-cell office:value-type="float" office:value="8474583" calcext:value-type="float">
            <text:p>8474583</text:p>
          </table:table-cell>
          <table:table-cell office:value-type="float" office:value="9320560" calcext:value-type="float">
            <text:p>9320560</text:p>
          </table:table-cell>
          <table:table-cell office:value-type="float" office:value="8895850" calcext:value-type="float">
            <text:p>8895850</text:p>
          </table:table-cell>
          <table:table-cell office:value-type="float" office:value="8840915" calcext:value-type="float">
            <text:p>8840915</text:p>
          </table:table-cell>
          <table:table-cell office:value-type="float" office:value="8000971" calcext:value-type="float">
            <text:p>8000971</text:p>
          </table:table-cell>
          <table:table-cell office:value-type="float" office:value="7269678" calcext:value-type="float">
            <text:p>7269678</text:p>
          </table:table-cell>
          <table:table-cell table:number-columns-repeated="7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office:value-type="float" office:value="4031308" calcext:value-type="float">
            <text:p>4031308</text:p>
          </table:table-cell>
          <table:table-cell office:value-type="float" office:value="5009275" calcext:value-type="float">
            <text:p>5009275</text:p>
          </table:table-cell>
          <table:table-cell office:value-type="float" office:value="6479029" calcext:value-type="float">
            <text:p>6479029</text:p>
          </table:table-cell>
          <table:table-cell office:value-type="float" office:value="8292998" calcext:value-type="float">
            <text:p>8292998</text:p>
          </table:table-cell>
          <table:table-cell office:value-type="float" office:value="9140117" calcext:value-type="float">
            <text:p>9140117</text:p>
          </table:table-cell>
          <table:table-cell office:value-type="float" office:value="7789164" calcext:value-type="float">
            <text:p>7789164</text:p>
          </table:table-cell>
          <table:table-cell office:value-type="float" office:value="8977721" calcext:value-type="float">
            <text:p>8977721</text:p>
          </table:table-cell>
          <table:table-cell office:value-type="float" office:value="8325147" calcext:value-type="float">
            <text:p>8325147</text:p>
          </table:table-cell>
          <table:table-cell office:value-type="float" office:value="7933034" calcext:value-type="float">
            <text:p>7933034</text:p>
          </table:table-cell>
          <table:table-cell office:value-type="float" office:value="7013303" calcext:value-type="float">
            <text:p>7013303</text:p>
          </table:table-cell>
          <table:table-cell table:number-columns-repeated="69"/>
        </table:table-row>
        <table:table-row table:style-name="ro1">
          <table:table-cell table:style-name="ce2" office:value-type="string" calcext:value-type="string">
            <text:p>4096</text:p>
          </table:table-cell>
          <table:table-cell office:value-type="float" office:value="3996428" calcext:value-type="float">
            <text:p>3996428</text:p>
          </table:table-cell>
          <table:table-cell office:value-type="float" office:value="5535098" calcext:value-type="float">
            <text:p>5535098</text:p>
          </table:table-cell>
          <table:table-cell office:value-type="float" office:value="6672297" calcext:value-type="float">
            <text:p>6672297</text:p>
          </table:table-cell>
          <table:table-cell office:value-type="float" office:value="7656576" calcext:value-type="float">
            <text:p>7656576</text:p>
          </table:table-cell>
          <table:table-cell office:value-type="float" office:value="7612471" calcext:value-type="float">
            <text:p>7612471</text:p>
          </table:table-cell>
          <table:table-cell office:value-type="float" office:value="7434579" calcext:value-type="float">
            <text:p>7434579</text:p>
          </table:table-cell>
          <table:table-cell office:value-type="float" office:value="7845385" calcext:value-type="float">
            <text:p>7845385</text:p>
          </table:table-cell>
          <table:table-cell office:value-type="float" office:value="7625987" calcext:value-type="float">
            <text:p>7625987</text:p>
          </table:table-cell>
          <table:table-cell office:value-type="float" office:value="2981164" calcext:value-type="float">
            <text:p>2981164</text:p>
          </table:table-cell>
          <table:table-cell office:value-type="float" office:value="6615769" calcext:value-type="float">
            <text:p>6615769</text:p>
          </table:table-cell>
          <table:table-cell office:value-type="float" office:value="5461198" calcext:value-type="float">
            <text:p>5461198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8192</text:p>
          </table:table-cell>
          <table:table-cell office:value-type="float" office:value="3723903" calcext:value-type="float">
            <text:p>3723903</text:p>
          </table:table-cell>
          <table:table-cell office:value-type="float" office:value="4488649" calcext:value-type="float">
            <text:p>4488649</text:p>
          </table:table-cell>
          <table:table-cell office:value-type="float" office:value="5765244" calcext:value-type="float">
            <text:p>5765244</text:p>
          </table:table-cell>
          <table:table-cell office:value-type="float" office:value="6585093" calcext:value-type="float">
            <text:p>6585093</text:p>
          </table:table-cell>
          <table:table-cell office:value-type="float" office:value="6485654" calcext:value-type="float">
            <text:p>6485654</text:p>
          </table:table-cell>
          <table:table-cell office:value-type="float" office:value="6715075" calcext:value-type="float">
            <text:p>6715075</text:p>
          </table:table-cell>
          <table:table-cell office:value-type="float" office:value="6913698" calcext:value-type="float">
            <text:p>6913698</text:p>
          </table:table-cell>
          <table:table-cell office:value-type="float" office:value="6720329" calcext:value-type="float">
            <text:p>6720329</text:p>
          </table:table-cell>
          <table:table-cell office:value-type="float" office:value="6501608" calcext:value-type="float">
            <text:p>6501608</text:p>
          </table:table-cell>
          <table:table-cell office:value-type="float" office:value="6154564" calcext:value-type="float">
            <text:p>6154564</text:p>
          </table:table-cell>
          <table:table-cell office:value-type="float" office:value="5534924" calcext:value-type="float">
            <text:p>5534924</text:p>
          </table:table-cell>
          <table:table-cell office:value-type="float" office:value="4721816" calcext:value-type="float">
            <text:p>4721816</text:p>
          </table:table-cell>
          <table:table-cell table:number-columns-repeated="67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office:value-type="float" office:value="3620853" calcext:value-type="float">
            <text:p>3620853</text:p>
          </table:table-cell>
          <table:table-cell office:value-type="float" office:value="3852246" calcext:value-type="float">
            <text:p>3852246</text:p>
          </table:table-cell>
          <table:table-cell office:value-type="float" office:value="5567122" calcext:value-type="float">
            <text:p>5567122</text:p>
          </table:table-cell>
          <table:table-cell office:value-type="float" office:value="5866036" calcext:value-type="float">
            <text:p>5866036</text:p>
          </table:table-cell>
          <table:table-cell office:value-type="float" office:value="6404540" calcext:value-type="float">
            <text:p>6404540</text:p>
          </table:table-cell>
          <table:table-cell office:value-type="float" office:value="6486147" calcext:value-type="float">
            <text:p>6486147</text:p>
          </table:table-cell>
          <table:table-cell office:value-type="float" office:value="6481253" calcext:value-type="float">
            <text:p>6481253</text:p>
          </table:table-cell>
          <table:table-cell office:value-type="float" office:value="6301182" calcext:value-type="float">
            <text:p>6301182</text:p>
          </table:table-cell>
          <table:table-cell office:value-type="float" office:value="6311600" calcext:value-type="float">
            <text:p>6311600</text:p>
          </table:table-cell>
          <table:table-cell office:value-type="float" office:value="6156663" calcext:value-type="float">
            <text:p>6156663</text:p>
          </table:table-cell>
          <table:table-cell office:value-type="float" office:value="5568926" calcext:value-type="float">
            <text:p>5568926</text:p>
          </table:table-cell>
          <table:table-cell office:value-type="float" office:value="4990591" calcext:value-type="float">
            <text:p>4990591</text:p>
          </table:table-cell>
          <table:table-cell office:value-type="float" office:value="4505957" calcext:value-type="float">
            <text:p>4505957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71057" calcext:value-type="float">
            <text:p>5371057</text:p>
          </table:table-cell>
          <table:table-cell office:value-type="float" office:value="6248700" calcext:value-type="float">
            <text:p>6248700</text:p>
          </table:table-cell>
          <table:table-cell office:value-type="float" office:value="6230853" calcext:value-type="float">
            <text:p>6230853</text:p>
          </table:table-cell>
          <table:table-cell office:value-type="float" office:value="6417341" calcext:value-type="float">
            <text:p>6417341</text:p>
          </table:table-cell>
          <table:table-cell office:value-type="float" office:value="6369164" calcext:value-type="float">
            <text:p>6369164</text:p>
          </table:table-cell>
          <table:table-cell office:value-type="float" office:value="6150272" calcext:value-type="float">
            <text:p>6150272</text:p>
          </table:table-cell>
          <table:table-cell office:value-type="float" office:value="5534126" calcext:value-type="float">
            <text:p>5534126</text:p>
          </table:table-cell>
          <table:table-cell office:value-type="float" office:value="5081146" calcext:value-type="float">
            <text:p>5081146</text:p>
          </table:table-cell>
          <table:table-cell office:value-type="float" office:value="4758669" calcext:value-type="float">
            <text:p>4758669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59557" calcext:value-type="float">
            <text:p>6359557</text:p>
          </table:table-cell>
          <table:table-cell office:value-type="float" office:value="6248672" calcext:value-type="float">
            <text:p>6248672</text:p>
          </table:table-cell>
          <table:table-cell office:value-type="float" office:value="5963833" calcext:value-type="float">
            <text:p>5963833</text:p>
          </table:table-cell>
          <table:table-cell office:value-type="float" office:value="6468962" calcext:value-type="float">
            <text:p>6468962</text:p>
          </table:table-cell>
          <table:table-cell office:value-type="float" office:value="6479178" calcext:value-type="float">
            <text:p>6479178</text:p>
          </table:table-cell>
          <table:table-cell office:value-type="float" office:value="6223772" calcext:value-type="float">
            <text:p>6223772</text:p>
          </table:table-cell>
          <table:table-cell office:value-type="float" office:value="6048476" calcext:value-type="float">
            <text:p>6048476</text:p>
          </table:table-cell>
          <table:table-cell office:value-type="float" office:value="5020802" calcext:value-type="float">
            <text:p>5020802</text:p>
          </table:table-cell>
          <table:table-cell office:value-type="float" office:value="4773527" calcext:value-type="float">
            <text:p>4773527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51643" calcext:value-type="float">
            <text:p>6251643</text:p>
          </table:table-cell>
          <table:table-cell office:value-type="float" office:value="6112010" calcext:value-type="float">
            <text:p>6112010</text:p>
          </table:table-cell>
          <table:table-cell office:value-type="float" office:value="5998177" calcext:value-type="float">
            <text:p>5998177</text:p>
          </table:table-cell>
          <table:table-cell office:value-type="float" office:value="6330762" calcext:value-type="float">
            <text:p>6330762</text:p>
          </table:table-cell>
          <table:table-cell office:value-type="float" office:value="5506765" calcext:value-type="float">
            <text:p>5506765</text:p>
          </table:table-cell>
          <table:table-cell office:value-type="float" office:value="6074058" calcext:value-type="float">
            <text:p>6074058</text:p>
          </table:table-cell>
          <table:table-cell office:value-type="float" office:value="5820736" calcext:value-type="float">
            <text:p>5820736</text:p>
          </table:table-cell>
          <table:table-cell office:value-type="float" office:value="5287089" calcext:value-type="float">
            <text:p>5287089</text:p>
          </table:table-cell>
          <table:table-cell office:value-type="float" office:value="4353956" calcext:value-type="float">
            <text:p>4353956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34304" calcext:value-type="float">
            <text:p>5734304</text:p>
          </table:table-cell>
          <table:table-cell office:value-type="float" office:value="6121429" calcext:value-type="float">
            <text:p>6121429</text:p>
          </table:table-cell>
          <table:table-cell office:value-type="float" office:value="5938369" calcext:value-type="float">
            <text:p>5938369</text:p>
          </table:table-cell>
          <table:table-cell office:value-type="float" office:value="6221251" calcext:value-type="float">
            <text:p>6221251</text:p>
          </table:table-cell>
          <table:table-cell office:value-type="float" office:value="6244039" calcext:value-type="float">
            <text:p>6244039</text:p>
          </table:table-cell>
          <table:table-cell office:value-type="float" office:value="6104029" calcext:value-type="float">
            <text:p>6104029</text:p>
          </table:table-cell>
          <table:table-cell office:value-type="float" office:value="3679784" calcext:value-type="float">
            <text:p>3679784</text:p>
          </table:table-cell>
          <table:table-cell office:value-type="float" office:value="5276757" calcext:value-type="float">
            <text:p>5276757</text:p>
          </table:table-cell>
          <table:table-cell office:value-type="float" office:value="4813345" calcext:value-type="float">
            <text:p>4813345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99772" calcext:value-type="float">
            <text:p>5799772</text:p>
          </table:table-cell>
          <table:table-cell office:value-type="float" office:value="6269975" calcext:value-type="float">
            <text:p>6269975</text:p>
          </table:table-cell>
          <table:table-cell office:value-type="float" office:value="6253055" calcext:value-type="float">
            <text:p>6253055</text:p>
          </table:table-cell>
          <table:table-cell office:value-type="float" office:value="6189727" calcext:value-type="float">
            <text:p>6189727</text:p>
          </table:table-cell>
          <table:table-cell office:value-type="float" office:value="5032046" calcext:value-type="float">
            <text:p>5032046</text:p>
          </table:table-cell>
          <table:table-cell office:value-type="float" office:value="5908941" calcext:value-type="float">
            <text:p>5908941</text:p>
          </table:table-cell>
          <table:table-cell office:value-type="float" office:value="5882685" calcext:value-type="float">
            <text:p>5882685</text:p>
          </table:table-cell>
          <table:table-cell office:value-type="float" office:value="5237592" calcext:value-type="float">
            <text:p>5237592</text:p>
          </table:table-cell>
          <table:table-cell office:value-type="float" office:value="5050061" calcext:value-type="float">
            <text:p>5050061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4494" calcext:value-type="float">
            <text:p>624494</text:p>
          </table:table-cell>
          <table:table-cell office:value-type="float" office:value="615559" calcext:value-type="float">
            <text:p>615559</text:p>
          </table:table-cell>
          <table:table-cell office:value-type="float" office:value="608052" calcext:value-type="float">
            <text:p>608052</text:p>
          </table:table-cell>
          <table:table-cell office:value-type="float" office:value="6508288" calcext:value-type="float">
            <text:p>6508288</text:p>
          </table:table-cell>
          <table:table-cell office:value-type="float" office:value="3795942" calcext:value-type="float">
            <text:p>3795942</text:p>
          </table:table-cell>
          <table:table-cell office:value-type="float" office:value="6394881" calcext:value-type="float">
            <text:p>6394881</text:p>
          </table:table-cell>
          <table:table-cell office:value-type="float" office:value="6081556" calcext:value-type="float">
            <text:p>6081556</text:p>
          </table:table-cell>
          <table:table-cell office:value-type="float" office:value="5350969" calcext:value-type="float">
            <text:p>5350969</text:p>
          </table:table-cell>
          <table:table-cell office:value-type="float" office:value="5220172" calcext:value-type="float">
            <text:p>5220172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5796" calcext:value-type="float">
            <text:p>615796</text:p>
          </table:table-cell>
          <table:table-cell office:value-type="float" office:value="611462" calcext:value-type="float">
            <text:p>611462</text:p>
          </table:table-cell>
          <table:table-cell office:value-type="float" office:value="646342" calcext:value-type="float">
            <text:p>646342</text:p>
          </table:table-cell>
          <table:table-cell office:value-type="float" office:value="620549" calcext:value-type="float">
            <text:p>620549</text:p>
          </table:table-cell>
          <table:table-cell office:value-type="float" office:value="623782" calcext:value-type="float">
            <text:p>623782</text:p>
          </table:table-cell>
          <table:table-cell office:value-type="float" office:value="636457" calcext:value-type="float">
            <text:p>636457</text:p>
          </table:table-cell>
          <table:table-cell office:value-type="float" office:value="626630" calcext:value-type="float">
            <text:p>626630</text:p>
          </table:table-cell>
          <table:table-cell office:value-type="float" office:value="624756" calcext:value-type="float">
            <text:p>624756</text:p>
          </table:table-cell>
          <table:table-cell office:value-type="float" office:value="635837" calcext:value-type="float">
            <text:p>635837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8606" calcext:value-type="float">
            <text:p>618606</text:p>
          </table:table-cell>
          <table:table-cell office:value-type="float" office:value="581729" calcext:value-type="float">
            <text:p>581729</text:p>
          </table:table-cell>
          <table:table-cell office:value-type="float" office:value="628282" calcext:value-type="float">
            <text:p>628282</text:p>
          </table:table-cell>
          <table:table-cell office:value-type="float" office:value="599346" calcext:value-type="float">
            <text:p>599346</text:p>
          </table:table-cell>
          <table:table-cell office:value-type="float" office:value="620144" calcext:value-type="float">
            <text:p>620144</text:p>
          </table:table-cell>
          <table:table-cell office:value-type="float" office:value="604522" calcext:value-type="float">
            <text:p>604522</text:p>
          </table:table-cell>
          <table:table-cell office:value-type="float" office:value="584478" calcext:value-type="float">
            <text:p>584478</text:p>
          </table:table-cell>
          <table:table-cell office:value-type="float" office:value="604041" calcext:value-type="float">
            <text:p>604041</text:p>
          </table:table-cell>
          <table:table-cell office:value-type="float" office:value="597528" calcext:value-type="float">
            <text:p>597528</text:p>
          </table:table-cell>
          <table:table-cell table:number-columns-repeated="6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4018152" calcext:value-type="float">
            <text:p>4018152</text:p>
          </table:table-cell>
          <table:table-cell/>
          <table:table-cell office:value-type="float" office:value="5283570" calcext:value-type="float">
            <text:p>5283570</text:p>
          </table:table-cell>
          <table:table-cell/>
          <table:table-cell office:value-type="float" office:value="5860307" calcext:value-type="float">
            <text:p>5860307</text:p>
          </table:table-cell>
          <table:table-cell/>
          <table:table-cell office:value-type="float" office:value="8182586" calcext:value-type="float">
            <text:p>8182586</text:p>
          </table:table-cell>
          <table:table-cell/>
          <table:table-cell office:value-type="float" office:value="10821524" calcext:value-type="float">
            <text:p>10821524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3657016" calcext:value-type="float">
            <text:p>3657016</text:p>
          </table:table-cell>
          <table:table-cell/>
          <table:table-cell office:value-type="float" office:value="5545860" calcext:value-type="float">
            <text:p>5545860</text:p>
          </table:table-cell>
          <table:table-cell/>
          <table:table-cell office:value-type="float" office:value="6406138" calcext:value-type="float">
            <text:p>6406138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9795896" calcext:value-type="float">
            <text:p>9795896</text:p>
          </table:table-cell>
          <table:table-cell/>
          <table:table-cell office:value-type="float" office:value="11720614" calcext:value-type="float">
            <text:p>11720614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3756894" calcext:value-type="float">
            <text:p>3756894</text:p>
          </table:table-cell>
          <table:table-cell/>
          <table:table-cell office:value-type="float" office:value="4998665" calcext:value-type="float">
            <text:p>4998665</text:p>
          </table:table-cell>
          <table:table-cell/>
          <table:table-cell office:value-type="float" office:value="5810112" calcext:value-type="float">
            <text:p>5810112</text:p>
          </table:table-cell>
          <table:table-cell/>
          <table:table-cell office:value-type="float" office:value="7314033" calcext:value-type="float">
            <text:p>7314033</text:p>
          </table:table-cell>
          <table:table-cell/>
          <table:table-cell office:value-type="float" office:value="7735574" calcext:value-type="float">
            <text:p>7735574</text:p>
          </table:table-cell>
          <table:table-cell/>
          <table:table-cell office:value-type="float" office:value="9434868" calcext:value-type="float">
            <text:p>9434868</text:p>
          </table:table-cell>
          <table:table-cell/>
          <table:table-cell office:value-type="float" office:value="10245071" calcext:value-type="float">
            <text:p>10245071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3822466" calcext:value-type="float">
            <text:p>3822466</text:p>
          </table:table-cell>
          <table:table-cell/>
          <table:table-cell office:value-type="float" office:value="5384786" calcext:value-type="float">
            <text:p>5384786</text:p>
          </table:table-cell>
          <table:table-cell/>
          <table:table-cell office:value-type="float" office:value="5886650" calcext:value-type="float">
            <text:p>5886650</text:p>
          </table:table-cell>
          <table:table-cell/>
          <table:table-cell office:value-type="float" office:value="4784885" calcext:value-type="float">
            <text:p>4784885</text:p>
          </table:table-cell>
          <table:table-cell/>
          <table:table-cell office:value-type="float" office:value="7871843" calcext:value-type="float">
            <text:p>7871843</text:p>
          </table:table-cell>
          <table:table-cell/>
          <table:table-cell office:value-type="float" office:value="8140399" calcext:value-type="float">
            <text:p>8140399</text:p>
          </table:table-cell>
          <table:table-cell/>
          <table:table-cell office:value-type="float" office:value="8265729" calcext:value-type="float">
            <text:p>8265729</text:p>
          </table:table-cell>
          <table:table-cell/>
          <table:table-cell office:value-type="float" office:value="10235583" calcext:value-type="float">
            <text:p>1023558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3849207" calcext:value-type="float">
            <text:p>3849207</text:p>
          </table:table-cell>
          <table:table-cell/>
          <table:table-cell office:value-type="float" office:value="4949226" calcext:value-type="float">
            <text:p>4949226</text:p>
          </table:table-cell>
          <table:table-cell/>
          <table:table-cell office:value-type="float" office:value="6172653" calcext:value-type="float">
            <text:p>6172653</text:p>
          </table:table-cell>
          <table:table-cell/>
          <table:table-cell office:value-type="float" office:value="6963241" calcext:value-type="float">
            <text:p>6963241</text:p>
          </table:table-cell>
          <table:table-cell/>
          <table:table-cell office:value-type="float" office:value="7160597" calcext:value-type="float">
            <text:p>7160597</text:p>
          </table:table-cell>
          <table:table-cell/>
          <table:table-cell office:value-type="float" office:value="7319232" calcext:value-type="float">
            <text:p>7319232</text:p>
          </table:table-cell>
          <table:table-cell/>
          <table:table-cell office:value-type="float" office:value="8000971" calcext:value-type="float">
            <text:p>8000971</text:p>
          </table:table-cell>
          <table:table-cell/>
          <table:table-cell office:value-type="float" office:value="7869040" calcext:value-type="float">
            <text:p>7869040</text:p>
          </table:table-cell>
          <table:table-cell/>
          <table:table-cell office:value-type="float" office:value="10557785" calcext:value-type="float">
            <text:p>1055778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3828288" calcext:value-type="float">
            <text:p>3828288</text:p>
          </table:table-cell>
          <table:table-cell/>
          <table:table-cell office:value-type="float" office:value="4842658" calcext:value-type="float">
            <text:p>4842658</text:p>
          </table:table-cell>
          <table:table-cell/>
          <table:table-cell office:value-type="float" office:value="5933071" calcext:value-type="float">
            <text:p>5933071</text:p>
          </table:table-cell>
          <table:table-cell/>
          <table:table-cell office:value-type="float" office:value="7013303" calcext:value-type="float">
            <text:p>7013303</text:p>
          </table:table-cell>
          <table:table-cell/>
          <table:table-cell office:value-type="float" office:value="7477273" calcext:value-type="float">
            <text:p>7477273</text:p>
          </table:table-cell>
          <table:table-cell/>
          <table:table-cell office:value-type="float" office:value="6359119" calcext:value-type="float">
            <text:p>6359119</text:p>
          </table:table-cell>
          <table:table-cell/>
          <table:table-cell office:value-type="float" office:value="7643611" calcext:value-type="float">
            <text:p>7643611</text:p>
          </table:table-cell>
          <table:table-cell/>
          <table:table-cell office:value-type="float" office:value="7789164" calcext:value-type="float">
            <text:p>7789164</text:p>
          </table:table-cell>
          <table:table-cell/>
          <table:table-cell office:value-type="float" office:value="8261095" calcext:value-type="float">
            <text:p>8261095</text:p>
          </table:table-cell>
          <table:table-cell/>
          <table:table-cell office:value-type="float" office:value="10339282" calcext:value-type="float">
            <text:p>10339282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3377339" calcext:value-type="float">
            <text:p>3377339</text:p>
          </table:table-cell>
          <table:table-cell/>
          <table:table-cell office:value-type="float" office:value="4906002" calcext:value-type="float">
            <text:p>4906002</text:p>
          </table:table-cell>
          <table:table-cell/>
          <table:table-cell office:value-type="float" office:value="5625724" calcext:value-type="float">
            <text:p>5625724</text:p>
          </table:table-cell>
          <table:table-cell/>
          <table:table-cell office:value-type="float" office:value="5826043" calcext:value-type="float">
            <text:p>5826043</text:p>
          </table:table-cell>
          <table:table-cell/>
          <table:table-cell office:value-type="float" office:value="5971855" calcext:value-type="float">
            <text:p>5971855</text:p>
          </table:table-cell>
          <table:table-cell/>
          <table:table-cell office:value-type="float" office:value="6522830" calcext:value-type="float">
            <text:p>6522830</text:p>
          </table:table-cell>
          <table:table-cell/>
          <table:table-cell office:value-type="float" office:value="6680080" calcext:value-type="float">
            <text:p>6680080</text:p>
          </table:table-cell>
          <table:table-cell/>
          <table:table-cell office:value-type="float" office:value="6761583" calcext:value-type="float">
            <text:p>6761583</text:p>
          </table:table-cell>
          <table:table-cell/>
          <table:table-cell office:value-type="float" office:value="6281934" calcext:value-type="float">
            <text:p>6281934</text:p>
          </table:table-cell>
          <table:table-cell/>
          <table:table-cell office:value-type="float" office:value="7197849" calcext:value-type="float">
            <text:p>7197849</text:p>
          </table:table-cell>
          <table:table-cell/>
          <table:table-cell office:value-type="float" office:value="7612471" calcext:value-type="float">
            <text:p>761247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3297857" calcext:value-type="float">
            <text:p>3297857</text:p>
          </table:table-cell>
          <table:table-cell/>
          <table:table-cell office:value-type="float" office:value="4231596" calcext:value-type="float">
            <text:p>4231596</text:p>
          </table:table-cell>
          <table:table-cell/>
          <table:table-cell office:value-type="float" office:value="3344727" calcext:value-type="float">
            <text:p>3344727</text:p>
          </table:table-cell>
          <table:table-cell/>
          <table:table-cell office:value-type="float" office:value="5508305" calcext:value-type="float">
            <text:p>5508305</text:p>
          </table:table-cell>
          <table:table-cell/>
          <table:table-cell office:value-type="float" office:value="5539386" calcext:value-type="float">
            <text:p>5539386</text:p>
          </table:table-cell>
          <table:table-cell/>
          <table:table-cell office:value-type="float" office:value="5797345" calcext:value-type="float">
            <text:p>5797345</text:p>
          </table:table-cell>
          <table:table-cell/>
          <table:table-cell office:value-type="float" office:value="5669170" calcext:value-type="float">
            <text:p>5669170</text:p>
          </table:table-cell>
          <table:table-cell/>
          <table:table-cell office:value-type="float" office:value="5693594" calcext:value-type="float">
            <text:p>5693594</text:p>
          </table:table-cell>
          <table:table-cell/>
          <table:table-cell office:value-type="float" office:value="3842595" calcext:value-type="float">
            <text:p>3842595</text:p>
          </table:table-cell>
          <table:table-cell/>
          <table:table-cell office:value-type="float" office:value="5979968" calcext:value-type="float">
            <text:p>5979968</text:p>
          </table:table-cell>
          <table:table-cell/>
          <table:table-cell office:value-type="float" office:value="5875663" calcext:value-type="float">
            <text:p>5875663</text:p>
          </table:table-cell>
          <table:table-cell/>
          <table:table-cell office:value-type="float" office:value="5564505" calcext:value-type="float">
            <text:p>5564505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2844960" calcext:value-type="float">
            <text:p>2844960</text:p>
          </table:table-cell>
          <table:table-cell/>
          <table:table-cell office:value-type="float" office:value="4073760" calcext:value-type="float">
            <text:p>4073760</text:p>
          </table:table-cell>
          <table:table-cell/>
          <table:table-cell office:value-type="float" office:value="4861720" calcext:value-type="float">
            <text:p>4861720</text:p>
          </table:table-cell>
          <table:table-cell/>
          <table:table-cell office:value-type="float" office:value="4945339" calcext:value-type="float">
            <text:p>4945339</text:p>
          </table:table-cell>
          <table:table-cell/>
          <table:table-cell office:value-type="float" office:value="5389422" calcext:value-type="float">
            <text:p>5389422</text:p>
          </table:table-cell>
          <table:table-cell/>
          <table:table-cell office:value-type="float" office:value="5507336" calcext:value-type="float">
            <text:p>5507336</text:p>
          </table:table-cell>
          <table:table-cell/>
          <table:table-cell office:value-type="float" office:value="5527714" calcext:value-type="float">
            <text:p>5527714</text:p>
          </table:table-cell>
          <table:table-cell/>
          <table:table-cell office:value-type="float" office:value="5492370" calcext:value-type="float">
            <text:p>5492370</text:p>
          </table:table-cell>
          <table:table-cell/>
          <table:table-cell office:value-type="float" office:value="5441055" calcext:value-type="float">
            <text:p>5441055</text:p>
          </table:table-cell>
          <table:table-cell/>
          <table:table-cell office:value-type="float" office:value="5555870" calcext:value-type="float">
            <text:p>5555870</text:p>
          </table:table-cell>
          <table:table-cell/>
          <table:table-cell office:value-type="float" office:value="5278072" calcext:value-type="float">
            <text:p>5278072</text:p>
          </table:table-cell>
          <table:table-cell/>
          <table:table-cell office:value-type="float" office:value="5194684" calcext:value-type="float">
            <text:p>5194684</text:p>
          </table:table-cell>
          <table:table-cell/>
          <table:table-cell office:value-type="float" office:value="5419600" calcext:value-type="float">
            <text:p>541960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85630" calcext:value-type="float">
            <text:p>5185630</text:p>
          </table:table-cell>
          <table:table-cell/>
          <table:table-cell office:value-type="float" office:value="5181525" calcext:value-type="float">
            <text:p>5181525</text:p>
          </table:table-cell>
          <table:table-cell/>
          <table:table-cell office:value-type="float" office:value="5315182" calcext:value-type="float">
            <text:p>5315182</text:p>
          </table:table-cell>
          <table:table-cell/>
          <table:table-cell office:value-type="float" office:value="4729032" calcext:value-type="float">
            <text:p>4729032</text:p>
          </table:table-cell>
          <table:table-cell/>
          <table:table-cell office:value-type="float" office:value="5349108" calcext:value-type="float">
            <text:p>5349108</text:p>
          </table:table-cell>
          <table:table-cell/>
          <table:table-cell office:value-type="float" office:value="5344532" calcext:value-type="float">
            <text:p>5344532</text:p>
          </table:table-cell>
          <table:table-cell/>
          <table:table-cell office:value-type="float" office:value="5107203" calcext:value-type="float">
            <text:p>5107203</text:p>
          </table:table-cell>
          <table:table-cell/>
          <table:table-cell office:value-type="float" office:value="4258265" calcext:value-type="float">
            <text:p>4258265</text:p>
          </table:table-cell>
          <table:table-cell/>
          <table:table-cell office:value-type="float" office:value="4311025" calcext:value-type="float">
            <text:p>431102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66284" calcext:value-type="float">
            <text:p>4966284</text:p>
          </table:table-cell>
          <table:table-cell/>
          <table:table-cell office:value-type="float" office:value="5279635" calcext:value-type="float">
            <text:p>5279635</text:p>
          </table:table-cell>
          <table:table-cell/>
          <table:table-cell office:value-type="float" office:value="5326388" calcext:value-type="float">
            <text:p>5326388</text:p>
          </table:table-cell>
          <table:table-cell/>
          <table:table-cell office:value-type="float" office:value="5396555" calcext:value-type="float">
            <text:p>5396555</text:p>
          </table:table-cell>
          <table:table-cell/>
          <table:table-cell office:value-type="float" office:value="5391263" calcext:value-type="float">
            <text:p>5391263</text:p>
          </table:table-cell>
          <table:table-cell/>
          <table:table-cell office:value-type="float" office:value="5270726" calcext:value-type="float">
            <text:p>5270726</text:p>
          </table:table-cell>
          <table:table-cell/>
          <table:table-cell office:value-type="float" office:value="5142056" calcext:value-type="float">
            <text:p>5142056</text:p>
          </table:table-cell>
          <table:table-cell/>
          <table:table-cell office:value-type="float" office:value="4731132" calcext:value-type="float">
            <text:p>4731132</text:p>
          </table:table-cell>
          <table:table-cell/>
          <table:table-cell office:value-type="float" office:value="4675445" calcext:value-type="float">
            <text:p>467544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37433" calcext:value-type="float">
            <text:p>5137433</text:p>
          </table:table-cell>
          <table:table-cell/>
          <table:table-cell office:value-type="float" office:value="5177446" calcext:value-type="float">
            <text:p>5177446</text:p>
          </table:table-cell>
          <table:table-cell/>
          <table:table-cell office:value-type="float" office:value="5131823" calcext:value-type="float">
            <text:p>5131823</text:p>
          </table:table-cell>
          <table:table-cell/>
          <table:table-cell office:value-type="float" office:value="5021710" calcext:value-type="float">
            <text:p>5021710</text:p>
          </table:table-cell>
          <table:table-cell/>
          <table:table-cell office:value-type="float" office:value="4990529" calcext:value-type="float">
            <text:p>4990529</text:p>
          </table:table-cell>
          <table:table-cell/>
          <table:table-cell office:value-type="float" office:value="4482321" calcext:value-type="float">
            <text:p>4482321</text:p>
          </table:table-cell>
          <table:table-cell/>
          <table:table-cell office:value-type="float" office:value="5073242" calcext:value-type="float">
            <text:p>5073242</text:p>
          </table:table-cell>
          <table:table-cell/>
          <table:table-cell office:value-type="float" office:value="4510676" calcext:value-type="float">
            <text:p>4510676</text:p>
          </table:table-cell>
          <table:table-cell/>
          <table:table-cell office:value-type="float" office:value="3807916" calcext:value-type="float">
            <text:p>380791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221998" calcext:value-type="float">
            <text:p>5221998</text:p>
          </table:table-cell>
          <table:table-cell/>
          <table:table-cell office:value-type="float" office:value="5220733" calcext:value-type="float">
            <text:p>5220733</text:p>
          </table:table-cell>
          <table:table-cell/>
          <table:table-cell office:value-type="float" office:value="4783296" calcext:value-type="float">
            <text:p>4783296</text:p>
          </table:table-cell>
          <table:table-cell/>
          <table:table-cell office:value-type="float" office:value="5228554" calcext:value-type="float">
            <text:p>5228554</text:p>
          </table:table-cell>
          <table:table-cell/>
          <table:table-cell office:value-type="float" office:value="5082876" calcext:value-type="float">
            <text:p>5082876</text:p>
          </table:table-cell>
          <table:table-cell/>
          <table:table-cell office:value-type="float" office:value="4966719" calcext:value-type="float">
            <text:p>4966719</text:p>
          </table:table-cell>
          <table:table-cell/>
          <table:table-cell office:value-type="float" office:value="3742995" calcext:value-type="float">
            <text:p>3742995</text:p>
          </table:table-cell>
          <table:table-cell/>
          <table:table-cell office:value-type="float" office:value="4378765" calcext:value-type="float">
            <text:p>4378765</text:p>
          </table:table-cell>
          <table:table-cell/>
          <table:table-cell office:value-type="float" office:value="4165514" calcext:value-type="float">
            <text:p>416551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36006" calcext:value-type="float">
            <text:p>5736006</text:p>
          </table:table-cell>
          <table:table-cell/>
          <table:table-cell office:value-type="float" office:value="5110765" calcext:value-type="float">
            <text:p>5110765</text:p>
          </table:table-cell>
          <table:table-cell/>
          <table:table-cell office:value-type="float" office:value="5052069" calcext:value-type="float">
            <text:p>5052069</text:p>
          </table:table-cell>
          <table:table-cell/>
          <table:table-cell office:value-type="float" office:value="4929143" calcext:value-type="float">
            <text:p>4929143</text:p>
          </table:table-cell>
          <table:table-cell/>
          <table:table-cell office:value-type="float" office:value="5196169" calcext:value-type="float">
            <text:p>5196169</text:p>
          </table:table-cell>
          <table:table-cell/>
          <table:table-cell office:value-type="float" office:value="5108568" calcext:value-type="float">
            <text:p>5108568</text:p>
          </table:table-cell>
          <table:table-cell/>
          <table:table-cell office:value-type="float" office:value="4916844" calcext:value-type="float">
            <text:p>4916844</text:p>
          </table:table-cell>
          <table:table-cell/>
          <table:table-cell office:value-type="float" office:value="4390908" calcext:value-type="float">
            <text:p>4390908</text:p>
          </table:table-cell>
          <table:table-cell/>
          <table:table-cell office:value-type="float" office:value="4335897" calcext:value-type="float">
            <text:p>433589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9564" calcext:value-type="float">
            <text:p>629564</text:p>
          </table:table-cell>
          <table:table-cell/>
          <table:table-cell office:value-type="float" office:value="610602" calcext:value-type="float">
            <text:p>610602</text:p>
          </table:table-cell>
          <table:table-cell/>
          <table:table-cell office:value-type="float" office:value="689873" calcext:value-type="float">
            <text:p>689873</text:p>
          </table:table-cell>
          <table:table-cell/>
          <table:table-cell office:value-type="float" office:value="5259293" calcext:value-type="float">
            <text:p>5259293</text:p>
          </table:table-cell>
          <table:table-cell/>
          <table:table-cell office:value-type="float" office:value="4753638" calcext:value-type="float">
            <text:p>4753638</text:p>
          </table:table-cell>
          <table:table-cell/>
          <table:table-cell office:value-type="float" office:value="5197482" calcext:value-type="float">
            <text:p>5197482</text:p>
          </table:table-cell>
          <table:table-cell/>
          <table:table-cell office:value-type="float" office:value="4988914" calcext:value-type="float">
            <text:p>4988914</text:p>
          </table:table-cell>
          <table:table-cell/>
          <table:table-cell office:value-type="float" office:value="4543005" calcext:value-type="float">
            <text:p>4543005</text:p>
          </table:table-cell>
          <table:table-cell/>
          <table:table-cell office:value-type="float" office:value="4359314" calcext:value-type="float">
            <text:p>435931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9873" calcext:value-type="float">
            <text:p>609873</text:p>
          </table:table-cell>
          <table:table-cell/>
          <table:table-cell office:value-type="float" office:value="638270" calcext:value-type="float">
            <text:p>638270</text:p>
          </table:table-cell>
          <table:table-cell/>
          <table:table-cell office:value-type="float" office:value="640205" calcext:value-type="float">
            <text:p>640205</text:p>
          </table:table-cell>
          <table:table-cell/>
          <table:table-cell office:value-type="float" office:value="613271" calcext:value-type="float">
            <text:p>613271</text:p>
          </table:table-cell>
          <table:table-cell/>
          <table:table-cell office:value-type="float" office:value="627697" calcext:value-type="float">
            <text:p>627697</text:p>
          </table:table-cell>
          <table:table-cell/>
          <table:table-cell office:value-type="float" office:value="633984" calcext:value-type="float">
            <text:p>633984</text:p>
          </table:table-cell>
          <table:table-cell/>
          <table:table-cell office:value-type="float" office:value="628824" calcext:value-type="float">
            <text:p>628824</text:p>
          </table:table-cell>
          <table:table-cell/>
          <table:table-cell office:value-type="float" office:value="610193" calcext:value-type="float">
            <text:p>610193</text:p>
          </table:table-cell>
          <table:table-cell/>
          <table:table-cell office:value-type="float" office:value="629237" calcext:value-type="float">
            <text:p>62923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6249" calcext:value-type="float">
            <text:p>626249</text:p>
          </table:table-cell>
          <table:table-cell/>
          <table:table-cell office:value-type="float" office:value="614590" calcext:value-type="float">
            <text:p>614590</text:p>
          </table:table-cell>
          <table:table-cell/>
          <table:table-cell office:value-type="float" office:value="614173" calcext:value-type="float">
            <text:p>614173</text:p>
          </table:table-cell>
          <table:table-cell/>
          <table:table-cell office:value-type="float" office:value="634182" calcext:value-type="float">
            <text:p>634182</text:p>
          </table:table-cell>
          <table:table-cell/>
          <table:table-cell office:value-type="float" office:value="616213" calcext:value-type="float">
            <text:p>616213</text:p>
          </table:table-cell>
          <table:table-cell/>
          <table:table-cell office:value-type="float" office:value="618213" calcext:value-type="float">
            <text:p>618213</text:p>
          </table:table-cell>
          <table:table-cell/>
          <table:table-cell office:value-type="float" office:value="600236" calcext:value-type="float">
            <text:p>600236</text:p>
          </table:table-cell>
          <table:table-cell/>
          <table:table-cell office:value-type="float" office:value="617219" calcext:value-type="float">
            <text:p>617219</text:p>
          </table:table-cell>
          <table:table-cell/>
          <table:table-cell office:value-type="float" office:value="615925" calcext:value-type="float">
            <text:p>61592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2467108" calcext:value-type="float">
            <text:p>2467108</text:p>
          </table:table-cell>
          <table:table-cell/>
          <table:table-cell office:value-type="float" office:value="4897948" calcext:value-type="float">
            <text:p>4897948</text:p>
          </table:table-cell>
          <table:table-cell/>
          <table:table-cell office:value-type="float" office:value="4018152" calcext:value-type="float">
            <text:p>4018152</text:p>
          </table:table-cell>
          <table:table-cell/>
          <table:table-cell office:value-type="float" office:value="8182586" calcext:value-type="float">
            <text:p>8182586</text:p>
          </table:table-cell>
          <table:table-cell/>
          <table:table-cell office:value-type="float" office:value="9318832" calcext:value-type="float">
            <text:p>9318832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2843510" calcext:value-type="float">
            <text:p>2843510</text:p>
          </table:table-cell>
          <table:table-cell/>
          <table:table-cell office:value-type="float" office:value="4934216" calcext:value-type="float">
            <text:p>4934216</text:p>
          </table:table-cell>
          <table:table-cell/>
          <table:table-cell office:value-type="float" office:value="6406138" calcext:value-type="float">
            <text:p>6406138</text:p>
          </table:table-cell>
          <table:table-cell/>
          <table:table-cell office:value-type="float" office:value="8036304" calcext:value-type="float">
            <text:p>8036304</text:p>
          </table:table-cell>
          <table:table-cell/>
          <table:table-cell office:value-type="float" office:value="9129573" calcext:value-type="float">
            <text:p>9129573</text:p>
          </table:table-cell>
          <table:table-cell/>
          <table:table-cell office:value-type="float" office:value="9795896" calcext:value-type="float">
            <text:p>9795896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2639446" calcext:value-type="float">
            <text:p>2639446</text:p>
          </table:table-cell>
          <table:table-cell/>
          <table:table-cell office:value-type="float" office:value="4734192" calcext:value-type="float">
            <text:p>4734192</text:p>
          </table:table-cell>
          <table:table-cell/>
          <table:table-cell office:value-type="float" office:value="6107548" calcext:value-type="float">
            <text:p>6107548</text:p>
          </table:table-cell>
          <table:table-cell/>
          <table:table-cell office:value-type="float" office:value="8534922" calcext:value-type="float">
            <text:p>8534922</text:p>
          </table:table-cell>
          <table:table-cell/>
          <table:table-cell office:value-type="float" office:value="9518507" calcext:value-type="float">
            <text:p>9518507</text:p>
          </table:table-cell>
          <table:table-cell/>
          <table:table-cell office:value-type="float" office:value="10245071" calcext:value-type="float">
            <text:p>10245071</text:p>
          </table:table-cell>
          <table:table-cell/>
          <table:table-cell office:value-type="float" office:value="10651598" calcext:value-type="float">
            <text:p>10651598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2991733" calcext:value-type="float">
            <text:p>2991733</text:p>
          </table:table-cell>
          <table:table-cell/>
          <table:table-cell office:value-type="float" office:value="4838792" calcext:value-type="float">
            <text:p>4838792</text:p>
          </table:table-cell>
          <table:table-cell/>
          <table:table-cell office:value-type="float" office:value="6018636" calcext:value-type="float">
            <text:p>6018636</text:p>
          </table:table-cell>
          <table:table-cell/>
          <table:table-cell office:value-type="float" office:value="8234036" calcext:value-type="float">
            <text:p>8234036</text:p>
          </table:table-cell>
          <table:table-cell/>
          <table:table-cell office:value-type="float" office:value="9681823" calcext:value-type="float">
            <text:p>9681823</text:p>
          </table:table-cell>
          <table:table-cell/>
          <table:table-cell office:value-type="float" office:value="9638369" calcext:value-type="float">
            <text:p>9638369</text:p>
          </table:table-cell>
          <table:table-cell/>
          <table:table-cell office:value-type="float" office:value="9859630" calcext:value-type="float">
            <text:p>9859630</text:p>
          </table:table-cell>
          <table:table-cell/>
          <table:table-cell office:value-type="float" office:value="10284602" calcext:value-type="float">
            <text:p>1028460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2966535" calcext:value-type="float">
            <text:p>2966535</text:p>
          </table:table-cell>
          <table:table-cell/>
          <table:table-cell office:value-type="float" office:value="4898425" calcext:value-type="float">
            <text:p>4898425</text:p>
          </table:table-cell>
          <table:table-cell/>
          <table:table-cell office:value-type="float" office:value="6479979" calcext:value-type="float">
            <text:p>6479979</text:p>
          </table:table-cell>
          <table:table-cell/>
          <table:table-cell office:value-type="float" office:value="8137402" calcext:value-type="float">
            <text:p>8137402</text:p>
          </table:table-cell>
          <table:table-cell/>
          <table:table-cell office:value-type="float" office:value="9320560" calcext:value-type="float">
            <text:p>9320560</text:p>
          </table:table-cell>
          <table:table-cell/>
          <table:table-cell office:value-type="float" office:value="9485232" calcext:value-type="float">
            <text:p>9485232</text:p>
          </table:table-cell>
          <table:table-cell/>
          <table:table-cell office:value-type="float" office:value="10039528" calcext:value-type="float">
            <text:p>10039528</text:p>
          </table:table-cell>
          <table:table-cell/>
          <table:table-cell office:value-type="float" office:value="9765601" calcext:value-type="float">
            <text:p>9765601</text:p>
          </table:table-cell>
          <table:table-cell/>
          <table:table-cell office:value-type="float" office:value="10429596" calcext:value-type="float">
            <text:p>10429596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2976615" calcext:value-type="float">
            <text:p>2976615</text:p>
          </table:table-cell>
          <table:table-cell/>
          <table:table-cell office:value-type="float" office:value="4697018" calcext:value-type="float">
            <text:p>4697018</text:p>
          </table:table-cell>
          <table:table-cell/>
          <table:table-cell office:value-type="float" office:value="6378005" calcext:value-type="float">
            <text:p>6378005</text:p>
          </table:table-cell>
          <table:table-cell/>
          <table:table-cell office:value-type="float" office:value="8431376" calcext:value-type="float">
            <text:p>8431376</text:p>
          </table:table-cell>
          <table:table-cell/>
          <table:table-cell office:value-type="float" office:value="9308497" calcext:value-type="float">
            <text:p>9308497</text:p>
          </table:table-cell>
          <table:table-cell/>
          <table:table-cell office:value-type="float" office:value="9664580" calcext:value-type="float">
            <text:p>9664580</text:p>
          </table:table-cell>
          <table:table-cell/>
          <table:table-cell office:value-type="float" office:value="8793903" calcext:value-type="float">
            <text:p>8793903</text:p>
          </table:table-cell>
          <table:table-cell/>
          <table:table-cell office:value-type="float" office:value="8793903" calcext:value-type="float">
            <text:p>8793903</text:p>
          </table:table-cell>
          <table:table-cell/>
          <table:table-cell office:value-type="float" office:value="9990553" calcext:value-type="float">
            <text:p>9990553</text:p>
          </table:table-cell>
          <table:table-cell/>
          <table:table-cell office:value-type="float" office:value="10351742" calcext:value-type="float">
            <text:p>10351742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2782703" calcext:value-type="float">
            <text:p>2782703</text:p>
          </table:table-cell>
          <table:table-cell/>
          <table:table-cell office:value-type="float" office:value="4617244" calcext:value-type="float">
            <text:p>4617244</text:p>
          </table:table-cell>
          <table:table-cell/>
          <table:table-cell office:value-type="float" office:value="6151473" calcext:value-type="float">
            <text:p>6151473</text:p>
          </table:table-cell>
          <table:table-cell/>
          <table:table-cell office:value-type="float" office:value="7683972" calcext:value-type="float">
            <text:p>7683972</text:p>
          </table:table-cell>
          <table:table-cell/>
          <table:table-cell office:value-type="float" office:value="8173861" calcext:value-type="float">
            <text:p>8173861</text:p>
          </table:table-cell>
          <table:table-cell/>
          <table:table-cell office:value-type="float" office:value="8734909" calcext:value-type="float">
            <text:p>8734909</text:p>
          </table:table-cell>
          <table:table-cell/>
          <table:table-cell office:value-type="float" office:value="8660056" calcext:value-type="float">
            <text:p>8660056</text:p>
          </table:table-cell>
          <table:table-cell/>
          <table:table-cell office:value-type="float" office:value="8677553" calcext:value-type="float">
            <text:p>8677553</text:p>
          </table:table-cell>
          <table:table-cell/>
          <table:table-cell office:value-type="float" office:value="7277121" calcext:value-type="float">
            <text:p>7277121</text:p>
          </table:table-cell>
          <table:table-cell/>
          <table:table-cell office:value-type="float" office:value="8162211" calcext:value-type="float">
            <text:p>8162211</text:p>
          </table:table-cell>
          <table:table-cell/>
          <table:table-cell office:value-type="float" office:value="7476641" calcext:value-type="float">
            <text:p>747664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2572066" calcext:value-type="float">
            <text:p>2572066</text:p>
          </table:table-cell>
          <table:table-cell/>
          <table:table-cell office:value-type="float" office:value="3787530" calcext:value-type="float">
            <text:p>3787530</text:p>
          </table:table-cell>
          <table:table-cell/>
          <table:table-cell office:value-type="float" office:value="4801658" calcext:value-type="float">
            <text:p>4801658</text:p>
          </table:table-cell>
          <table:table-cell/>
          <table:table-cell office:value-type="float" office:value="6356080" calcext:value-type="float">
            <text:p>6356080</text:p>
          </table:table-cell>
          <table:table-cell/>
          <table:table-cell office:value-type="float" office:value="6810914" calcext:value-type="float">
            <text:p>6810914</text:p>
          </table:table-cell>
          <table:table-cell/>
          <table:table-cell office:value-type="float" office:value="7161552" calcext:value-type="float">
            <text:p>7161552</text:p>
          </table:table-cell>
          <table:table-cell/>
          <table:table-cell office:value-type="float" office:value="7130343" calcext:value-type="float">
            <text:p>7130343</text:p>
          </table:table-cell>
          <table:table-cell/>
          <table:table-cell office:value-type="float" office:value="7275280" calcext:value-type="float">
            <text:p>7275280</text:p>
          </table:table-cell>
          <table:table-cell/>
          <table:table-cell office:value-type="float" office:value="7224798" calcext:value-type="float">
            <text:p>7224798</text:p>
          </table:table-cell>
          <table:table-cell/>
          <table:table-cell office:value-type="float" office:value="7300012" calcext:value-type="float">
            <text:p>7300012</text:p>
          </table:table-cell>
          <table:table-cell/>
          <table:table-cell office:value-type="float" office:value="6660405" calcext:value-type="float">
            <text:p>6660405</text:p>
          </table:table-cell>
          <table:table-cell/>
          <table:table-cell office:value-type="float" office:value="5737327" calcext:value-type="float">
            <text:p>5737327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2465997" calcext:value-type="float">
            <text:p>2465997</text:p>
          </table:table-cell>
          <table:table-cell/>
          <table:table-cell office:value-type="float" office:value="3705991" calcext:value-type="float">
            <text:p>3705991</text:p>
          </table:table-cell>
          <table:table-cell/>
          <table:table-cell office:value-type="float" office:value="4760019" calcext:value-type="float">
            <text:p>4760019</text:p>
          </table:table-cell>
          <table:table-cell/>
          <table:table-cell office:value-type="float" office:value="5455742" calcext:value-type="float">
            <text:p>5455742</text:p>
          </table:table-cell>
          <table:table-cell/>
          <table:table-cell office:value-type="float" office:value="6335457" calcext:value-type="float">
            <text:p>6335457</text:p>
          </table:table-cell>
          <table:table-cell/>
          <table:table-cell office:value-type="float" office:value="6712324" calcext:value-type="float">
            <text:p>6712324</text:p>
          </table:table-cell>
          <table:table-cell/>
          <table:table-cell office:value-type="float" office:value="6849477" calcext:value-type="float">
            <text:p>6849477</text:p>
          </table:table-cell>
          <table:table-cell/>
          <table:table-cell office:value-type="float" office:value="6742620" calcext:value-type="float">
            <text:p>6742620</text:p>
          </table:table-cell>
          <table:table-cell/>
          <table:table-cell office:value-type="float" office:value="6345402" calcext:value-type="float">
            <text:p>6345402</text:p>
          </table:table-cell>
          <table:table-cell/>
          <table:table-cell office:value-type="float" office:value="6569233" calcext:value-type="float">
            <text:p>6569233</text:p>
          </table:table-cell>
          <table:table-cell/>
          <table:table-cell office:value-type="float" office:value="6236563" calcext:value-type="float">
            <text:p>6236563</text:p>
          </table:table-cell>
          <table:table-cell/>
          <table:table-cell office:value-type="float" office:value="4518697" calcext:value-type="float">
            <text:p>4518697</text:p>
          </table:table-cell>
          <table:table-cell/>
          <table:table-cell office:value-type="float" office:value="5401707" calcext:value-type="float">
            <text:p>540170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28060" calcext:value-type="float">
            <text:p>6128060</text:p>
          </table:table-cell>
          <table:table-cell/>
          <table:table-cell office:value-type="float" office:value="6234244" calcext:value-type="float">
            <text:p>6234244</text:p>
          </table:table-cell>
          <table:table-cell/>
          <table:table-cell office:value-type="float" office:value="6396434" calcext:value-type="float">
            <text:p>6396434</text:p>
          </table:table-cell>
          <table:table-cell/>
          <table:table-cell office:value-type="float" office:value="6551011" calcext:value-type="float">
            <text:p>6551011</text:p>
          </table:table-cell>
          <table:table-cell/>
          <table:table-cell office:value-type="float" office:value="6608974" calcext:value-type="float">
            <text:p>6608974</text:p>
          </table:table-cell>
          <table:table-cell/>
          <table:table-cell office:value-type="float" office:value="5629328" calcext:value-type="float">
            <text:p>5629328</text:p>
          </table:table-cell>
          <table:table-cell/>
          <table:table-cell office:value-type="float" office:value="5320326" calcext:value-type="float">
            <text:p>5320326</text:p>
          </table:table-cell>
          <table:table-cell/>
          <table:table-cell office:value-type="float" office:value="5371897" calcext:value-type="float">
            <text:p>5371897</text:p>
          </table:table-cell>
          <table:table-cell/>
          <table:table-cell office:value-type="float" office:value="5229433" calcext:value-type="float">
            <text:p>522943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17296" calcext:value-type="float">
            <text:p>6217296</text:p>
          </table:table-cell>
          <table:table-cell/>
          <table:table-cell office:value-type="float" office:value="6347954" calcext:value-type="float">
            <text:p>6347954</text:p>
          </table:table-cell>
          <table:table-cell/>
          <table:table-cell office:value-type="float" office:value="5959437" calcext:value-type="float">
            <text:p>5959437</text:p>
          </table:table-cell>
          <table:table-cell/>
          <table:table-cell office:value-type="float" office:value="6118077" calcext:value-type="float">
            <text:p>6118077</text:p>
          </table:table-cell>
          <table:table-cell/>
          <table:table-cell office:value-type="float" office:value="6003561" calcext:value-type="float">
            <text:p>6003561</text:p>
          </table:table-cell>
          <table:table-cell/>
          <table:table-cell office:value-type="float" office:value="5776589" calcext:value-type="float">
            <text:p>5776589</text:p>
          </table:table-cell>
          <table:table-cell/>
          <table:table-cell office:value-type="float" office:value="6191389" calcext:value-type="float">
            <text:p>6191389</text:p>
          </table:table-cell>
          <table:table-cell/>
          <table:table-cell office:value-type="float" office:value="5127189" calcext:value-type="float">
            <text:p>5127189</text:p>
          </table:table-cell>
          <table:table-cell/>
          <table:table-cell office:value-type="float" office:value="5316498" calcext:value-type="float">
            <text:p>531649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15054" calcext:value-type="float">
            <text:p>5915054</text:p>
          </table:table-cell>
          <table:table-cell/>
          <table:table-cell office:value-type="float" office:value="6050261" calcext:value-type="float">
            <text:p>6050261</text:p>
          </table:table-cell>
          <table:table-cell/>
          <table:table-cell office:value-type="float" office:value="5931967" calcext:value-type="float">
            <text:p>5931967</text:p>
          </table:table-cell>
          <table:table-cell/>
          <table:table-cell office:value-type="float" office:value="6184341" calcext:value-type="float">
            <text:p>6184341</text:p>
          </table:table-cell>
          <table:table-cell/>
          <table:table-cell office:value-type="float" office:value="6498694" calcext:value-type="float">
            <text:p>6498694</text:p>
          </table:table-cell>
          <table:table-cell/>
          <table:table-cell office:value-type="float" office:value="6122561" calcext:value-type="float">
            <text:p>6122561</text:p>
          </table:table-cell>
          <table:table-cell/>
          <table:table-cell office:value-type="float" office:value="5985247" calcext:value-type="float">
            <text:p>5985247</text:p>
          </table:table-cell>
          <table:table-cell/>
          <table:table-cell office:value-type="float" office:value="5265617" calcext:value-type="float">
            <text:p>5265617</text:p>
          </table:table-cell>
          <table:table-cell/>
          <table:table-cell office:value-type="float" office:value="4491402" calcext:value-type="float">
            <text:p>449140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23406" calcext:value-type="float">
            <text:p>6123406</text:p>
          </table:table-cell>
          <table:table-cell/>
          <table:table-cell office:value-type="float" office:value="6008627" calcext:value-type="float">
            <text:p>6008627</text:p>
          </table:table-cell>
          <table:table-cell/>
          <table:table-cell office:value-type="float" office:value="6151292" calcext:value-type="float">
            <text:p>6151292</text:p>
          </table:table-cell>
          <table:table-cell/>
          <table:table-cell office:value-type="float" office:value="6151877" calcext:value-type="float">
            <text:p>6151877</text:p>
          </table:table-cell>
          <table:table-cell/>
          <table:table-cell office:value-type="float" office:value="6176934" calcext:value-type="float">
            <text:p>6176934</text:p>
          </table:table-cell>
          <table:table-cell/>
          <table:table-cell office:value-type="float" office:value="6012768" calcext:value-type="float">
            <text:p>6012768</text:p>
          </table:table-cell>
          <table:table-cell/>
          <table:table-cell office:value-type="float" office:value="5364863" calcext:value-type="float">
            <text:p>5364863</text:p>
          </table:table-cell>
          <table:table-cell/>
          <table:table-cell office:value-type="float" office:value="4540625" calcext:value-type="float">
            <text:p>4540625</text:p>
          </table:table-cell>
          <table:table-cell/>
          <table:table-cell office:value-type="float" office:value="4948256" calcext:value-type="float">
            <text:p>494825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24967" calcext:value-type="float">
            <text:p>5824967</text:p>
          </table:table-cell>
          <table:table-cell/>
          <table:table-cell office:value-type="float" office:value="6006491" calcext:value-type="float">
            <text:p>6006491</text:p>
          </table:table-cell>
          <table:table-cell/>
          <table:table-cell office:value-type="float" office:value="5826078" calcext:value-type="float">
            <text:p>5826078</text:p>
          </table:table-cell>
          <table:table-cell/>
          <table:table-cell office:value-type="float" office:value="6061425" calcext:value-type="float">
            <text:p>6061425</text:p>
          </table:table-cell>
          <table:table-cell/>
          <table:table-cell office:value-type="float" office:value="6333668" calcext:value-type="float">
            <text:p>6333668</text:p>
          </table:table-cell>
          <table:table-cell/>
          <table:table-cell office:value-type="float" office:value="6174416" calcext:value-type="float">
            <text:p>6174416</text:p>
          </table:table-cell>
          <table:table-cell/>
          <table:table-cell office:value-type="float" office:value="5883409" calcext:value-type="float">
            <text:p>5883409</text:p>
          </table:table-cell>
          <table:table-cell/>
          <table:table-cell office:value-type="float" office:value="5094874" calcext:value-type="float">
            <text:p>5094874</text:p>
          </table:table-cell>
          <table:table-cell/>
          <table:table-cell office:value-type="float" office:value="5083767" calcext:value-type="float">
            <text:p>508376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2097" calcext:value-type="float">
            <text:p>272097</text:p>
          </table:table-cell>
          <table:table-cell/>
          <table:table-cell office:value-type="float" office:value="456871" calcext:value-type="float">
            <text:p>456871</text:p>
          </table:table-cell>
          <table:table-cell/>
          <table:table-cell office:value-type="float" office:value="4331131" calcext:value-type="float">
            <text:p>4331131</text:p>
          </table:table-cell>
          <table:table-cell/>
          <table:table-cell office:value-type="float" office:value="6372495" calcext:value-type="float">
            <text:p>6372495</text:p>
          </table:table-cell>
          <table:table-cell/>
          <table:table-cell office:value-type="float" office:value="6461284" calcext:value-type="float">
            <text:p>6461284</text:p>
          </table:table-cell>
          <table:table-cell/>
          <table:table-cell office:value-type="float" office:value="6434522" calcext:value-type="float">
            <text:p>6434522</text:p>
          </table:table-cell>
          <table:table-cell/>
          <table:table-cell office:value-type="float" office:value="6054206" calcext:value-type="float">
            <text:p>6054206</text:p>
          </table:table-cell>
          <table:table-cell/>
          <table:table-cell office:value-type="float" office:value="5505115" calcext:value-type="float">
            <text:p>5505115</text:p>
          </table:table-cell>
          <table:table-cell/>
          <table:table-cell office:value-type="float" office:value="5137863" calcext:value-type="float">
            <text:p>513786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8049" calcext:value-type="float">
            <text:p>208049</text:p>
          </table:table-cell>
          <table:table-cell/>
          <table:table-cell office:value-type="float" office:value="335777" calcext:value-type="float">
            <text:p>335777</text:p>
          </table:table-cell>
          <table:table-cell/>
          <table:table-cell office:value-type="float" office:value="447650" calcext:value-type="float">
            <text:p>447650</text:p>
          </table:table-cell>
          <table:table-cell/>
          <table:table-cell office:value-type="float" office:value="455391" calcext:value-type="float">
            <text:p>455391</text:p>
          </table:table-cell>
          <table:table-cell/>
          <table:table-cell office:value-type="float" office:value="544590" calcext:value-type="float">
            <text:p>544590</text:p>
          </table:table-cell>
          <table:table-cell/>
          <table:table-cell office:value-type="float" office:value="616219" calcext:value-type="float">
            <text:p>616219</text:p>
          </table:table-cell>
          <table:table-cell/>
          <table:table-cell office:value-type="float" office:value="630397" calcext:value-type="float">
            <text:p>630397</text:p>
          </table:table-cell>
          <table:table-cell/>
          <table:table-cell office:value-type="float" office:value="639414" calcext:value-type="float">
            <text:p>639414</text:p>
          </table:table-cell>
          <table:table-cell/>
          <table:table-cell office:value-type="float" office:value="726021" calcext:value-type="float">
            <text:p>72602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2341" calcext:value-type="float">
            <text:p>192341</text:p>
          </table:table-cell>
          <table:table-cell/>
          <table:table-cell office:value-type="float" office:value="253002" calcext:value-type="float">
            <text:p>253002</text:p>
          </table:table-cell>
          <table:table-cell/>
          <table:table-cell office:value-type="float" office:value="360779" calcext:value-type="float">
            <text:p>360779</text:p>
          </table:table-cell>
          <table:table-cell/>
          <table:table-cell office:value-type="float" office:value="420638" calcext:value-type="float">
            <text:p>420638</text:p>
          </table:table-cell>
          <table:table-cell/>
          <table:table-cell office:value-type="float" office:value="486224" calcext:value-type="float">
            <text:p>486224</text:p>
          </table:table-cell>
          <table:table-cell/>
          <table:table-cell office:value-type="float" office:value="496445" calcext:value-type="float">
            <text:p>496445</text:p>
          </table:table-cell>
          <table:table-cell/>
          <table:table-cell office:value-type="float" office:value="555190" calcext:value-type="float">
            <text:p>555190</text:p>
          </table:table-cell>
          <table:table-cell/>
          <table:table-cell office:value-type="float" office:value="580049" calcext:value-type="float">
            <text:p>580049</text:p>
          </table:table-cell>
          <table:table-cell/>
          <table:table-cell office:value-type="float" office:value="584991" calcext:value-type="float">
            <text:p>58499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1484662" calcext:value-type="float">
            <text:p>1484662</text:p>
          </table:table-cell>
          <table:table-cell/>
          <table:table-cell office:value-type="float" office:value="2358717" calcext:value-type="float">
            <text:p>2358717</text:p>
          </table:table-cell>
          <table:table-cell/>
          <table:table-cell office:value-type="float" office:value="2662899" calcext:value-type="float">
            <text:p>2662899</text:p>
          </table:table-cell>
          <table:table-cell/>
          <table:table-cell office:value-type="float" office:value="2923952" calcext:value-type="float">
            <text:p>2923952</text:p>
          </table:table-cell>
          <table:table-cell/>
          <table:table-cell office:value-type="float" office:value="2892445" calcext:value-type="float">
            <text:p>2892445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1727352" calcext:value-type="float">
            <text:p>1727352</text:p>
          </table:table-cell>
          <table:table-cell/>
          <table:table-cell office:value-type="float" office:value="2377579" calcext:value-type="float">
            <text:p>2377579</text:p>
          </table:table-cell>
          <table:table-cell/>
          <table:table-cell office:value-type="float" office:value="2905056" calcext:value-type="float">
            <text:p>2905056</text:p>
          </table:table-cell>
          <table:table-cell/>
          <table:table-cell office:value-type="float" office:value="3053774" calcext:value-type="float">
            <text:p>3053774</text:p>
          </table:table-cell>
          <table:table-cell/>
          <table:table-cell office:value-type="float" office:value="3199360" calcext:value-type="float">
            <text:p>3199360</text:p>
          </table:table-cell>
          <table:table-cell/>
          <table:table-cell office:value-type="float" office:value="3359523" calcext:value-type="float">
            <text:p>3359523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1729594" calcext:value-type="float">
            <text:p>1729594</text:p>
          </table:table-cell>
          <table:table-cell/>
          <table:table-cell office:value-type="float" office:value="2419396" calcext:value-type="float">
            <text:p>2419396</text:p>
          </table:table-cell>
          <table:table-cell/>
          <table:table-cell office:value-type="float" office:value="2754556" calcext:value-type="float">
            <text:p>2754556</text:p>
          </table:table-cell>
          <table:table-cell/>
          <table:table-cell office:value-type="float" office:value="3236056" calcext:value-type="float">
            <text:p>3236056</text:p>
          </table:table-cell>
          <table:table-cell/>
          <table:table-cell office:value-type="float" office:value="3410808" calcext:value-type="float">
            <text:p>3410808</text:p>
          </table:table-cell>
          <table:table-cell/>
          <table:table-cell office:value-type="float" office:value="3410808" calcext:value-type="float">
            <text:p>3410808</text:p>
          </table:table-cell>
          <table:table-cell/>
          <table:table-cell office:value-type="float" office:value="3368013" calcext:value-type="float">
            <text:p>3368013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1821745" calcext:value-type="float">
            <text:p>1821745</text:p>
          </table:table-cell>
          <table:table-cell/>
          <table:table-cell office:value-type="float" office:value="2381315" calcext:value-type="float">
            <text:p>2381315</text:p>
          </table:table-cell>
          <table:table-cell/>
          <table:table-cell office:value-type="float" office:value="2811557" calcext:value-type="float">
            <text:p>2811557</text:p>
          </table:table-cell>
          <table:table-cell/>
          <table:table-cell office:value-type="float" office:value="3201349" calcext:value-type="float">
            <text:p>3201349</text:p>
          </table:table-cell>
          <table:table-cell/>
          <table:table-cell office:value-type="float" office:value="3196584" calcext:value-type="float">
            <text:p>3196584</text:p>
          </table:table-cell>
          <table:table-cell/>
          <table:table-cell office:value-type="float" office:value="3372274" calcext:value-type="float">
            <text:p>3372274</text:p>
          </table:table-cell>
          <table:table-cell/>
          <table:table-cell office:value-type="float" office:value="3239989" calcext:value-type="float">
            <text:p>3239989</text:p>
          </table:table-cell>
          <table:table-cell/>
          <table:table-cell office:value-type="float" office:value="3366987" calcext:value-type="float">
            <text:p>3366987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1818510" calcext:value-type="float">
            <text:p>1818510</text:p>
          </table:table-cell>
          <table:table-cell/>
          <table:table-cell office:value-type="float" office:value="2409105" calcext:value-type="float">
            <text:p>2409105</text:p>
          </table:table-cell>
          <table:table-cell/>
          <table:table-cell office:value-type="float" office:value="2837198" calcext:value-type="float">
            <text:p>2837198</text:p>
          </table:table-cell>
          <table:table-cell/>
          <table:table-cell office:value-type="float" office:value="3241960" calcext:value-type="float">
            <text:p>3241960</text:p>
          </table:table-cell>
          <table:table-cell/>
          <table:table-cell office:value-type="float" office:value="3304314" calcext:value-type="float">
            <text:p>3304314</text:p>
          </table:table-cell>
          <table:table-cell/>
          <table:table-cell office:value-type="float" office:value="3369115" calcext:value-type="float">
            <text:p>3369115</text:p>
          </table:table-cell>
          <table:table-cell/>
          <table:table-cell office:value-type="float" office:value="3401130" calcext:value-type="float">
            <text:p>3401130</text:p>
          </table:table-cell>
          <table:table-cell/>
          <table:table-cell office:value-type="float" office:value="3355952" calcext:value-type="float">
            <text:p>3355952</text:p>
          </table:table-cell>
          <table:table-cell/>
          <table:table-cell office:value-type="float" office:value="3355952" calcext:value-type="float">
            <text:p>335595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1863404" calcext:value-type="float">
            <text:p>1863404</text:p>
          </table:table-cell>
          <table:table-cell/>
          <table:table-cell office:value-type="float" office:value="2367804" calcext:value-type="float">
            <text:p>2367804</text:p>
          </table:table-cell>
          <table:table-cell/>
          <table:table-cell office:value-type="float" office:value="2937929" calcext:value-type="float">
            <text:p>2937929</text:p>
          </table:table-cell>
          <table:table-cell/>
          <table:table-cell office:value-type="float" office:value="3266376" calcext:value-type="float">
            <text:p>3266376</text:p>
          </table:table-cell>
          <table:table-cell/>
          <table:table-cell office:value-type="float" office:value="1482862" calcext:value-type="float">
            <text:p>1482862</text:p>
          </table:table-cell>
          <table:table-cell/>
          <table:table-cell office:value-type="float" office:value="3555722" calcext:value-type="float">
            <text:p>3555722</text:p>
          </table:table-cell>
          <table:table-cell/>
          <table:table-cell office:value-type="float" office:value="3447273" calcext:value-type="float">
            <text:p>3447273</text:p>
          </table:table-cell>
          <table:table-cell/>
          <table:table-cell office:value-type="float" office:value="3407614" calcext:value-type="float">
            <text:p>3407614</text:p>
          </table:table-cell>
          <table:table-cell/>
          <table:table-cell office:value-type="float" office:value="3423913" calcext:value-type="float">
            <text:p>3423913</text:p>
          </table:table-cell>
          <table:table-cell/>
          <table:table-cell office:value-type="float" office:value="3519302" calcext:value-type="float">
            <text:p>3519302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1842581" calcext:value-type="float">
            <text:p>1842581</text:p>
          </table:table-cell>
          <table:table-cell/>
          <table:table-cell office:value-type="float" office:value="2429346" calcext:value-type="float">
            <text:p>2429346</text:p>
          </table:table-cell>
          <table:table-cell/>
          <table:table-cell office:value-type="float" office:value="2900630" calcext:value-type="float">
            <text:p>2900630</text:p>
          </table:table-cell>
          <table:table-cell/>
          <table:table-cell office:value-type="float" office:value="3266876" calcext:value-type="float">
            <text:p>3266876</text:p>
          </table:table-cell>
          <table:table-cell/>
          <table:table-cell office:value-type="float" office:value="3491981" calcext:value-type="float">
            <text:p>3491981</text:p>
          </table:table-cell>
          <table:table-cell/>
          <table:table-cell office:value-type="float" office:value="3571100" calcext:value-type="float">
            <text:p>3571100</text:p>
          </table:table-cell>
          <table:table-cell/>
          <table:table-cell office:value-type="float" office:value="3477139" calcext:value-type="float">
            <text:p>3477139</text:p>
          </table:table-cell>
          <table:table-cell/>
          <table:table-cell office:value-type="float" office:value="3543113" calcext:value-type="float">
            <text:p>3543113</text:p>
          </table:table-cell>
          <table:table-cell/>
          <table:table-cell office:value-type="float" office:value="3253266" calcext:value-type="float">
            <text:p>3253266</text:p>
          </table:table-cell>
          <table:table-cell/>
          <table:table-cell office:value-type="float" office:value="2102591" calcext:value-type="float">
            <text:p>2102591</text:p>
          </table:table-cell>
          <table:table-cell/>
          <table:table-cell office:value-type="float" office:value="3387995" calcext:value-type="float">
            <text:p>3387995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1528335" calcext:value-type="float">
            <text:p>1528335</text:p>
          </table:table-cell>
          <table:table-cell/>
          <table:table-cell office:value-type="float" office:value="2391772" calcext:value-type="float">
            <text:p>2391772</text:p>
          </table:table-cell>
          <table:table-cell/>
          <table:table-cell office:value-type="float" office:value="2773002" calcext:value-type="float">
            <text:p>2773002</text:p>
          </table:table-cell>
          <table:table-cell/>
          <table:table-cell office:value-type="float" office:value="3081920" calcext:value-type="float">
            <text:p>3081920</text:p>
          </table:table-cell>
          <table:table-cell/>
          <table:table-cell office:value-type="float" office:value="3202568" calcext:value-type="float">
            <text:p>3202568</text:p>
          </table:table-cell>
          <table:table-cell/>
          <table:table-cell office:value-type="float" office:value="3386595" calcext:value-type="float">
            <text:p>3386595</text:p>
          </table:table-cell>
          <table:table-cell/>
          <table:table-cell office:value-type="float" office:value="2568029" calcext:value-type="float">
            <text:p>2568029</text:p>
          </table:table-cell>
          <table:table-cell/>
          <table:table-cell office:value-type="float" office:value="2537870" calcext:value-type="float">
            <text:p>2537870</text:p>
          </table:table-cell>
          <table:table-cell/>
          <table:table-cell office:value-type="float" office:value="3304836" calcext:value-type="float">
            <text:p>3304836</text:p>
          </table:table-cell>
          <table:table-cell/>
          <table:table-cell office:value-type="float" office:value="3389267" calcext:value-type="float">
            <text:p>3389267</text:p>
          </table:table-cell>
          <table:table-cell/>
          <table:table-cell office:value-type="float" office:value="3236658" calcext:value-type="float">
            <text:p>3236658</text:p>
          </table:table-cell>
          <table:table-cell/>
          <table:table-cell office:value-type="float" office:value="2900827" calcext:value-type="float">
            <text:p>2900827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1750421" calcext:value-type="float">
            <text:p>1750421</text:p>
          </table:table-cell>
          <table:table-cell/>
          <table:table-cell office:value-type="float" office:value="2310923" calcext:value-type="float">
            <text:p>2310923</text:p>
          </table:table-cell>
          <table:table-cell/>
          <table:table-cell office:value-type="float" office:value="2392838" calcext:value-type="float">
            <text:p>2392838</text:p>
          </table:table-cell>
          <table:table-cell/>
          <table:table-cell office:value-type="float" office:value="2909031" calcext:value-type="float">
            <text:p>2909031</text:p>
          </table:table-cell>
          <table:table-cell/>
          <table:table-cell office:value-type="float" office:value="3187536" calcext:value-type="float">
            <text:p>3187536</text:p>
          </table:table-cell>
          <table:table-cell/>
          <table:table-cell office:value-type="float" office:value="3268961" calcext:value-type="float">
            <text:p>3268961</text:p>
          </table:table-cell>
          <table:table-cell/>
          <table:table-cell office:value-type="float" office:value="2847790" calcext:value-type="float">
            <text:p>2847790</text:p>
          </table:table-cell>
          <table:table-cell/>
          <table:table-cell office:value-type="float" office:value="3226447" calcext:value-type="float">
            <text:p>3226447</text:p>
          </table:table-cell>
          <table:table-cell/>
          <table:table-cell office:value-type="float" office:value="2803640" calcext:value-type="float">
            <text:p>2803640</text:p>
          </table:table-cell>
          <table:table-cell/>
          <table:table-cell office:value-type="float" office:value="3222664" calcext:value-type="float">
            <text:p>3222664</text:p>
          </table:table-cell>
          <table:table-cell/>
          <table:table-cell office:value-type="float" office:value="3006258" calcext:value-type="float">
            <text:p>3006258</text:p>
          </table:table-cell>
          <table:table-cell/>
          <table:table-cell office:value-type="float" office:value="2399188" calcext:value-type="float">
            <text:p>2399188</text:p>
          </table:table-cell>
          <table:table-cell/>
          <table:table-cell office:value-type="float" office:value="2789641" calcext:value-type="float">
            <text:p>278964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06821" calcext:value-type="float">
            <text:p>3106821</text:p>
          </table:table-cell>
          <table:table-cell/>
          <table:table-cell office:value-type="float" office:value="2957405" calcext:value-type="float">
            <text:p>2957405</text:p>
          </table:table-cell>
          <table:table-cell/>
          <table:table-cell office:value-type="float" office:value="2954481" calcext:value-type="float">
            <text:p>2954481</text:p>
          </table:table-cell>
          <table:table-cell/>
          <table:table-cell office:value-type="float" office:value="3153223" calcext:value-type="float">
            <text:p>3153223</text:p>
          </table:table-cell>
          <table:table-cell/>
          <table:table-cell office:value-type="float" office:value="2977846" calcext:value-type="float">
            <text:p>2977846</text:p>
          </table:table-cell>
          <table:table-cell/>
          <table:table-cell office:value-type="float" office:value="3135384" calcext:value-type="float">
            <text:p>3135384</text:p>
          </table:table-cell>
          <table:table-cell/>
          <table:table-cell office:value-type="float" office:value="2941455" calcext:value-type="float">
            <text:p>2941455</text:p>
          </table:table-cell>
          <table:table-cell/>
          <table:table-cell office:value-type="float" office:value="2803800" calcext:value-type="float">
            <text:p>2803800</text:p>
          </table:table-cell>
          <table:table-cell/>
          <table:table-cell office:value-type="float" office:value="2729085" calcext:value-type="float">
            <text:p>272908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02823" calcext:value-type="float">
            <text:p>3002823</text:p>
          </table:table-cell>
          <table:table-cell/>
          <table:table-cell office:value-type="float" office:value="3035486" calcext:value-type="float">
            <text:p>3035486</text:p>
          </table:table-cell>
          <table:table-cell/>
          <table:table-cell office:value-type="float" office:value="3198754" calcext:value-type="float">
            <text:p>3198754</text:p>
          </table:table-cell>
          <table:table-cell/>
          <table:table-cell office:value-type="float" office:value="3214915" calcext:value-type="float">
            <text:p>3214915</text:p>
          </table:table-cell>
          <table:table-cell/>
          <table:table-cell office:value-type="float" office:value="3168445" calcext:value-type="float">
            <text:p>3168445</text:p>
          </table:table-cell>
          <table:table-cell/>
          <table:table-cell office:value-type="float" office:value="3015506" calcext:value-type="float">
            <text:p>3015506</text:p>
          </table:table-cell>
          <table:table-cell/>
          <table:table-cell office:value-type="float" office:value="2877916" calcext:value-type="float">
            <text:p>2877916</text:p>
          </table:table-cell>
          <table:table-cell/>
          <table:table-cell office:value-type="float" office:value="2755922" calcext:value-type="float">
            <text:p>2755922</text:p>
          </table:table-cell>
          <table:table-cell/>
          <table:table-cell office:value-type="float" office:value="2800310" calcext:value-type="float">
            <text:p>280031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27534" calcext:value-type="float">
            <text:p>2627534</text:p>
          </table:table-cell>
          <table:table-cell/>
          <table:table-cell office:value-type="float" office:value="2142605" calcext:value-type="float">
            <text:p>2142605</text:p>
          </table:table-cell>
          <table:table-cell/>
          <table:table-cell office:value-type="float" office:value="2675929" calcext:value-type="float">
            <text:p>2675929</text:p>
          </table:table-cell>
          <table:table-cell/>
          <table:table-cell office:value-type="float" office:value="2240355" calcext:value-type="float">
            <text:p>2240355</text:p>
          </table:table-cell>
          <table:table-cell/>
          <table:table-cell office:value-type="float" office:value="2270978" calcext:value-type="float">
            <text:p>2270978</text:p>
          </table:table-cell>
          <table:table-cell/>
          <table:table-cell office:value-type="float" office:value="2078984" calcext:value-type="float">
            <text:p>2078984</text:p>
          </table:table-cell>
          <table:table-cell/>
          <table:table-cell office:value-type="float" office:value="1980689" calcext:value-type="float">
            <text:p>1980689</text:p>
          </table:table-cell>
          <table:table-cell/>
          <table:table-cell office:value-type="float" office:value="2121832" calcext:value-type="float">
            <text:p>2121832</text:p>
          </table:table-cell>
          <table:table-cell/>
          <table:table-cell office:value-type="float" office:value="2085641" calcext:value-type="float">
            <text:p>208564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18905" calcext:value-type="float">
            <text:p>1118905</text:p>
          </table:table-cell>
          <table:table-cell/>
          <table:table-cell office:value-type="float" office:value="592330" calcext:value-type="float">
            <text:p>592330</text:p>
          </table:table-cell>
          <table:table-cell/>
          <table:table-cell office:value-type="float" office:value="619530" calcext:value-type="float">
            <text:p>619530</text:p>
          </table:table-cell>
          <table:table-cell/>
          <table:table-cell office:value-type="float" office:value="1249267" calcext:value-type="float">
            <text:p>1249267</text:p>
          </table:table-cell>
          <table:table-cell/>
          <table:table-cell office:value-type="float" office:value="1108641" calcext:value-type="float">
            <text:p>1108641</text:p>
          </table:table-cell>
          <table:table-cell/>
          <table:table-cell office:value-type="float" office:value="1115687" calcext:value-type="float">
            <text:p>1115687</text:p>
          </table:table-cell>
          <table:table-cell/>
          <table:table-cell office:value-type="float" office:value="1054841" calcext:value-type="float">
            <text:p>1054841</text:p>
          </table:table-cell>
          <table:table-cell/>
          <table:table-cell office:value-type="float" office:value="1085113" calcext:value-type="float">
            <text:p>1085113</text:p>
          </table:table-cell>
          <table:table-cell/>
          <table:table-cell office:value-type="float" office:value="1148852" calcext:value-type="float">
            <text:p>114885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07537" calcext:value-type="float">
            <text:p>907537</text:p>
          </table:table-cell>
          <table:table-cell/>
          <table:table-cell office:value-type="float" office:value="907634" calcext:value-type="float">
            <text:p>907634</text:p>
          </table:table-cell>
          <table:table-cell/>
          <table:table-cell office:value-type="float" office:value="872311" calcext:value-type="float">
            <text:p>872311</text:p>
          </table:table-cell>
          <table:table-cell/>
          <table:table-cell office:value-type="float" office:value="983034" calcext:value-type="float">
            <text:p>983034</text:p>
          </table:table-cell>
          <table:table-cell/>
          <table:table-cell office:value-type="float" office:value="899804" calcext:value-type="float">
            <text:p>899804</text:p>
          </table:table-cell>
          <table:table-cell/>
          <table:table-cell office:value-type="float" office:value="873826" calcext:value-type="float">
            <text:p>873826</text:p>
          </table:table-cell>
          <table:table-cell/>
          <table:table-cell office:value-type="float" office:value="911738" calcext:value-type="float">
            <text:p>911738</text:p>
          </table:table-cell>
          <table:table-cell/>
          <table:table-cell office:value-type="float" office:value="840939" calcext:value-type="float">
            <text:p>840939</text:p>
          </table:table-cell>
          <table:table-cell/>
          <table:table-cell office:value-type="float" office:value="928595" calcext:value-type="float">
            <text:p>92859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16331" calcext:value-type="float">
            <text:p>816331</text:p>
          </table:table-cell>
          <table:table-cell/>
          <table:table-cell office:value-type="float" office:value="404432" calcext:value-type="float">
            <text:p>404432</text:p>
          </table:table-cell>
          <table:table-cell/>
          <table:table-cell office:value-type="float" office:value="393202" calcext:value-type="float">
            <text:p>393202</text:p>
          </table:table-cell>
          <table:table-cell/>
          <table:table-cell office:value-type="float" office:value="402890" calcext:value-type="float">
            <text:p>402890</text:p>
          </table:table-cell>
          <table:table-cell/>
          <table:table-cell office:value-type="float" office:value="402597" calcext:value-type="float">
            <text:p>402597</text:p>
          </table:table-cell>
          <table:table-cell/>
          <table:table-cell office:value-type="float" office:value="430590" calcext:value-type="float">
            <text:p>430590</text:p>
          </table:table-cell>
          <table:table-cell/>
          <table:table-cell office:value-type="float" office:value="547401" calcext:value-type="float">
            <text:p>547401</text:p>
          </table:table-cell>
          <table:table-cell/>
          <table:table-cell office:value-type="float" office:value="857172" calcext:value-type="float">
            <text:p>857172</text:p>
          </table:table-cell>
          <table:table-cell/>
          <table:table-cell office:value-type="float" office:value="484499" calcext:value-type="float">
            <text:p>48449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60427" calcext:value-type="float">
            <text:p>760427</text:p>
          </table:table-cell>
          <table:table-cell/>
          <table:table-cell office:value-type="float" office:value="594949" calcext:value-type="float">
            <text:p>594949</text:p>
          </table:table-cell>
          <table:table-cell/>
          <table:table-cell office:value-type="float" office:value="769738" calcext:value-type="float">
            <text:p>769738</text:p>
          </table:table-cell>
          <table:table-cell/>
          <table:table-cell office:value-type="float" office:value="367839" calcext:value-type="float">
            <text:p>367839</text:p>
          </table:table-cell>
          <table:table-cell/>
          <table:table-cell office:value-type="float" office:value="372053" calcext:value-type="float">
            <text:p>372053</text:p>
          </table:table-cell>
          <table:table-cell/>
          <table:table-cell office:value-type="float" office:value="339372" calcext:value-type="float">
            <text:p>339372</text:p>
          </table:table-cell>
          <table:table-cell/>
          <table:table-cell office:value-type="float" office:value="683550" calcext:value-type="float">
            <text:p>683550</text:p>
          </table:table-cell>
          <table:table-cell/>
          <table:table-cell office:value-type="float" office:value="751112" calcext:value-type="float">
            <text:p>751112</text:p>
          </table:table-cell>
          <table:table-cell/>
          <table:table-cell office:value-type="float" office:value="659315" calcext:value-type="float">
            <text:p>65931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1350" calcext:value-type="float">
            <text:p>321350</text:p>
          </table:table-cell>
          <table:table-cell/>
          <table:table-cell office:value-type="float" office:value="419057" calcext:value-type="float">
            <text:p>419057</text:p>
          </table:table-cell>
          <table:table-cell/>
          <table:table-cell office:value-type="float" office:value="335107" calcext:value-type="float">
            <text:p>335107</text:p>
          </table:table-cell>
          <table:table-cell/>
          <table:table-cell office:value-type="float" office:value="333075" calcext:value-type="float">
            <text:p>333075</text:p>
          </table:table-cell>
          <table:table-cell/>
          <table:table-cell office:value-type="float" office:value="376829" calcext:value-type="float">
            <text:p>376829</text:p>
          </table:table-cell>
          <table:table-cell/>
          <table:table-cell office:value-type="float" office:value="411844" calcext:value-type="float">
            <text:p>411844</text:p>
          </table:table-cell>
          <table:table-cell/>
          <table:table-cell office:value-type="float" office:value="354192" calcext:value-type="float">
            <text:p>354192</text:p>
          </table:table-cell>
          <table:table-cell/>
          <table:table-cell office:value-type="float" office:value="356289" calcext:value-type="float">
            <text:p>356289</text:p>
          </table:table-cell>
          <table:table-cell/>
          <table:table-cell office:value-type="float" office:value="448990" calcext:value-type="float">
            <text:p>448990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2278628" calcext:value-type="float">
            <text:p>2278628</text:p>
          </table:table-cell>
          <table:table-cell/>
          <table:table-cell office:value-type="float" office:value="3203069" calcext:value-type="float">
            <text:p>3203069</text:p>
          </table:table-cell>
          <table:table-cell/>
          <table:table-cell office:value-type="float" office:value="4018152" calcext:value-type="float">
            <text:p>4018152</text:p>
          </table:table-cell>
          <table:table-cell/>
          <table:table-cell office:value-type="float" office:value="5283570" calcext:value-type="float">
            <text:p>5283570</text:p>
          </table:table-cell>
          <table:table-cell/>
          <table:table-cell office:value-type="float" office:value="4564786" calcext:value-type="float">
            <text:p>4564786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2608629" calcext:value-type="float">
            <text:p>2608629</text:p>
          </table:table-cell>
          <table:table-cell/>
          <table:table-cell office:value-type="float" office:value="3536566" calcext:value-type="float">
            <text:p>3536566</text:p>
          </table:table-cell>
          <table:table-cell/>
          <table:table-cell office:value-type="float" office:value="5122535" calcext:value-type="float">
            <text:p>5122535</text:p>
          </table:table-cell>
          <table:table-cell/>
          <table:table-cell office:value-type="float" office:value="5784891" calcext:value-type="float">
            <text:p>5784891</text:p>
          </table:table-cell>
          <table:table-cell/>
          <table:table-cell office:value-type="float" office:value="5122535" calcext:value-type="float">
            <text:p>5122535</text:p>
          </table:table-cell>
          <table:table-cell/>
          <table:table-cell office:value-type="float" office:value="7082197" calcext:value-type="float">
            <text:p>7082197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2613746" calcext:value-type="float">
            <text:p>2613746</text:p>
          </table:table-cell>
          <table:table-cell/>
          <table:table-cell office:value-type="float" office:value="4264168" calcext:value-type="float">
            <text:p>4264168</text:p>
          </table:table-cell>
          <table:table-cell/>
          <table:table-cell office:value-type="float" office:value="5971678" calcext:value-type="float">
            <text:p>5971678</text:p>
          </table:table-cell>
          <table:table-cell/>
          <table:table-cell office:value-type="float" office:value="6398720" calcext:value-type="float">
            <text:p>6398720</text:p>
          </table:table-cell>
          <table:table-cell/>
          <table:table-cell office:value-type="float" office:value="7120034" calcext:value-type="float">
            <text:p>7120034</text:p>
          </table:table-cell>
          <table:table-cell/>
          <table:table-cell office:value-type="float" office:value="8815202" calcext:value-type="float">
            <text:p>8815202</text:p>
          </table:table-cell>
          <table:table-cell/>
          <table:table-cell office:value-type="float" office:value="7965107" calcext:value-type="float">
            <text:p>7965107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2926501" calcext:value-type="float">
            <text:p>2926501</text:p>
          </table:table-cell>
          <table:table-cell/>
          <table:table-cell office:value-type="float" office:value="4457157" calcext:value-type="float">
            <text:p>4457157</text:p>
          </table:table-cell>
          <table:table-cell/>
          <table:table-cell office:value-type="float" office:value="6319739" calcext:value-type="float">
            <text:p>6319739</text:p>
          </table:table-cell>
          <table:table-cell/>
          <table:table-cell office:value-type="float" office:value="7115451" calcext:value-type="float">
            <text:p>7115451</text:p>
          </table:table-cell>
          <table:table-cell/>
          <table:table-cell office:value-type="float" office:value="7758090" calcext:value-type="float">
            <text:p>7758090</text:p>
          </table:table-cell>
          <table:table-cell/>
          <table:table-cell office:value-type="float" office:value="8265729" calcext:value-type="float">
            <text:p>8265729</text:p>
          </table:table-cell>
          <table:table-cell/>
          <table:table-cell office:value-type="float" office:value="7410080" calcext:value-type="float">
            <text:p>7410080</text:p>
          </table:table-cell>
          <table:table-cell/>
          <table:table-cell office:value-type="float" office:value="9510316" calcext:value-type="float">
            <text:p>9510316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2606476" calcext:value-type="float">
            <text:p>2606476</text:p>
          </table:table-cell>
          <table:table-cell/>
          <table:table-cell office:value-type="float" office:value="4570058" calcext:value-type="float">
            <text:p>4570058</text:p>
          </table:table-cell>
          <table:table-cell/>
          <table:table-cell office:value-type="float" office:value="5885083" calcext:value-type="float">
            <text:p>5885083</text:p>
          </table:table-cell>
          <table:table-cell/>
          <table:table-cell office:value-type="float" office:value="7755368" calcext:value-type="float">
            <text:p>7755368</text:p>
          </table:table-cell>
          <table:table-cell/>
          <table:table-cell office:value-type="float" office:value="8000971" calcext:value-type="float">
            <text:p>8000971</text:p>
          </table:table-cell>
          <table:table-cell/>
          <table:table-cell office:value-type="float" office:value="8750850" calcext:value-type="float">
            <text:p>8750850</text:p>
          </table:table-cell>
          <table:table-cell/>
          <table:table-cell office:value-type="float" office:value="8988941" calcext:value-type="float">
            <text:p>8988941</text:p>
          </table:table-cell>
          <table:table-cell/>
          <table:table-cell office:value-type="float" office:value="9402175" calcext:value-type="float">
            <text:p>9402175</text:p>
          </table:table-cell>
          <table:table-cell/>
          <table:table-cell office:value-type="float" office:value="9220512" calcext:value-type="float">
            <text:p>922051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2879817" calcext:value-type="float">
            <text:p>2879817</text:p>
          </table:table-cell>
          <table:table-cell/>
          <table:table-cell office:value-type="float" office:value="4509611" calcext:value-type="float">
            <text:p>4509611</text:p>
          </table:table-cell>
          <table:table-cell/>
          <table:table-cell office:value-type="float" office:value="5644567" calcext:value-type="float">
            <text:p>5644567</text:p>
          </table:table-cell>
          <table:table-cell/>
          <table:table-cell office:value-type="float" office:value="7874853" calcext:value-type="float">
            <text:p>7874853</text:p>
          </table:table-cell>
          <table:table-cell/>
          <table:table-cell office:value-type="float" office:value="7529708" calcext:value-type="float">
            <text:p>7529708</text:p>
          </table:table-cell>
          <table:table-cell/>
          <table:table-cell office:value-type="float" office:value="8190205" calcext:value-type="float">
            <text:p>8190205</text:p>
          </table:table-cell>
          <table:table-cell/>
          <table:table-cell office:value-type="float" office:value="2043857" calcext:value-type="float">
            <text:p>2043857</text:p>
          </table:table-cell>
          <table:table-cell/>
          <table:table-cell office:value-type="float" office:value="6967792" calcext:value-type="float">
            <text:p>6967792</text:p>
          </table:table-cell>
          <table:table-cell/>
          <table:table-cell office:value-type="float" office:value="8977721" calcext:value-type="float">
            <text:p>8977721</text:p>
          </table:table-cell>
          <table:table-cell/>
          <table:table-cell office:value-type="float" office:value="7761014" calcext:value-type="float">
            <text:p>7761014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2758132" calcext:value-type="float">
            <text:p>2758132</text:p>
          </table:table-cell>
          <table:table-cell/>
          <table:table-cell office:value-type="float" office:value="4487004" calcext:value-type="float">
            <text:p>4487004</text:p>
          </table:table-cell>
          <table:table-cell/>
          <table:table-cell office:value-type="float" office:value="5649775" calcext:value-type="float">
            <text:p>5649775</text:p>
          </table:table-cell>
          <table:table-cell/>
          <table:table-cell office:value-type="float" office:value="6836927" calcext:value-type="float">
            <text:p>6836927</text:p>
          </table:table-cell>
          <table:table-cell/>
          <table:table-cell office:value-type="float" office:value="7656576" calcext:value-type="float">
            <text:p>7656576</text:p>
          </table:table-cell>
          <table:table-cell/>
          <table:table-cell office:value-type="float" office:value="7831080" calcext:value-type="float">
            <text:p>7831080</text:p>
          </table:table-cell>
          <table:table-cell/>
          <table:table-cell office:value-type="float" office:value="3210107" calcext:value-type="float">
            <text:p>3210107</text:p>
          </table:table-cell>
          <table:table-cell/>
          <table:table-cell office:value-type="float" office:value="8240513" calcext:value-type="float">
            <text:p>8240513</text:p>
          </table:table-cell>
          <table:table-cell/>
          <table:table-cell office:value-type="float" office:value="5761565" calcext:value-type="float">
            <text:p>5761565</text:p>
          </table:table-cell>
          <table:table-cell/>
          <table:table-cell office:value-type="float" office:value="7123239" calcext:value-type="float">
            <text:p>7123239</text:p>
          </table:table-cell>
          <table:table-cell/>
          <table:table-cell office:value-type="float" office:value="6015769" calcext:value-type="float">
            <text:p>6015769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2548978" calcext:value-type="float">
            <text:p>2548978</text:p>
          </table:table-cell>
          <table:table-cell/>
          <table:table-cell office:value-type="float" office:value="3698649" calcext:value-type="float">
            <text:p>3698649</text:p>
          </table:table-cell>
          <table:table-cell/>
          <table:table-cell office:value-type="float" office:value="4743326" calcext:value-type="float">
            <text:p>4743326</text:p>
          </table:table-cell>
          <table:table-cell/>
          <table:table-cell office:value-type="float" office:value="6229323" calcext:value-type="float">
            <text:p>6229323</text:p>
          </table:table-cell>
          <table:table-cell/>
          <table:table-cell office:value-type="float" office:value="6872214" calcext:value-type="float">
            <text:p>6872214</text:p>
          </table:table-cell>
          <table:table-cell/>
          <table:table-cell office:value-type="float" office:value="6558696" calcext:value-type="float">
            <text:p>6558696</text:p>
          </table:table-cell>
          <table:table-cell/>
          <table:table-cell office:value-type="float" office:value="6883228" calcext:value-type="float">
            <text:p>6883228</text:p>
          </table:table-cell>
          <table:table-cell/>
          <table:table-cell office:value-type="float" office:value="6866721" calcext:value-type="float">
            <text:p>6866721</text:p>
          </table:table-cell>
          <table:table-cell/>
          <table:table-cell office:value-type="float" office:value="6481984" calcext:value-type="float">
            <text:p>6481984</text:p>
          </table:table-cell>
          <table:table-cell/>
          <table:table-cell office:value-type="float" office:value="6633402" calcext:value-type="float">
            <text:p>6633402</text:p>
          </table:table-cell>
          <table:table-cell/>
          <table:table-cell office:value-type="float" office:value="5721087" calcext:value-type="float">
            <text:p>5721087</text:p>
          </table:table-cell>
          <table:table-cell/>
          <table:table-cell office:value-type="float" office:value="5516264" calcext:value-type="float">
            <text:p>5516264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2529910" calcext:value-type="float">
            <text:p>2529910</text:p>
          </table:table-cell>
          <table:table-cell/>
          <table:table-cell office:value-type="float" office:value="3691062" calcext:value-type="float">
            <text:p>3691062</text:p>
          </table:table-cell>
          <table:table-cell/>
          <table:table-cell office:value-type="float" office:value="4726949" calcext:value-type="float">
            <text:p>4726949</text:p>
          </table:table-cell>
          <table:table-cell/>
          <table:table-cell office:value-type="float" office:value="5498083" calcext:value-type="float">
            <text:p>5498083</text:p>
          </table:table-cell>
          <table:table-cell/>
          <table:table-cell office:value-type="float" office:value="6323215" calcext:value-type="float">
            <text:p>6323215</text:p>
          </table:table-cell>
          <table:table-cell/>
          <table:table-cell office:value-type="float" office:value="6141257" calcext:value-type="float">
            <text:p>6141257</text:p>
          </table:table-cell>
          <table:table-cell/>
          <table:table-cell office:value-type="float" office:value="6343059" calcext:value-type="float">
            <text:p>6343059</text:p>
          </table:table-cell>
          <table:table-cell/>
          <table:table-cell office:value-type="float" office:value="6260996" calcext:value-type="float">
            <text:p>6260996</text:p>
          </table:table-cell>
          <table:table-cell/>
          <table:table-cell office:value-type="float" office:value="6113394" calcext:value-type="float">
            <text:p>6113394</text:p>
          </table:table-cell>
          <table:table-cell/>
          <table:table-cell office:value-type="float" office:value="6043501" calcext:value-type="float">
            <text:p>6043501</text:p>
          </table:table-cell>
          <table:table-cell/>
          <table:table-cell office:value-type="float" office:value="5994996" calcext:value-type="float">
            <text:p>5994996</text:p>
          </table:table-cell>
          <table:table-cell/>
          <table:table-cell office:value-type="float" office:value="5259490" calcext:value-type="float">
            <text:p>5259490</text:p>
          </table:table-cell>
          <table:table-cell/>
          <table:table-cell office:value-type="float" office:value="5331304" calcext:value-type="float">
            <text:p>533130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45889" calcext:value-type="float">
            <text:p>5045889</text:p>
          </table:table-cell>
          <table:table-cell/>
          <table:table-cell office:value-type="float" office:value="6274947" calcext:value-type="float">
            <text:p>6274947</text:p>
          </table:table-cell>
          <table:table-cell/>
          <table:table-cell office:value-type="float" office:value="6387516" calcext:value-type="float">
            <text:p>6387516</text:p>
          </table:table-cell>
          <table:table-cell/>
          <table:table-cell office:value-type="float" office:value="5604079" calcext:value-type="float">
            <text:p>5604079</text:p>
          </table:table-cell>
          <table:table-cell/>
          <table:table-cell office:value-type="float" office:value="6569486" calcext:value-type="float">
            <text:p>6569486</text:p>
          </table:table-cell>
          <table:table-cell/>
          <table:table-cell office:value-type="float" office:value="5366443" calcext:value-type="float">
            <text:p>5366443</text:p>
          </table:table-cell>
          <table:table-cell/>
          <table:table-cell office:value-type="float" office:value="5833619" calcext:value-type="float">
            <text:p>5833619</text:p>
          </table:table-cell>
          <table:table-cell/>
          <table:table-cell office:value-type="float" office:value="5306563" calcext:value-type="float">
            <text:p>5306563</text:p>
          </table:table-cell>
          <table:table-cell/>
          <table:table-cell office:value-type="float" office:value="5178401" calcext:value-type="float">
            <text:p>517840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79141" calcext:value-type="float">
            <text:p>6179141</text:p>
          </table:table-cell>
          <table:table-cell/>
          <table:table-cell office:value-type="float" office:value="6403110" calcext:value-type="float">
            <text:p>6403110</text:p>
          </table:table-cell>
          <table:table-cell/>
          <table:table-cell office:value-type="float" office:value="6293164" calcext:value-type="float">
            <text:p>6293164</text:p>
          </table:table-cell>
          <table:table-cell/>
          <table:table-cell office:value-type="float" office:value="6070383" calcext:value-type="float">
            <text:p>6070383</text:p>
          </table:table-cell>
          <table:table-cell/>
          <table:table-cell office:value-type="float" office:value="6519131" calcext:value-type="float">
            <text:p>6519131</text:p>
          </table:table-cell>
          <table:table-cell/>
          <table:table-cell office:value-type="float" office:value="6020260" calcext:value-type="float">
            <text:p>6020260</text:p>
          </table:table-cell>
          <table:table-cell/>
          <table:table-cell office:value-type="float" office:value="5999761" calcext:value-type="float">
            <text:p>5999761</text:p>
          </table:table-cell>
          <table:table-cell/>
          <table:table-cell office:value-type="float" office:value="5118025" calcext:value-type="float">
            <text:p>5118025</text:p>
          </table:table-cell>
          <table:table-cell/>
          <table:table-cell office:value-type="float" office:value="4941642" calcext:value-type="float">
            <text:p>494164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42948" calcext:value-type="float">
            <text:p>6142948</text:p>
          </table:table-cell>
          <table:table-cell/>
          <table:table-cell office:value-type="float" office:value="6202272" calcext:value-type="float">
            <text:p>6202272</text:p>
          </table:table-cell>
          <table:table-cell/>
          <table:table-cell office:value-type="float" office:value="5551810" calcext:value-type="float">
            <text:p>5551810</text:p>
          </table:table-cell>
          <table:table-cell/>
          <table:table-cell office:value-type="float" office:value="5614060" calcext:value-type="float">
            <text:p>5614060</text:p>
          </table:table-cell>
          <table:table-cell/>
          <table:table-cell office:value-type="float" office:value="6484590" calcext:value-type="float">
            <text:p>6484590</text:p>
          </table:table-cell>
          <table:table-cell/>
          <table:table-cell office:value-type="float" office:value="6284876" calcext:value-type="float">
            <text:p>6284876</text:p>
          </table:table-cell>
          <table:table-cell/>
          <table:table-cell office:value-type="float" office:value="6237103" calcext:value-type="float">
            <text:p>6237103</text:p>
          </table:table-cell>
          <table:table-cell/>
          <table:table-cell office:value-type="float" office:value="5159080" calcext:value-type="float">
            <text:p>5159080</text:p>
          </table:table-cell>
          <table:table-cell/>
          <table:table-cell office:value-type="float" office:value="5218880" calcext:value-type="float">
            <text:p>521888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292836" calcext:value-type="float">
            <text:p>5292836</text:p>
          </table:table-cell>
          <table:table-cell/>
          <table:table-cell office:value-type="float" office:value="5856914" calcext:value-type="float">
            <text:p>5856914</text:p>
          </table:table-cell>
          <table:table-cell/>
          <table:table-cell office:value-type="float" office:value="6262996" calcext:value-type="float">
            <text:p>6262996</text:p>
          </table:table-cell>
          <table:table-cell/>
          <table:table-cell office:value-type="float" office:value="6447545" calcext:value-type="float">
            <text:p>6447545</text:p>
          </table:table-cell>
          <table:table-cell/>
          <table:table-cell office:value-type="float" office:value="5448958" calcext:value-type="float">
            <text:p>5448958</text:p>
          </table:table-cell>
          <table:table-cell/>
          <table:table-cell office:value-type="float" office:value="6314466" calcext:value-type="float">
            <text:p>6314466</text:p>
          </table:table-cell>
          <table:table-cell/>
          <table:table-cell office:value-type="float" office:value="5502378" calcext:value-type="float">
            <text:p>5502378</text:p>
          </table:table-cell>
          <table:table-cell/>
          <table:table-cell office:value-type="float" office:value="4737664" calcext:value-type="float">
            <text:p>4737664</text:p>
          </table:table-cell>
          <table:table-cell/>
          <table:table-cell office:value-type="float" office:value="5257832" calcext:value-type="float">
            <text:p>525783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81094" calcext:value-type="float">
            <text:p>5781094</text:p>
          </table:table-cell>
          <table:table-cell/>
          <table:table-cell office:value-type="float" office:value="6065889" calcext:value-type="float">
            <text:p>6065889</text:p>
          </table:table-cell>
          <table:table-cell/>
          <table:table-cell office:value-type="float" office:value="6124853" calcext:value-type="float">
            <text:p>6124853</text:p>
          </table:table-cell>
          <table:table-cell/>
          <table:table-cell office:value-type="float" office:value="6402731" calcext:value-type="float">
            <text:p>6402731</text:p>
          </table:table-cell>
          <table:table-cell/>
          <table:table-cell office:value-type="float" office:value="6311472" calcext:value-type="float">
            <text:p>6311472</text:p>
          </table:table-cell>
          <table:table-cell/>
          <table:table-cell office:value-type="float" office:value="6324960" calcext:value-type="float">
            <text:p>6324960</text:p>
          </table:table-cell>
          <table:table-cell/>
          <table:table-cell office:value-type="float" office:value="6079405" calcext:value-type="float">
            <text:p>6079405</text:p>
          </table:table-cell>
          <table:table-cell/>
          <table:table-cell office:value-type="float" office:value="5091312" calcext:value-type="float">
            <text:p>5091312</text:p>
          </table:table-cell>
          <table:table-cell/>
          <table:table-cell office:value-type="float" office:value="5142701" calcext:value-type="float">
            <text:p>514270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3006" calcext:value-type="float">
            <text:p>363006</text:p>
          </table:table-cell>
          <table:table-cell/>
          <table:table-cell office:value-type="float" office:value="513398" calcext:value-type="float">
            <text:p>513398</text:p>
          </table:table-cell>
          <table:table-cell/>
          <table:table-cell office:value-type="float" office:value="3354284" calcext:value-type="float">
            <text:p>3354284</text:p>
          </table:table-cell>
          <table:table-cell/>
          <table:table-cell office:value-type="float" office:value="6264837" calcext:value-type="float">
            <text:p>6264837</text:p>
          </table:table-cell>
          <table:table-cell/>
          <table:table-cell office:value-type="float" office:value="4993814" calcext:value-type="float">
            <text:p>4993814</text:p>
          </table:table-cell>
          <table:table-cell/>
          <table:table-cell office:value-type="float" office:value="6502842" calcext:value-type="float">
            <text:p>6502842</text:p>
          </table:table-cell>
          <table:table-cell/>
          <table:table-cell office:value-type="float" office:value="6373852" calcext:value-type="float">
            <text:p>6373852</text:p>
          </table:table-cell>
          <table:table-cell/>
          <table:table-cell office:value-type="float" office:value="5455991" calcext:value-type="float">
            <text:p>5455991</text:p>
          </table:table-cell>
          <table:table-cell/>
          <table:table-cell office:value-type="float" office:value="5352936" calcext:value-type="float">
            <text:p>535293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2972" calcext:value-type="float">
            <text:p>252972</text:p>
          </table:table-cell>
          <table:table-cell/>
          <table:table-cell office:value-type="float" office:value="362136" calcext:value-type="float">
            <text:p>362136</text:p>
          </table:table-cell>
          <table:table-cell/>
          <table:table-cell office:value-type="float" office:value="456011" calcext:value-type="float">
            <text:p>456011</text:p>
          </table:table-cell>
          <table:table-cell/>
          <table:table-cell office:value-type="float" office:value="454989" calcext:value-type="float">
            <text:p>454989</text:p>
          </table:table-cell>
          <table:table-cell/>
          <table:table-cell office:value-type="float" office:value="560576" calcext:value-type="float">
            <text:p>560576</text:p>
          </table:table-cell>
          <table:table-cell/>
          <table:table-cell office:value-type="float" office:value="555380" calcext:value-type="float">
            <text:p>555380</text:p>
          </table:table-cell>
          <table:table-cell/>
          <table:table-cell office:value-type="float" office:value="768139" calcext:value-type="float">
            <text:p>768139</text:p>
          </table:table-cell>
          <table:table-cell/>
          <table:table-cell office:value-type="float" office:value="869902" calcext:value-type="float">
            <text:p>869902</text:p>
          </table:table-cell>
          <table:table-cell/>
          <table:table-cell office:value-type="float" office:value="857646" calcext:value-type="float">
            <text:p>85764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2170" calcext:value-type="float">
            <text:p>182170</text:p>
          </table:table-cell>
          <table:table-cell/>
          <table:table-cell office:value-type="float" office:value="278018" calcext:value-type="float">
            <text:p>278018</text:p>
          </table:table-cell>
          <table:table-cell/>
          <table:table-cell office:value-type="float" office:value="309243" calcext:value-type="float">
            <text:p>309243</text:p>
          </table:table-cell>
          <table:table-cell/>
          <table:table-cell office:value-type="float" office:value="389321" calcext:value-type="float">
            <text:p>389321</text:p>
          </table:table-cell>
          <table:table-cell/>
          <table:table-cell office:value-type="float" office:value="448712" calcext:value-type="float">
            <text:p>448712</text:p>
          </table:table-cell>
          <table:table-cell/>
          <table:table-cell office:value-type="float" office:value="502308" calcext:value-type="float">
            <text:p>502308</text:p>
          </table:table-cell>
          <table:table-cell/>
          <table:table-cell office:value-type="float" office:value="576542" calcext:value-type="float">
            <text:p>576542</text:p>
          </table:table-cell>
          <table:table-cell/>
          <table:table-cell office:value-type="float" office:value="602212" calcext:value-type="float">
            <text:p>602212</text:p>
          </table:table-cell>
          <table:table-cell/>
          <table:table-cell office:value-type="float" office:value="626032" calcext:value-type="float">
            <text:p>62603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2133730" calcext:value-type="float">
            <text:p>2133730</text:p>
          </table:table-cell>
          <table:table-cell/>
          <table:table-cell office:value-type="float" office:value="2772930" calcext:value-type="float">
            <text:p>2772930</text:p>
          </table:table-cell>
          <table:table-cell/>
          <table:table-cell office:value-type="float" office:value="3406295" calcext:value-type="float">
            <text:p>3406295</text:p>
          </table:table-cell>
          <table:table-cell/>
          <table:table-cell office:value-type="float" office:value="3406295" calcext:value-type="float">
            <text:p>3406295</text:p>
          </table:table-cell>
          <table:table-cell/>
          <table:table-cell office:value-type="float" office:value="3057153" calcext:value-type="float">
            <text:p>3057153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2166499" calcext:value-type="float">
            <text:p>2166499</text:p>
          </table:table-cell>
          <table:table-cell/>
          <table:table-cell office:value-type="float" office:value="2905056" calcext:value-type="float">
            <text:p>2905056</text:p>
          </table:table-cell>
          <table:table-cell/>
          <table:table-cell office:value-type="float" office:value="3560017" calcext:value-type="float">
            <text:p>3560017</text:p>
          </table:table-cell>
          <table:table-cell/>
          <table:table-cell office:value-type="float" office:value="3199360" calcext:value-type="float">
            <text:p>3199360</text:p>
          </table:table-cell>
          <table:table-cell/>
          <table:table-cell office:value-type="float" office:value="3359523" calcext:value-type="float">
            <text:p>3359523</text:p>
          </table:table-cell>
          <table:table-cell/>
          <table:table-cell office:value-type="float" office:value="3359523" calcext:value-type="float">
            <text:p>3359523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2187712" calcext:value-type="float">
            <text:p>2187712</text:p>
          </table:table-cell>
          <table:table-cell/>
          <table:table-cell office:value-type="float" office:value="3078337" calcext:value-type="float">
            <text:p>3078337</text:p>
          </table:table-cell>
          <table:table-cell/>
          <table:table-cell office:value-type="float" office:value="3717869" calcext:value-type="float">
            <text:p>3717869</text:p>
          </table:table-cell>
          <table:table-cell/>
          <table:table-cell office:value-type="float" office:value="3935921" calcext:value-type="float">
            <text:p>3935921</text:p>
          </table:table-cell>
          <table:table-cell/>
          <table:table-cell office:value-type="float" office:value="4070199" calcext:value-type="float">
            <text:p>4070199</text:p>
          </table:table-cell>
          <table:table-cell/>
          <table:table-cell office:value-type="float" office:value="2509882" calcext:value-type="float">
            <text:p>2509882</text:p>
          </table:table-cell>
          <table:table-cell/>
          <table:table-cell office:value-type="float" office:value="2463808" calcext:value-type="float">
            <text:p>2463808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2256220" calcext:value-type="float">
            <text:p>2256220</text:p>
          </table:table-cell>
          <table:table-cell/>
          <table:table-cell office:value-type="float" office:value="3158966" calcext:value-type="float">
            <text:p>3158966</text:p>
          </table:table-cell>
          <table:table-cell/>
          <table:table-cell office:value-type="float" office:value="3710197" calcext:value-type="float">
            <text:p>3710197</text:p>
          </table:table-cell>
          <table:table-cell/>
          <table:table-cell office:value-type="float" office:value="4123387" calcext:value-type="float">
            <text:p>4123387</text:p>
          </table:table-cell>
          <table:table-cell/>
          <table:table-cell office:value-type="float" office:value="4305250" calcext:value-type="float">
            <text:p>4305250</text:p>
          </table:table-cell>
          <table:table-cell/>
          <table:table-cell office:value-type="float" office:value="4099771" calcext:value-type="float">
            <text:p>4099771</text:p>
          </table:table-cell>
          <table:table-cell/>
          <table:table-cell office:value-type="float" office:value="3877684" calcext:value-type="float">
            <text:p>3877684</text:p>
          </table:table-cell>
          <table:table-cell/>
          <table:table-cell office:value-type="float" office:value="3437042" calcext:value-type="float">
            <text:p>343704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2245375" calcext:value-type="float">
            <text:p>2245375</text:p>
          </table:table-cell>
          <table:table-cell/>
          <table:table-cell office:value-type="float" office:value="3170172" calcext:value-type="float">
            <text:p>3170172</text:p>
          </table:table-cell>
          <table:table-cell/>
          <table:table-cell office:value-type="float" office:value="3778101" calcext:value-type="float">
            <text:p>3778101</text:p>
          </table:table-cell>
          <table:table-cell/>
          <table:table-cell office:value-type="float" office:value="4178773" calcext:value-type="float">
            <text:p>4178773</text:p>
          </table:table-cell>
          <table:table-cell/>
          <table:table-cell office:value-type="float" office:value="3908759" calcext:value-type="float">
            <text:p>3908759</text:p>
          </table:table-cell>
          <table:table-cell/>
          <table:table-cell office:value-type="float" office:value="3984917" calcext:value-type="float">
            <text:p>3984917</text:p>
          </table:table-cell>
          <table:table-cell/>
          <table:table-cell office:value-type="float" office:value="3818408" calcext:value-type="float">
            <text:p>3818408</text:p>
          </table:table-cell>
          <table:table-cell/>
          <table:table-cell office:value-type="float" office:value="3553066" calcext:value-type="float">
            <text:p>3553066</text:p>
          </table:table-cell>
          <table:table-cell/>
          <table:table-cell office:value-type="float" office:value="3324778" calcext:value-type="float">
            <text:p>332477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2248199" calcext:value-type="float">
            <text:p>2248199</text:p>
          </table:table-cell>
          <table:table-cell/>
          <table:table-cell office:value-type="float" office:value="3043048" calcext:value-type="float">
            <text:p>3043048</text:p>
          </table:table-cell>
          <table:table-cell/>
          <table:table-cell office:value-type="float" office:value="3857514" calcext:value-type="float">
            <text:p>3857514</text:p>
          </table:table-cell>
          <table:table-cell/>
          <table:table-cell office:value-type="float" office:value="4349761" calcext:value-type="float">
            <text:p>4349761</text:p>
          </table:table-cell>
          <table:table-cell/>
          <table:table-cell office:value-type="float" office:value="4611288" calcext:value-type="float">
            <text:p>4611288</text:p>
          </table:table-cell>
          <table:table-cell/>
          <table:table-cell office:value-type="float" office:value="4347560" calcext:value-type="float">
            <text:p>4347560</text:p>
          </table:table-cell>
          <table:table-cell/>
          <table:table-cell office:value-type="float" office:value="4432815" calcext:value-type="float">
            <text:p>4432815</text:p>
          </table:table-cell>
          <table:table-cell/>
          <table:table-cell office:value-type="float" office:value="4170264" calcext:value-type="float">
            <text:p>4170264</text:p>
          </table:table-cell>
          <table:table-cell/>
          <table:table-cell office:value-type="float" office:value="3871422" calcext:value-type="float">
            <text:p>3871422</text:p>
          </table:table-cell>
          <table:table-cell/>
          <table:table-cell office:value-type="float" office:value="3536690" calcext:value-type="float">
            <text:p>3536690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1581385" calcext:value-type="float">
            <text:p>1581385</text:p>
          </table:table-cell>
          <table:table-cell/>
          <table:table-cell office:value-type="float" office:value="3162828" calcext:value-type="float">
            <text:p>3162828</text:p>
          </table:table-cell>
          <table:table-cell/>
          <table:table-cell office:value-type="float" office:value="3901141" calcext:value-type="float">
            <text:p>3901141</text:p>
          </table:table-cell>
          <table:table-cell/>
          <table:table-cell office:value-type="float" office:value="4408705" calcext:value-type="float">
            <text:p>4408705</text:p>
          </table:table-cell>
          <table:table-cell/>
          <table:table-cell office:value-type="float" office:value="4713521" calcext:value-type="float">
            <text:p>4713521</text:p>
          </table:table-cell>
          <table:table-cell/>
          <table:table-cell office:value-type="float" office:value="4638436" calcext:value-type="float">
            <text:p>4638436</text:p>
          </table:table-cell>
          <table:table-cell/>
          <table:table-cell office:value-type="float" office:value="4571782" calcext:value-type="float">
            <text:p>4571782</text:p>
          </table:table-cell>
          <table:table-cell/>
          <table:table-cell office:value-type="float" office:value="4404184" calcext:value-type="float">
            <text:p>4404184</text:p>
          </table:table-cell>
          <table:table-cell/>
          <table:table-cell office:value-type="float" office:value="4158963" calcext:value-type="float">
            <text:p>4158963</text:p>
          </table:table-cell>
          <table:table-cell/>
          <table:table-cell office:value-type="float" office:value="3950479" calcext:value-type="float">
            <text:p>3950479</text:p>
          </table:table-cell>
          <table:table-cell/>
          <table:table-cell office:value-type="float" office:value="3365430" calcext:value-type="float">
            <text:p>336543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2238156" calcext:value-type="float">
            <text:p>2238156</text:p>
          </table:table-cell>
          <table:table-cell/>
          <table:table-cell office:value-type="float" office:value="3164228" calcext:value-type="float">
            <text:p>3164228</text:p>
          </table:table-cell>
          <table:table-cell/>
          <table:table-cell office:value-type="float" office:value="3879035" calcext:value-type="float">
            <text:p>3879035</text:p>
          </table:table-cell>
          <table:table-cell/>
          <table:table-cell office:value-type="float" office:value="4437634" calcext:value-type="float">
            <text:p>4437634</text:p>
          </table:table-cell>
          <table:table-cell/>
          <table:table-cell office:value-type="float" office:value="4743981" calcext:value-type="float">
            <text:p>4743981</text:p>
          </table:table-cell>
          <table:table-cell/>
          <table:table-cell office:value-type="float" office:value="4553488" calcext:value-type="float">
            <text:p>4553488</text:p>
          </table:table-cell>
          <table:table-cell/>
          <table:table-cell office:value-type="float" office:value="4551075" calcext:value-type="float">
            <text:p>4551075</text:p>
          </table:table-cell>
          <table:table-cell/>
          <table:table-cell office:value-type="float" office:value="4392252" calcext:value-type="float">
            <text:p>4392252</text:p>
          </table:table-cell>
          <table:table-cell/>
          <table:table-cell office:value-type="float" office:value="4311780" calcext:value-type="float">
            <text:p>4311780</text:p>
          </table:table-cell>
          <table:table-cell/>
          <table:table-cell office:value-type="float" office:value="4158362" calcext:value-type="float">
            <text:p>4158362</text:p>
          </table:table-cell>
          <table:table-cell/>
          <table:table-cell office:value-type="float" office:value="3431922" calcext:value-type="float">
            <text:p>3431922</text:p>
          </table:table-cell>
          <table:table-cell/>
          <table:table-cell office:value-type="float" office:value="2903033" calcext:value-type="float">
            <text:p>2903033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2039589" calcext:value-type="float">
            <text:p>2039589</text:p>
          </table:table-cell>
          <table:table-cell/>
          <table:table-cell office:value-type="float" office:value="3183844" calcext:value-type="float">
            <text:p>3183844</text:p>
          </table:table-cell>
          <table:table-cell/>
          <table:table-cell office:value-type="float" office:value="3880744" calcext:value-type="float">
            <text:p>3880744</text:p>
          </table:table-cell>
          <table:table-cell/>
          <table:table-cell office:value-type="float" office:value="4397256" calcext:value-type="float">
            <text:p>4397256</text:p>
          </table:table-cell>
          <table:table-cell/>
          <table:table-cell office:value-type="float" office:value="4584414" calcext:value-type="float">
            <text:p>4584414</text:p>
          </table:table-cell>
          <table:table-cell/>
          <table:table-cell office:value-type="float" office:value="3787280" calcext:value-type="float">
            <text:p>3787280</text:p>
          </table:table-cell>
          <table:table-cell/>
          <table:table-cell office:value-type="float" office:value="3711996" calcext:value-type="float">
            <text:p>3711996</text:p>
          </table:table-cell>
          <table:table-cell/>
          <table:table-cell office:value-type="float" office:value="4481566" calcext:value-type="float">
            <text:p>4481566</text:p>
          </table:table-cell>
          <table:table-cell/>
          <table:table-cell office:value-type="float" office:value="4429569" calcext:value-type="float">
            <text:p>4429569</text:p>
          </table:table-cell>
          <table:table-cell/>
          <table:table-cell office:value-type="float" office:value="4311457" calcext:value-type="float">
            <text:p>4311457</text:p>
          </table:table-cell>
          <table:table-cell/>
          <table:table-cell office:value-type="float" office:value="3723662" calcext:value-type="float">
            <text:p>3723662</text:p>
          </table:table-cell>
          <table:table-cell/>
          <table:table-cell office:value-type="float" office:value="3081894" calcext:value-type="float">
            <text:p>3081894</text:p>
          </table:table-cell>
          <table:table-cell/>
          <table:table-cell office:value-type="float" office:value="2836154" calcext:value-type="float">
            <text:p>283615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76415" calcext:value-type="float">
            <text:p>4676415</text:p>
          </table:table-cell>
          <table:table-cell/>
          <table:table-cell office:value-type="float" office:value="4181694" calcext:value-type="float">
            <text:p>4181694</text:p>
          </table:table-cell>
          <table:table-cell/>
          <table:table-cell office:value-type="float" office:value="4552344" calcext:value-type="float">
            <text:p>4552344</text:p>
          </table:table-cell>
          <table:table-cell/>
          <table:table-cell office:value-type="float" office:value="4434114" calcext:value-type="float">
            <text:p>4434114</text:p>
          </table:table-cell>
          <table:table-cell/>
          <table:table-cell office:value-type="float" office:value="4075549" calcext:value-type="float">
            <text:p>4075549</text:p>
          </table:table-cell>
          <table:table-cell/>
          <table:table-cell office:value-type="float" office:value="4386563" calcext:value-type="float">
            <text:p>4386563</text:p>
          </table:table-cell>
          <table:table-cell/>
          <table:table-cell office:value-type="float" office:value="3646484" calcext:value-type="float">
            <text:p>3646484</text:p>
          </table:table-cell>
          <table:table-cell/>
          <table:table-cell office:value-type="float" office:value="2868043" calcext:value-type="float">
            <text:p>2868043</text:p>
          </table:table-cell>
          <table:table-cell/>
          <table:table-cell office:value-type="float" office:value="2689196" calcext:value-type="float">
            <text:p>268919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67684" calcext:value-type="float">
            <text:p>4467684</text:p>
          </table:table-cell>
          <table:table-cell/>
          <table:table-cell office:value-type="float" office:value="4720894" calcext:value-type="float">
            <text:p>4720894</text:p>
          </table:table-cell>
          <table:table-cell/>
          <table:table-cell office:value-type="float" office:value="4520660" calcext:value-type="float">
            <text:p>4520660</text:p>
          </table:table-cell>
          <table:table-cell/>
          <table:table-cell office:value-type="float" office:value="4444280" calcext:value-type="float">
            <text:p>4444280</text:p>
          </table:table-cell>
          <table:table-cell/>
          <table:table-cell office:value-type="float" office:value="4237182" calcext:value-type="float">
            <text:p>4237182</text:p>
          </table:table-cell>
          <table:table-cell/>
          <table:table-cell office:value-type="float" office:value="4191374" calcext:value-type="float">
            <text:p>4191374</text:p>
          </table:table-cell>
          <table:table-cell/>
          <table:table-cell office:value-type="float" office:value="3744073" calcext:value-type="float">
            <text:p>3744073</text:p>
          </table:table-cell>
          <table:table-cell/>
          <table:table-cell office:value-type="float" office:value="3058725" calcext:value-type="float">
            <text:p>3058725</text:p>
          </table:table-cell>
          <table:table-cell/>
          <table:table-cell office:value-type="float" office:value="2902409" calcext:value-type="float">
            <text:p>290240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48908" calcext:value-type="float">
            <text:p>4648908</text:p>
          </table:table-cell>
          <table:table-cell/>
          <table:table-cell office:value-type="float" office:value="4648437" calcext:value-type="float">
            <text:p>4648437</text:p>
          </table:table-cell>
          <table:table-cell/>
          <table:table-cell office:value-type="float" office:value="4091638" calcext:value-type="float">
            <text:p>4091638</text:p>
          </table:table-cell>
          <table:table-cell/>
          <table:table-cell office:value-type="float" office:value="4194726" calcext:value-type="float">
            <text:p>4194726</text:p>
          </table:table-cell>
          <table:table-cell/>
          <table:table-cell office:value-type="float" office:value="4405348" calcext:value-type="float">
            <text:p>4405348</text:p>
          </table:table-cell>
          <table:table-cell/>
          <table:table-cell office:value-type="float" office:value="3033289" calcext:value-type="float">
            <text:p>3033289</text:p>
          </table:table-cell>
          <table:table-cell/>
          <table:table-cell office:value-type="float" office:value="3660821" calcext:value-type="float">
            <text:p>3660821</text:p>
          </table:table-cell>
          <table:table-cell/>
          <table:table-cell office:value-type="float" office:value="3083599" calcext:value-type="float">
            <text:p>3083599</text:p>
          </table:table-cell>
          <table:table-cell/>
          <table:table-cell office:value-type="float" office:value="2895206" calcext:value-type="float">
            <text:p>289520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13674" calcext:value-type="float">
            <text:p>4613674</text:p>
          </table:table-cell>
          <table:table-cell/>
          <table:table-cell office:value-type="float" office:value="3944325" calcext:value-type="float">
            <text:p>3944325</text:p>
          </table:table-cell>
          <table:table-cell/>
          <table:table-cell office:value-type="float" office:value="4461257" calcext:value-type="float">
            <text:p>4461257</text:p>
          </table:table-cell>
          <table:table-cell/>
          <table:table-cell office:value-type="float" office:value="4320250" calcext:value-type="float">
            <text:p>4320250</text:p>
          </table:table-cell>
          <table:table-cell/>
          <table:table-cell office:value-type="float" office:value="4305347" calcext:value-type="float">
            <text:p>4305347</text:p>
          </table:table-cell>
          <table:table-cell/>
          <table:table-cell office:value-type="float" office:value="4247107" calcext:value-type="float">
            <text:p>4247107</text:p>
          </table:table-cell>
          <table:table-cell/>
          <table:table-cell office:value-type="float" office:value="3003762" calcext:value-type="float">
            <text:p>3003762</text:p>
          </table:table-cell>
          <table:table-cell/>
          <table:table-cell office:value-type="float" office:value="2652878" calcext:value-type="float">
            <text:p>2652878</text:p>
          </table:table-cell>
          <table:table-cell/>
          <table:table-cell office:value-type="float" office:value="2705998" calcext:value-type="float">
            <text:p>270599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33766" calcext:value-type="float">
            <text:p>4433766</text:p>
          </table:table-cell>
          <table:table-cell/>
          <table:table-cell office:value-type="float" office:value="4547158" calcext:value-type="float">
            <text:p>4547158</text:p>
          </table:table-cell>
          <table:table-cell/>
          <table:table-cell office:value-type="float" office:value="4353356" calcext:value-type="float">
            <text:p>4353356</text:p>
          </table:table-cell>
          <table:table-cell/>
          <table:table-cell office:value-type="float" office:value="4459445" calcext:value-type="float">
            <text:p>4459445</text:p>
          </table:table-cell>
          <table:table-cell/>
          <table:table-cell office:value-type="float" office:value="3989347" calcext:value-type="float">
            <text:p>3989347</text:p>
          </table:table-cell>
          <table:table-cell/>
          <table:table-cell office:value-type="float" office:value="4197628" calcext:value-type="float">
            <text:p>4197628</text:p>
          </table:table-cell>
          <table:table-cell/>
          <table:table-cell office:value-type="float" office:value="3511314" calcext:value-type="float">
            <text:p>3511314</text:p>
          </table:table-cell>
          <table:table-cell/>
          <table:table-cell office:value-type="float" office:value="2639491" calcext:value-type="float">
            <text:p>2639491</text:p>
          </table:table-cell>
          <table:table-cell/>
          <table:table-cell office:value-type="float" office:value="2898203" calcext:value-type="float">
            <text:p>289820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58721" calcext:value-type="float">
            <text:p>4658721</text:p>
          </table:table-cell>
          <table:table-cell/>
          <table:table-cell office:value-type="float" office:value="4582955" calcext:value-type="float">
            <text:p>4582955</text:p>
          </table:table-cell>
          <table:table-cell/>
          <table:table-cell office:value-type="float" office:value="4383516" calcext:value-type="float">
            <text:p>4383516</text:p>
          </table:table-cell>
          <table:table-cell/>
          <table:table-cell office:value-type="float" office:value="4313193" calcext:value-type="float">
            <text:p>4313193</text:p>
          </table:table-cell>
          <table:table-cell/>
          <table:table-cell office:value-type="float" office:value="4358295" calcext:value-type="float">
            <text:p>4358295</text:p>
          </table:table-cell>
          <table:table-cell/>
          <table:table-cell office:value-type="float" office:value="4322205" calcext:value-type="float">
            <text:p>4322205</text:p>
          </table:table-cell>
          <table:table-cell/>
          <table:table-cell office:value-type="float" office:value="3698996" calcext:value-type="float">
            <text:p>3698996</text:p>
          </table:table-cell>
          <table:table-cell/>
          <table:table-cell office:value-type="float" office:value="2993186" calcext:value-type="float">
            <text:p>2993186</text:p>
          </table:table-cell>
          <table:table-cell/>
          <table:table-cell office:value-type="float" office:value="2874574" calcext:value-type="float">
            <text:p>287457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79753" calcext:value-type="float">
            <text:p>4579753</text:p>
          </table:table-cell>
          <table:table-cell/>
          <table:table-cell office:value-type="float" office:value="4521525" calcext:value-type="float">
            <text:p>4521525</text:p>
          </table:table-cell>
          <table:table-cell/>
          <table:table-cell office:value-type="float" office:value="4474917" calcext:value-type="float">
            <text:p>4474917</text:p>
          </table:table-cell>
          <table:table-cell/>
          <table:table-cell office:value-type="float" office:value="4380208" calcext:value-type="float">
            <text:p>4380208</text:p>
          </table:table-cell>
          <table:table-cell/>
          <table:table-cell office:value-type="float" office:value="4311578" calcext:value-type="float">
            <text:p>4311578</text:p>
          </table:table-cell>
          <table:table-cell/>
          <table:table-cell office:value-type="float" office:value="4423846" calcext:value-type="float">
            <text:p>4423846</text:p>
          </table:table-cell>
          <table:table-cell/>
          <table:table-cell office:value-type="float" office:value="3861489" calcext:value-type="float">
            <text:p>3861489</text:p>
          </table:table-cell>
          <table:table-cell/>
          <table:table-cell office:value-type="float" office:value="3212696" calcext:value-type="float">
            <text:p>3212696</text:p>
          </table:table-cell>
          <table:table-cell/>
          <table:table-cell office:value-type="float" office:value="3061620" calcext:value-type="float">
            <text:p>306162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86340" calcext:value-type="float">
            <text:p>4586340</text:p>
          </table:table-cell>
          <table:table-cell/>
          <table:table-cell office:value-type="float" office:value="4557564" calcext:value-type="float">
            <text:p>4557564</text:p>
          </table:table-cell>
          <table:table-cell/>
          <table:table-cell office:value-type="float" office:value="4469590" calcext:value-type="float">
            <text:p>4469590</text:p>
          </table:table-cell>
          <table:table-cell/>
          <table:table-cell office:value-type="float" office:value="4387805" calcext:value-type="float">
            <text:p>4387805</text:p>
          </table:table-cell>
          <table:table-cell/>
          <table:table-cell office:value-type="float" office:value="4361057" calcext:value-type="float">
            <text:p>4361057</text:p>
          </table:table-cell>
          <table:table-cell/>
          <table:table-cell office:value-type="float" office:value="4263002" calcext:value-type="float">
            <text:p>4263002</text:p>
          </table:table-cell>
          <table:table-cell/>
          <table:table-cell office:value-type="float" office:value="3766974" calcext:value-type="float">
            <text:p>3766974</text:p>
          </table:table-cell>
          <table:table-cell/>
          <table:table-cell office:value-type="float" office:value="3165624" calcext:value-type="float">
            <text:p>3165624</text:p>
          </table:table-cell>
          <table:table-cell/>
          <table:table-cell office:value-type="float" office:value="3107837" calcext:value-type="float">
            <text:p>310783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3057153" calcext:value-type="float">
            <text:p>3057153</text:p>
          </table:table-cell>
          <table:table-cell/>
          <table:table-cell office:value-type="float" office:value="5283570" calcext:value-type="float">
            <text:p>5283570</text:p>
          </table:table-cell>
          <table:table-cell/>
          <table:table-cell office:value-type="float" office:value="5735102" calcext:value-type="float">
            <text:p>5735102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5735102" calcext:value-type="float">
            <text:p>5735102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2784517" calcext:value-type="float">
            <text:p>2784517</text:p>
          </table:table-cell>
          <table:table-cell/>
          <table:table-cell office:value-type="float" office:value="5122535" calcext:value-type="float">
            <text:p>5122535</text:p>
          </table:table-cell>
          <table:table-cell/>
          <table:table-cell office:value-type="float" office:value="5603747" calcext:value-type="float">
            <text:p>5603747</text:p>
          </table:table-cell>
          <table:table-cell/>
          <table:table-cell office:value-type="float" office:value="6812590" calcext:value-type="float">
            <text:p>6812590</text:p>
          </table:table-cell>
          <table:table-cell/>
          <table:table-cell office:value-type="float" office:value="7582312" calcext:value-type="float">
            <text:p>7582312</text:p>
          </table:table-cell>
          <table:table-cell/>
          <table:table-cell office:value-type="float" office:value="7176872" calcext:value-type="float">
            <text:p>7176872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2812272" calcext:value-type="float">
            <text:p>2812272</text:p>
          </table:table-cell>
          <table:table-cell/>
          <table:table-cell office:value-type="float" office:value="4496299" calcext:value-type="float">
            <text:p>4496299</text:p>
          </table:table-cell>
          <table:table-cell/>
          <table:table-cell office:value-type="float" office:value="7314033" calcext:value-type="float">
            <text:p>7314033</text:p>
          </table:table-cell>
          <table:table-cell/>
          <table:table-cell office:value-type="float" office:value="9518507" calcext:value-type="float">
            <text:p>9518507</text:p>
          </table:table-cell>
          <table:table-cell/>
          <table:table-cell office:value-type="float" office:value="8534922" calcext:value-type="float">
            <text:p>8534922</text:p>
          </table:table-cell>
          <table:table-cell/>
          <table:table-cell office:value-type="float" office:value="8888172" calcext:value-type="float">
            <text:p>8888172</text:p>
          </table:table-cell>
          <table:table-cell/>
          <table:table-cell office:value-type="float" office:value="6073004" calcext:value-type="float">
            <text:p>6073004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3012719" calcext:value-type="float">
            <text:p>3012719</text:p>
          </table:table-cell>
          <table:table-cell/>
          <table:table-cell office:value-type="float" office:value="4871723" calcext:value-type="float">
            <text:p>4871723</text:p>
          </table:table-cell>
          <table:table-cell/>
          <table:table-cell office:value-type="float" office:value="6736026" calcext:value-type="float">
            <text:p>6736026</text:p>
          </table:table-cell>
          <table:table-cell/>
          <table:table-cell office:value-type="float" office:value="8844453" calcext:value-type="float">
            <text:p>8844453</text:p>
          </table:table-cell>
          <table:table-cell/>
          <table:table-cell office:value-type="float" office:value="10235583" calcext:value-type="float">
            <text:p>10235583</text:p>
          </table:table-cell>
          <table:table-cell/>
          <table:table-cell office:value-type="float" office:value="7513788" calcext:value-type="float">
            <text:p>7513788</text:p>
          </table:table-cell>
          <table:table-cell/>
          <table:table-cell office:value-type="float" office:value="9304292" calcext:value-type="float">
            <text:p>9304292</text:p>
          </table:table-cell>
          <table:table-cell/>
          <table:table-cell office:value-type="float" office:value="8701110" calcext:value-type="float">
            <text:p>870111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3020783" calcext:value-type="float">
            <text:p>3020783</text:p>
          </table:table-cell>
          <table:table-cell/>
          <table:table-cell office:value-type="float" office:value="4943530" calcext:value-type="float">
            <text:p>4943530</text:p>
          </table:table-cell>
          <table:table-cell/>
          <table:table-cell office:value-type="float" office:value="6559147" calcext:value-type="float">
            <text:p>6559147</text:p>
          </table:table-cell>
          <table:table-cell/>
          <table:table-cell office:value-type="float" office:value="7699755" calcext:value-type="float">
            <text:p>7699755</text:p>
          </table:table-cell>
          <table:table-cell/>
          <table:table-cell office:value-type="float" office:value="11773301" calcext:value-type="float">
            <text:p>11773301</text:p>
          </table:table-cell>
          <table:table-cell/>
          <table:table-cell office:value-type="float" office:value="11368190" calcext:value-type="float">
            <text:p>11368190</text:p>
          </table:table-cell>
          <table:table-cell/>
          <table:table-cell office:value-type="float" office:value="9064828" calcext:value-type="float">
            <text:p>9064828</text:p>
          </table:table-cell>
          <table:table-cell/>
          <table:table-cell office:value-type="float" office:value="9220512" calcext:value-type="float">
            <text:p>9220512</text:p>
          </table:table-cell>
          <table:table-cell/>
          <table:table-cell office:value-type="float" office:value="9300377" calcext:value-type="float">
            <text:p>930037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2909075" calcext:value-type="float">
            <text:p>2909075</text:p>
          </table:table-cell>
          <table:table-cell/>
          <table:table-cell office:value-type="float" office:value="4900677" calcext:value-type="float">
            <text:p>4900677</text:p>
          </table:table-cell>
          <table:table-cell/>
          <table:table-cell office:value-type="float" office:value="6629029" calcext:value-type="float">
            <text:p>6629029</text:p>
          </table:table-cell>
          <table:table-cell/>
          <table:table-cell office:value-type="float" office:value="8722466" calcext:value-type="float">
            <text:p>8722466</text:p>
          </table:table-cell>
          <table:table-cell/>
          <table:table-cell office:value-type="float" office:value="9349021" calcext:value-type="float">
            <text:p>9349021</text:p>
          </table:table-cell>
          <table:table-cell/>
          <table:table-cell office:value-type="float" office:value="12050878" calcext:value-type="float">
            <text:p>12050878</text:p>
          </table:table-cell>
          <table:table-cell/>
          <table:table-cell office:value-type="float" office:value="11072275" calcext:value-type="float">
            <text:p>11072275</text:p>
          </table:table-cell>
          <table:table-cell/>
          <table:table-cell office:value-type="float" office:value="9990553" calcext:value-type="float">
            <text:p>9990553</text:p>
          </table:table-cell>
          <table:table-cell/>
          <table:table-cell office:value-type="float" office:value="9483197" calcext:value-type="float">
            <text:p>9483197</text:p>
          </table:table-cell>
          <table:table-cell/>
          <table:table-cell office:value-type="float" office:value="7911115" calcext:value-type="float">
            <text:p>7911115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2769246" calcext:value-type="float">
            <text:p>2769246</text:p>
          </table:table-cell>
          <table:table-cell/>
          <table:table-cell office:value-type="float" office:value="4515307" calcext:value-type="float">
            <text:p>4515307</text:p>
          </table:table-cell>
          <table:table-cell/>
          <table:table-cell office:value-type="float" office:value="6263611" calcext:value-type="float">
            <text:p>6263611</text:p>
          </table:table-cell>
          <table:table-cell/>
          <table:table-cell office:value-type="float" office:value="7392988" calcext:value-type="float">
            <text:p>7392988</text:p>
          </table:table-cell>
          <table:table-cell/>
          <table:table-cell office:value-type="float" office:value="8447153" calcext:value-type="float">
            <text:p>8447153</text:p>
          </table:table-cell>
          <table:table-cell/>
          <table:table-cell office:value-type="float" office:value="8962759" calcext:value-type="float">
            <text:p>8962759</text:p>
          </table:table-cell>
          <table:table-cell/>
          <table:table-cell office:value-type="float" office:value="10957907" calcext:value-type="float">
            <text:p>10957907</text:p>
          </table:table-cell>
          <table:table-cell/>
          <table:table-cell office:value-type="float" office:value="10476771" calcext:value-type="float">
            <text:p>10476771</text:p>
          </table:table-cell>
          <table:table-cell/>
          <table:table-cell office:value-type="float" office:value="9368423" calcext:value-type="float">
            <text:p>9368423</text:p>
          </table:table-cell>
          <table:table-cell/>
          <table:table-cell office:value-type="float" office:value="8681938" calcext:value-type="float">
            <text:p>8681938</text:p>
          </table:table-cell>
          <table:table-cell/>
          <table:table-cell office:value-type="float" office:value="6149271" calcext:value-type="float">
            <text:p>614927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2606405" calcext:value-type="float">
            <text:p>2606405</text:p>
          </table:table-cell>
          <table:table-cell/>
          <table:table-cell office:value-type="float" office:value="3705430" calcext:value-type="float">
            <text:p>3705430</text:p>
          </table:table-cell>
          <table:table-cell/>
          <table:table-cell office:value-type="float" office:value="5139206" calcext:value-type="float">
            <text:p>5139206</text:p>
          </table:table-cell>
          <table:table-cell/>
          <table:table-cell office:value-type="float" office:value="6301295" calcext:value-type="float">
            <text:p>6301295</text:p>
          </table:table-cell>
          <table:table-cell/>
          <table:table-cell office:value-type="float" office:value="4200556" calcext:value-type="float">
            <text:p>4200556</text:p>
          </table:table-cell>
          <table:table-cell/>
          <table:table-cell office:value-type="float" office:value="6965556" calcext:value-type="float">
            <text:p>6965556</text:p>
          </table:table-cell>
          <table:table-cell/>
          <table:table-cell office:value-type="float" office:value="7825383" calcext:value-type="float">
            <text:p>7825383</text:p>
          </table:table-cell>
          <table:table-cell/>
          <table:table-cell office:value-type="float" office:value="10175219" calcext:value-type="float">
            <text:p>10175219</text:p>
          </table:table-cell>
          <table:table-cell/>
          <table:table-cell office:value-type="float" office:value="9991764" calcext:value-type="float">
            <text:p>9991764</text:p>
          </table:table-cell>
          <table:table-cell/>
          <table:table-cell office:value-type="float" office:value="9568810" calcext:value-type="float">
            <text:p>9568810</text:p>
          </table:table-cell>
          <table:table-cell/>
          <table:table-cell office:value-type="float" office:value="6486879" calcext:value-type="float">
            <text:p>6486879</text:p>
          </table:table-cell>
          <table:table-cell/>
          <table:table-cell office:value-type="float" office:value="5464503" calcext:value-type="float">
            <text:p>5464503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2517122" calcext:value-type="float">
            <text:p>2517122</text:p>
          </table:table-cell>
          <table:table-cell/>
          <table:table-cell office:value-type="float" office:value="3125487" calcext:value-type="float">
            <text:p>3125487</text:p>
          </table:table-cell>
          <table:table-cell/>
          <table:table-cell office:value-type="float" office:value="4890785" calcext:value-type="float">
            <text:p>4890785</text:p>
          </table:table-cell>
          <table:table-cell/>
          <table:table-cell office:value-type="float" office:value="5904340" calcext:value-type="float">
            <text:p>5904340</text:p>
          </table:table-cell>
          <table:table-cell/>
          <table:table-cell office:value-type="float" office:value="6619859" calcext:value-type="float">
            <text:p>6619859</text:p>
          </table:table-cell>
          <table:table-cell/>
          <table:table-cell office:value-type="float" office:value="6528046" calcext:value-type="float">
            <text:p>6528046</text:p>
          </table:table-cell>
          <table:table-cell/>
          <table:table-cell office:value-type="float" office:value="6546080" calcext:value-type="float">
            <text:p>6546080</text:p>
          </table:table-cell>
          <table:table-cell/>
          <table:table-cell office:value-type="float" office:value="6627520" calcext:value-type="float">
            <text:p>6627520</text:p>
          </table:table-cell>
          <table:table-cell/>
          <table:table-cell office:value-type="float" office:value="10020621" calcext:value-type="float">
            <text:p>10020621</text:p>
          </table:table-cell>
          <table:table-cell/>
          <table:table-cell office:value-type="float" office:value="9822953" calcext:value-type="float">
            <text:p>9822953</text:p>
          </table:table-cell>
          <table:table-cell/>
          <table:table-cell office:value-type="float" office:value="6942198" calcext:value-type="float">
            <text:p>6942198</text:p>
          </table:table-cell>
          <table:table-cell/>
          <table:table-cell office:value-type="float" office:value="5481418" calcext:value-type="float">
            <text:p>5481418</text:p>
          </table:table-cell>
          <table:table-cell/>
          <table:table-cell office:value-type="float" office:value="5323045" calcext:value-type="float">
            <text:p>532304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24783" calcext:value-type="float">
            <text:p>6124783</text:p>
          </table:table-cell>
          <table:table-cell/>
          <table:table-cell office:value-type="float" office:value="6372707" calcext:value-type="float">
            <text:p>6372707</text:p>
          </table:table-cell>
          <table:table-cell/>
          <table:table-cell office:value-type="float" office:value="6578605" calcext:value-type="float">
            <text:p>6578605</text:p>
          </table:table-cell>
          <table:table-cell/>
          <table:table-cell office:value-type="float" office:value="6383956" calcext:value-type="float">
            <text:p>6383956</text:p>
          </table:table-cell>
          <table:table-cell/>
          <table:table-cell office:value-type="float" office:value="6684512" calcext:value-type="float">
            <text:p>6684512</text:p>
          </table:table-cell>
          <table:table-cell/>
          <table:table-cell office:value-type="float" office:value="9443506" calcext:value-type="float">
            <text:p>9443506</text:p>
          </table:table-cell>
          <table:table-cell/>
          <table:table-cell office:value-type="float" office:value="6587750" calcext:value-type="float">
            <text:p>6587750</text:p>
          </table:table-cell>
          <table:table-cell/>
          <table:table-cell office:value-type="float" office:value="5461337" calcext:value-type="float">
            <text:p>5461337</text:p>
          </table:table-cell>
          <table:table-cell/>
          <table:table-cell office:value-type="float" office:value="4639476" calcext:value-type="float">
            <text:p>463947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75670" calcext:value-type="float">
            <text:p>6175670</text:p>
          </table:table-cell>
          <table:table-cell/>
          <table:table-cell office:value-type="float" office:value="5995443" calcext:value-type="float">
            <text:p>5995443</text:p>
          </table:table-cell>
          <table:table-cell/>
          <table:table-cell office:value-type="float" office:value="5923351" calcext:value-type="float">
            <text:p>5923351</text:p>
          </table:table-cell>
          <table:table-cell/>
          <table:table-cell office:value-type="float" office:value="6635907" calcext:value-type="float">
            <text:p>6635907</text:p>
          </table:table-cell>
          <table:table-cell/>
          <table:table-cell office:value-type="float" office:value="6508018" calcext:value-type="float">
            <text:p>6508018</text:p>
          </table:table-cell>
          <table:table-cell/>
          <table:table-cell office:value-type="float" office:value="6512489" calcext:value-type="float">
            <text:p>6512489</text:p>
          </table:table-cell>
          <table:table-cell/>
          <table:table-cell office:value-type="float" office:value="7002401" calcext:value-type="float">
            <text:p>7002401</text:p>
          </table:table-cell>
          <table:table-cell/>
          <table:table-cell office:value-type="float" office:value="5374082" calcext:value-type="float">
            <text:p>5374082</text:p>
          </table:table-cell>
          <table:table-cell/>
          <table:table-cell office:value-type="float" office:value="4993984" calcext:value-type="float">
            <text:p>499398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84478" calcext:value-type="float">
            <text:p>6084478</text:p>
          </table:table-cell>
          <table:table-cell/>
          <table:table-cell office:value-type="float" office:value="6110855" calcext:value-type="float">
            <text:p>6110855</text:p>
          </table:table-cell>
          <table:table-cell/>
          <table:table-cell office:value-type="float" office:value="5936515" calcext:value-type="float">
            <text:p>5936515</text:p>
          </table:table-cell>
          <table:table-cell/>
          <table:table-cell office:value-type="float" office:value="5278307" calcext:value-type="float">
            <text:p>5278307</text:p>
          </table:table-cell>
          <table:table-cell/>
          <table:table-cell office:value-type="float" office:value="6355278" calcext:value-type="float">
            <text:p>6355278</text:p>
          </table:table-cell>
          <table:table-cell/>
          <table:table-cell office:value-type="float" office:value="6334117" calcext:value-type="float">
            <text:p>6334117</text:p>
          </table:table-cell>
          <table:table-cell/>
          <table:table-cell office:value-type="float" office:value="5956132" calcext:value-type="float">
            <text:p>5956132</text:p>
          </table:table-cell>
          <table:table-cell/>
          <table:table-cell office:value-type="float" office:value="5369610" calcext:value-type="float">
            <text:p>5369610</text:p>
          </table:table-cell>
          <table:table-cell/>
          <table:table-cell office:value-type="float" office:value="5168490" calcext:value-type="float">
            <text:p>516849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63348" calcext:value-type="float">
            <text:p>5863348</text:p>
          </table:table-cell>
          <table:table-cell/>
          <table:table-cell office:value-type="float" office:value="6240920" calcext:value-type="float">
            <text:p>6240920</text:p>
          </table:table-cell>
          <table:table-cell/>
          <table:table-cell office:value-type="float" office:value="6167233" calcext:value-type="float">
            <text:p>6167233</text:p>
          </table:table-cell>
          <table:table-cell/>
          <table:table-cell office:value-type="float" office:value="6317950" calcext:value-type="float">
            <text:p>6317950</text:p>
          </table:table-cell>
          <table:table-cell/>
          <table:table-cell office:value-type="float" office:value="6409210" calcext:value-type="float">
            <text:p>6409210</text:p>
          </table:table-cell>
          <table:table-cell/>
          <table:table-cell office:value-type="float" office:value="6256296" calcext:value-type="float">
            <text:p>6256296</text:p>
          </table:table-cell>
          <table:table-cell/>
          <table:table-cell office:value-type="float" office:value="5204251" calcext:value-type="float">
            <text:p>5204251</text:p>
          </table:table-cell>
          <table:table-cell/>
          <table:table-cell office:value-type="float" office:value="5119989" calcext:value-type="float">
            <text:p>5119989</text:p>
          </table:table-cell>
          <table:table-cell/>
          <table:table-cell office:value-type="float" office:value="5090948" calcext:value-type="float">
            <text:p>509094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90012" calcext:value-type="float">
            <text:p>5890012</text:p>
          </table:table-cell>
          <table:table-cell/>
          <table:table-cell office:value-type="float" office:value="6150153" calcext:value-type="float">
            <text:p>6150153</text:p>
          </table:table-cell>
          <table:table-cell/>
          <table:table-cell office:value-type="float" office:value="6306007" calcext:value-type="float">
            <text:p>6306007</text:p>
          </table:table-cell>
          <table:table-cell/>
          <table:table-cell office:value-type="float" office:value="6464068" calcext:value-type="float">
            <text:p>6464068</text:p>
          </table:table-cell>
          <table:table-cell/>
          <table:table-cell office:value-type="float" office:value="6146389" calcext:value-type="float">
            <text:p>6146389</text:p>
          </table:table-cell>
          <table:table-cell/>
          <table:table-cell office:value-type="float" office:value="6375554" calcext:value-type="float">
            <text:p>6375554</text:p>
          </table:table-cell>
          <table:table-cell/>
          <table:table-cell office:value-type="float" office:value="6016071" calcext:value-type="float">
            <text:p>6016071</text:p>
          </table:table-cell>
          <table:table-cell/>
          <table:table-cell office:value-type="float" office:value="5413795" calcext:value-type="float">
            <text:p>5413795</text:p>
          </table:table-cell>
          <table:table-cell/>
          <table:table-cell office:value-type="float" office:value="4975066" calcext:value-type="float">
            <text:p>497506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51064" calcext:value-type="float">
            <text:p>551064</text:p>
          </table:table-cell>
          <table:table-cell/>
          <table:table-cell office:value-type="float" office:value="631360" calcext:value-type="float">
            <text:p>631360</text:p>
          </table:table-cell>
          <table:table-cell/>
          <table:table-cell office:value-type="float" office:value="5409692" calcext:value-type="float">
            <text:p>5409692</text:p>
          </table:table-cell>
          <table:table-cell/>
          <table:table-cell office:value-type="float" office:value="6601336" calcext:value-type="float">
            <text:p>6601336</text:p>
          </table:table-cell>
          <table:table-cell/>
          <table:table-cell office:value-type="float" office:value="6674144" calcext:value-type="float">
            <text:p>6674144</text:p>
          </table:table-cell>
          <table:table-cell/>
          <table:table-cell office:value-type="float" office:value="6580948" calcext:value-type="float">
            <text:p>6580948</text:p>
          </table:table-cell>
          <table:table-cell/>
          <table:table-cell office:value-type="float" office:value="6256531" calcext:value-type="float">
            <text:p>6256531</text:p>
          </table:table-cell>
          <table:table-cell/>
          <table:table-cell office:value-type="float" office:value="5502952" calcext:value-type="float">
            <text:p>5502952</text:p>
          </table:table-cell>
          <table:table-cell/>
          <table:table-cell office:value-type="float" office:value="5210728" calcext:value-type="float">
            <text:p>521072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4058" calcext:value-type="float">
            <text:p>504058</text:p>
          </table:table-cell>
          <table:table-cell/>
          <table:table-cell office:value-type="float" office:value="334111" calcext:value-type="float">
            <text:p>334111</text:p>
          </table:table-cell>
          <table:table-cell/>
          <table:table-cell office:value-type="float" office:value="602453" calcext:value-type="float">
            <text:p>602453</text:p>
          </table:table-cell>
          <table:table-cell/>
          <table:table-cell office:value-type="float" office:value="540994" calcext:value-type="float">
            <text:p>540994</text:p>
          </table:table-cell>
          <table:table-cell/>
          <table:table-cell office:value-type="float" office:value="568758" calcext:value-type="float">
            <text:p>568758</text:p>
          </table:table-cell>
          <table:table-cell/>
          <table:table-cell office:value-type="float" office:value="643651" calcext:value-type="float">
            <text:p>643651</text:p>
          </table:table-cell>
          <table:table-cell/>
          <table:table-cell office:value-type="float" office:value="716276" calcext:value-type="float">
            <text:p>716276</text:p>
          </table:table-cell>
          <table:table-cell/>
          <table:table-cell office:value-type="float" office:value="752783" calcext:value-type="float">
            <text:p>752783</text:p>
          </table:table-cell>
          <table:table-cell/>
          <table:table-cell office:value-type="float" office:value="741851" calcext:value-type="float">
            <text:p>74185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3821" calcext:value-type="float">
            <text:p>173821</text:p>
          </table:table-cell>
          <table:table-cell/>
          <table:table-cell office:value-type="float" office:value="271265" calcext:value-type="float">
            <text:p>271265</text:p>
          </table:table-cell>
          <table:table-cell/>
          <table:table-cell office:value-type="float" office:value="416005" calcext:value-type="float">
            <text:p>416005</text:p>
          </table:table-cell>
          <table:table-cell/>
          <table:table-cell office:value-type="float" office:value="465503" calcext:value-type="float">
            <text:p>465503</text:p>
          </table:table-cell>
          <table:table-cell/>
          <table:table-cell office:value-type="float" office:value="538541" calcext:value-type="float">
            <text:p>538541</text:p>
          </table:table-cell>
          <table:table-cell/>
          <table:table-cell office:value-type="float" office:value="539481" calcext:value-type="float">
            <text:p>539481</text:p>
          </table:table-cell>
          <table:table-cell/>
          <table:table-cell office:value-type="float" office:value="567709" calcext:value-type="float">
            <text:p>567709</text:p>
          </table:table-cell>
          <table:table-cell/>
          <table:table-cell office:value-type="float" office:value="628891" calcext:value-type="float">
            <text:p>628891</text:p>
          </table:table-cell>
          <table:table-cell/>
          <table:table-cell office:value-type="float" office:value="643734" calcext:value-type="float">
            <text:p>643734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1828508" calcext:value-type="float">
            <text:p>1828508</text:p>
          </table:table-cell>
          <table:table-cell/>
          <table:table-cell office:value-type="float" office:value="1879725" calcext:value-type="float">
            <text:p>1879725</text:p>
          </table:table-cell>
          <table:table-cell/>
          <table:table-cell office:value-type="float" office:value="2561267" calcext:value-type="float">
            <text:p>2561267</text:p>
          </table:table-cell>
          <table:table-cell/>
          <table:table-cell office:value-type="float" office:value="2923952" calcext:value-type="float">
            <text:p>2923952</text:p>
          </table:table-cell>
          <table:table-cell/>
          <table:table-cell office:value-type="float" office:value="3203069" calcext:value-type="float">
            <text:p>3203069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1878447" calcext:value-type="float">
            <text:p>1878447</text:p>
          </table:table-cell>
          <table:table-cell/>
          <table:table-cell office:value-type="float" office:value="2202044" calcext:value-type="float">
            <text:p>2202044</text:p>
          </table:table-cell>
          <table:table-cell/>
          <table:table-cell office:value-type="float" office:value="2453642" calcext:value-type="float">
            <text:p>2453642</text:p>
          </table:table-cell>
          <table:table-cell/>
          <table:table-cell office:value-type="float" office:value="3124872" calcext:value-type="float">
            <text:p>3124872</text:p>
          </table:table-cell>
          <table:table-cell/>
          <table:table-cell office:value-type="float" office:value="2843510" calcext:value-type="float">
            <text:p>2843510</text:p>
          </table:table-cell>
          <table:table-cell/>
          <table:table-cell office:value-type="float" office:value="3124872" calcext:value-type="float">
            <text:p>3124872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1842366" calcext:value-type="float">
            <text:p>1842366</text:p>
          </table:table-cell>
          <table:table-cell/>
          <table:table-cell office:value-type="float" office:value="2148318" calcext:value-type="float">
            <text:p>2148318</text:p>
          </table:table-cell>
          <table:table-cell/>
          <table:table-cell office:value-type="float" office:value="2639446" calcext:value-type="float">
            <text:p>2639446</text:p>
          </table:table-cell>
          <table:table-cell/>
          <table:table-cell office:value-type="float" office:value="2975955" calcext:value-type="float">
            <text:p>2975955</text:p>
          </table:table-cell>
          <table:table-cell/>
          <table:table-cell office:value-type="float" office:value="3410808" calcext:value-type="float">
            <text:p>3410808</text:p>
          </table:table-cell>
          <table:table-cell/>
          <table:table-cell office:value-type="float" office:value="2783115" calcext:value-type="float">
            <text:p>2783115</text:p>
          </table:table-cell>
          <table:table-cell/>
          <table:table-cell office:value-type="float" office:value="3245838" calcext:value-type="float">
            <text:p>3245838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482060" calcext:value-type="float">
            <text:p>482060</text:p>
          </table:table-cell>
          <table:table-cell/>
          <table:table-cell office:value-type="float" office:value="2263354" calcext:value-type="float">
            <text:p>2263354</text:p>
          </table:table-cell>
          <table:table-cell/>
          <table:table-cell office:value-type="float" office:value="2339802" calcext:value-type="float">
            <text:p>2339802</text:p>
          </table:table-cell>
          <table:table-cell/>
          <table:table-cell office:value-type="float" office:value="2681653" calcext:value-type="float">
            <text:p>2681653</text:p>
          </table:table-cell>
          <table:table-cell/>
          <table:table-cell office:value-type="float" office:value="3046915" calcext:value-type="float">
            <text:p>3046915</text:p>
          </table:table-cell>
          <table:table-cell/>
          <table:table-cell office:value-type="float" office:value="3604335" calcext:value-type="float">
            <text:p>3604335</text:p>
          </table:table-cell>
          <table:table-cell/>
          <table:table-cell office:value-type="float" office:value="2879414" calcext:value-type="float">
            <text:p>2879414</text:p>
          </table:table-cell>
          <table:table-cell/>
          <table:table-cell office:value-type="float" office:value="3393590" calcext:value-type="float">
            <text:p>339359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1903117" calcext:value-type="float">
            <text:p>1903117</text:p>
          </table:table-cell>
          <table:table-cell/>
          <table:table-cell office:value-type="float" office:value="2265510" calcext:value-type="float">
            <text:p>2265510</text:p>
          </table:table-cell>
          <table:table-cell/>
          <table:table-cell office:value-type="float" office:value="2541692" calcext:value-type="float">
            <text:p>2541692</text:p>
          </table:table-cell>
          <table:table-cell/>
          <table:table-cell office:value-type="float" office:value="2612819" calcext:value-type="float">
            <text:p>2612819</text:p>
          </table:table-cell>
          <table:table-cell/>
          <table:table-cell office:value-type="float" office:value="2859868" calcext:value-type="float">
            <text:p>2859868</text:p>
          </table:table-cell>
          <table:table-cell/>
          <table:table-cell office:value-type="float" office:value="3057339" calcext:value-type="float">
            <text:p>3057339</text:p>
          </table:table-cell>
          <table:table-cell/>
          <table:table-cell office:value-type="float" office:value="3567824" calcext:value-type="float">
            <text:p>3567824</text:p>
          </table:table-cell>
          <table:table-cell/>
          <table:table-cell office:value-type="float" office:value="890369" calcext:value-type="float">
            <text:p>890369</text:p>
          </table:table-cell>
          <table:table-cell/>
          <table:table-cell office:value-type="float" office:value="3379719" calcext:value-type="float">
            <text:p>337971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1810768" calcext:value-type="float">
            <text:p>1810768</text:p>
          </table:table-cell>
          <table:table-cell/>
          <table:table-cell office:value-type="float" office:value="2228370" calcext:value-type="float">
            <text:p>2228370</text:p>
          </table:table-cell>
          <table:table-cell/>
          <table:table-cell office:value-type="float" office:value="2602375" calcext:value-type="float">
            <text:p>2602375</text:p>
          </table:table-cell>
          <table:table-cell/>
          <table:table-cell office:value-type="float" office:value="2550602" calcext:value-type="float">
            <text:p>2550602</text:p>
          </table:table-cell>
          <table:table-cell/>
          <table:table-cell office:value-type="float" office:value="2771120" calcext:value-type="float">
            <text:p>2771120</text:p>
          </table:table-cell>
          <table:table-cell/>
          <table:table-cell office:value-type="float" office:value="2756005" calcext:value-type="float">
            <text:p>2756005</text:p>
          </table:table-cell>
          <table:table-cell/>
          <table:table-cell office:value-type="float" office:value="3024831" calcext:value-type="float">
            <text:p>3024831</text:p>
          </table:table-cell>
          <table:table-cell/>
          <table:table-cell office:value-type="float" office:value="3598924" calcext:value-type="float">
            <text:p>3598924</text:p>
          </table:table-cell>
          <table:table-cell/>
          <table:table-cell office:value-type="float" office:value="2921939" calcext:value-type="float">
            <text:p>2921939</text:p>
          </table:table-cell>
          <table:table-cell/>
          <table:table-cell office:value-type="float" office:value="3384788" calcext:value-type="float">
            <text:p>3384788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1894391" calcext:value-type="float">
            <text:p>1894391</text:p>
          </table:table-cell>
          <table:table-cell/>
          <table:table-cell office:value-type="float" office:value="1589579" calcext:value-type="float">
            <text:p>1589579</text:p>
          </table:table-cell>
          <table:table-cell/>
          <table:table-cell office:value-type="float" office:value="2500779" calcext:value-type="float">
            <text:p>2500779</text:p>
          </table:table-cell>
          <table:table-cell/>
          <table:table-cell office:value-type="float" office:value="2612190" calcext:value-type="float">
            <text:p>2612190</text:p>
          </table:table-cell>
          <table:table-cell/>
          <table:table-cell office:value-type="float" office:value="2752828" calcext:value-type="float">
            <text:p>2752828</text:p>
          </table:table-cell>
          <table:table-cell/>
          <table:table-cell office:value-type="float" office:value="2794017" calcext:value-type="float">
            <text:p>2794017</text:p>
          </table:table-cell>
          <table:table-cell/>
          <table:table-cell office:value-type="float" office:value="2856263" calcext:value-type="float">
            <text:p>2856263</text:p>
          </table:table-cell>
          <table:table-cell/>
          <table:table-cell office:value-type="float" office:value="3100608" calcext:value-type="float">
            <text:p>3100608</text:p>
          </table:table-cell>
          <table:table-cell/>
          <table:table-cell office:value-type="float" office:value="3522048" calcext:value-type="float">
            <text:p>3522048</text:p>
          </table:table-cell>
          <table:table-cell/>
          <table:table-cell office:value-type="float" office:value="3013586" calcext:value-type="float">
            <text:p>3013586</text:p>
          </table:table-cell>
          <table:table-cell/>
          <table:table-cell office:value-type="float" office:value="3205315" calcext:value-type="float">
            <text:p>3205315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1572326" calcext:value-type="float">
            <text:p>1572326</text:p>
          </table:table-cell>
          <table:table-cell/>
          <table:table-cell office:value-type="float" office:value="2131655" calcext:value-type="float">
            <text:p>2131655</text:p>
          </table:table-cell>
          <table:table-cell/>
          <table:table-cell office:value-type="float" office:value="2481599" calcext:value-type="float">
            <text:p>2481599</text:p>
          </table:table-cell>
          <table:table-cell/>
          <table:table-cell office:value-type="float" office:value="2012777" calcext:value-type="float">
            <text:p>2012777</text:p>
          </table:table-cell>
          <table:table-cell/>
          <table:table-cell office:value-type="float" office:value="2654531" calcext:value-type="float">
            <text:p>2654531</text:p>
          </table:table-cell>
          <table:table-cell/>
          <table:table-cell office:value-type="float" office:value="2632364" calcext:value-type="float">
            <text:p>2632364</text:p>
          </table:table-cell>
          <table:table-cell/>
          <table:table-cell office:value-type="float" office:value="2793973" calcext:value-type="float">
            <text:p>2793973</text:p>
          </table:table-cell>
          <table:table-cell/>
          <table:table-cell office:value-type="float" office:value="2859307" calcext:value-type="float">
            <text:p>2859307</text:p>
          </table:table-cell>
          <table:table-cell/>
          <table:table-cell office:value-type="float" office:value="2973631" calcext:value-type="float">
            <text:p>2973631</text:p>
          </table:table-cell>
          <table:table-cell/>
          <table:table-cell office:value-type="float" office:value="3572884" calcext:value-type="float">
            <text:p>3572884</text:p>
          </table:table-cell>
          <table:table-cell/>
          <table:table-cell office:value-type="float" office:value="2875338" calcext:value-type="float">
            <text:p>2875338</text:p>
          </table:table-cell>
          <table:table-cell/>
          <table:table-cell office:value-type="float" office:value="2232194" calcext:value-type="float">
            <text:p>2232194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1836790" calcext:value-type="float">
            <text:p>1836790</text:p>
          </table:table-cell>
          <table:table-cell/>
          <table:table-cell office:value-type="float" office:value="2102618" calcext:value-type="float">
            <text:p>2102618</text:p>
          </table:table-cell>
          <table:table-cell/>
          <table:table-cell office:value-type="float" office:value="2109719" calcext:value-type="float">
            <text:p>2109719</text:p>
          </table:table-cell>
          <table:table-cell/>
          <table:table-cell office:value-type="float" office:value="2215484" calcext:value-type="float">
            <text:p>2215484</text:p>
          </table:table-cell>
          <table:table-cell/>
          <table:table-cell office:value-type="float" office:value="2296328" calcext:value-type="float">
            <text:p>2296328</text:p>
          </table:table-cell>
          <table:table-cell/>
          <table:table-cell office:value-type="float" office:value="2576097" calcext:value-type="float">
            <text:p>2576097</text:p>
          </table:table-cell>
          <table:table-cell/>
          <table:table-cell office:value-type="float" office:value="2652462" calcext:value-type="float">
            <text:p>2652462</text:p>
          </table:table-cell>
          <table:table-cell/>
          <table:table-cell office:value-type="float" office:value="2653691" calcext:value-type="float">
            <text:p>2653691</text:p>
          </table:table-cell>
          <table:table-cell/>
          <table:table-cell office:value-type="float" office:value="2761059" calcext:value-type="float">
            <text:p>2761059</text:p>
          </table:table-cell>
          <table:table-cell/>
          <table:table-cell office:value-type="float" office:value="2548109" calcext:value-type="float">
            <text:p>2548109</text:p>
          </table:table-cell>
          <table:table-cell/>
          <table:table-cell office:value-type="float" office:value="3285999" calcext:value-type="float">
            <text:p>3285999</text:p>
          </table:table-cell>
          <table:table-cell/>
          <table:table-cell office:value-type="float" office:value="2699135" calcext:value-type="float">
            <text:p>2699135</text:p>
          </table:table-cell>
          <table:table-cell/>
          <table:table-cell office:value-type="float" office:value="2508668" calcext:value-type="float">
            <text:p>250866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51964" calcext:value-type="float">
            <text:p>2351964</text:p>
          </table:table-cell>
          <table:table-cell/>
          <table:table-cell office:value-type="float" office:value="2564216" calcext:value-type="float">
            <text:p>2564216</text:p>
          </table:table-cell>
          <table:table-cell/>
          <table:table-cell office:value-type="float" office:value="2453968" calcext:value-type="float">
            <text:p>2453968</text:p>
          </table:table-cell>
          <table:table-cell/>
          <table:table-cell office:value-type="float" office:value="2468424" calcext:value-type="float">
            <text:p>2468424</text:p>
          </table:table-cell>
          <table:table-cell/>
          <table:table-cell office:value-type="float" office:value="2700504" calcext:value-type="float">
            <text:p>2700504</text:p>
          </table:table-cell>
          <table:table-cell/>
          <table:table-cell office:value-type="float" office:value="2529575" calcext:value-type="float">
            <text:p>2529575</text:p>
          </table:table-cell>
          <table:table-cell/>
          <table:table-cell office:value-type="float" office:value="2570018" calcext:value-type="float">
            <text:p>2570018</text:p>
          </table:table-cell>
          <table:table-cell/>
          <table:table-cell office:value-type="float" office:value="2810796" calcext:value-type="float">
            <text:p>2810796</text:p>
          </table:table-cell>
          <table:table-cell/>
          <table:table-cell office:value-type="float" office:value="2636424" calcext:value-type="float">
            <text:p>263642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20002" calcext:value-type="float">
            <text:p>2420002</text:p>
          </table:table-cell>
          <table:table-cell/>
          <table:table-cell office:value-type="float" office:value="2569221" calcext:value-type="float">
            <text:p>2569221</text:p>
          </table:table-cell>
          <table:table-cell/>
          <table:table-cell office:value-type="float" office:value="2496216" calcext:value-type="float">
            <text:p>2496216</text:p>
          </table:table-cell>
          <table:table-cell/>
          <table:table-cell office:value-type="float" office:value="2548332" calcext:value-type="float">
            <text:p>2548332</text:p>
          </table:table-cell>
          <table:table-cell/>
          <table:table-cell office:value-type="float" office:value="2550649" calcext:value-type="float">
            <text:p>2550649</text:p>
          </table:table-cell>
          <table:table-cell/>
          <table:table-cell office:value-type="float" office:value="2555510" calcext:value-type="float">
            <text:p>2555510</text:p>
          </table:table-cell>
          <table:table-cell/>
          <table:table-cell office:value-type="float" office:value="2503674" calcext:value-type="float">
            <text:p>2503674</text:p>
          </table:table-cell>
          <table:table-cell/>
          <table:table-cell office:value-type="float" office:value="2680302" calcext:value-type="float">
            <text:p>2680302</text:p>
          </table:table-cell>
          <table:table-cell/>
          <table:table-cell office:value-type="float" office:value="2934603" calcext:value-type="float">
            <text:p>293460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80499" calcext:value-type="float">
            <text:p>2180499</text:p>
          </table:table-cell>
          <table:table-cell/>
          <table:table-cell office:value-type="float" office:value="2363363" calcext:value-type="float">
            <text:p>2363363</text:p>
          </table:table-cell>
          <table:table-cell/>
          <table:table-cell office:value-type="float" office:value="2087660" calcext:value-type="float">
            <text:p>2087660</text:p>
          </table:table-cell>
          <table:table-cell/>
          <table:table-cell office:value-type="float" office:value="1796541" calcext:value-type="float">
            <text:p>1796541</text:p>
          </table:table-cell>
          <table:table-cell/>
          <table:table-cell office:value-type="float" office:value="2449490" calcext:value-type="float">
            <text:p>2449490</text:p>
          </table:table-cell>
          <table:table-cell/>
          <table:table-cell office:value-type="float" office:value="1629380" calcext:value-type="float">
            <text:p>1629380</text:p>
          </table:table-cell>
          <table:table-cell/>
          <table:table-cell office:value-type="float" office:value="2360421" calcext:value-type="float">
            <text:p>2360421</text:p>
          </table:table-cell>
          <table:table-cell/>
          <table:table-cell office:value-type="float" office:value="2111004" calcext:value-type="float">
            <text:p>2111004</text:p>
          </table:table-cell>
          <table:table-cell/>
          <table:table-cell office:value-type="float" office:value="2235617" calcext:value-type="float">
            <text:p>223561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71896" calcext:value-type="float">
            <text:p>1071896</text:p>
          </table:table-cell>
          <table:table-cell/>
          <table:table-cell office:value-type="float" office:value="678493" calcext:value-type="float">
            <text:p>678493</text:p>
          </table:table-cell>
          <table:table-cell/>
          <table:table-cell office:value-type="float" office:value="645158" calcext:value-type="float">
            <text:p>645158</text:p>
          </table:table-cell>
          <table:table-cell/>
          <table:table-cell office:value-type="float" office:value="1136776" calcext:value-type="float">
            <text:p>1136776</text:p>
          </table:table-cell>
          <table:table-cell/>
          <table:table-cell office:value-type="float" office:value="1196157" calcext:value-type="float">
            <text:p>1196157</text:p>
          </table:table-cell>
          <table:table-cell/>
          <table:table-cell office:value-type="float" office:value="1147016" calcext:value-type="float">
            <text:p>1147016</text:p>
          </table:table-cell>
          <table:table-cell/>
          <table:table-cell office:value-type="float" office:value="1140167" calcext:value-type="float">
            <text:p>1140167</text:p>
          </table:table-cell>
          <table:table-cell/>
          <table:table-cell office:value-type="float" office:value="1131173" calcext:value-type="float">
            <text:p>1131173</text:p>
          </table:table-cell>
          <table:table-cell/>
          <table:table-cell office:value-type="float" office:value="1241611" calcext:value-type="float">
            <text:p>124161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37417" calcext:value-type="float">
            <text:p>837417</text:p>
          </table:table-cell>
          <table:table-cell/>
          <table:table-cell office:value-type="float" office:value="879540" calcext:value-type="float">
            <text:p>879540</text:p>
          </table:table-cell>
          <table:table-cell/>
          <table:table-cell office:value-type="float" office:value="844357" calcext:value-type="float">
            <text:p>844357</text:p>
          </table:table-cell>
          <table:table-cell/>
          <table:table-cell office:value-type="float" office:value="956934" calcext:value-type="float">
            <text:p>956934</text:p>
          </table:table-cell>
          <table:table-cell/>
          <table:table-cell office:value-type="float" office:value="863701" calcext:value-type="float">
            <text:p>863701</text:p>
          </table:table-cell>
          <table:table-cell/>
          <table:table-cell office:value-type="float" office:value="881517" calcext:value-type="float">
            <text:p>881517</text:p>
          </table:table-cell>
          <table:table-cell/>
          <table:table-cell office:value-type="float" office:value="880592" calcext:value-type="float">
            <text:p>880592</text:p>
          </table:table-cell>
          <table:table-cell/>
          <table:table-cell office:value-type="float" office:value="911416" calcext:value-type="float">
            <text:p>911416</text:p>
          </table:table-cell>
          <table:table-cell/>
          <table:table-cell office:value-type="float" office:value="959694" calcext:value-type="float">
            <text:p>95969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94455" calcext:value-type="float">
            <text:p>794455</text:p>
          </table:table-cell>
          <table:table-cell/>
          <table:table-cell office:value-type="float" office:value="687373" calcext:value-type="float">
            <text:p>687373</text:p>
          </table:table-cell>
          <table:table-cell/>
          <table:table-cell office:value-type="float" office:value="403650" calcext:value-type="float">
            <text:p>403650</text:p>
          </table:table-cell>
          <table:table-cell/>
          <table:table-cell office:value-type="float" office:value="410310" calcext:value-type="float">
            <text:p>410310</text:p>
          </table:table-cell>
          <table:table-cell/>
          <table:table-cell office:value-type="float" office:value="400656" calcext:value-type="float">
            <text:p>400656</text:p>
          </table:table-cell>
          <table:table-cell/>
          <table:table-cell office:value-type="float" office:value="834897" calcext:value-type="float">
            <text:p>834897</text:p>
          </table:table-cell>
          <table:table-cell/>
          <table:table-cell office:value-type="float" office:value="824527" calcext:value-type="float">
            <text:p>824527</text:p>
          </table:table-cell>
          <table:table-cell/>
          <table:table-cell office:value-type="float" office:value="426576" calcext:value-type="float">
            <text:p>426576</text:p>
          </table:table-cell>
          <table:table-cell/>
          <table:table-cell office:value-type="float" office:value="827852" calcext:value-type="float">
            <text:p>82785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63392" calcext:value-type="float">
            <text:p>763392</text:p>
          </table:table-cell>
          <table:table-cell/>
          <table:table-cell office:value-type="float" office:value="373539" calcext:value-type="float">
            <text:p>373539</text:p>
          </table:table-cell>
          <table:table-cell/>
          <table:table-cell office:value-type="float" office:value="519527" calcext:value-type="float">
            <text:p>519527</text:p>
          </table:table-cell>
          <table:table-cell/>
          <table:table-cell office:value-type="float" office:value="571483" calcext:value-type="float">
            <text:p>571483</text:p>
          </table:table-cell>
          <table:table-cell/>
          <table:table-cell office:value-type="float" office:value="369948" calcext:value-type="float">
            <text:p>369948</text:p>
          </table:table-cell>
          <table:table-cell/>
          <table:table-cell office:value-type="float" office:value="620512" calcext:value-type="float">
            <text:p>620512</text:p>
          </table:table-cell>
          <table:table-cell/>
          <table:table-cell office:value-type="float" office:value="776550" calcext:value-type="float">
            <text:p>776550</text:p>
          </table:table-cell>
          <table:table-cell/>
          <table:table-cell office:value-type="float" office:value="609485" calcext:value-type="float">
            <text:p>609485</text:p>
          </table:table-cell>
          <table:table-cell/>
          <table:table-cell office:value-type="float" office:value="333534" calcext:value-type="float">
            <text:p>33353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2260" calcext:value-type="float">
            <text:p>402260</text:p>
          </table:table-cell>
          <table:table-cell/>
          <table:table-cell office:value-type="float" office:value="356306" calcext:value-type="float">
            <text:p>356306</text:p>
          </table:table-cell>
          <table:table-cell/>
          <table:table-cell office:value-type="float" office:value="494029" calcext:value-type="float">
            <text:p>494029</text:p>
          </table:table-cell>
          <table:table-cell/>
          <table:table-cell office:value-type="float" office:value="464987" calcext:value-type="float">
            <text:p>464987</text:p>
          </table:table-cell>
          <table:table-cell/>
          <table:table-cell office:value-type="float" office:value="553178" calcext:value-type="float">
            <text:p>553178</text:p>
          </table:table-cell>
          <table:table-cell/>
          <table:table-cell office:value-type="float" office:value="375418" calcext:value-type="float">
            <text:p>375418</text:p>
          </table:table-cell>
          <table:table-cell/>
          <table:table-cell office:value-type="float" office:value="455132" calcext:value-type="float">
            <text:p>455132</text:p>
          </table:table-cell>
          <table:table-cell/>
          <table:table-cell office:value-type="float" office:value="363489" calcext:value-type="float">
            <text:p>363489</text:p>
          </table:table-cell>
          <table:table-cell/>
          <table:table-cell office:value-type="float" office:value="343232" calcext:value-type="float">
            <text:p>34323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1734015" calcext:value-type="float">
            <text:p>1734015</text:p>
          </table:table-cell>
          <table:table-cell/>
          <table:table-cell office:value-type="float" office:value="2052169" calcext:value-type="float">
            <text:p>2052169</text:p>
          </table:table-cell>
          <table:table-cell/>
          <table:table-cell office:value-type="float" office:value="2801873" calcext:value-type="float">
            <text:p>2801873</text:p>
          </table:table-cell>
          <table:table-cell/>
          <table:table-cell office:value-type="float" office:value="3363612" calcext:value-type="float">
            <text:p>3363612</text:p>
          </table:table-cell>
          <table:table-cell/>
          <table:table-cell office:value-type="float" office:value="3203069" calcext:value-type="float">
            <text:p>3203069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1827299" calcext:value-type="float">
            <text:p>1827299</text:p>
          </table:table-cell>
          <table:table-cell/>
          <table:table-cell office:value-type="float" office:value="2211113" calcext:value-type="float">
            <text:p>2211113</text:p>
          </table:table-cell>
          <table:table-cell/>
          <table:table-cell office:value-type="float" office:value="2621367" calcext:value-type="float">
            <text:p>2621367</text:p>
          </table:table-cell>
          <table:table-cell/>
          <table:table-cell office:value-type="float" office:value="3124872" calcext:value-type="float">
            <text:p>3124872</text:p>
          </table:table-cell>
          <table:table-cell/>
          <table:table-cell office:value-type="float" office:value="4759253" calcext:value-type="float">
            <text:p>4759253</text:p>
          </table:table-cell>
          <table:table-cell/>
          <table:table-cell office:value-type="float" office:value="3124872" calcext:value-type="float">
            <text:p>3124872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1775350" calcext:value-type="float">
            <text:p>1775350</text:p>
          </table:table-cell>
          <table:table-cell/>
          <table:table-cell office:value-type="float" office:value="2325094" calcext:value-type="float">
            <text:p>2325094</text:p>
          </table:table-cell>
          <table:table-cell/>
          <table:table-cell office:value-type="float" office:value="2665657" calcext:value-type="float">
            <text:p>2665657</text:p>
          </table:table-cell>
          <table:table-cell/>
          <table:table-cell office:value-type="float" office:value="2943325" calcext:value-type="float">
            <text:p>2943325</text:p>
          </table:table-cell>
          <table:table-cell/>
          <table:table-cell office:value-type="float" office:value="3545976" calcext:value-type="float">
            <text:p>3545976</text:p>
          </table:table-cell>
          <table:table-cell/>
          <table:table-cell office:value-type="float" office:value="5217259" calcext:value-type="float">
            <text:p>5217259</text:p>
          </table:table-cell>
          <table:table-cell/>
          <table:table-cell office:value-type="float" office:value="3326279" calcext:value-type="float">
            <text:p>3326279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1848401" calcext:value-type="float">
            <text:p>1848401</text:p>
          </table:table-cell>
          <table:table-cell/>
          <table:table-cell office:value-type="float" office:value="2265742" calcext:value-type="float">
            <text:p>2265742</text:p>
          </table:table-cell>
          <table:table-cell/>
          <table:table-cell office:value-type="float" office:value="2427068" calcext:value-type="float">
            <text:p>2427068</text:p>
          </table:table-cell>
          <table:table-cell/>
          <table:table-cell office:value-type="float" office:value="2486072" calcext:value-type="float">
            <text:p>2486072</text:p>
          </table:table-cell>
          <table:table-cell/>
          <table:table-cell office:value-type="float" office:value="2958758" calcext:value-type="float">
            <text:p>2958758</text:p>
          </table:table-cell>
          <table:table-cell/>
          <table:table-cell office:value-type="float" office:value="3604335" calcext:value-type="float">
            <text:p>3604335</text:p>
          </table:table-cell>
          <table:table-cell/>
          <table:table-cell office:value-type="float" office:value="5079126" calcext:value-type="float">
            <text:p>5079126</text:p>
          </table:table-cell>
          <table:table-cell/>
          <table:table-cell office:value-type="float" office:value="3437042" calcext:value-type="float">
            <text:p>343704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1865101" calcext:value-type="float">
            <text:p>1865101</text:p>
          </table:table-cell>
          <table:table-cell/>
          <table:table-cell office:value-type="float" office:value="2222141" calcext:value-type="float">
            <text:p>2222141</text:p>
          </table:table-cell>
          <table:table-cell/>
          <table:table-cell office:value-type="float" office:value="2503178" calcext:value-type="float">
            <text:p>2503178</text:p>
          </table:table-cell>
          <table:table-cell/>
          <table:table-cell office:value-type="float" office:value="2604895" calcext:value-type="float">
            <text:p>2604895</text:p>
          </table:table-cell>
          <table:table-cell/>
          <table:table-cell office:value-type="float" office:value="2796556" calcext:value-type="float">
            <text:p>2796556</text:p>
          </table:table-cell>
          <table:table-cell/>
          <table:table-cell office:value-type="float" office:value="2950233" calcext:value-type="float">
            <text:p>2950233</text:p>
          </table:table-cell>
          <table:table-cell/>
          <table:table-cell office:value-type="float" office:value="3618930" calcext:value-type="float">
            <text:p>3618930</text:p>
          </table:table-cell>
          <table:table-cell/>
          <table:table-cell office:value-type="float" office:value="5226256" calcext:value-type="float">
            <text:p>5226256</text:p>
          </table:table-cell>
          <table:table-cell/>
          <table:table-cell office:value-type="float" office:value="3335105" calcext:value-type="float">
            <text:p>333510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1794877" calcext:value-type="float">
            <text:p>1794877</text:p>
          </table:table-cell>
          <table:table-cell/>
          <table:table-cell office:value-type="float" office:value="2180847" calcext:value-type="float">
            <text:p>2180847</text:p>
          </table:table-cell>
          <table:table-cell/>
          <table:table-cell office:value-type="float" office:value="2510351" calcext:value-type="float">
            <text:p>2510351</text:p>
          </table:table-cell>
          <table:table-cell/>
          <table:table-cell office:value-type="float" office:value="2509617" calcext:value-type="float">
            <text:p>2509617</text:p>
          </table:table-cell>
          <table:table-cell/>
          <table:table-cell office:value-type="float" office:value="2771120" calcext:value-type="float">
            <text:p>2771120</text:p>
          </table:table-cell>
          <table:table-cell/>
          <table:table-cell office:value-type="float" office:value="2701402" calcext:value-type="float">
            <text:p>2701402</text:p>
          </table:table-cell>
          <table:table-cell/>
          <table:table-cell office:value-type="float" office:value="3033377" calcext:value-type="float">
            <text:p>3033377</text:p>
          </table:table-cell>
          <table:table-cell/>
          <table:table-cell office:value-type="float" office:value="3604966" calcext:value-type="float">
            <text:p>3604966</text:p>
          </table:table-cell>
          <table:table-cell/>
          <table:table-cell office:value-type="float" office:value="5277002" calcext:value-type="float">
            <text:p>5277002</text:p>
          </table:table-cell>
          <table:table-cell/>
          <table:table-cell office:value-type="float" office:value="3261415" calcext:value-type="float">
            <text:p>3261415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1872096" calcext:value-type="float">
            <text:p>1872096</text:p>
          </table:table-cell>
          <table:table-cell/>
          <table:table-cell office:value-type="float" office:value="2251973" calcext:value-type="float">
            <text:p>2251973</text:p>
          </table:table-cell>
          <table:table-cell/>
          <table:table-cell office:value-type="float" office:value="2429346" calcext:value-type="float">
            <text:p>2429346</text:p>
          </table:table-cell>
          <table:table-cell/>
          <table:table-cell office:value-type="float" office:value="2582349" calcext:value-type="float">
            <text:p>2582349</text:p>
          </table:table-cell>
          <table:table-cell/>
          <table:table-cell office:value-type="float" office:value="2625764" calcext:value-type="float">
            <text:p>2625764</text:p>
          </table:table-cell>
          <table:table-cell/>
          <table:table-cell office:value-type="float" office:value="2730948" calcext:value-type="float">
            <text:p>2730948</text:p>
          </table:table-cell>
          <table:table-cell/>
          <table:table-cell office:value-type="float" office:value="2900630" calcext:value-type="float">
            <text:p>2900630</text:p>
          </table:table-cell>
          <table:table-cell/>
          <table:table-cell office:value-type="float" office:value="3081698" calcext:value-type="float">
            <text:p>3081698</text:p>
          </table:table-cell>
          <table:table-cell/>
          <table:table-cell office:value-type="float" office:value="3319264" calcext:value-type="float">
            <text:p>3319264</text:p>
          </table:table-cell>
          <table:table-cell/>
          <table:table-cell office:value-type="float" office:value="5113352" calcext:value-type="float">
            <text:p>5113352</text:p>
          </table:table-cell>
          <table:table-cell/>
          <table:table-cell office:value-type="float" office:value="3022599" calcext:value-type="float">
            <text:p>3022599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1840095" calcext:value-type="float">
            <text:p>1840095</text:p>
          </table:table-cell>
          <table:table-cell/>
          <table:table-cell office:value-type="float" office:value="2123356" calcext:value-type="float">
            <text:p>2123356</text:p>
          </table:table-cell>
          <table:table-cell/>
          <table:table-cell office:value-type="float" office:value="2412935" calcext:value-type="float">
            <text:p>2412935</text:p>
          </table:table-cell>
          <table:table-cell/>
          <table:table-cell office:value-type="float" office:value="2447483" calcext:value-type="float">
            <text:p>2447483</text:p>
          </table:table-cell>
          <table:table-cell/>
          <table:table-cell office:value-type="float" office:value="2587562" calcext:value-type="float">
            <text:p>2587562</text:p>
          </table:table-cell>
          <table:table-cell/>
          <table:table-cell office:value-type="float" office:value="2101152" calcext:value-type="float">
            <text:p>2101152</text:p>
          </table:table-cell>
          <table:table-cell/>
          <table:table-cell office:value-type="float" office:value="2695556" calcext:value-type="float">
            <text:p>2695556</text:p>
          </table:table-cell>
          <table:table-cell/>
          <table:table-cell office:value-type="float" office:value="2753668" calcext:value-type="float">
            <text:p>2753668</text:p>
          </table:table-cell>
          <table:table-cell/>
          <table:table-cell office:value-type="float" office:value="3016180" calcext:value-type="float">
            <text:p>3016180</text:p>
          </table:table-cell>
          <table:table-cell/>
          <table:table-cell office:value-type="float" office:value="3478478" calcext:value-type="float">
            <text:p>3478478</text:p>
          </table:table-cell>
          <table:table-cell/>
          <table:table-cell office:value-type="float" office:value="4371576" calcext:value-type="float">
            <text:p>4371576</text:p>
          </table:table-cell>
          <table:table-cell/>
          <table:table-cell office:value-type="float" office:value="2855267" calcext:value-type="float">
            <text:p>2855267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1810608" calcext:value-type="float">
            <text:p>1810608</text:p>
          </table:table-cell>
          <table:table-cell/>
          <table:table-cell office:value-type="float" office:value="2104550" calcext:value-type="float">
            <text:p>2104550</text:p>
          </table:table-cell>
          <table:table-cell/>
          <table:table-cell office:value-type="float" office:value="2034817" calcext:value-type="float">
            <text:p>2034817</text:p>
          </table:table-cell>
          <table:table-cell/>
          <table:table-cell office:value-type="float" office:value="2186582" calcext:value-type="float">
            <text:p>2186582</text:p>
          </table:table-cell>
          <table:table-cell/>
          <table:table-cell office:value-type="float" office:value="2461140" calcext:value-type="float">
            <text:p>2461140</text:p>
          </table:table-cell>
          <table:table-cell/>
          <table:table-cell office:value-type="float" office:value="2559975" calcext:value-type="float">
            <text:p>2559975</text:p>
          </table:table-cell>
          <table:table-cell/>
          <table:table-cell office:value-type="float" office:value="2608959" calcext:value-type="float">
            <text:p>2608959</text:p>
          </table:table-cell>
          <table:table-cell/>
          <table:table-cell office:value-type="float" office:value="2634564" calcext:value-type="float">
            <text:p>2634564</text:p>
          </table:table-cell>
          <table:table-cell/>
          <table:table-cell office:value-type="float" office:value="2416483" calcext:value-type="float">
            <text:p>2416483</text:p>
          </table:table-cell>
          <table:table-cell/>
          <table:table-cell office:value-type="float" office:value="2872310" calcext:value-type="float">
            <text:p>2872310</text:p>
          </table:table-cell>
          <table:table-cell/>
          <table:table-cell office:value-type="float" office:value="3119669" calcext:value-type="float">
            <text:p>3119669</text:p>
          </table:table-cell>
          <table:table-cell/>
          <table:table-cell office:value-type="float" office:value="4312539" calcext:value-type="float">
            <text:p>4312539</text:p>
          </table:table-cell>
          <table:table-cell/>
          <table:table-cell office:value-type="float" office:value="2494463" calcext:value-type="float">
            <text:p>249446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26760" calcext:value-type="float">
            <text:p>2326760</text:p>
          </table:table-cell>
          <table:table-cell/>
          <table:table-cell office:value-type="float" office:value="2513660" calcext:value-type="float">
            <text:p>2513660</text:p>
          </table:table-cell>
          <table:table-cell/>
          <table:table-cell office:value-type="float" office:value="2579569" calcext:value-type="float">
            <text:p>2579569</text:p>
          </table:table-cell>
          <table:table-cell/>
          <table:table-cell office:value-type="float" office:value="2431566" calcext:value-type="float">
            <text:p>2431566</text:p>
          </table:table-cell>
          <table:table-cell/>
          <table:table-cell office:value-type="float" office:value="2632133" calcext:value-type="float">
            <text:p>2632133</text:p>
          </table:table-cell>
          <table:table-cell/>
          <table:table-cell office:value-type="float" office:value="2367114" calcext:value-type="float">
            <text:p>2367114</text:p>
          </table:table-cell>
          <table:table-cell/>
          <table:table-cell office:value-type="float" office:value="2485432" calcext:value-type="float">
            <text:p>2485432</text:p>
          </table:table-cell>
          <table:table-cell/>
          <table:table-cell office:value-type="float" office:value="2800486" calcext:value-type="float">
            <text:p>2800486</text:p>
          </table:table-cell>
          <table:table-cell/>
          <table:table-cell office:value-type="float" office:value="4186025" calcext:value-type="float">
            <text:p>418602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19448" calcext:value-type="float">
            <text:p>2419448</text:p>
          </table:table-cell>
          <table:table-cell/>
          <table:table-cell office:value-type="float" office:value="2465232" calcext:value-type="float">
            <text:p>2465232</text:p>
          </table:table-cell>
          <table:table-cell/>
          <table:table-cell office:value-type="float" office:value="2490833" calcext:value-type="float">
            <text:p>2490833</text:p>
          </table:table-cell>
          <table:table-cell/>
          <table:table-cell office:value-type="float" office:value="2520432" calcext:value-type="float">
            <text:p>2520432</text:p>
          </table:table-cell>
          <table:table-cell/>
          <table:table-cell office:value-type="float" office:value="2529082" calcext:value-type="float">
            <text:p>2529082</text:p>
          </table:table-cell>
          <table:table-cell/>
          <table:table-cell office:value-type="float" office:value="2537393" calcext:value-type="float">
            <text:p>2537393</text:p>
          </table:table-cell>
          <table:table-cell/>
          <table:table-cell office:value-type="float" office:value="2468398" calcext:value-type="float">
            <text:p>2468398</text:p>
          </table:table-cell>
          <table:table-cell/>
          <table:table-cell office:value-type="float" office:value="2566103" calcext:value-type="float">
            <text:p>2566103</text:p>
          </table:table-cell>
          <table:table-cell/>
          <table:table-cell office:value-type="float" office:value="2914379" calcext:value-type="float">
            <text:p>291437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44730" calcext:value-type="float">
            <text:p>2444730</text:p>
          </table:table-cell>
          <table:table-cell/>
          <table:table-cell office:value-type="float" office:value="2396715" calcext:value-type="float">
            <text:p>2396715</text:p>
          </table:table-cell>
          <table:table-cell/>
          <table:table-cell office:value-type="float" office:value="2177459" calcext:value-type="float">
            <text:p>2177459</text:p>
          </table:table-cell>
          <table:table-cell/>
          <table:table-cell office:value-type="float" office:value="1750353" calcext:value-type="float">
            <text:p>1750353</text:p>
          </table:table-cell>
          <table:table-cell/>
          <table:table-cell office:value-type="float" office:value="2426323" calcext:value-type="float">
            <text:p>2426323</text:p>
          </table:table-cell>
          <table:table-cell/>
          <table:table-cell office:value-type="float" office:value="2353177" calcext:value-type="float">
            <text:p>2353177</text:p>
          </table:table-cell>
          <table:table-cell/>
          <table:table-cell office:value-type="float" office:value="1560676" calcext:value-type="float">
            <text:p>1560676</text:p>
          </table:table-cell>
          <table:table-cell/>
          <table:table-cell office:value-type="float" office:value="2388987" calcext:value-type="float">
            <text:p>2388987</text:p>
          </table:table-cell>
          <table:table-cell/>
          <table:table-cell office:value-type="float" office:value="2444969" calcext:value-type="float">
            <text:p>244496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82336" calcext:value-type="float">
            <text:p>1082336</text:p>
          </table:table-cell>
          <table:table-cell/>
          <table:table-cell office:value-type="float" office:value="513364" calcext:value-type="float">
            <text:p>513364</text:p>
          </table:table-cell>
          <table:table-cell/>
          <table:table-cell office:value-type="float" office:value="597637" calcext:value-type="float">
            <text:p>597637</text:p>
          </table:table-cell>
          <table:table-cell/>
          <table:table-cell office:value-type="float" office:value="1095631" calcext:value-type="float">
            <text:p>1095631</text:p>
          </table:table-cell>
          <table:table-cell/>
          <table:table-cell office:value-type="float" office:value="1238929" calcext:value-type="float">
            <text:p>1238929</text:p>
          </table:table-cell>
          <table:table-cell/>
          <table:table-cell office:value-type="float" office:value="1108149" calcext:value-type="float">
            <text:p>1108149</text:p>
          </table:table-cell>
          <table:table-cell/>
          <table:table-cell office:value-type="float" office:value="1011475" calcext:value-type="float">
            <text:p>1011475</text:p>
          </table:table-cell>
          <table:table-cell/>
          <table:table-cell office:value-type="float" office:value="1245688" calcext:value-type="float">
            <text:p>1245688</text:p>
          </table:table-cell>
          <table:table-cell/>
          <table:table-cell office:value-type="float" office:value="1188883" calcext:value-type="float">
            <text:p>118888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58135" calcext:value-type="float">
            <text:p>858135</text:p>
          </table:table-cell>
          <table:table-cell/>
          <table:table-cell office:value-type="float" office:value="861522" calcext:value-type="float">
            <text:p>861522</text:p>
          </table:table-cell>
          <table:table-cell/>
          <table:table-cell office:value-type="float" office:value="890542" calcext:value-type="float">
            <text:p>890542</text:p>
          </table:table-cell>
          <table:table-cell/>
          <table:table-cell office:value-type="float" office:value="925955" calcext:value-type="float">
            <text:p>925955</text:p>
          </table:table-cell>
          <table:table-cell/>
          <table:table-cell office:value-type="float" office:value="829715" calcext:value-type="float">
            <text:p>829715</text:p>
          </table:table-cell>
          <table:table-cell/>
          <table:table-cell office:value-type="float" office:value="868291" calcext:value-type="float">
            <text:p>868291</text:p>
          </table:table-cell>
          <table:table-cell/>
          <table:table-cell office:value-type="float" office:value="875498" calcext:value-type="float">
            <text:p>875498</text:p>
          </table:table-cell>
          <table:table-cell/>
          <table:table-cell office:value-type="float" office:value="924915" calcext:value-type="float">
            <text:p>924915</text:p>
          </table:table-cell>
          <table:table-cell/>
          <table:table-cell office:value-type="float" office:value="930430" calcext:value-type="float">
            <text:p>93043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04639" calcext:value-type="float">
            <text:p>804639</text:p>
          </table:table-cell>
          <table:table-cell/>
          <table:table-cell office:value-type="float" office:value="411636" calcext:value-type="float">
            <text:p>411636</text:p>
          </table:table-cell>
          <table:table-cell/>
          <table:table-cell office:value-type="float" office:value="410268" calcext:value-type="float">
            <text:p>410268</text:p>
          </table:table-cell>
          <table:table-cell/>
          <table:table-cell office:value-type="float" office:value="405726" calcext:value-type="float">
            <text:p>405726</text:p>
          </table:table-cell>
          <table:table-cell/>
          <table:table-cell office:value-type="float" office:value="423735" calcext:value-type="float">
            <text:p>423735</text:p>
          </table:table-cell>
          <table:table-cell/>
          <table:table-cell office:value-type="float" office:value="794462" calcext:value-type="float">
            <text:p>794462</text:p>
          </table:table-cell>
          <table:table-cell/>
          <table:table-cell office:value-type="float" office:value="836685" calcext:value-type="float">
            <text:p>836685</text:p>
          </table:table-cell>
          <table:table-cell/>
          <table:table-cell office:value-type="float" office:value="411749" calcext:value-type="float">
            <text:p>411749</text:p>
          </table:table-cell>
          <table:table-cell/>
          <table:table-cell office:value-type="float" office:value="571411" calcext:value-type="float">
            <text:p>57141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41317" calcext:value-type="float">
            <text:p>741317</text:p>
          </table:table-cell>
          <table:table-cell/>
          <table:table-cell office:value-type="float" office:value="377935" calcext:value-type="float">
            <text:p>377935</text:p>
          </table:table-cell>
          <table:table-cell/>
          <table:table-cell office:value-type="float" office:value="346217" calcext:value-type="float">
            <text:p>346217</text:p>
          </table:table-cell>
          <table:table-cell/>
          <table:table-cell office:value-type="float" office:value="376452" calcext:value-type="float">
            <text:p>376452</text:p>
          </table:table-cell>
          <table:table-cell/>
          <table:table-cell office:value-type="float" office:value="372416" calcext:value-type="float">
            <text:p>372416</text:p>
          </table:table-cell>
          <table:table-cell/>
          <table:table-cell office:value-type="float" office:value="329602" calcext:value-type="float">
            <text:p>329602</text:p>
          </table:table-cell>
          <table:table-cell/>
          <table:table-cell office:value-type="float" office:value="796036" calcext:value-type="float">
            <text:p>796036</text:p>
          </table:table-cell>
          <table:table-cell/>
          <table:table-cell office:value-type="float" office:value="360427" calcext:value-type="float">
            <text:p>360427</text:p>
          </table:table-cell>
          <table:table-cell/>
          <table:table-cell office:value-type="float" office:value="603117" calcext:value-type="float">
            <text:p>60311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6007" calcext:value-type="float">
            <text:p>346007</text:p>
          </table:table-cell>
          <table:table-cell/>
          <table:table-cell office:value-type="float" office:value="331009" calcext:value-type="float">
            <text:p>331009</text:p>
          </table:table-cell>
          <table:table-cell/>
          <table:table-cell office:value-type="float" office:value="584062" calcext:value-type="float">
            <text:p>584062</text:p>
          </table:table-cell>
          <table:table-cell/>
          <table:table-cell office:value-type="float" office:value="456215" calcext:value-type="float">
            <text:p>456215</text:p>
          </table:table-cell>
          <table:table-cell/>
          <table:table-cell office:value-type="float" office:value="729687" calcext:value-type="float">
            <text:p>729687</text:p>
          </table:table-cell>
          <table:table-cell/>
          <table:table-cell office:value-type="float" office:value="444041" calcext:value-type="float">
            <text:p>444041</text:p>
          </table:table-cell>
          <table:table-cell/>
          <table:table-cell office:value-type="float" office:value="525214" calcext:value-type="float">
            <text:p>525214</text:p>
          </table:table-cell>
          <table:table-cell/>
          <table:table-cell office:value-type="float" office:value="429626" calcext:value-type="float">
            <text:p>429626</text:p>
          </table:table-cell>
          <table:table-cell/>
          <table:table-cell office:value-type="float" office:value="473649" calcext:value-type="float">
            <text:p>473649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3791156" calcext:value-type="float">
            <text:p>3791156</text:p>
          </table:table-cell>
          <table:table-cell/>
          <table:table-cell office:value-type="float" office:value="4274062" calcext:value-type="float">
            <text:p>4274062</text:p>
          </table:table-cell>
          <table:table-cell/>
          <table:table-cell office:value-type="float" office:value="3958892" calcext:value-type="float">
            <text:p>3958892</text:p>
          </table:table-cell>
          <table:table-cell/>
          <table:table-cell office:value-type="float" office:value="4897948" calcext:value-type="float">
            <text:p>4897948</text:p>
          </table:table-cell>
          <table:table-cell/>
          <table:table-cell office:value-type="float" office:value="4897948" calcext:value-type="float">
            <text:p>4897948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4267461" calcext:value-type="float">
            <text:p>4267461</text:p>
          </table:table-cell>
          <table:table-cell/>
          <table:table-cell office:value-type="float" office:value="5603747" calcext:value-type="float">
            <text:p>5603747</text:p>
          </table:table-cell>
          <table:table-cell/>
          <table:table-cell office:value-type="float" office:value="7176872" calcext:value-type="float">
            <text:p>7176872</text:p>
          </table:table-cell>
          <table:table-cell/>
          <table:table-cell office:value-type="float" office:value="7176872" calcext:value-type="float">
            <text:p>7176872</text:p>
          </table:table-cell>
          <table:table-cell/>
          <table:table-cell office:value-type="float" office:value="7176872" calcext:value-type="float">
            <text:p>7176872</text:p>
          </table:table-cell>
          <table:table-cell/>
          <table:table-cell office:value-type="float" office:value="6114306" calcext:value-type="float">
            <text:p>6114306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3454704" calcext:value-type="float">
            <text:p>3454704</text:p>
          </table:table-cell>
          <table:table-cell/>
          <table:table-cell office:value-type="float" office:value="5242734" calcext:value-type="float">
            <text:p>5242734</text:p>
          </table:table-cell>
          <table:table-cell/>
          <table:table-cell office:value-type="float" office:value="7965107" calcext:value-type="float">
            <text:p>7965107</text:p>
          </table:table-cell>
          <table:table-cell/>
          <table:table-cell office:value-type="float" office:value="9434868" calcext:value-type="float">
            <text:p>9434868</text:p>
          </table:table-cell>
          <table:table-cell/>
          <table:table-cell office:value-type="float" office:value="8271916" calcext:value-type="float">
            <text:p>8271916</text:p>
          </table:table-cell>
          <table:table-cell/>
          <table:table-cell office:value-type="float" office:value="9868433" calcext:value-type="float">
            <text:p>9868433</text:p>
          </table:table-cell>
          <table:table-cell/>
          <table:table-cell office:value-type="float" office:value="9868433" calcext:value-type="float">
            <text:p>9868433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4237291" calcext:value-type="float">
            <text:p>4237291</text:p>
          </table:table-cell>
          <table:table-cell/>
          <table:table-cell office:value-type="float" office:value="5870558" calcext:value-type="float">
            <text:p>5870558</text:p>
          </table:table-cell>
          <table:table-cell/>
          <table:table-cell office:value-type="float" office:value="6571132" calcext:value-type="float">
            <text:p>6571132</text:p>
          </table:table-cell>
          <table:table-cell/>
          <table:table-cell office:value-type="float" office:value="7647578" calcext:value-type="float">
            <text:p>7647578</text:p>
          </table:table-cell>
          <table:table-cell/>
          <table:table-cell office:value-type="float" office:value="7647578" calcext:value-type="float">
            <text:p>7647578</text:p>
          </table:table-cell>
          <table:table-cell/>
          <table:table-cell office:value-type="float" office:value="9859630" calcext:value-type="float">
            <text:p>9859630</text:p>
          </table:table-cell>
          <table:table-cell/>
          <table:table-cell office:value-type="float" office:value="8665997" calcext:value-type="float">
            <text:p>8665997</text:p>
          </table:table-cell>
          <table:table-cell/>
          <table:table-cell office:value-type="float" office:value="7022379" calcext:value-type="float">
            <text:p>7022379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4215688" calcext:value-type="float">
            <text:p>4215688</text:p>
          </table:table-cell>
          <table:table-cell/>
          <table:table-cell office:value-type="float" office:value="6441107" calcext:value-type="float">
            <text:p>6441107</text:p>
          </table:table-cell>
          <table:table-cell/>
          <table:table-cell office:value-type="float" office:value="7537599" calcext:value-type="float">
            <text:p>7537599</text:p>
          </table:table-cell>
          <table:table-cell/>
          <table:table-cell office:value-type="float" office:value="7941793" calcext:value-type="float">
            <text:p>7941793</text:p>
          </table:table-cell>
          <table:table-cell/>
          <table:table-cell office:value-type="float" office:value="9743447" calcext:value-type="float">
            <text:p>9743447</text:p>
          </table:table-cell>
          <table:table-cell/>
          <table:table-cell office:value-type="float" office:value="8680108" calcext:value-type="float">
            <text:p>8680108</text:p>
          </table:table-cell>
          <table:table-cell/>
          <table:table-cell office:value-type="float" office:value="8457895" calcext:value-type="float">
            <text:p>8457895</text:p>
          </table:table-cell>
          <table:table-cell/>
          <table:table-cell office:value-type="float" office:value="9300377" calcext:value-type="float">
            <text:p>9300377</text:p>
          </table:table-cell>
          <table:table-cell/>
          <table:table-cell office:value-type="float" office:value="9064828" calcext:value-type="float">
            <text:p>906482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3946119" calcext:value-type="float">
            <text:p>3946119</text:p>
          </table:table-cell>
          <table:table-cell/>
          <table:table-cell office:value-type="float" office:value="5535444" calcext:value-type="float">
            <text:p>5535444</text:p>
          </table:table-cell>
          <table:table-cell/>
          <table:table-cell office:value-type="float" office:value="7609754" calcext:value-type="float">
            <text:p>7609754</text:p>
          </table:table-cell>
          <table:table-cell/>
          <table:table-cell office:value-type="float" office:value="8903279" calcext:value-type="float">
            <text:p>8903279</text:p>
          </table:table-cell>
          <table:table-cell/>
          <table:table-cell office:value-type="float" office:value="9308497" calcext:value-type="float">
            <text:p>9308497</text:p>
          </table:table-cell>
          <table:table-cell/>
          <table:table-cell office:value-type="float" office:value="9697312" calcext:value-type="float">
            <text:p>9697312</text:p>
          </table:table-cell>
          <table:table-cell/>
          <table:table-cell office:value-type="float" office:value="7817519" calcext:value-type="float">
            <text:p>7817519</text:p>
          </table:table-cell>
          <table:table-cell/>
          <table:table-cell office:value-type="float" office:value="9024882" calcext:value-type="float">
            <text:p>9024882</text:p>
          </table:table-cell>
          <table:table-cell/>
          <table:table-cell office:value-type="float" office:value="7999524" calcext:value-type="float">
            <text:p>7999524</text:p>
          </table:table-cell>
          <table:table-cell/>
          <table:table-cell office:value-type="float" office:value="8128206" calcext:value-type="float">
            <text:p>8128206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3912691" calcext:value-type="float">
            <text:p>3912691</text:p>
          </table:table-cell>
          <table:table-cell/>
          <table:table-cell office:value-type="float" office:value="5696610" calcext:value-type="float">
            <text:p>5696610</text:p>
          </table:table-cell>
          <table:table-cell/>
          <table:table-cell office:value-type="float" office:value="6706156" calcext:value-type="float">
            <text:p>6706156</text:p>
          </table:table-cell>
          <table:table-cell/>
          <table:table-cell office:value-type="float" office:value="7301864" calcext:value-type="float">
            <text:p>7301864</text:p>
          </table:table-cell>
          <table:table-cell/>
          <table:table-cell office:value-type="float" office:value="7774379" calcext:value-type="float">
            <text:p>7774379</text:p>
          </table:table-cell>
          <table:table-cell/>
          <table:table-cell office:value-type="float" office:value="3114661" calcext:value-type="float">
            <text:p>3114661</text:p>
          </table:table-cell>
          <table:table-cell/>
          <table:table-cell office:value-type="float" office:value="8047509" calcext:value-type="float">
            <text:p>8047509</text:p>
          </table:table-cell>
          <table:table-cell/>
          <table:table-cell office:value-type="float" office:value="7642951" calcext:value-type="float">
            <text:p>7642951</text:p>
          </table:table-cell>
          <table:table-cell/>
          <table:table-cell office:value-type="float" office:value="7612471" calcext:value-type="float">
            <text:p>7612471</text:p>
          </table:table-cell>
          <table:table-cell/>
          <table:table-cell office:value-type="float" office:value="6649056" calcext:value-type="float">
            <text:p>6649056</text:p>
          </table:table-cell>
          <table:table-cell/>
          <table:table-cell office:value-type="float" office:value="5843879" calcext:value-type="float">
            <text:p>5843879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3581823" calcext:value-type="float">
            <text:p>3581823</text:p>
          </table:table-cell>
          <table:table-cell/>
          <table:table-cell office:value-type="float" office:value="4947544" calcext:value-type="float">
            <text:p>4947544</text:p>
          </table:table-cell>
          <table:table-cell/>
          <table:table-cell office:value-type="float" office:value="5661696" calcext:value-type="float">
            <text:p>5661696</text:p>
          </table:table-cell>
          <table:table-cell/>
          <table:table-cell office:value-type="float" office:value="6670750" calcext:value-type="float">
            <text:p>6670750</text:p>
          </table:table-cell>
          <table:table-cell/>
          <table:table-cell office:value-type="float" office:value="4122934" calcext:value-type="float">
            <text:p>4122934</text:p>
          </table:table-cell>
          <table:table-cell/>
          <table:table-cell office:value-type="float" office:value="6763986" calcext:value-type="float">
            <text:p>6763986</text:p>
          </table:table-cell>
          <table:table-cell/>
          <table:table-cell office:value-type="float" office:value="7049878" calcext:value-type="float">
            <text:p>7049878</text:p>
          </table:table-cell>
          <table:table-cell/>
          <table:table-cell office:value-type="float" office:value="7218727" calcext:value-type="float">
            <text:p>7218727</text:p>
          </table:table-cell>
          <table:table-cell/>
          <table:table-cell office:value-type="float" office:value="6965556" calcext:value-type="float">
            <text:p>6965556</text:p>
          </table:table-cell>
          <table:table-cell/>
          <table:table-cell office:value-type="float" office:value="6516405" calcext:value-type="float">
            <text:p>6516405</text:p>
          </table:table-cell>
          <table:table-cell/>
          <table:table-cell office:value-type="float" office:value="5931450" calcext:value-type="float">
            <text:p>5931450</text:p>
          </table:table-cell>
          <table:table-cell/>
          <table:table-cell office:value-type="float" office:value="3600968" calcext:value-type="float">
            <text:p>3600968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3599988" calcext:value-type="float">
            <text:p>3599988</text:p>
          </table:table-cell>
          <table:table-cell/>
          <table:table-cell office:value-type="float" office:value="4789212" calcext:value-type="float">
            <text:p>4789212</text:p>
          </table:table-cell>
          <table:table-cell/>
          <table:table-cell office:value-type="float" office:value="4416190" calcext:value-type="float">
            <text:p>4416190</text:p>
          </table:table-cell>
          <table:table-cell/>
          <table:table-cell office:value-type="float" office:value="6306387" calcext:value-type="float">
            <text:p>6306387</text:p>
          </table:table-cell>
          <table:table-cell/>
          <table:table-cell office:value-type="float" office:value="6542963" calcext:value-type="float">
            <text:p>6542963</text:p>
          </table:table-cell>
          <table:table-cell/>
          <table:table-cell office:value-type="float" office:value="6571746" calcext:value-type="float">
            <text:p>6571746</text:p>
          </table:table-cell>
          <table:table-cell/>
          <table:table-cell office:value-type="float" office:value="6556072" calcext:value-type="float">
            <text:p>6556072</text:p>
          </table:table-cell>
          <table:table-cell/>
          <table:table-cell office:value-type="float" office:value="6488597" calcext:value-type="float">
            <text:p>6488597</text:p>
          </table:table-cell>
          <table:table-cell/>
          <table:table-cell office:value-type="float" office:value="6279877" calcext:value-type="float">
            <text:p>6279877</text:p>
          </table:table-cell>
          <table:table-cell/>
          <table:table-cell office:value-type="float" office:value="6131941" calcext:value-type="float">
            <text:p>6131941</text:p>
          </table:table-cell>
          <table:table-cell/>
          <table:table-cell office:value-type="float" office:value="5740589" calcext:value-type="float">
            <text:p>5740589</text:p>
          </table:table-cell>
          <table:table-cell/>
          <table:table-cell office:value-type="float" office:value="5396617" calcext:value-type="float">
            <text:p>5396617</text:p>
          </table:table-cell>
          <table:table-cell/>
          <table:table-cell office:value-type="float" office:value="5382246" calcext:value-type="float">
            <text:p>538224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91895" calcext:value-type="float">
            <text:p>6291895</text:p>
          </table:table-cell>
          <table:table-cell/>
          <table:table-cell office:value-type="float" office:value="6469296" calcext:value-type="float">
            <text:p>6469296</text:p>
          </table:table-cell>
          <table:table-cell/>
          <table:table-cell office:value-type="float" office:value="6526126" calcext:value-type="float">
            <text:p>6526126</text:p>
          </table:table-cell>
          <table:table-cell/>
          <table:table-cell office:value-type="float" office:value="6461996" calcext:value-type="float">
            <text:p>6461996</text:p>
          </table:table-cell>
          <table:table-cell/>
          <table:table-cell office:value-type="float" office:value="6329565" calcext:value-type="float">
            <text:p>6329565</text:p>
          </table:table-cell>
          <table:table-cell/>
          <table:table-cell office:value-type="float" office:value="6220137" calcext:value-type="float">
            <text:p>6220137</text:p>
          </table:table-cell>
          <table:table-cell/>
          <table:table-cell office:value-type="float" office:value="5930021" calcext:value-type="float">
            <text:p>5930021</text:p>
          </table:table-cell>
          <table:table-cell/>
          <table:table-cell office:value-type="float" office:value="5323829" calcext:value-type="float">
            <text:p>5323829</text:p>
          </table:table-cell>
          <table:table-cell/>
          <table:table-cell office:value-type="float" office:value="5252817" calcext:value-type="float">
            <text:p>525281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37450" calcext:value-type="float">
            <text:p>6037450</text:p>
          </table:table-cell>
          <table:table-cell/>
          <table:table-cell office:value-type="float" office:value="6459993" calcext:value-type="float">
            <text:p>6459993</text:p>
          </table:table-cell>
          <table:table-cell/>
          <table:table-cell office:value-type="float" office:value="6527491" calcext:value-type="float">
            <text:p>6527491</text:p>
          </table:table-cell>
          <table:table-cell/>
          <table:table-cell office:value-type="float" office:value="6590562" calcext:value-type="float">
            <text:p>6590562</text:p>
          </table:table-cell>
          <table:table-cell/>
          <table:table-cell office:value-type="float" office:value="6466984" calcext:value-type="float">
            <text:p>6466984</text:p>
          </table:table-cell>
          <table:table-cell/>
          <table:table-cell office:value-type="float" office:value="6461207" calcext:value-type="float">
            <text:p>6461207</text:p>
          </table:table-cell>
          <table:table-cell/>
          <table:table-cell office:value-type="float" office:value="6063687" calcext:value-type="float">
            <text:p>6063687</text:p>
          </table:table-cell>
          <table:table-cell/>
          <table:table-cell office:value-type="float" office:value="5259330" calcext:value-type="float">
            <text:p>5259330</text:p>
          </table:table-cell>
          <table:table-cell/>
          <table:table-cell office:value-type="float" office:value="5013842" calcext:value-type="float">
            <text:p>501384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267080" calcext:value-type="float">
            <text:p>5267080</text:p>
          </table:table-cell>
          <table:table-cell/>
          <table:table-cell office:value-type="float" office:value="5958908" calcext:value-type="float">
            <text:p>5958908</text:p>
          </table:table-cell>
          <table:table-cell/>
          <table:table-cell office:value-type="float" office:value="6530344" calcext:value-type="float">
            <text:p>6530344</text:p>
          </table:table-cell>
          <table:table-cell/>
          <table:table-cell office:value-type="float" office:value="6206333" calcext:value-type="float">
            <text:p>6206333</text:p>
          </table:table-cell>
          <table:table-cell/>
          <table:table-cell office:value-type="float" office:value="6668329" calcext:value-type="float">
            <text:p>6668329</text:p>
          </table:table-cell>
          <table:table-cell/>
          <table:table-cell office:value-type="float" office:value="6343618" calcext:value-type="float">
            <text:p>6343618</text:p>
          </table:table-cell>
          <table:table-cell/>
          <table:table-cell office:value-type="float" office:value="6063674" calcext:value-type="float">
            <text:p>6063674</text:p>
          </table:table-cell>
          <table:table-cell/>
          <table:table-cell office:value-type="float" office:value="5454261" calcext:value-type="float">
            <text:p>5454261</text:p>
          </table:table-cell>
          <table:table-cell/>
          <table:table-cell office:value-type="float" office:value="5212645" calcext:value-type="float">
            <text:p>521264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62140" calcext:value-type="float">
            <text:p>6562140</text:p>
          </table:table-cell>
          <table:table-cell/>
          <table:table-cell office:value-type="float" office:value="6402194" calcext:value-type="float">
            <text:p>6402194</text:p>
          </table:table-cell>
          <table:table-cell/>
          <table:table-cell office:value-type="float" office:value="6523750" calcext:value-type="float">
            <text:p>6523750</text:p>
          </table:table-cell>
          <table:table-cell/>
          <table:table-cell office:value-type="float" office:value="6466467" calcext:value-type="float">
            <text:p>6466467</text:p>
          </table:table-cell>
          <table:table-cell/>
          <table:table-cell office:value-type="float" office:value="6401896" calcext:value-type="float">
            <text:p>6401896</text:p>
          </table:table-cell>
          <table:table-cell/>
          <table:table-cell office:value-type="float" office:value="5137045" calcext:value-type="float">
            <text:p>5137045</text:p>
          </table:table-cell>
          <table:table-cell/>
          <table:table-cell office:value-type="float" office:value="6117002" calcext:value-type="float">
            <text:p>6117002</text:p>
          </table:table-cell>
          <table:table-cell/>
          <table:table-cell office:value-type="float" office:value="5119298" calcext:value-type="float">
            <text:p>5119298</text:p>
          </table:table-cell>
          <table:table-cell/>
          <table:table-cell office:value-type="float" office:value="4674142" calcext:value-type="float">
            <text:p>467414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84201" calcext:value-type="float">
            <text:p>5684201</text:p>
          </table:table-cell>
          <table:table-cell/>
          <table:table-cell office:value-type="float" office:value="6364870" calcext:value-type="float">
            <text:p>6364870</text:p>
          </table:table-cell>
          <table:table-cell/>
          <table:table-cell office:value-type="float" office:value="6143092" calcext:value-type="float">
            <text:p>6143092</text:p>
          </table:table-cell>
          <table:table-cell/>
          <table:table-cell office:value-type="float" office:value="6487754" calcext:value-type="float">
            <text:p>6487754</text:p>
          </table:table-cell>
          <table:table-cell/>
          <table:table-cell office:value-type="float" office:value="6422572" calcext:value-type="float">
            <text:p>6422572</text:p>
          </table:table-cell>
          <table:table-cell/>
          <table:table-cell office:value-type="float" office:value="5406927" calcext:value-type="float">
            <text:p>5406927</text:p>
          </table:table-cell>
          <table:table-cell/>
          <table:table-cell office:value-type="float" office:value="6063380" calcext:value-type="float">
            <text:p>6063380</text:p>
          </table:table-cell>
          <table:table-cell/>
          <table:table-cell office:value-type="float" office:value="5488258" calcext:value-type="float">
            <text:p>5488258</text:p>
          </table:table-cell>
          <table:table-cell/>
          <table:table-cell office:value-type="float" office:value="5170488" calcext:value-type="float">
            <text:p>517048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72414" calcext:value-type="float">
            <text:p>772414</text:p>
          </table:table-cell>
          <table:table-cell/>
          <table:table-cell office:value-type="float" office:value="885431" calcext:value-type="float">
            <text:p>885431</text:p>
          </table:table-cell>
          <table:table-cell/>
          <table:table-cell office:value-type="float" office:value="6481805" calcext:value-type="float">
            <text:p>6481805</text:p>
          </table:table-cell>
          <table:table-cell/>
          <table:table-cell office:value-type="float" office:value="6529769" calcext:value-type="float">
            <text:p>6529769</text:p>
          </table:table-cell>
          <table:table-cell/>
          <table:table-cell office:value-type="float" office:value="6725604" calcext:value-type="float">
            <text:p>6725604</text:p>
          </table:table-cell>
          <table:table-cell/>
          <table:table-cell office:value-type="float" office:value="6633416" calcext:value-type="float">
            <text:p>6633416</text:p>
          </table:table-cell>
          <table:table-cell/>
          <table:table-cell office:value-type="float" office:value="6130016" calcext:value-type="float">
            <text:p>6130016</text:p>
          </table:table-cell>
          <table:table-cell/>
          <table:table-cell office:value-type="float" office:value="5688854" calcext:value-type="float">
            <text:p>5688854</text:p>
          </table:table-cell>
          <table:table-cell/>
          <table:table-cell office:value-type="float" office:value="5347612" calcext:value-type="float">
            <text:p>534761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2594" calcext:value-type="float">
            <text:p>582594</text:p>
          </table:table-cell>
          <table:table-cell/>
          <table:table-cell office:value-type="float" office:value="591205" calcext:value-type="float">
            <text:p>591205</text:p>
          </table:table-cell>
          <table:table-cell/>
          <table:table-cell office:value-type="float" office:value="580862" calcext:value-type="float">
            <text:p>580862</text:p>
          </table:table-cell>
          <table:table-cell/>
          <table:table-cell office:value-type="float" office:value="630445" calcext:value-type="float">
            <text:p>630445</text:p>
          </table:table-cell>
          <table:table-cell/>
          <table:table-cell office:value-type="float" office:value="608471" calcext:value-type="float">
            <text:p>608471</text:p>
          </table:table-cell>
          <table:table-cell/>
          <table:table-cell office:value-type="float" office:value="650650" calcext:value-type="float">
            <text:p>650650</text:p>
          </table:table-cell>
          <table:table-cell/>
          <table:table-cell office:value-type="float" office:value="682891" calcext:value-type="float">
            <text:p>682891</text:p>
          </table:table-cell>
          <table:table-cell/>
          <table:table-cell office:value-type="float" office:value="688153" calcext:value-type="float">
            <text:p>688153</text:p>
          </table:table-cell>
          <table:table-cell/>
          <table:table-cell office:value-type="float" office:value="666929" calcext:value-type="float">
            <text:p>66692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1647" calcext:value-type="float">
            <text:p>581647</text:p>
          </table:table-cell>
          <table:table-cell/>
          <table:table-cell office:value-type="float" office:value="602496" calcext:value-type="float">
            <text:p>602496</text:p>
          </table:table-cell>
          <table:table-cell/>
          <table:table-cell office:value-type="float" office:value="616103" calcext:value-type="float">
            <text:p>616103</text:p>
          </table:table-cell>
          <table:table-cell/>
          <table:table-cell office:value-type="float" office:value="635235" calcext:value-type="float">
            <text:p>635235</text:p>
          </table:table-cell>
          <table:table-cell/>
          <table:table-cell office:value-type="float" office:value="620860" calcext:value-type="float">
            <text:p>620860</text:p>
          </table:table-cell>
          <table:table-cell/>
          <table:table-cell office:value-type="float" office:value="624577" calcext:value-type="float">
            <text:p>624577</text:p>
          </table:table-cell>
          <table:table-cell/>
          <table:table-cell office:value-type="float" office:value="646232" calcext:value-type="float">
            <text:p>646232</text:p>
          </table:table-cell>
          <table:table-cell/>
          <table:table-cell office:value-type="float" office:value="634784" calcext:value-type="float">
            <text:p>634784</text:p>
          </table:table-cell>
          <table:table-cell/>
          <table:table-cell office:value-type="float" office:value="665941" calcext:value-type="float">
            <text:p>66594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4564786" calcext:value-type="float">
            <text:p>4564786</text:p>
          </table:table-cell>
          <table:table-cell/>
          <table:table-cell office:value-type="float" office:value="5389653" calcext:value-type="float">
            <text:p>5389653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5735102" calcext:value-type="float">
            <text:p>5735102</text:p>
          </table:table-cell>
          <table:table-cell/>
          <table:table-cell office:value-type="float" office:value="7940539" calcext:value-type="float">
            <text:p>7940539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2132084" calcext:value-type="float">
            <text:p>2132084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8548124" calcext:value-type="float">
            <text:p>8548124</text:p>
          </table:table-cell>
          <table:table-cell/>
          <table:table-cell office:value-type="float" office:value="9795896" calcext:value-type="float">
            <text:p>9795896</text:p>
          </table:table-cell>
          <table:table-cell/>
          <table:table-cell office:value-type="float" office:value="11720614" calcext:value-type="float">
            <text:p>11720614</text:p>
          </table:table-cell>
          <table:table-cell/>
          <table:table-cell office:value-type="float" office:value="9129573" calcext:value-type="float">
            <text:p>9129573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3823789" calcext:value-type="float">
            <text:p>3823789</text:p>
          </table:table-cell>
          <table:table-cell/>
          <table:table-cell office:value-type="float" office:value="5938650" calcext:value-type="float">
            <text:p>5938650</text:p>
          </table:table-cell>
          <table:table-cell/>
          <table:table-cell office:value-type="float" office:value="8534922" calcext:value-type="float">
            <text:p>8534922</text:p>
          </table:table-cell>
          <table:table-cell/>
          <table:table-cell office:value-type="float" office:value="10245071" calcext:value-type="float">
            <text:p>10245071</text:p>
          </table:table-cell>
          <table:table-cell/>
          <table:table-cell office:value-type="float" office:value="10245071" calcext:value-type="float">
            <text:p>10245071</text:p>
          </table:table-cell>
          <table:table-cell/>
          <table:table-cell office:value-type="float" office:value="10651598" calcext:value-type="float">
            <text:p>10651598</text:p>
          </table:table-cell>
          <table:table-cell/>
          <table:table-cell office:value-type="float" office:value="10245071" calcext:value-type="float">
            <text:p>10245071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4340054" calcext:value-type="float">
            <text:p>4340054</text:p>
          </table:table-cell>
          <table:table-cell/>
          <table:table-cell office:value-type="float" office:value="6909408" calcext:value-type="float">
            <text:p>6909408</text:p>
          </table:table-cell>
          <table:table-cell/>
          <table:table-cell office:value-type="float" office:value="8394979" calcext:value-type="float">
            <text:p>8394979</text:p>
          </table:table-cell>
          <table:table-cell/>
          <table:table-cell office:value-type="float" office:value="8265729" calcext:value-type="float">
            <text:p>8265729</text:p>
          </table:table-cell>
          <table:table-cell/>
          <table:table-cell office:value-type="float" office:value="9468384" calcext:value-type="float">
            <text:p>9468384</text:p>
          </table:table-cell>
          <table:table-cell/>
          <table:table-cell office:value-type="float" office:value="10485468" calcext:value-type="float">
            <text:p>10485468</text:p>
          </table:table-cell>
          <table:table-cell/>
          <table:table-cell office:value-type="float" office:value="7758090" calcext:value-type="float">
            <text:p>7758090</text:p>
          </table:table-cell>
          <table:table-cell/>
          <table:table-cell office:value-type="float" office:value="9304292" calcext:value-type="float">
            <text:p>930429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4531485" calcext:value-type="float">
            <text:p>4531485</text:p>
          </table:table-cell>
          <table:table-cell/>
          <table:table-cell office:value-type="float" office:value="6244448" calcext:value-type="float">
            <text:p>6244448</text:p>
          </table:table-cell>
          <table:table-cell/>
          <table:table-cell office:value-type="float" office:value="8000971" calcext:value-type="float">
            <text:p>8000971</text:p>
          </table:table-cell>
          <table:table-cell/>
          <table:table-cell office:value-type="float" office:value="9142007" calcext:value-type="float">
            <text:p>9142007</text:p>
          </table:table-cell>
          <table:table-cell/>
          <table:table-cell office:value-type="float" office:value="10557785" calcext:value-type="float">
            <text:p>10557785</text:p>
          </table:table-cell>
          <table:table-cell/>
          <table:table-cell office:value-type="float" office:value="10329265" calcext:value-type="float">
            <text:p>10329265</text:p>
          </table:table-cell>
          <table:table-cell/>
          <table:table-cell office:value-type="float" office:value="10454984" calcext:value-type="float">
            <text:p>10454984</text:p>
          </table:table-cell>
          <table:table-cell/>
          <table:table-cell office:value-type="float" office:value="10039528" calcext:value-type="float">
            <text:p>10039528</text:p>
          </table:table-cell>
          <table:table-cell/>
          <table:table-cell office:value-type="float" office:value="10255274" calcext:value-type="float">
            <text:p>1025527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4338776" calcext:value-type="float">
            <text:p>4338776</text:p>
          </table:table-cell>
          <table:table-cell/>
          <table:table-cell office:value-type="float" office:value="6092991" calcext:value-type="float">
            <text:p>6092991</text:p>
          </table:table-cell>
          <table:table-cell/>
          <table:table-cell office:value-type="float" office:value="8325147" calcext:value-type="float">
            <text:p>8325147</text:p>
          </table:table-cell>
          <table:table-cell/>
          <table:table-cell office:value-type="float" office:value="8912516" calcext:value-type="float">
            <text:p>8912516</text:p>
          </table:table-cell>
          <table:table-cell/>
          <table:table-cell office:value-type="float" office:value="10339282" calcext:value-type="float">
            <text:p>10339282</text:p>
          </table:table-cell>
          <table:table-cell/>
          <table:table-cell office:value-type="float" office:value="9567698" calcext:value-type="float">
            <text:p>9567698</text:p>
          </table:table-cell>
          <table:table-cell/>
          <table:table-cell office:value-type="float" office:value="9990553" calcext:value-type="float">
            <text:p>9990553</text:p>
          </table:table-cell>
          <table:table-cell/>
          <table:table-cell office:value-type="float" office:value="9472740" calcext:value-type="float">
            <text:p>9472740</text:p>
          </table:table-cell>
          <table:table-cell/>
          <table:table-cell office:value-type="float" office:value="10143926" calcext:value-type="float">
            <text:p>10143926</text:p>
          </table:table-cell>
          <table:table-cell/>
          <table:table-cell office:value-type="float" office:value="9179186" calcext:value-type="float">
            <text:p>9179186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4180214" calcext:value-type="float">
            <text:p>4180214</text:p>
          </table:table-cell>
          <table:table-cell/>
          <table:table-cell office:value-type="float" office:value="5971855" calcext:value-type="float">
            <text:p>5971855</text:p>
          </table:table-cell>
          <table:table-cell/>
          <table:table-cell office:value-type="float" office:value="6680080" calcext:value-type="float">
            <text:p>6680080</text:p>
          </table:table-cell>
          <table:table-cell/>
          <table:table-cell office:value-type="float" office:value="7921350" calcext:value-type="float">
            <text:p>7921350</text:p>
          </table:table-cell>
          <table:table-cell/>
          <table:table-cell office:value-type="float" office:value="8811067" calcext:value-type="float">
            <text:p>8811067</text:p>
          </table:table-cell>
          <table:table-cell/>
          <table:table-cell office:value-type="float" office:value="8603675" calcext:value-type="float">
            <text:p>8603675</text:p>
          </table:table-cell>
          <table:table-cell/>
          <table:table-cell office:value-type="float" office:value="8793028" calcext:value-type="float">
            <text:p>8793028</text:p>
          </table:table-cell>
          <table:table-cell/>
          <table:table-cell office:value-type="float" office:value="8360824" calcext:value-type="float">
            <text:p>8360824</text:p>
          </table:table-cell>
          <table:table-cell/>
          <table:table-cell office:value-type="float" office:value="8328399" calcext:value-type="float">
            <text:p>8328399</text:p>
          </table:table-cell>
          <table:table-cell/>
          <table:table-cell office:value-type="float" office:value="7760332" calcext:value-type="float">
            <text:p>7760332</text:p>
          </table:table-cell>
          <table:table-cell/>
          <table:table-cell office:value-type="float" office:value="6339889" calcext:value-type="float">
            <text:p>6339889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3597574" calcext:value-type="float">
            <text:p>3597574</text:p>
          </table:table-cell>
          <table:table-cell/>
          <table:table-cell office:value-type="float" office:value="5022761" calcext:value-type="float">
            <text:p>5022761</text:p>
          </table:table-cell>
          <table:table-cell/>
          <table:table-cell office:value-type="float" office:value="6233844" calcext:value-type="float">
            <text:p>6233844</text:p>
          </table:table-cell>
          <table:table-cell/>
          <table:table-cell office:value-type="float" office:value="4118487" calcext:value-type="float">
            <text:p>4118487</text:p>
          </table:table-cell>
          <table:table-cell/>
          <table:table-cell office:value-type="float" office:value="6989645" calcext:value-type="float">
            <text:p>6989645</text:p>
          </table:table-cell>
          <table:table-cell/>
          <table:table-cell office:value-type="float" office:value="7099404" calcext:value-type="float">
            <text:p>7099404</text:p>
          </table:table-cell>
          <table:table-cell/>
          <table:table-cell office:value-type="float" office:value="7267586" calcext:value-type="float">
            <text:p>7267586</text:p>
          </table:table-cell>
          <table:table-cell/>
          <table:table-cell office:value-type="float" office:value="7781080" calcext:value-type="float">
            <text:p>7781080</text:p>
          </table:table-cell>
          <table:table-cell/>
          <table:table-cell office:value-type="float" office:value="7550253" calcext:value-type="float">
            <text:p>7550253</text:p>
          </table:table-cell>
          <table:table-cell/>
          <table:table-cell office:value-type="float" office:value="7332727" calcext:value-type="float">
            <text:p>7332727</text:p>
          </table:table-cell>
          <table:table-cell/>
          <table:table-cell office:value-type="float" office:value="6220301" calcext:value-type="float">
            <text:p>6220301</text:p>
          </table:table-cell>
          <table:table-cell/>
          <table:table-cell office:value-type="float" office:value="5621863" calcext:value-type="float">
            <text:p>5621863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3601686" calcext:value-type="float">
            <text:p>3601686</text:p>
          </table:table-cell>
          <table:table-cell/>
          <table:table-cell office:value-type="float" office:value="4966067" calcext:value-type="float">
            <text:p>4966067</text:p>
          </table:table-cell>
          <table:table-cell/>
          <table:table-cell office:value-type="float" office:value="5550485" calcext:value-type="float">
            <text:p>5550485</text:p>
          </table:table-cell>
          <table:table-cell/>
          <table:table-cell office:value-type="float" office:value="6884473" calcext:value-type="float">
            <text:p>6884473</text:p>
          </table:table-cell>
          <table:table-cell/>
          <table:table-cell office:value-type="float" office:value="6662863" calcext:value-type="float">
            <text:p>6662863</text:p>
          </table:table-cell>
          <table:table-cell/>
          <table:table-cell office:value-type="float" office:value="6838571" calcext:value-type="float">
            <text:p>6838571</text:p>
          </table:table-cell>
          <table:table-cell/>
          <table:table-cell office:value-type="float" office:value="6930995" calcext:value-type="float">
            <text:p>6930995</text:p>
          </table:table-cell>
          <table:table-cell/>
          <table:table-cell office:value-type="float" office:value="6722831" calcext:value-type="float">
            <text:p>6722831</text:p>
          </table:table-cell>
          <table:table-cell/>
          <table:table-cell office:value-type="float" office:value="7038185" calcext:value-type="float">
            <text:p>7038185</text:p>
          </table:table-cell>
          <table:table-cell/>
          <table:table-cell office:value-type="float" office:value="6756542" calcext:value-type="float">
            <text:p>6756542</text:p>
          </table:table-cell>
          <table:table-cell/>
          <table:table-cell office:value-type="float" office:value="6068049" calcext:value-type="float">
            <text:p>6068049</text:p>
          </table:table-cell>
          <table:table-cell/>
          <table:table-cell office:value-type="float" office:value="5609384" calcext:value-type="float">
            <text:p>5609384</text:p>
          </table:table-cell>
          <table:table-cell/>
          <table:table-cell office:value-type="float" office:value="4316060" calcext:value-type="float">
            <text:p>431606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45203" calcext:value-type="float">
            <text:p>6745203</text:p>
          </table:table-cell>
          <table:table-cell/>
          <table:table-cell office:value-type="float" office:value="5680045" calcext:value-type="float">
            <text:p>5680045</text:p>
          </table:table-cell>
          <table:table-cell/>
          <table:table-cell office:value-type="float" office:value="6639946" calcext:value-type="float">
            <text:p>6639946</text:p>
          </table:table-cell>
          <table:table-cell/>
          <table:table-cell office:value-type="float" office:value="6650549" calcext:value-type="float">
            <text:p>6650549</text:p>
          </table:table-cell>
          <table:table-cell/>
          <table:table-cell office:value-type="float" office:value="5672309" calcext:value-type="float">
            <text:p>5672309</text:p>
          </table:table-cell>
          <table:table-cell/>
          <table:table-cell office:value-type="float" office:value="6365329" calcext:value-type="float">
            <text:p>6365329</text:p>
          </table:table-cell>
          <table:table-cell/>
          <table:table-cell office:value-type="float" office:value="5328990" calcext:value-type="float">
            <text:p>5328990</text:p>
          </table:table-cell>
          <table:table-cell/>
          <table:table-cell office:value-type="float" office:value="5553132" calcext:value-type="float">
            <text:p>5553132</text:p>
          </table:table-cell>
          <table:table-cell/>
          <table:table-cell office:value-type="float" office:value="4901041" calcext:value-type="float">
            <text:p>490104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633185" calcext:value-type="float">
            <text:p>6633185</text:p>
          </table:table-cell>
          <table:table-cell/>
          <table:table-cell office:value-type="float" office:value="6072126" calcext:value-type="float">
            <text:p>6072126</text:p>
          </table:table-cell>
          <table:table-cell/>
          <table:table-cell office:value-type="float" office:value="6674417" calcext:value-type="float">
            <text:p>6674417</text:p>
          </table:table-cell>
          <table:table-cell/>
          <table:table-cell office:value-type="float" office:value="6130630" calcext:value-type="float">
            <text:p>6130630</text:p>
          </table:table-cell>
          <table:table-cell/>
          <table:table-cell office:value-type="float" office:value="6143785" calcext:value-type="float">
            <text:p>6143785</text:p>
          </table:table-cell>
          <table:table-cell/>
          <table:table-cell office:value-type="float" office:value="6651322" calcext:value-type="float">
            <text:p>6651322</text:p>
          </table:table-cell>
          <table:table-cell/>
          <table:table-cell office:value-type="float" office:value="5847246" calcext:value-type="float">
            <text:p>5847246</text:p>
          </table:table-cell>
          <table:table-cell/>
          <table:table-cell office:value-type="float" office:value="5699336" calcext:value-type="float">
            <text:p>5699336</text:p>
          </table:table-cell>
          <table:table-cell/>
          <table:table-cell office:value-type="float" office:value="5348151" calcext:value-type="float">
            <text:p>534815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75543" calcext:value-type="float">
            <text:p>5375543</text:p>
          </table:table-cell>
          <table:table-cell/>
          <table:table-cell office:value-type="float" office:value="5330975" calcext:value-type="float">
            <text:p>5330975</text:p>
          </table:table-cell>
          <table:table-cell/>
          <table:table-cell office:value-type="float" office:value="6142124" calcext:value-type="float">
            <text:p>6142124</text:p>
          </table:table-cell>
          <table:table-cell/>
          <table:table-cell office:value-type="float" office:value="6332001" calcext:value-type="float">
            <text:p>6332001</text:p>
          </table:table-cell>
          <table:table-cell/>
          <table:table-cell office:value-type="float" office:value="6502845" calcext:value-type="float">
            <text:p>6502845</text:p>
          </table:table-cell>
          <table:table-cell/>
          <table:table-cell office:value-type="float" office:value="6461193" calcext:value-type="float">
            <text:p>6461193</text:p>
          </table:table-cell>
          <table:table-cell/>
          <table:table-cell office:value-type="float" office:value="6245961" calcext:value-type="float">
            <text:p>6245961</text:p>
          </table:table-cell>
          <table:table-cell/>
          <table:table-cell office:value-type="float" office:value="4752597" calcext:value-type="float">
            <text:p>4752597</text:p>
          </table:table-cell>
          <table:table-cell/>
          <table:table-cell office:value-type="float" office:value="5187902" calcext:value-type="float">
            <text:p>518790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73478" calcext:value-type="float">
            <text:p>6573478</text:p>
          </table:table-cell>
          <table:table-cell/>
          <table:table-cell office:value-type="float" office:value="6572024" calcext:value-type="float">
            <text:p>6572024</text:p>
          </table:table-cell>
          <table:table-cell/>
          <table:table-cell office:value-type="float" office:value="6492547" calcext:value-type="float">
            <text:p>6492547</text:p>
          </table:table-cell>
          <table:table-cell/>
          <table:table-cell office:value-type="float" office:value="6508535" calcext:value-type="float">
            <text:p>6508535</text:p>
          </table:table-cell>
          <table:table-cell/>
          <table:table-cell office:value-type="float" office:value="6474311" calcext:value-type="float">
            <text:p>6474311</text:p>
          </table:table-cell>
          <table:table-cell/>
          <table:table-cell office:value-type="float" office:value="5221452" calcext:value-type="float">
            <text:p>5221452</text:p>
          </table:table-cell>
          <table:table-cell/>
          <table:table-cell office:value-type="float" office:value="5857694" calcext:value-type="float">
            <text:p>5857694</text:p>
          </table:table-cell>
          <table:table-cell/>
          <table:table-cell office:value-type="float" office:value="5168145" calcext:value-type="float">
            <text:p>5168145</text:p>
          </table:table-cell>
          <table:table-cell/>
          <table:table-cell office:value-type="float" office:value="4315265" calcext:value-type="float">
            <text:p>431526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14566" calcext:value-type="float">
            <text:p>6114566</text:p>
          </table:table-cell>
          <table:table-cell/>
          <table:table-cell office:value-type="float" office:value="5915203" calcext:value-type="float">
            <text:p>5915203</text:p>
          </table:table-cell>
          <table:table-cell/>
          <table:table-cell office:value-type="float" office:value="6448260" calcext:value-type="float">
            <text:p>6448260</text:p>
          </table:table-cell>
          <table:table-cell/>
          <table:table-cell office:value-type="float" office:value="5664668" calcext:value-type="float">
            <text:p>5664668</text:p>
          </table:table-cell>
          <table:table-cell/>
          <table:table-cell office:value-type="float" office:value="6386052" calcext:value-type="float">
            <text:p>6386052</text:p>
          </table:table-cell>
          <table:table-cell/>
          <table:table-cell office:value-type="float" office:value="6234918" calcext:value-type="float">
            <text:p>6234918</text:p>
          </table:table-cell>
          <table:table-cell/>
          <table:table-cell office:value-type="float" office:value="5988644" calcext:value-type="float">
            <text:p>5988644</text:p>
          </table:table-cell>
          <table:table-cell/>
          <table:table-cell office:value-type="float" office:value="5379349" calcext:value-type="float">
            <text:p>5379349</text:p>
          </table:table-cell>
          <table:table-cell/>
          <table:table-cell office:value-type="float" office:value="5158033" calcext:value-type="float">
            <text:p>515803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2764" calcext:value-type="float">
            <text:p>612764</text:p>
          </table:table-cell>
          <table:table-cell/>
          <table:table-cell office:value-type="float" office:value="904147" calcext:value-type="float">
            <text:p>904147</text:p>
          </table:table-cell>
          <table:table-cell/>
          <table:table-cell office:value-type="float" office:value="6503851" calcext:value-type="float">
            <text:p>6503851</text:p>
          </table:table-cell>
          <table:table-cell/>
          <table:table-cell office:value-type="float" office:value="6524402" calcext:value-type="float">
            <text:p>6524402</text:p>
          </table:table-cell>
          <table:table-cell/>
          <table:table-cell office:value-type="float" office:value="6695502" calcext:value-type="float">
            <text:p>6695502</text:p>
          </table:table-cell>
          <table:table-cell/>
          <table:table-cell office:value-type="float" office:value="6518803" calcext:value-type="float">
            <text:p>6518803</text:p>
          </table:table-cell>
          <table:table-cell/>
          <table:table-cell office:value-type="float" office:value="6136902" calcext:value-type="float">
            <text:p>6136902</text:p>
          </table:table-cell>
          <table:table-cell/>
          <table:table-cell office:value-type="float" office:value="5599484" calcext:value-type="float">
            <text:p>5599484</text:p>
          </table:table-cell>
          <table:table-cell/>
          <table:table-cell office:value-type="float" office:value="5289427" calcext:value-type="float">
            <text:p>528942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1083" calcext:value-type="float">
            <text:p>561083</text:p>
          </table:table-cell>
          <table:table-cell/>
          <table:table-cell office:value-type="float" office:value="594702" calcext:value-type="float">
            <text:p>594702</text:p>
          </table:table-cell>
          <table:table-cell/>
          <table:table-cell office:value-type="float" office:value="584750" calcext:value-type="float">
            <text:p>584750</text:p>
          </table:table-cell>
          <table:table-cell/>
          <table:table-cell office:value-type="float" office:value="632499" calcext:value-type="float">
            <text:p>632499</text:p>
          </table:table-cell>
          <table:table-cell/>
          <table:table-cell office:value-type="float" office:value="597197" calcext:value-type="float">
            <text:p>597197</text:p>
          </table:table-cell>
          <table:table-cell/>
          <table:table-cell office:value-type="float" office:value="649808" calcext:value-type="float">
            <text:p>649808</text:p>
          </table:table-cell>
          <table:table-cell/>
          <table:table-cell office:value-type="float" office:value="681927" calcext:value-type="float">
            <text:p>681927</text:p>
          </table:table-cell>
          <table:table-cell/>
          <table:table-cell office:value-type="float" office:value="693211" calcext:value-type="float">
            <text:p>693211</text:p>
          </table:table-cell>
          <table:table-cell/>
          <table:table-cell office:value-type="float" office:value="727138" calcext:value-type="float">
            <text:p>72713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5374" calcext:value-type="float">
            <text:p>585374</text:p>
          </table:table-cell>
          <table:table-cell/>
          <table:table-cell office:value-type="float" office:value="589750" calcext:value-type="float">
            <text:p>589750</text:p>
          </table:table-cell>
          <table:table-cell/>
          <table:table-cell office:value-type="float" office:value="626222" calcext:value-type="float">
            <text:p>626222</text:p>
          </table:table-cell>
          <table:table-cell/>
          <table:table-cell office:value-type="float" office:value="602146" calcext:value-type="float">
            <text:p>602146</text:p>
          </table:table-cell>
          <table:table-cell/>
          <table:table-cell office:value-type="float" office:value="638436" calcext:value-type="float">
            <text:p>638436</text:p>
          </table:table-cell>
          <table:table-cell/>
          <table:table-cell office:value-type="float" office:value="640684" calcext:value-type="float">
            <text:p>640684</text:p>
          </table:table-cell>
          <table:table-cell/>
          <table:table-cell office:value-type="float" office:value="655791" calcext:value-type="float">
            <text:p>655791</text:p>
          </table:table-cell>
          <table:table-cell/>
          <table:table-cell office:value-type="float" office:value="638927" calcext:value-type="float">
            <text:p>638927</text:p>
          </table:table-cell>
          <table:table-cell/>
          <table:table-cell office:value-type="float" office:value="642071" calcext:value-type="float">
            <text:p>642071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 style:data-style-name="N2" text:time-value="15:16:16.664244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5:16:46.071940502</dc:date>
    <meta:editing-duration>PT7M55S</meta:editing-duration>
    <meta:editing-cycles>3</meta:editing-cycles>
    <meta:generator>LibreOffice/5.2.7.2$Linux_X86_64 LibreOffice_project/20m0$Build-2</meta:generator>
    <meta:document-statistic meta:table-count="1" meta:cell-count="52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5.976cm" svg:height="9.006cm" xlink:href=".." xlink:type="simple" chart:class="chart:bar" chart:style-name="ch1">
        <chart:title svg:x="5.444cm" svg:y="0.316cm" chart:style-name="ch2">
          <text:p>UBUNTU64 Write Report</text:p>
        </chart:title>
        <chart:subtitle svg:x="4.134cm" svg:y="1.275cm" chart:style-name="ch3">
          <text:p>using upstream blktap3 with encrypted disk.</text:p>
        </chart:subtitle>
        <chart:legend chart:legend-position="end" svg:x="14.295cm" svg:y="1.216cm" style:legend-expansion="high" chart:style-name="ch4"/>
        <chart:plot-area chart:style-name="ch5" table:cell-range-address="UBUNTU64_INDIRECT_oxt_upblktap_enc.A187:UBUNTU64_INDIRECT_oxt_upblktap_enc.N204" chart:data-source-has-labels="both" svg:x="1.33cm" svg:y="2.138cm" svg:width="9.618cm" svg:height="5.707cm" dr3d:transform="matrix (0.970794257808615 0.0458176478405103 0.235497881417611 -0.07304091166185 0.991441672146372 0.108205526454114 -0.228524690634133 -0.122246283697989 0.965832445040342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2cm" svg:y="2.168cm" svg:width="7.137cm" svg:height="4.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03cm" svg:y="8.025cm" chart:style-name="ch7">
              <text:p>File Size (KB)</text:p>
            </chart:title>
            <chart:categories table:cell-range-address="UBUNTU64_INDIRECT_oxt_upblktap_enc.A188:UBUNTU64_INDIRECT_oxt_upblktap_enc.A204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67cm" svg:y="7.285cm" chart:style-name="ch7">
              <text:p>Transfer Size (KB)</text:p>
            </chart:title>
            <chart:grid chart:style-name="ch8" chart:class="major"/>
          </chart:axis>
          <chart:series chart:style-name="ch12" chart:values-cell-range-address="UBUNTU64_INDIRECT_oxt_upblktap_enc.B188:UBUNTU64_INDIRECT_oxt_upblktap_enc.B204" chart:label-cell-address="UBUNTU64_INDIRECT_oxt_upblktap_enc.B187:UBUNTU64_INDIRECT_oxt_upblktap_enc.B187" chart:class="chart:bar">
            <chart:data-point chart:repeated="17"/>
          </chart:series>
          <chart:series chart:style-name="ch13" chart:values-cell-range-address="UBUNTU64_INDIRECT_oxt_upblktap_enc.C188:UBUNTU64_INDIRECT_oxt_upblktap_enc.C204" chart:label-cell-address="UBUNTU64_INDIRECT_oxt_upblktap_enc.C187:UBUNTU64_INDIRECT_oxt_upblktap_enc.C187" chart:class="chart:bar">
            <chart:data-point chart:repeated="17"/>
          </chart:series>
          <chart:series chart:style-name="ch14" chart:values-cell-range-address="UBUNTU64_INDIRECT_oxt_upblktap_enc.D188:UBUNTU64_INDIRECT_oxt_upblktap_enc.D204" chart:label-cell-address="UBUNTU64_INDIRECT_oxt_upblktap_enc.D187:UBUNTU64_INDIRECT_oxt_upblktap_enc.D187" chart:class="chart:bar">
            <chart:data-point chart:repeated="17"/>
          </chart:series>
          <chart:series chart:style-name="ch15" chart:values-cell-range-address="UBUNTU64_INDIRECT_oxt_upblktap_enc.E188:UBUNTU64_INDIRECT_oxt_upblktap_enc.E204" chart:label-cell-address="UBUNTU64_INDIRECT_oxt_upblktap_enc.E187:UBUNTU64_INDIRECT_oxt_upblktap_enc.E187" chart:class="chart:bar">
            <chart:data-point chart:repeated="17"/>
          </chart:series>
          <chart:series chart:style-name="ch16" chart:values-cell-range-address="UBUNTU64_INDIRECT_oxt_upblktap_enc.F188:UBUNTU64_INDIRECT_oxt_upblktap_enc.F204" chart:label-cell-address="UBUNTU64_INDIRECT_oxt_upblktap_enc.F187:UBUNTU64_INDIRECT_oxt_upblktap_enc.F187" chart:class="chart:bar">
            <chart:data-point chart:repeated="17"/>
          </chart:series>
          <chart:series chart:style-name="ch17" chart:values-cell-range-address="UBUNTU64_INDIRECT_oxt_upblktap_enc.G188:UBUNTU64_INDIRECT_oxt_upblktap_enc.G204" chart:label-cell-address="UBUNTU64_INDIRECT_oxt_upblktap_enc.G187:UBUNTU64_INDIRECT_oxt_upblktap_enc.G187" chart:class="chart:bar">
            <chart:data-point chart:repeated="17"/>
          </chart:series>
          <chart:series chart:style-name="ch18" chart:values-cell-range-address="UBUNTU64_INDIRECT_oxt_upblktap_enc.H188:UBUNTU64_INDIRECT_oxt_upblktap_enc.H204" chart:label-cell-address="UBUNTU64_INDIRECT_oxt_upblktap_enc.H187:UBUNTU64_INDIRECT_oxt_upblktap_enc.H187" chart:class="chart:bar">
            <chart:data-point chart:repeated="17"/>
          </chart:series>
          <chart:series chart:style-name="ch19" chart:values-cell-range-address="UBUNTU64_INDIRECT_oxt_upblktap_enc.I188:UBUNTU64_INDIRECT_oxt_upblktap_enc.I204" chart:label-cell-address="UBUNTU64_INDIRECT_oxt_upblktap_enc.I187:UBUNTU64_INDIRECT_oxt_upblktap_enc.I187" chart:class="chart:bar">
            <chart:data-point chart:repeated="17"/>
          </chart:series>
          <chart:series chart:style-name="ch20" chart:values-cell-range-address="UBUNTU64_INDIRECT_oxt_upblktap_enc.J188:UBUNTU64_INDIRECT_oxt_upblktap_enc.J204" chart:label-cell-address="UBUNTU64_INDIRECT_oxt_upblktap_enc.J187:UBUNTU64_INDIRECT_oxt_upblktap_enc.J187" chart:class="chart:bar">
            <chart:data-point chart:repeated="17"/>
          </chart:series>
          <chart:series chart:style-name="ch21" chart:values-cell-range-address="UBUNTU64_INDIRECT_oxt_upblktap_enc.K188:UBUNTU64_INDIRECT_oxt_upblktap_enc.K204" chart:label-cell-address="UBUNTU64_INDIRECT_oxt_upblktap_enc.K187:UBUNTU64_INDIRECT_oxt_upblktap_enc.K187" chart:class="chart:bar">
            <chart:data-point chart:repeated="17"/>
          </chart:series>
          <chart:series chart:style-name="ch22" chart:values-cell-range-address="UBUNTU64_INDIRECT_oxt_upblktap_enc.L188:UBUNTU64_INDIRECT_oxt_upblktap_enc.L204" chart:label-cell-address="UBUNTU64_INDIRECT_oxt_upblktap_enc.L187:UBUNTU64_INDIRECT_oxt_upblktap_enc.L187" chart:class="chart:bar">
            <chart:data-point chart:repeated="17"/>
          </chart:series>
          <chart:series chart:style-name="ch23" chart:values-cell-range-address="UBUNTU64_INDIRECT_oxt_upblktap_enc.M188:UBUNTU64_INDIRECT_oxt_upblktap_enc.M204" chart:label-cell-address="UBUNTU64_INDIRECT_oxt_upblktap_enc.M187:UBUNTU64_INDIRECT_oxt_upblktap_enc.M187" chart:class="chart:bar">
            <chart:data-point chart:repeated="17"/>
          </chart:series>
          <chart:series chart:style-name="ch12" chart:values-cell-range-address="UBUNTU64_INDIRECT_oxt_upblktap_enc.N188:UBUNTU64_INDIRECT_oxt_upblktap_enc.N204" chart:label-cell-address="UBUNTU64_INDIRECT_oxt_upblktap_enc.N187:UBUNTU64_INDIRECT_oxt_upblktap_enc.N187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UBUNTU64_INDIRECT_oxt_upblktap_enc.B187:UBUNTU64_INDIRECT_oxt_upblktap_enc.B187</svg:desc>
                </draw:g>
              </table:table-cell>
              <table:table-cell office:value-type="string">
                <text:p>8</text:p>
                <draw:g>
                  <svg:desc>UBUNTU64_INDIRECT_oxt_upblktap_enc.C187:UBUNTU64_INDIRECT_oxt_upblktap_enc.C187</svg:desc>
                </draw:g>
              </table:table-cell>
              <table:table-cell office:value-type="string">
                <text:p>16</text:p>
                <draw:g>
                  <svg:desc>UBUNTU64_INDIRECT_oxt_upblktap_enc.D187:UBUNTU64_INDIRECT_oxt_upblktap_enc.D187</svg:desc>
                </draw:g>
              </table:table-cell>
              <table:table-cell office:value-type="string">
                <text:p>32</text:p>
                <draw:g>
                  <svg:desc>UBUNTU64_INDIRECT_oxt_upblktap_enc.E187:UBUNTU64_INDIRECT_oxt_upblktap_enc.E187</svg:desc>
                </draw:g>
              </table:table-cell>
              <table:table-cell office:value-type="string">
                <text:p>64</text:p>
                <draw:g>
                  <svg:desc>UBUNTU64_INDIRECT_oxt_upblktap_enc.F187:UBUNTU64_INDIRECT_oxt_upblktap_enc.F187</svg:desc>
                </draw:g>
              </table:table-cell>
              <table:table-cell office:value-type="string">
                <text:p>128</text:p>
                <draw:g>
                  <svg:desc>UBUNTU64_INDIRECT_oxt_upblktap_enc.G187:UBUNTU64_INDIRECT_oxt_upblktap_enc.G187</svg:desc>
                </draw:g>
              </table:table-cell>
              <table:table-cell office:value-type="string">
                <text:p>256</text:p>
                <draw:g>
                  <svg:desc>UBUNTU64_INDIRECT_oxt_upblktap_enc.H187:UBUNTU64_INDIRECT_oxt_upblktap_enc.H187</svg:desc>
                </draw:g>
              </table:table-cell>
              <table:table-cell office:value-type="string">
                <text:p>512</text:p>
                <draw:g>
                  <svg:desc>UBUNTU64_INDIRECT_oxt_upblktap_enc.I187:UBUNTU64_INDIRECT_oxt_upblktap_enc.I187</svg:desc>
                </draw:g>
              </table:table-cell>
              <table:table-cell office:value-type="string">
                <text:p>1024</text:p>
                <draw:g>
                  <svg:desc>UBUNTU64_INDIRECT_oxt_upblktap_enc.J187:UBUNTU64_INDIRECT_oxt_upblktap_enc.J187</svg:desc>
                </draw:g>
              </table:table-cell>
              <table:table-cell office:value-type="string">
                <text:p>2048</text:p>
                <draw:g>
                  <svg:desc>UBUNTU64_INDIRECT_oxt_upblktap_enc.K187:UBUNTU64_INDIRECT_oxt_upblktap_enc.K187</svg:desc>
                </draw:g>
              </table:table-cell>
              <table:table-cell office:value-type="string">
                <text:p>4096</text:p>
                <draw:g>
                  <svg:desc>UBUNTU64_INDIRECT_oxt_upblktap_enc.L187:UBUNTU64_INDIRECT_oxt_upblktap_enc.L187</svg:desc>
                </draw:g>
              </table:table-cell>
              <table:table-cell office:value-type="string">
                <text:p>8192</text:p>
                <draw:g>
                  <svg:desc>UBUNTU64_INDIRECT_oxt_upblktap_enc.M187:UBUNTU64_INDIRECT_oxt_upblktap_enc.M187</svg:desc>
                </draw:g>
              </table:table-cell>
              <table:table-cell office:value-type="string">
                <text:p>16384</text:p>
                <draw:g>
                  <svg:desc>UBUNTU64_INDIRECT_oxt_upblktap_enc.N187:UBUNTU64_INDIRECT_oxt_upblktap_enc.N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UBUNTU64_INDIRECT_oxt_upblktap_enc.A188:UBUNTU64_INDIRECT_oxt_upblktap_enc.A204</svg:desc>
                </draw:g>
              </table:table-cell>
              <table:table-cell office:value-type="float" office:value="998622">
                <text:p>998622</text:p>
                <draw:g>
                  <svg:desc>UBUNTU64_INDIRECT_oxt_upblktap_enc.B188:UBUNTU64_INDIRECT_oxt_upblktap_enc.B204</svg:desc>
                </draw:g>
              </table:table-cell>
              <table:table-cell office:value-type="float" office:value="1105556">
                <text:p>1105556</text:p>
                <draw:g>
                  <svg:desc>UBUNTU64_INDIRECT_oxt_upblktap_enc.C188:UBUNTU64_INDIRECT_oxt_upblktap_enc.C204</svg:desc>
                </draw:g>
              </table:table-cell>
              <table:table-cell office:value-type="float" office:value="1163036">
                <text:p>1163036</text:p>
                <draw:g>
                  <svg:desc>UBUNTU64_INDIRECT_oxt_upblktap_enc.D188:UBUNTU64_INDIRECT_oxt_upblktap_enc.D204</svg:desc>
                </draw:g>
              </table:table-cell>
              <table:table-cell office:value-type="float" office:value="1210227">
                <text:p>1210227</text:p>
                <draw:g>
                  <svg:desc>UBUNTU64_INDIRECT_oxt_upblktap_enc.E188:UBUNTU64_INDIRECT_oxt_upblktap_enc.E204</svg:desc>
                </draw:g>
              </table:table-cell>
              <table:table-cell office:value-type="float" office:value="1183548">
                <text:p>1183548</text:p>
                <draw:g>
                  <svg:desc>UBUNTU64_INDIRECT_oxt_upblktap_enc.F188:UBUNTU64_INDIRECT_oxt_upblktap_enc.F204</svg:desc>
                </draw:g>
              </table:table-cell>
              <table:table-cell office:value-type="float" office:value="NaN">
                <text:p>NaN</text:p>
                <draw:g>
                  <svg:desc>UBUNTU64_INDIRECT_oxt_upblktap_enc.G188:UBUNTU64_INDIRECT_oxt_upblktap_enc.G204</svg:desc>
                </draw:g>
              </table:table-cell>
              <table:table-cell office:value-type="float" office:value="NaN">
                <text:p>NaN</text:p>
                <draw:g>
                  <svg:desc>UBUNTU64_INDIRECT_oxt_upblktap_enc.H188:UBUNTU64_INDIRECT_oxt_upblktap_enc.H204</svg:desc>
                </draw:g>
              </table:table-cell>
              <table:table-cell office:value-type="float" office:value="NaN">
                <text:p>NaN</text:p>
                <draw:g>
                  <svg:desc>UBUNTU64_INDIRECT_oxt_upblktap_enc.I188:UBUNTU64_INDIRECT_oxt_upblktap_enc.I204</svg:desc>
                </draw:g>
              </table:table-cell>
              <table:table-cell office:value-type="float" office:value="NaN">
                <text:p>NaN</text:p>
                <draw:g>
                  <svg:desc>UBUNTU64_INDIRECT_oxt_upblktap_enc.J188:UBUNTU64_INDIRECT_oxt_upblktap_enc.J204</svg:desc>
                </draw:g>
              </table:table-cell>
              <table:table-cell office:value-type="float" office:value="NaN">
                <text:p>NaN</text:p>
                <draw:g>
                  <svg:desc>UBUNTU64_INDIRECT_oxt_upblktap_enc.K188:UBUNTU64_INDIRECT_oxt_upblktap_enc.K204</svg:desc>
                </draw:g>
              </table:table-cell>
              <table:table-cell office:value-type="float" office:value="NaN">
                <text:p>NaN</text:p>
                <draw:g>
                  <svg:desc>UBUNTU64_INDIRECT_oxt_upblktap_enc.L188:UBUNTU64_INDIRECT_oxt_upblktap_enc.L204</svg:desc>
                </draw:g>
              </table:table-cell>
              <table:table-cell office:value-type="float" office:value="NaN">
                <text:p>NaN</text:p>
                <draw:g>
                  <svg:desc>UBUNTU64_INDIRECT_oxt_upblktap_enc.M188:UBUNTU64_INDIRECT_oxt_upblktap_enc.M204</svg:desc>
                </draw:g>
              </table:table-cell>
              <table:table-cell office:value-type="float" office:value="NaN">
                <text:p>NaN</text:p>
                <draw:g>
                  <svg:desc>UBUNTU64_INDIRECT_oxt_upblktap_enc.N188:UBUNTU64_INDIRECT_oxt_upblktap_enc.N204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1270">
                <text:p>1121270</text:p>
              </table:table-cell>
              <table:table-cell office:value-type="float" office:value="1254941">
                <text:p>1254941</text:p>
              </table:table-cell>
              <table:table-cell office:value-type="float" office:value="1332828">
                <text:p>1332828</text:p>
              </table:table-cell>
              <table:table-cell office:value-type="float" office:value="1349580">
                <text:p>1349580</text:p>
              </table:table-cell>
              <table:table-cell office:value-type="float" office:value="1391557">
                <text:p>1391557</text:p>
              </table:table-cell>
              <table:table-cell office:value-type="float" office:value="1363288">
                <text:p>1363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52323">
                <text:p>1152323</text:p>
              </table:table-cell>
              <table:table-cell office:value-type="float" office:value="1325925">
                <text:p>1325925</text:p>
              </table:table-cell>
              <table:table-cell office:value-type="float" office:value="1455317">
                <text:p>1455317</text:p>
              </table:table-cell>
              <table:table-cell office:value-type="float" office:value="1471270">
                <text:p>1471270</text:p>
              </table:table-cell>
              <table:table-cell office:value-type="float" office:value="1514860">
                <text:p>1514860</text:p>
              </table:table-cell>
              <table:table-cell office:value-type="float" office:value="1543163">
                <text:p>1543163</text:p>
              </table:table-cell>
              <table:table-cell office:value-type="float" office:value="1463250">
                <text:p>146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18910">
                <text:p>1218910</text:p>
              </table:table-cell>
              <table:table-cell office:value-type="float" office:value="1347393">
                <text:p>1347393</text:p>
              </table:table-cell>
              <table:table-cell office:value-type="float" office:value="1437592">
                <text:p>1437592</text:p>
              </table:table-cell>
              <table:table-cell office:value-type="float" office:value="1422357">
                <text:p>1422357</text:p>
              </table:table-cell>
              <table:table-cell office:value-type="float" office:value="1399189">
                <text:p>1399189</text:p>
              </table:table-cell>
              <table:table-cell office:value-type="float" office:value="1518938">
                <text:p>1518938</text:p>
              </table:table-cell>
              <table:table-cell office:value-type="float" office:value="1514652">
                <text:p>1514652</text:p>
              </table:table-cell>
              <table:table-cell office:value-type="float" office:value="1528669">
                <text:p>1528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44266">
                <text:p>1244266</text:p>
              </table:table-cell>
              <table:table-cell office:value-type="float" office:value="1400926">
                <text:p>1400926</text:p>
              </table:table-cell>
              <table:table-cell office:value-type="float" office:value="1389145">
                <text:p>1389145</text:p>
              </table:table-cell>
              <table:table-cell office:value-type="float" office:value="1523683">
                <text:p>1523683</text:p>
              </table:table-cell>
              <table:table-cell office:value-type="float" office:value="1554004">
                <text:p>1554004</text:p>
              </table:table-cell>
              <table:table-cell office:value-type="float" office:value="1556257">
                <text:p>1556257</text:p>
              </table:table-cell>
              <table:table-cell office:value-type="float" office:value="1568189">
                <text:p>1568189</text:p>
              </table:table-cell>
              <table:table-cell office:value-type="float" office:value="1460472">
                <text:p>1460472</text:p>
              </table:table-cell>
              <table:table-cell office:value-type="float" office:value="1535119">
                <text:p>1535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241893">
                <text:p>1241893</text:p>
              </table:table-cell>
              <table:table-cell office:value-type="float" office:value="1413328">
                <text:p>1413328</text:p>
              </table:table-cell>
              <table:table-cell office:value-type="float" office:value="1451540">
                <text:p>1451540</text:p>
              </table:table-cell>
              <table:table-cell office:value-type="float" office:value="1551424">
                <text:p>1551424</text:p>
              </table:table-cell>
              <table:table-cell office:value-type="float" office:value="1592555">
                <text:p>1592555</text:p>
              </table:table-cell>
              <table:table-cell office:value-type="float" office:value="1568420">
                <text:p>1568420</text:p>
              </table:table-cell>
              <table:table-cell office:value-type="float" office:value="1601164">
                <text:p>1601164</text:p>
              </table:table-cell>
              <table:table-cell office:value-type="float" office:value="1583746">
                <text:p>1583746</text:p>
              </table:table-cell>
              <table:table-cell office:value-type="float" office:value="1539744">
                <text:p>1539744</text:p>
              </table:table-cell>
              <table:table-cell office:value-type="float" office:value="1576769">
                <text:p>1576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243493">
                <text:p>1243493</text:p>
              </table:table-cell>
              <table:table-cell office:value-type="float" office:value="1409479">
                <text:p>1409479</text:p>
              </table:table-cell>
              <table:table-cell office:value-type="float" office:value="1493797">
                <text:p>1493797</text:p>
              </table:table-cell>
              <table:table-cell office:value-type="float" office:value="1553782">
                <text:p>1553782</text:p>
              </table:table-cell>
              <table:table-cell office:value-type="float" office:value="1207146">
                <text:p>1207146</text:p>
              </table:table-cell>
              <table:table-cell office:value-type="float" office:value="1584448">
                <text:p>1584448</text:p>
              </table:table-cell>
              <table:table-cell office:value-type="float" office:value="1561549">
                <text:p>1561549</text:p>
              </table:table-cell>
              <table:table-cell office:value-type="float" office:value="1597413">
                <text:p>1597413</text:p>
              </table:table-cell>
              <table:table-cell office:value-type="float" office:value="1547902">
                <text:p>1547902</text:p>
              </table:table-cell>
              <table:table-cell office:value-type="float" office:value="1559848">
                <text:p>1559848</text:p>
              </table:table-cell>
              <table:table-cell office:value-type="float" office:value="1539855">
                <text:p>1539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255480">
                <text:p>1255480</text:p>
              </table:table-cell>
              <table:table-cell office:value-type="float" office:value="1379864">
                <text:p>1379864</text:p>
              </table:table-cell>
              <table:table-cell office:value-type="float" office:value="1279606">
                <text:p>1279606</text:p>
              </table:table-cell>
              <table:table-cell office:value-type="float" office:value="1530377">
                <text:p>1530377</text:p>
              </table:table-cell>
              <table:table-cell office:value-type="float" office:value="1531468">
                <text:p>1531468</text:p>
              </table:table-cell>
              <table:table-cell office:value-type="float" office:value="1545382">
                <text:p>1545382</text:p>
              </table:table-cell>
              <table:table-cell office:value-type="float" office:value="1562459">
                <text:p>1562459</text:p>
              </table:table-cell>
              <table:table-cell office:value-type="float" office:value="1552364">
                <text:p>1552364</text:p>
              </table:table-cell>
              <table:table-cell office:value-type="float" office:value="1383810">
                <text:p>1383810</text:p>
              </table:table-cell>
              <table:table-cell office:value-type="float" office:value="1537568">
                <text:p>1537568</text:p>
              </table:table-cell>
              <table:table-cell office:value-type="float" office:value="1520422">
                <text:p>1520422</text:p>
              </table:table-cell>
              <table:table-cell office:value-type="float" office:value="1450646">
                <text:p>1450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239890">
                <text:p>1239890</text:p>
              </table:table-cell>
              <table:table-cell office:value-type="float" office:value="1303015">
                <text:p>1303015</text:p>
              </table:table-cell>
              <table:table-cell office:value-type="float" office:value="1461935">
                <text:p>1461935</text:p>
              </table:table-cell>
              <table:table-cell office:value-type="float" office:value="1493940">
                <text:p>1493940</text:p>
              </table:table-cell>
              <table:table-cell office:value-type="float" office:value="1530643">
                <text:p>1530643</text:p>
              </table:table-cell>
              <table:table-cell office:value-type="float" office:value="1476828">
                <text:p>1476828</text:p>
              </table:table-cell>
              <table:table-cell office:value-type="float" office:value="1532384">
                <text:p>1532384</text:p>
              </table:table-cell>
              <table:table-cell office:value-type="float" office:value="1543189">
                <text:p>1543189</text:p>
              </table:table-cell>
              <table:table-cell office:value-type="float" office:value="1441753">
                <text:p>1441753</text:p>
              </table:table-cell>
              <table:table-cell office:value-type="float" office:value="1525512">
                <text:p>1525512</text:p>
              </table:table-cell>
              <table:table-cell office:value-type="float" office:value="1480965">
                <text:p>1480965</text:p>
              </table:table-cell>
              <table:table-cell office:value-type="float" office:value="1466772">
                <text:p>1466772</text:p>
              </table:table-cell>
              <table:table-cell office:value-type="float" office:value="1357641">
                <text:p>1357641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38832">
                <text:p>1538832</text:p>
              </table:table-cell>
              <table:table-cell office:value-type="float" office:value="1540073">
                <text:p>1540073</text:p>
              </table:table-cell>
              <table:table-cell office:value-type="float" office:value="1531356">
                <text:p>1531356</text:p>
              </table:table-cell>
              <table:table-cell office:value-type="float" office:value="1474654">
                <text:p>1474654</text:p>
              </table:table-cell>
              <table:table-cell office:value-type="float" office:value="1519135">
                <text:p>1519135</text:p>
              </table:table-cell>
              <table:table-cell office:value-type="float" office:value="1453445">
                <text:p>1453445</text:p>
              </table:table-cell>
              <table:table-cell office:value-type="float" office:value="1411935">
                <text:p>1411935</text:p>
              </table:table-cell>
              <table:table-cell office:value-type="float" office:value="1391958">
                <text:p>1391958</text:p>
              </table:table-cell>
              <table:table-cell office:value-type="float" office:value="1333662">
                <text:p>1333662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9608">
                <text:p>1499608</text:p>
              </table:table-cell>
              <table:table-cell office:value-type="float" office:value="1498790">
                <text:p>1498790</text:p>
              </table:table-cell>
              <table:table-cell office:value-type="float" office:value="1487025">
                <text:p>1487025</text:p>
              </table:table-cell>
              <table:table-cell office:value-type="float" office:value="1507958">
                <text:p>1507958</text:p>
              </table:table-cell>
              <table:table-cell office:value-type="float" office:value="1511507">
                <text:p>1511507</text:p>
              </table:table-cell>
              <table:table-cell office:value-type="float" office:value="1449909">
                <text:p>1449909</text:p>
              </table:table-cell>
              <table:table-cell office:value-type="float" office:value="1442604">
                <text:p>1442604</text:p>
              </table:table-cell>
              <table:table-cell office:value-type="float" office:value="1373285">
                <text:p>1373285</text:p>
              </table:table-cell>
              <table:table-cell office:value-type="float" office:value="1405897">
                <text:p>1405897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74659">
                <text:p>1474659</text:p>
              </table:table-cell>
              <table:table-cell office:value-type="float" office:value="1415463">
                <text:p>1415463</text:p>
              </table:table-cell>
              <table:table-cell office:value-type="float" office:value="1365962">
                <text:p>1365962</text:p>
              </table:table-cell>
              <table:table-cell office:value-type="float" office:value="1239979">
                <text:p>1239979</text:p>
              </table:table-cell>
              <table:table-cell office:value-type="float" office:value="1056605">
                <text:p>1056605</text:p>
              </table:table-cell>
              <table:table-cell office:value-type="float" office:value="1321691">
                <text:p>1321691</text:p>
              </table:table-cell>
              <table:table-cell office:value-type="float" office:value="1201095">
                <text:p>1201095</text:p>
              </table:table-cell>
              <table:table-cell office:value-type="float" office:value="1322985">
                <text:p>1322985</text:p>
              </table:table-cell>
              <table:table-cell office:value-type="float" office:value="1131422">
                <text:p>1131422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84176">
                <text:p>884176</text:p>
              </table:table-cell>
              <table:table-cell office:value-type="float" office:value="924194">
                <text:p>924194</text:p>
              </table:table-cell>
              <table:table-cell office:value-type="float" office:value="531331">
                <text:p>531331</text:p>
              </table:table-cell>
              <table:table-cell office:value-type="float" office:value="893165">
                <text:p>893165</text:p>
              </table:table-cell>
              <table:table-cell office:value-type="float" office:value="996953">
                <text:p>996953</text:p>
              </table:table-cell>
              <table:table-cell office:value-type="float" office:value="1068832">
                <text:p>1068832</text:p>
              </table:table-cell>
              <table:table-cell office:value-type="float" office:value="985785">
                <text:p>985785</text:p>
              </table:table-cell>
              <table:table-cell office:value-type="float" office:value="770544">
                <text:p>770544</text:p>
              </table:table-cell>
              <table:table-cell office:value-type="float" office:value="881989">
                <text:p>881989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8105">
                <text:p>528105</text:p>
              </table:table-cell>
              <table:table-cell office:value-type="float" office:value="534166">
                <text:p>534166</text:p>
              </table:table-cell>
              <table:table-cell office:value-type="float" office:value="565450">
                <text:p>565450</text:p>
              </table:table-cell>
              <table:table-cell office:value-type="float" office:value="627314">
                <text:p>627314</text:p>
              </table:table-cell>
              <table:table-cell office:value-type="float" office:value="623268">
                <text:p>623268</text:p>
              </table:table-cell>
              <table:table-cell office:value-type="float" office:value="554605">
                <text:p>554605</text:p>
              </table:table-cell>
              <table:table-cell office:value-type="float" office:value="554684">
                <text:p>554684</text:p>
              </table:table-cell>
              <table:table-cell office:value-type="float" office:value="628900">
                <text:p>628900</text:p>
              </table:table-cell>
              <table:table-cell office:value-type="float" office:value="571426">
                <text:p>571426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3516">
                <text:p>513516</text:p>
              </table:table-cell>
              <table:table-cell office:value-type="float" office:value="571543">
                <text:p>571543</text:p>
              </table:table-cell>
              <table:table-cell office:value-type="float" office:value="220483">
                <text:p>220483</text:p>
              </table:table-cell>
              <table:table-cell office:value-type="float" office:value="208563">
                <text:p>208563</text:p>
              </table:table-cell>
              <table:table-cell office:value-type="float" office:value="224277">
                <text:p>224277</text:p>
              </table:table-cell>
              <table:table-cell office:value-type="float" office:value="194435">
                <text:p>194435</text:p>
              </table:table-cell>
              <table:table-cell office:value-type="float" office:value="529897">
                <text:p>529897</text:p>
              </table:table-cell>
              <table:table-cell office:value-type="float" office:value="530917">
                <text:p>530917</text:p>
              </table:table-cell>
              <table:table-cell office:value-type="float" office:value="167557">
                <text:p>167557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8594">
                <text:p>378594</text:p>
              </table:table-cell>
              <table:table-cell office:value-type="float" office:value="307965">
                <text:p>307965</text:p>
              </table:table-cell>
              <table:table-cell office:value-type="float" office:value="189442">
                <text:p>189442</text:p>
              </table:table-cell>
              <table:table-cell office:value-type="float" office:value="178008">
                <text:p>178008</text:p>
              </table:table-cell>
              <table:table-cell office:value-type="float" office:value="271054">
                <text:p>271054</text:p>
              </table:table-cell>
              <table:table-cell office:value-type="float" office:value="203878">
                <text:p>203878</text:p>
              </table:table-cell>
              <table:table-cell office:value-type="float" office:value="316936">
                <text:p>316936</text:p>
              </table:table-cell>
              <table:table-cell office:value-type="float" office:value="232520">
                <text:p>232520</text:p>
              </table:table-cell>
              <table:table-cell office:value-type="float" office:value="185508">
                <text:p>185508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6888">
                <text:p>196888</text:p>
              </table:table-cell>
              <table:table-cell office:value-type="float" office:value="207509">
                <text:p>207509</text:p>
              </table:table-cell>
              <table:table-cell office:value-type="float" office:value="193942">
                <text:p>193942</text:p>
              </table:table-cell>
              <table:table-cell office:value-type="float" office:value="200228">
                <text:p>200228</text:p>
              </table:table-cell>
              <table:table-cell office:value-type="float" office:value="166673">
                <text:p>166673</text:p>
              </table:table-cell>
              <table:table-cell office:value-type="float" office:value="173773">
                <text:p>173773</text:p>
              </table:table-cell>
              <table:table-cell office:value-type="float" office:value="191539">
                <text:p>191539</text:p>
              </table:table-cell>
              <table:table-cell office:value-type="float" office:value="169392">
                <text:p>169392</text:p>
              </table:table-cell>
              <table:table-cell office:value-type="float" office:value="194084">
                <text:p>1940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5.976cm" svg:height="9.005cm" xlink:href=".." xlink:type="simple" chart:class="chart:bar" chart:style-name="ch1">
        <chart:title svg:x="5.353cm" svg:y="0.371cm" chart:style-name="ch2">
          <text:p>UBUNTU64 Read Report </text:p>
        </chart:title>
        <chart:subtitle svg:x="4.187cm" svg:y="1.275cm" chart:style-name="ch3">
          <text:p>using upstream blktap3 with encrypted disk</text:p>
        </chart:subtitle>
        <chart:legend chart:legend-position="end" svg:x="14.295cm" svg:y="1.215cm" style:legend-expansion="high" chart:style-name="ch4"/>
        <chart:plot-area chart:style-name="ch5" table:cell-range-address="UBUNTU64_INDIRECT_oxt_upblktap_enc.A228:UBUNTU64_INDIRECT_oxt_upblktap_enc.N244 UBUNTU64_INDIRECT_oxt_upblktap_enc.B227:UBUNTU64_INDIRECT_oxt_upblktap_enc.N227" chart:data-source-has-labels="both" svg:x="1.33cm" svg:y="2.138cm" svg:width="9.618cm" svg:height="5.706cm" dr3d:transform="matrix (0.937250944888388 0.0665847169776786 0.342238428249701 -0.19108088553196 0.919146924138426 0.344466293026172 -0.291631208018185 -0.388246580553999 0.8741943898229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77cm" svg:y="2.142cm" svg:width="6.915cm" svg:height="4.25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03cm" svg:y="8.024cm" chart:style-name="ch7">
              <text:p>File Size (KB)</text:p>
            </chart:title>
            <chart:categories table:cell-range-address="UBUNTU64_INDIRECT_oxt_upblktap_enc.A228:UBUNTU64_INDIRECT_oxt_upblktap_enc.A244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67cm" svg:y="7.284cm" chart:style-name="ch7">
              <text:p>Transfer Size (KB)</text:p>
            </chart:title>
            <chart:grid chart:style-name="ch8" chart:class="major"/>
          </chart:axis>
          <chart:series chart:style-name="ch12" chart:values-cell-range-address="UBUNTU64_INDIRECT_oxt_upblktap_enc.B228:UBUNTU64_INDIRECT_oxt_upblktap_enc.B244" chart:label-cell-address="UBUNTU64_INDIRECT_oxt_upblktap_enc.B227:UBUNTU64_INDIRECT_oxt_upblktap_enc.B227" chart:class="chart:bar">
            <chart:data-point chart:repeated="17"/>
          </chart:series>
          <chart:series chart:style-name="ch13" chart:values-cell-range-address="UBUNTU64_INDIRECT_oxt_upblktap_enc.C228:UBUNTU64_INDIRECT_oxt_upblktap_enc.C244" chart:label-cell-address="UBUNTU64_INDIRECT_oxt_upblktap_enc.C227:UBUNTU64_INDIRECT_oxt_upblktap_enc.C227" chart:class="chart:bar">
            <chart:data-point chart:repeated="17"/>
          </chart:series>
          <chart:series chart:style-name="ch14" chart:values-cell-range-address="UBUNTU64_INDIRECT_oxt_upblktap_enc.D228:UBUNTU64_INDIRECT_oxt_upblktap_enc.D244" chart:label-cell-address="UBUNTU64_INDIRECT_oxt_upblktap_enc.D227:UBUNTU64_INDIRECT_oxt_upblktap_enc.D227" chart:class="chart:bar">
            <chart:data-point chart:repeated="17"/>
          </chart:series>
          <chart:series chart:style-name="ch15" chart:values-cell-range-address="UBUNTU64_INDIRECT_oxt_upblktap_enc.E228:UBUNTU64_INDIRECT_oxt_upblktap_enc.E244" chart:label-cell-address="UBUNTU64_INDIRECT_oxt_upblktap_enc.E227:UBUNTU64_INDIRECT_oxt_upblktap_enc.E227" chart:class="chart:bar">
            <chart:data-point chart:repeated="17"/>
          </chart:series>
          <chart:series chart:style-name="ch16" chart:values-cell-range-address="UBUNTU64_INDIRECT_oxt_upblktap_enc.F228:UBUNTU64_INDIRECT_oxt_upblktap_enc.F244" chart:label-cell-address="UBUNTU64_INDIRECT_oxt_upblktap_enc.F227:UBUNTU64_INDIRECT_oxt_upblktap_enc.F227" chart:class="chart:bar">
            <chart:data-point chart:repeated="17"/>
          </chart:series>
          <chart:series chart:style-name="ch17" chart:values-cell-range-address="UBUNTU64_INDIRECT_oxt_upblktap_enc.G228:UBUNTU64_INDIRECT_oxt_upblktap_enc.G244" chart:label-cell-address="UBUNTU64_INDIRECT_oxt_upblktap_enc.G227:UBUNTU64_INDIRECT_oxt_upblktap_enc.G227" chart:class="chart:bar">
            <chart:data-point chart:repeated="17"/>
          </chart:series>
          <chart:series chart:style-name="ch18" chart:values-cell-range-address="UBUNTU64_INDIRECT_oxt_upblktap_enc.H228:UBUNTU64_INDIRECT_oxt_upblktap_enc.H244" chart:label-cell-address="UBUNTU64_INDIRECT_oxt_upblktap_enc.H227:UBUNTU64_INDIRECT_oxt_upblktap_enc.H227" chart:class="chart:bar">
            <chart:data-point chart:repeated="17"/>
          </chart:series>
          <chart:series chart:style-name="ch19" chart:values-cell-range-address="UBUNTU64_INDIRECT_oxt_upblktap_enc.I228:UBUNTU64_INDIRECT_oxt_upblktap_enc.I244" chart:label-cell-address="UBUNTU64_INDIRECT_oxt_upblktap_enc.I227:UBUNTU64_INDIRECT_oxt_upblktap_enc.I227" chart:class="chart:bar">
            <chart:data-point chart:repeated="17"/>
          </chart:series>
          <chart:series chart:style-name="ch20" chart:values-cell-range-address="UBUNTU64_INDIRECT_oxt_upblktap_enc.J228:UBUNTU64_INDIRECT_oxt_upblktap_enc.J244" chart:label-cell-address="UBUNTU64_INDIRECT_oxt_upblktap_enc.J227:UBUNTU64_INDIRECT_oxt_upblktap_enc.J227" chart:class="chart:bar">
            <chart:data-point chart:repeated="17"/>
          </chart:series>
          <chart:series chart:style-name="ch21" chart:values-cell-range-address="UBUNTU64_INDIRECT_oxt_upblktap_enc.K228:UBUNTU64_INDIRECT_oxt_upblktap_enc.K244" chart:label-cell-address="UBUNTU64_INDIRECT_oxt_upblktap_enc.K227:UBUNTU64_INDIRECT_oxt_upblktap_enc.K227" chart:class="chart:bar">
            <chart:data-point chart:repeated="17"/>
          </chart:series>
          <chart:series chart:style-name="ch22" chart:values-cell-range-address="UBUNTU64_INDIRECT_oxt_upblktap_enc.L228:UBUNTU64_INDIRECT_oxt_upblktap_enc.L244" chart:label-cell-address="UBUNTU64_INDIRECT_oxt_upblktap_enc.L227:UBUNTU64_INDIRECT_oxt_upblktap_enc.L227" chart:class="chart:bar">
            <chart:data-point chart:repeated="17"/>
          </chart:series>
          <chart:series chart:style-name="ch23" chart:values-cell-range-address="UBUNTU64_INDIRECT_oxt_upblktap_enc.M228:UBUNTU64_INDIRECT_oxt_upblktap_enc.M244" chart:label-cell-address="UBUNTU64_INDIRECT_oxt_upblktap_enc.M227:UBUNTU64_INDIRECT_oxt_upblktap_enc.M227" chart:class="chart:bar">
            <chart:data-point chart:repeated="17"/>
          </chart:series>
          <chart:series chart:style-name="ch12" chart:values-cell-range-address="UBUNTU64_INDIRECT_oxt_upblktap_enc.N228:UBUNTU64_INDIRECT_oxt_upblktap_enc.N244" chart:label-cell-address="UBUNTU64_INDIRECT_oxt_upblktap_enc.N227:UBUNTU64_INDIRECT_oxt_upblktap_enc.N227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UBUNTU64_INDIRECT_oxt_upblktap_enc.B227:UBUNTU64_INDIRECT_oxt_upblktap_enc.B227</svg:desc>
                </draw:g>
              </table:table-cell>
              <table:table-cell office:value-type="string">
                <text:p>8</text:p>
                <draw:g>
                  <svg:desc>UBUNTU64_INDIRECT_oxt_upblktap_enc.C227:UBUNTU64_INDIRECT_oxt_upblktap_enc.C227</svg:desc>
                </draw:g>
              </table:table-cell>
              <table:table-cell office:value-type="string">
                <text:p>16</text:p>
                <draw:g>
                  <svg:desc>UBUNTU64_INDIRECT_oxt_upblktap_enc.D227:UBUNTU64_INDIRECT_oxt_upblktap_enc.D227</svg:desc>
                </draw:g>
              </table:table-cell>
              <table:table-cell office:value-type="string">
                <text:p>32</text:p>
                <draw:g>
                  <svg:desc>UBUNTU64_INDIRECT_oxt_upblktap_enc.E227:UBUNTU64_INDIRECT_oxt_upblktap_enc.E227</svg:desc>
                </draw:g>
              </table:table-cell>
              <table:table-cell office:value-type="string">
                <text:p>64</text:p>
                <draw:g>
                  <svg:desc>UBUNTU64_INDIRECT_oxt_upblktap_enc.F227:UBUNTU64_INDIRECT_oxt_upblktap_enc.F227</svg:desc>
                </draw:g>
              </table:table-cell>
              <table:table-cell office:value-type="string">
                <text:p>128</text:p>
                <draw:g>
                  <svg:desc>UBUNTU64_INDIRECT_oxt_upblktap_enc.G227:UBUNTU64_INDIRECT_oxt_upblktap_enc.G227</svg:desc>
                </draw:g>
              </table:table-cell>
              <table:table-cell office:value-type="string">
                <text:p>256</text:p>
                <draw:g>
                  <svg:desc>UBUNTU64_INDIRECT_oxt_upblktap_enc.H227:UBUNTU64_INDIRECT_oxt_upblktap_enc.H227</svg:desc>
                </draw:g>
              </table:table-cell>
              <table:table-cell office:value-type="string">
                <text:p>512</text:p>
                <draw:g>
                  <svg:desc>UBUNTU64_INDIRECT_oxt_upblktap_enc.I227:UBUNTU64_INDIRECT_oxt_upblktap_enc.I227</svg:desc>
                </draw:g>
              </table:table-cell>
              <table:table-cell office:value-type="string">
                <text:p>1024</text:p>
                <draw:g>
                  <svg:desc>UBUNTU64_INDIRECT_oxt_upblktap_enc.J227:UBUNTU64_INDIRECT_oxt_upblktap_enc.J227</svg:desc>
                </draw:g>
              </table:table-cell>
              <table:table-cell office:value-type="string">
                <text:p>2048</text:p>
                <draw:g>
                  <svg:desc>UBUNTU64_INDIRECT_oxt_upblktap_enc.K227:UBUNTU64_INDIRECT_oxt_upblktap_enc.K227</svg:desc>
                </draw:g>
              </table:table-cell>
              <table:table-cell office:value-type="string">
                <text:p>4096</text:p>
                <draw:g>
                  <svg:desc>UBUNTU64_INDIRECT_oxt_upblktap_enc.L227:UBUNTU64_INDIRECT_oxt_upblktap_enc.L227</svg:desc>
                </draw:g>
              </table:table-cell>
              <table:table-cell office:value-type="string">
                <text:p>8192</text:p>
                <draw:g>
                  <svg:desc>UBUNTU64_INDIRECT_oxt_upblktap_enc.M227:UBUNTU64_INDIRECT_oxt_upblktap_enc.M227</svg:desc>
                </draw:g>
              </table:table-cell>
              <table:table-cell office:value-type="string">
                <text:p>16384</text:p>
                <draw:g>
                  <svg:desc>UBUNTU64_INDIRECT_oxt_upblktap_enc.N227:UBUNTU64_INDIRECT_oxt_upblktap_enc.N2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UBUNTU64_INDIRECT_oxt_upblktap_enc.A228:UBUNTU64_INDIRECT_oxt_upblktap_enc.A244</svg:desc>
                </draw:g>
              </table:table-cell>
              <table:table-cell office:value-type="float" office:value="3057153">
                <text:p>3057153</text:p>
                <draw:g>
                  <svg:desc>UBUNTU64_INDIRECT_oxt_upblktap_enc.B228:UBUNTU64_INDIRECT_oxt_upblktap_enc.B244</svg:desc>
                </draw:g>
              </table:table-cell>
              <table:table-cell office:value-type="float" office:value="6421025">
                <text:p>6421025</text:p>
                <draw:g>
                  <svg:desc>UBUNTU64_INDIRECT_oxt_upblktap_enc.C228:UBUNTU64_INDIRECT_oxt_upblktap_enc.C244</svg:desc>
                </draw:g>
              </table:table-cell>
              <table:table-cell office:value-type="float" office:value="7100397">
                <text:p>7100397</text:p>
                <draw:g>
                  <svg:desc>UBUNTU64_INDIRECT_oxt_upblktap_enc.D228:UBUNTU64_INDIRECT_oxt_upblktap_enc.D244</svg:desc>
                </draw:g>
              </table:table-cell>
              <table:table-cell office:value-type="float" office:value="7940539">
                <text:p>7940539</text:p>
                <draw:g>
                  <svg:desc>UBUNTU64_INDIRECT_oxt_upblktap_enc.E228:UBUNTU64_INDIRECT_oxt_upblktap_enc.E244</svg:desc>
                </draw:g>
              </table:table-cell>
              <table:table-cell office:value-type="float" office:value="6421025">
                <text:p>6421025</text:p>
                <draw:g>
                  <svg:desc>UBUNTU64_INDIRECT_oxt_upblktap_enc.F228:UBUNTU64_INDIRECT_oxt_upblktap_enc.F244</svg:desc>
                </draw:g>
              </table:table-cell>
              <table:table-cell office:value-type="float" office:value="NaN">
                <text:p>NaN</text:p>
                <draw:g>
                  <svg:desc>UBUNTU64_INDIRECT_oxt_upblktap_enc.G228:UBUNTU64_INDIRECT_oxt_upblktap_enc.G244</svg:desc>
                </draw:g>
              </table:table-cell>
              <table:table-cell office:value-type="float" office:value="NaN">
                <text:p>NaN</text:p>
                <draw:g>
                  <svg:desc>UBUNTU64_INDIRECT_oxt_upblktap_enc.H228:UBUNTU64_INDIRECT_oxt_upblktap_enc.H244</svg:desc>
                </draw:g>
              </table:table-cell>
              <table:table-cell office:value-type="float" office:value="NaN">
                <text:p>NaN</text:p>
                <draw:g>
                  <svg:desc>UBUNTU64_INDIRECT_oxt_upblktap_enc.I228:UBUNTU64_INDIRECT_oxt_upblktap_enc.I244</svg:desc>
                </draw:g>
              </table:table-cell>
              <table:table-cell office:value-type="float" office:value="NaN">
                <text:p>NaN</text:p>
                <draw:g>
                  <svg:desc>UBUNTU64_INDIRECT_oxt_upblktap_enc.J228:UBUNTU64_INDIRECT_oxt_upblktap_enc.J244</svg:desc>
                </draw:g>
              </table:table-cell>
              <table:table-cell office:value-type="float" office:value="NaN">
                <text:p>NaN</text:p>
                <draw:g>
                  <svg:desc>UBUNTU64_INDIRECT_oxt_upblktap_enc.K228:UBUNTU64_INDIRECT_oxt_upblktap_enc.K244</svg:desc>
                </draw:g>
              </table:table-cell>
              <table:table-cell office:value-type="float" office:value="NaN">
                <text:p>NaN</text:p>
                <draw:g>
                  <svg:desc>UBUNTU64_INDIRECT_oxt_upblktap_enc.L228:UBUNTU64_INDIRECT_oxt_upblktap_enc.L244</svg:desc>
                </draw:g>
              </table:table-cell>
              <table:table-cell office:value-type="float" office:value="NaN">
                <text:p>NaN</text:p>
                <draw:g>
                  <svg:desc>UBUNTU64_INDIRECT_oxt_upblktap_enc.M228:UBUNTU64_INDIRECT_oxt_upblktap_enc.M244</svg:desc>
                </draw:g>
              </table:table-cell>
              <table:table-cell office:value-type="float" office:value="NaN">
                <text:p>NaN</text:p>
                <draw:g>
                  <svg:desc>UBUNTU64_INDIRECT_oxt_upblktap_enc.N228:UBUNTU64_INDIRECT_oxt_upblktap_enc.N244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67461">
                <text:p>4267461</text:p>
              </table:table-cell>
              <table:table-cell office:value-type="float" office:value="6045455">
                <text:p>6045455</text:p>
              </table:table-cell>
              <table:table-cell office:value-type="float" office:value="6727225">
                <text:p>6727225</text:p>
              </table:table-cell>
              <table:table-cell office:value-type="float" office:value="8036304">
                <text:p>8036304</text:p>
              </table:table-cell>
              <table:table-cell office:value-type="float" office:value="8548124">
                <text:p>8548124</text:p>
              </table:table-cell>
              <table:table-cell office:value-type="float" office:value="8036304">
                <text:p>8036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64168">
                <text:p>4264168</text:p>
              </table:table-cell>
              <table:table-cell office:value-type="float" office:value="6073004">
                <text:p>6073004</text:p>
              </table:table-cell>
              <table:table-cell office:value-type="float" office:value="8024634">
                <text:p>8024634</text:p>
              </table:table-cell>
              <table:table-cell office:value-type="float" office:value="9518507">
                <text:p>9518507</text:p>
              </table:table-cell>
              <table:table-cell office:value-type="float" office:value="8815202">
                <text:p>8815202</text:p>
              </table:table-cell>
              <table:table-cell office:value-type="float" office:value="8815202">
                <text:p>8815202</text:p>
              </table:table-cell>
              <table:table-cell office:value-type="float" office:value="7571923">
                <text:p>757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415178">
                <text:p>3415178</text:p>
              </table:table-cell>
              <table:table-cell office:value-type="float" office:value="6104175">
                <text:p>6104175</text:p>
              </table:table-cell>
              <table:table-cell office:value-type="float" office:value="7871843">
                <text:p>7871843</text:p>
              </table:table-cell>
              <table:table-cell office:value-type="float" office:value="8528336">
                <text:p>8528336</text:p>
              </table:table-cell>
              <table:table-cell office:value-type="float" office:value="8665997">
                <text:p>8665997</text:p>
              </table:table-cell>
              <table:table-cell office:value-type="float" office:value="8528336">
                <text:p>8528336</text:p>
              </table:table-cell>
              <table:table-cell office:value-type="float" office:value="8109658">
                <text:p>8109658</text:p>
              </table:table-cell>
              <table:table-cell office:value-type="float" office:value="7309196">
                <text:p>7309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483896">
                <text:p>3483896</text:p>
              </table:table-cell>
              <table:table-cell office:value-type="float" office:value="6280976">
                <text:p>6280976</text:p>
              </table:table-cell>
              <table:table-cell office:value-type="float" office:value="7269678">
                <text:p>7269678</text:p>
              </table:table-cell>
              <table:table-cell office:value-type="float" office:value="8474583">
                <text:p>8474583</text:p>
              </table:table-cell>
              <table:table-cell office:value-type="float" office:value="9320560">
                <text:p>9320560</text:p>
              </table:table-cell>
              <table:table-cell office:value-type="float" office:value="8895850">
                <text:p>8895850</text:p>
              </table:table-cell>
              <table:table-cell office:value-type="float" office:value="8840915">
                <text:p>8840915</text:p>
              </table:table-cell>
              <table:table-cell office:value-type="float" office:value="8000971">
                <text:p>8000971</text:p>
              </table:table-cell>
              <table:table-cell office:value-type="float" office:value="7269678">
                <text:p>7269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4031308">
                <text:p>4031308</text:p>
              </table:table-cell>
              <table:table-cell office:value-type="float" office:value="5009275">
                <text:p>5009275</text:p>
              </table:table-cell>
              <table:table-cell office:value-type="float" office:value="6479029">
                <text:p>6479029</text:p>
              </table:table-cell>
              <table:table-cell office:value-type="float" office:value="8292998">
                <text:p>8292998</text:p>
              </table:table-cell>
              <table:table-cell office:value-type="float" office:value="9140117">
                <text:p>9140117</text:p>
              </table:table-cell>
              <table:table-cell office:value-type="float" office:value="7789164">
                <text:p>7789164</text:p>
              </table:table-cell>
              <table:table-cell office:value-type="float" office:value="8977721">
                <text:p>8977721</text:p>
              </table:table-cell>
              <table:table-cell office:value-type="float" office:value="8325147">
                <text:p>8325147</text:p>
              </table:table-cell>
              <table:table-cell office:value-type="float" office:value="7933034">
                <text:p>7933034</text:p>
              </table:table-cell>
              <table:table-cell office:value-type="float" office:value="7013303">
                <text:p>7013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3996428">
                <text:p>3996428</text:p>
              </table:table-cell>
              <table:table-cell office:value-type="float" office:value="5535098">
                <text:p>5535098</text:p>
              </table:table-cell>
              <table:table-cell office:value-type="float" office:value="6672297">
                <text:p>6672297</text:p>
              </table:table-cell>
              <table:table-cell office:value-type="float" office:value="7656576">
                <text:p>7656576</text:p>
              </table:table-cell>
              <table:table-cell office:value-type="float" office:value="7612471">
                <text:p>7612471</text:p>
              </table:table-cell>
              <table:table-cell office:value-type="float" office:value="7434579">
                <text:p>7434579</text:p>
              </table:table-cell>
              <table:table-cell office:value-type="float" office:value="7845385">
                <text:p>7845385</text:p>
              </table:table-cell>
              <table:table-cell office:value-type="float" office:value="7625987">
                <text:p>7625987</text:p>
              </table:table-cell>
              <table:table-cell office:value-type="float" office:value="2981164">
                <text:p>2981164</text:p>
              </table:table-cell>
              <table:table-cell office:value-type="float" office:value="6615769">
                <text:p>6615769</text:p>
              </table:table-cell>
              <table:table-cell office:value-type="float" office:value="5461198">
                <text:p>546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3723903">
                <text:p>3723903</text:p>
              </table:table-cell>
              <table:table-cell office:value-type="float" office:value="4488649">
                <text:p>4488649</text:p>
              </table:table-cell>
              <table:table-cell office:value-type="float" office:value="5765244">
                <text:p>5765244</text:p>
              </table:table-cell>
              <table:table-cell office:value-type="float" office:value="6585093">
                <text:p>6585093</text:p>
              </table:table-cell>
              <table:table-cell office:value-type="float" office:value="6485654">
                <text:p>6485654</text:p>
              </table:table-cell>
              <table:table-cell office:value-type="float" office:value="6715075">
                <text:p>6715075</text:p>
              </table:table-cell>
              <table:table-cell office:value-type="float" office:value="6913698">
                <text:p>6913698</text:p>
              </table:table-cell>
              <table:table-cell office:value-type="float" office:value="6720329">
                <text:p>6720329</text:p>
              </table:table-cell>
              <table:table-cell office:value-type="float" office:value="6501608">
                <text:p>6501608</text:p>
              </table:table-cell>
              <table:table-cell office:value-type="float" office:value="6154564">
                <text:p>6154564</text:p>
              </table:table-cell>
              <table:table-cell office:value-type="float" office:value="5534924">
                <text:p>5534924</text:p>
              </table:table-cell>
              <table:table-cell office:value-type="float" office:value="4721816">
                <text:p>4721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3620853">
                <text:p>3620853</text:p>
              </table:table-cell>
              <table:table-cell office:value-type="float" office:value="3852246">
                <text:p>3852246</text:p>
              </table:table-cell>
              <table:table-cell office:value-type="float" office:value="5567122">
                <text:p>5567122</text:p>
              </table:table-cell>
              <table:table-cell office:value-type="float" office:value="5866036">
                <text:p>5866036</text:p>
              </table:table-cell>
              <table:table-cell office:value-type="float" office:value="6404540">
                <text:p>6404540</text:p>
              </table:table-cell>
              <table:table-cell office:value-type="float" office:value="6486147">
                <text:p>6486147</text:p>
              </table:table-cell>
              <table:table-cell office:value-type="float" office:value="6481253">
                <text:p>6481253</text:p>
              </table:table-cell>
              <table:table-cell office:value-type="float" office:value="6301182">
                <text:p>6301182</text:p>
              </table:table-cell>
              <table:table-cell office:value-type="float" office:value="6311600">
                <text:p>6311600</text:p>
              </table:table-cell>
              <table:table-cell office:value-type="float" office:value="6156663">
                <text:p>6156663</text:p>
              </table:table-cell>
              <table:table-cell office:value-type="float" office:value="5568926">
                <text:p>5568926</text:p>
              </table:table-cell>
              <table:table-cell office:value-type="float" office:value="4990591">
                <text:p>4990591</text:p>
              </table:table-cell>
              <table:table-cell office:value-type="float" office:value="4505957">
                <text:p>4505957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371057">
                <text:p>5371057</text:p>
              </table:table-cell>
              <table:table-cell office:value-type="float" office:value="6248700">
                <text:p>6248700</text:p>
              </table:table-cell>
              <table:table-cell office:value-type="float" office:value="6230853">
                <text:p>6230853</text:p>
              </table:table-cell>
              <table:table-cell office:value-type="float" office:value="6417341">
                <text:p>6417341</text:p>
              </table:table-cell>
              <table:table-cell office:value-type="float" office:value="6369164">
                <text:p>6369164</text:p>
              </table:table-cell>
              <table:table-cell office:value-type="float" office:value="6150272">
                <text:p>6150272</text:p>
              </table:table-cell>
              <table:table-cell office:value-type="float" office:value="5534126">
                <text:p>5534126</text:p>
              </table:table-cell>
              <table:table-cell office:value-type="float" office:value="5081146">
                <text:p>5081146</text:p>
              </table:table-cell>
              <table:table-cell office:value-type="float" office:value="4758669">
                <text:p>4758669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59557">
                <text:p>6359557</text:p>
              </table:table-cell>
              <table:table-cell office:value-type="float" office:value="6248672">
                <text:p>6248672</text:p>
              </table:table-cell>
              <table:table-cell office:value-type="float" office:value="5963833">
                <text:p>5963833</text:p>
              </table:table-cell>
              <table:table-cell office:value-type="float" office:value="6468962">
                <text:p>6468962</text:p>
              </table:table-cell>
              <table:table-cell office:value-type="float" office:value="6479178">
                <text:p>6479178</text:p>
              </table:table-cell>
              <table:table-cell office:value-type="float" office:value="6223772">
                <text:p>6223772</text:p>
              </table:table-cell>
              <table:table-cell office:value-type="float" office:value="6048476">
                <text:p>6048476</text:p>
              </table:table-cell>
              <table:table-cell office:value-type="float" office:value="5020802">
                <text:p>5020802</text:p>
              </table:table-cell>
              <table:table-cell office:value-type="float" office:value="4773527">
                <text:p>4773527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51643">
                <text:p>6251643</text:p>
              </table:table-cell>
              <table:table-cell office:value-type="float" office:value="6112010">
                <text:p>6112010</text:p>
              </table:table-cell>
              <table:table-cell office:value-type="float" office:value="5998177">
                <text:p>5998177</text:p>
              </table:table-cell>
              <table:table-cell office:value-type="float" office:value="6330762">
                <text:p>6330762</text:p>
              </table:table-cell>
              <table:table-cell office:value-type="float" office:value="5506765">
                <text:p>5506765</text:p>
              </table:table-cell>
              <table:table-cell office:value-type="float" office:value="6074058">
                <text:p>6074058</text:p>
              </table:table-cell>
              <table:table-cell office:value-type="float" office:value="5820736">
                <text:p>5820736</text:p>
              </table:table-cell>
              <table:table-cell office:value-type="float" office:value="5287089">
                <text:p>5287089</text:p>
              </table:table-cell>
              <table:table-cell office:value-type="float" office:value="4353956">
                <text:p>4353956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34304">
                <text:p>5734304</text:p>
              </table:table-cell>
              <table:table-cell office:value-type="float" office:value="6121429">
                <text:p>6121429</text:p>
              </table:table-cell>
              <table:table-cell office:value-type="float" office:value="5938369">
                <text:p>5938369</text:p>
              </table:table-cell>
              <table:table-cell office:value-type="float" office:value="6221251">
                <text:p>6221251</text:p>
              </table:table-cell>
              <table:table-cell office:value-type="float" office:value="6244039">
                <text:p>6244039</text:p>
              </table:table-cell>
              <table:table-cell office:value-type="float" office:value="6104029">
                <text:p>6104029</text:p>
              </table:table-cell>
              <table:table-cell office:value-type="float" office:value="3679784">
                <text:p>3679784</text:p>
              </table:table-cell>
              <table:table-cell office:value-type="float" office:value="5276757">
                <text:p>5276757</text:p>
              </table:table-cell>
              <table:table-cell office:value-type="float" office:value="4813345">
                <text:p>4813345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99772">
                <text:p>5799772</text:p>
              </table:table-cell>
              <table:table-cell office:value-type="float" office:value="6269975">
                <text:p>6269975</text:p>
              </table:table-cell>
              <table:table-cell office:value-type="float" office:value="6253055">
                <text:p>6253055</text:p>
              </table:table-cell>
              <table:table-cell office:value-type="float" office:value="6189727">
                <text:p>6189727</text:p>
              </table:table-cell>
              <table:table-cell office:value-type="float" office:value="5032046">
                <text:p>5032046</text:p>
              </table:table-cell>
              <table:table-cell office:value-type="float" office:value="5908941">
                <text:p>5908941</text:p>
              </table:table-cell>
              <table:table-cell office:value-type="float" office:value="5882685">
                <text:p>5882685</text:p>
              </table:table-cell>
              <table:table-cell office:value-type="float" office:value="5237592">
                <text:p>5237592</text:p>
              </table:table-cell>
              <table:table-cell office:value-type="float" office:value="5050061">
                <text:p>5050061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4494">
                <text:p>624494</text:p>
              </table:table-cell>
              <table:table-cell office:value-type="float" office:value="615559">
                <text:p>615559</text:p>
              </table:table-cell>
              <table:table-cell office:value-type="float" office:value="608052">
                <text:p>608052</text:p>
              </table:table-cell>
              <table:table-cell office:value-type="float" office:value="6508288">
                <text:p>6508288</text:p>
              </table:table-cell>
              <table:table-cell office:value-type="float" office:value="3795942">
                <text:p>3795942</text:p>
              </table:table-cell>
              <table:table-cell office:value-type="float" office:value="6394881">
                <text:p>6394881</text:p>
              </table:table-cell>
              <table:table-cell office:value-type="float" office:value="6081556">
                <text:p>6081556</text:p>
              </table:table-cell>
              <table:table-cell office:value-type="float" office:value="5350969">
                <text:p>5350969</text:p>
              </table:table-cell>
              <table:table-cell office:value-type="float" office:value="5220172">
                <text:p>5220172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5796">
                <text:p>615796</text:p>
              </table:table-cell>
              <table:table-cell office:value-type="float" office:value="611462">
                <text:p>611462</text:p>
              </table:table-cell>
              <table:table-cell office:value-type="float" office:value="646342">
                <text:p>646342</text:p>
              </table:table-cell>
              <table:table-cell office:value-type="float" office:value="620549">
                <text:p>620549</text:p>
              </table:table-cell>
              <table:table-cell office:value-type="float" office:value="623782">
                <text:p>623782</text:p>
              </table:table-cell>
              <table:table-cell office:value-type="float" office:value="636457">
                <text:p>636457</text:p>
              </table:table-cell>
              <table:table-cell office:value-type="float" office:value="626630">
                <text:p>626630</text:p>
              </table:table-cell>
              <table:table-cell office:value-type="float" office:value="624756">
                <text:p>624756</text:p>
              </table:table-cell>
              <table:table-cell office:value-type="float" office:value="635837">
                <text:p>635837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8606">
                <text:p>618606</text:p>
              </table:table-cell>
              <table:table-cell office:value-type="float" office:value="581729">
                <text:p>581729</text:p>
              </table:table-cell>
              <table:table-cell office:value-type="float" office:value="628282">
                <text:p>628282</text:p>
              </table:table-cell>
              <table:table-cell office:value-type="float" office:value="599346">
                <text:p>599346</text:p>
              </table:table-cell>
              <table:table-cell office:value-type="float" office:value="620144">
                <text:p>620144</text:p>
              </table:table-cell>
              <table:table-cell office:value-type="float" office:value="604522">
                <text:p>604522</text:p>
              </table:table-cell>
              <table:table-cell office:value-type="float" office:value="584478">
                <text:p>584478</text:p>
              </table:table-cell>
              <table:table-cell office:value-type="float" office:value="604041">
                <text:p>604041</text:p>
              </table:table-cell>
              <table:table-cell office:value-type="float" office:value="597528">
                <text:p>5975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